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U_log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row table:style-name="ro1">
          <table:table-cell office:value-type="float" office:value="10.1700258255005" calcext:value-type="float">
            <text:p>10.1700258255005</text:p>
          </table:table-cell>
          <table:table-cell office:value-type="float" office:value="5.05330010342105" calcext:value-type="float">
            <text:p>5.05330010342105</text:p>
          </table:table-cell>
          <table:table-cell office:value-type="float" office:value="1.08777678012848" calcext:value-type="float">
            <text:p>1.08777678012848</text:p>
          </table:table-cell>
          <table:table-cell office:value-type="float" office:value="0.308902953697476" calcext:value-type="float">
            <text:p>0.308902953697476</text:p>
          </table:table-cell>
          <table:table-cell table:number-columns-repeated="2"/>
          <table:table-cell office:value-type="string" calcext:value-type="string">
            <text:p>l peak</text:p>
          </table:table-cell>
          <table:table-cell office:value-type="string" calcext:value-type="string">
            <text:p>l avg </text:p>
          </table:table-cell>
          <table:table-cell office:value-type="string" calcext:value-type="string">
            <text:p>a peak</text:p>
          </table:table-cell>
          <table:table-cell office:value-type="string" calcext:value-type="string">
            <text:p>a avg</text:p>
          </table:table-cell>
          <table:table-cell table:number-columns-repeated="3"/>
        </table:table-row>
        <table:table-row table:style-name="ro1">
          <table:table-cell office:value-type="float" office:value="9.71207714080811" calcext:value-type="float">
            <text:p>9.71207714080811</text:p>
          </table:table-cell>
          <table:table-cell office:value-type="float" office:value="4.52871980447182" calcext:value-type="float">
            <text:p>4.52871980447182</text:p>
          </table:table-cell>
          <table:table-cell office:value-type="float" office:value="0.250280320644379" calcext:value-type="float">
            <text:p>0.250280320644379</text:p>
          </table:table-cell>
          <table:table-cell office:value-type="float" office:value="0.108909451383683" calcext:value-type="float">
            <text:p>0.108909451383683</text:p>
          </table:table-cell>
          <table:table-cell table:number-columns-repeated="2"/>
          <table:table-cell table:formula="of:=SUM([.A$1:.A$1048576])/999" office:value-type="float" office:value="8.88801072094892" calcext:value-type="float">
            <text:p>8.88801072094892</text:p>
          </table:table-cell>
          <table:table-cell table:formula="of:=SUM([.B$1:.B$1048576])/999" office:value-type="float" office:value="4.87443024076772" calcext:value-type="float">
            <text:p>4.87443024076772</text:p>
          </table:table-cell>
          <table:table-cell table:formula="of:=SUM([.C$1:.C$1048576])/999" office:value-type="float" office:value="0.457292351488514" calcext:value-type="float">
            <text:p>0.457292351488514</text:p>
          </table:table-cell>
          <table:table-cell table:formula="of:=SUM([.D$1:.D$1048576])/999" office:value-type="float" office:value="0.211285651220526" calcext:value-type="float">
            <text:p>0.211285651220526</text:p>
          </table:table-cell>
          <table:table-cell table:number-columns-repeated="3"/>
        </table:table-row>
        <table:table-row table:style-name="ro1">
          <table:table-cell office:value-type="float" office:value="11.7986545562744" calcext:value-type="float">
            <text:p>11.7986545562744</text:p>
          </table:table-cell>
          <table:table-cell office:value-type="float" office:value="4.59408279454341" calcext:value-type="float">
            <text:p>4.59408279454341</text:p>
          </table:table-cell>
          <table:table-cell office:value-type="float" office:value="0.59260618686676" calcext:value-type="float">
            <text:p>0.59260618686676</text:p>
          </table:table-cell>
          <table:table-cell office:value-type="float" office:value="0.114330224116844" calcext:value-type="float">
            <text:p>0.114330224116844</text:p>
          </table:table-cell>
          <table:table-cell table:number-columns-repeated="9"/>
        </table:table-row>
        <table:table-row table:style-name="ro1">
          <table:table-cell office:value-type="float" office:value="12.9792490005493" calcext:value-type="float">
            <text:p>12.9792490005493</text:p>
          </table:table-cell>
          <table:table-cell office:value-type="float" office:value="4.55322811440608" calcext:value-type="float">
            <text:p>4.55322811440608</text:p>
          </table:table-cell>
          <table:table-cell office:value-type="float" office:value="0.260925203561783" calcext:value-type="float">
            <text:p>0.260925203561783</text:p>
          </table:table-cell>
          <table:table-cell office:value-type="float" office:value="0.113546790937848" calcext:value-type="float">
            <text:p>0.113546790937848</text:p>
          </table:table-cell>
          <table:table-cell table:number-columns-repeated="2"/>
          <table:table-cell table:formula="of:=[.G2]" office:value-type="float" office:value="8.88801072094892" calcext:value-type="float">
            <text:p>8.88801072094892</text:p>
          </table:table-cell>
          <table:table-cell table:formula="of:=[.H2]" office:value-type="float" office:value="4.87443024076772" calcext:value-type="float">
            <text:p>4.87443024076772</text:p>
          </table:table-cell>
          <table:table-cell table:formula="of:=[.I2]*20" office:value-type="float" office:value="9.14584702977028" calcext:value-type="float">
            <text:p>9.14584702977028</text:p>
          </table:table-cell>
          <table:table-cell table:formula="of:=[.J2]*20" office:value-type="float" office:value="4.22571302441052" calcext:value-type="float">
            <text:p>4.22571302441052</text:p>
          </table:table-cell>
          <table:table-cell office:value-type="string" calcext:value-type="string">
            <text:p>all</text:p>
          </table:table-cell>
          <table:table-cell table:formula="of:=SUM([.G4:.J4])" office:value-type="float" office:value="27.1340010158974" calcext:value-type="float">
            <text:p>27.1340010158974</text:p>
          </table:table-cell>
          <table:table-cell/>
        </table:table-row>
        <table:table-row table:style-name="ro1">
          <table:table-cell office:value-type="float" office:value="13.1378908157349" calcext:value-type="float">
            <text:p>13.1378908157349</text:p>
          </table:table-cell>
          <table:table-cell office:value-type="float" office:value="4.51203722776425" calcext:value-type="float">
            <text:p>4.51203722776425</text:p>
          </table:table-cell>
          <table:table-cell office:value-type="float" office:value="0.319242775440216" calcext:value-type="float">
            <text:p>0.319242775440216</text:p>
          </table:table-cell>
          <table:table-cell office:value-type="float" office:value="0.117131881164364" calcext:value-type="float">
            <text:p>0.117131881164364</text:p>
          </table:table-cell>
          <table:table-cell table:number-columns-repeated="6"/>
          <table:table-cell office:value-type="string" calcext:value-type="string">
            <text:p>peak</text:p>
          </table:table-cell>
          <table:table-cell table:formula="of:=[.G4]+[.I4]" office:value-type="float" office:value="18.0338577507192" calcext:value-type="float">
            <text:p>18.0338577507192</text:p>
          </table:table-cell>
          <table:table-cell table:formula="of:=[.L5]*1.5" office:value-type="float" office:value="27.0507866260788" calcext:value-type="float">
            <text:p>27.0507866260788</text:p>
          </table:table-cell>
        </table:table-row>
        <table:table-row table:style-name="ro1">
          <table:table-cell office:value-type="float" office:value="8.9374942779541" calcext:value-type="float">
            <text:p>8.9374942779541</text:p>
          </table:table-cell>
          <table:table-cell office:value-type="float" office:value="4.43818118342861" calcext:value-type="float">
            <text:p>4.43818118342861</text:p>
          </table:table-cell>
          <table:table-cell office:value-type="float" office:value="0.22218045592308" calcext:value-type="float">
            <text:p>0.22218045592308</text:p>
          </table:table-cell>
          <table:table-cell office:value-type="float" office:value="0.110224050594933" calcext:value-type="float">
            <text:p>0.110224050594933</text:p>
          </table:table-cell>
          <table:table-cell table:number-columns-repeated="6"/>
          <table:table-cell office:value-type="string" calcext:value-type="string">
            <text:p>avg</text:p>
          </table:table-cell>
          <table:table-cell table:formula="of:=[.H4]+[.J4]" office:value-type="float" office:value="9.10014326517824" calcext:value-type="float">
            <text:p>9.10014326517824</text:p>
          </table:table-cell>
          <table:table-cell table:formula="of:=[.L6]*3" office:value-type="float" office:value="27.3004297955347" calcext:value-type="float">
            <text:p>27.3004297955347</text:p>
          </table:table-cell>
        </table:table-row>
        <table:table-row table:style-name="ro1">
          <table:table-cell office:value-type="float" office:value="14.1163644790649" calcext:value-type="float">
            <text:p>14.1163644790649</text:p>
          </table:table-cell>
          <table:table-cell office:value-type="float" office:value="4.46250539512964" calcext:value-type="float">
            <text:p>4.46250539512964</text:p>
          </table:table-cell>
          <table:table-cell office:value-type="float" office:value="0.279255926609039" calcext:value-type="float">
            <text:p>0.279255926609039</text:p>
          </table:table-cell>
          <table:table-cell office:value-type="float" office:value="0.106184336211031" calcext:value-type="float">
            <text:p>0.106184336211031</text:p>
          </table:table-cell>
          <table:table-cell table:number-columns-repeated="9"/>
        </table:table-row>
        <table:table-row table:style-name="ro1">
          <table:table-cell office:value-type="float" office:value="9.36697483062744" calcext:value-type="float">
            <text:p>9.36697483062744</text:p>
          </table:table-cell>
          <table:table-cell office:value-type="float" office:value="4.39238274366404" calcext:value-type="float">
            <text:p>4.39238274366404</text:p>
          </table:table-cell>
          <table:table-cell office:value-type="float" office:value="0.483770906925201" calcext:value-type="float">
            <text:p>0.483770906925201</text:p>
          </table:table-cell>
          <table:table-cell office:value-type="float" office:value="0.107574355207238" calcext:value-type="float">
            <text:p>0.107574355207238</text:p>
          </table:table-cell>
          <table:table-cell table:number-columns-repeated="9"/>
        </table:table-row>
        <table:table-row table:style-name="ro1">
          <table:table-cell office:value-type="float" office:value="12.6267700195313" calcext:value-type="float">
            <text:p>12.6267700195313</text:p>
          </table:table-cell>
          <table:table-cell office:value-type="float" office:value="4.41864985155085" calcext:value-type="float">
            <text:p>4.41864985155085</text:p>
          </table:table-cell>
          <table:table-cell office:value-type="float" office:value="0.427698165178299" calcext:value-type="float">
            <text:p>0.427698165178299</text:p>
          </table:table-cell>
          <table:table-cell office:value-type="float" office:value="0.111492353407194" calcext:value-type="float">
            <text:p>0.111492353407194</text:p>
          </table:table-cell>
          <table:table-cell table:number-columns-repeated="9"/>
        </table:table-row>
        <table:table-row table:style-name="ro1">
          <table:table-cell office:value-type="float" office:value="14.2062606811523" calcext:value-type="float">
            <text:p>14.2062606811523</text:p>
          </table:table-cell>
          <table:table-cell office:value-type="float" office:value="4.4371149709882" calcext:value-type="float">
            <text:p>4.4371149709882</text:p>
          </table:table-cell>
          <table:table-cell office:value-type="float" office:value="0.72519451379776" calcext:value-type="float">
            <text:p>0.72519451379776</text:p>
          </table:table-cell>
          <table:table-cell office:value-type="float" office:value="0.117543496722047" calcext:value-type="float">
            <text:p>0.117543496722047</text:p>
          </table:table-cell>
          <table:table-cell table:number-columns-repeated="9"/>
        </table:table-row>
        <table:table-row table:style-name="ro1">
          <table:table-cell office:value-type="float" office:value="10.9054546356201" calcext:value-type="float">
            <text:p>10.9054546356201</text:p>
          </table:table-cell>
          <table:table-cell office:value-type="float" office:value="4.38108372791733" calcext:value-type="float">
            <text:p>4.38108372791733</text:p>
          </table:table-cell>
          <table:table-cell office:value-type="float" office:value="0.693652391433716" calcext:value-type="float">
            <text:p>0.693652391433716</text:p>
          </table:table-cell>
          <table:table-cell office:value-type="float" office:value="0.135116882279962" calcext:value-type="float">
            <text:p>0.135116882279962</text:p>
          </table:table-cell>
          <table:table-cell table:number-columns-repeated="9"/>
        </table:table-row>
        <table:table-row table:style-name="ro1">
          <table:table-cell office:value-type="float" office:value="10.1435213088989" calcext:value-type="float">
            <text:p>10.1435213088989</text:p>
          </table:table-cell>
          <table:table-cell office:value-type="float" office:value="4.37960313784831" calcext:value-type="float">
            <text:p>4.37960313784831</text:p>
          </table:table-cell>
          <table:table-cell office:value-type="float" office:value="0.57659924030304" calcext:value-type="float">
            <text:p>0.57659924030304</text:p>
          </table:table-cell>
          <table:table-cell office:value-type="float" office:value="0.144890604796556" calcext:value-type="float">
            <text:p>0.144890604796556</text:p>
          </table:table-cell>
          <table:table-cell table:number-columns-repeated="9"/>
        </table:table-row>
        <table:table-row table:style-name="ro1">
          <table:table-cell office:value-type="float" office:value="9.21327877044678" calcext:value-type="float">
            <text:p>9.21327877044678</text:p>
          </table:table-cell>
          <table:table-cell office:value-type="float" office:value="4.38121283781581" calcext:value-type="float">
            <text:p>4.38121283781581</text:p>
          </table:table-cell>
          <table:table-cell office:value-type="float" office:value="0.402096271514893" calcext:value-type="float">
            <text:p>0.402096271514893</text:p>
          </table:table-cell>
          <table:table-cell office:value-type="float" office:value="0.144877138133008" calcext:value-type="float">
            <text:p>0.144877138133008</text:p>
          </table:table-cell>
          <table:table-cell table:number-columns-repeated="9"/>
        </table:table-row>
        <table:table-row table:style-name="ro1">
          <table:table-cell office:value-type="float" office:value="8.59992599487305" calcext:value-type="float">
            <text:p>8.59992599487305</text:p>
          </table:table-cell>
          <table:table-cell office:value-type="float" office:value="4.3748085946233" calcext:value-type="float">
            <text:p>4.3748085946233</text:p>
          </table:table-cell>
          <table:table-cell office:value-type="float" office:value="0.6154705286026" calcext:value-type="float">
            <text:p>0.6154705286026</text:p>
          </table:table-cell>
          <table:table-cell office:value-type="float" office:value="0.15736578544576" calcext:value-type="float">
            <text:p>0.15736578544576</text:p>
          </table:table-cell>
          <table:table-cell table:number-columns-repeated="9"/>
        </table:table-row>
        <table:table-row table:style-name="ro1">
          <table:table-cell office:value-type="float" office:value="13.2978973388672" calcext:value-type="float">
            <text:p>13.2978973388672</text:p>
          </table:table-cell>
          <table:table-cell office:value-type="float" office:value="4.43108420679789" calcext:value-type="float">
            <text:p>4.43108420679789</text:p>
          </table:table-cell>
          <table:table-cell office:value-type="float" office:value="0.351241946220398" calcext:value-type="float">
            <text:p>0.351241946220398</text:p>
          </table:table-cell>
          <table:table-cell office:value-type="float" office:value="0.159426654255192" calcext:value-type="float">
            <text:p>0.159426654255192</text:p>
          </table:table-cell>
          <table:table-cell table:number-columns-repeated="9"/>
        </table:table-row>
        <table:table-row table:style-name="ro1">
          <table:table-cell office:value-type="float" office:value="10.0176315307617" calcext:value-type="float">
            <text:p>10.0176315307617</text:p>
          </table:table-cell>
          <table:table-cell office:value-type="float" office:value="4.41203486863722" calcext:value-type="float">
            <text:p>4.41203486863722</text:p>
          </table:table-cell>
          <table:table-cell office:value-type="float" office:value="0.242274135351181" calcext:value-type="float">
            <text:p>0.242274135351181</text:p>
          </table:table-cell>
          <table:table-cell office:value-type="float" office:value="0.154346569417323" calcext:value-type="float">
            <text:p>0.154346569417323</text:p>
          </table:table-cell>
          <table:table-cell table:number-columns-repeated="9"/>
        </table:table-row>
        <table:table-row table:style-name="ro1">
          <table:table-cell office:value-type="float" office:value="9.91068363189697" calcext:value-type="float">
            <text:p>9.91068363189697</text:p>
          </table:table-cell>
          <table:table-cell office:value-type="float" office:value="4.42654065892126" calcext:value-type="float">
            <text:p>4.42654065892126</text:p>
          </table:table-cell>
          <table:table-cell office:value-type="float" office:value="0.287448585033417" calcext:value-type="float">
            <text:p>0.287448585033417</text:p>
          </table:table-cell>
          <table:table-cell office:value-type="float" office:value="0.151657468584552" calcext:value-type="float">
            <text:p>0.151657468584552</text:p>
          </table:table-cell>
          <table:table-cell table:number-columns-repeated="9"/>
        </table:table-row>
        <table:table-row table:style-name="ro1">
          <table:table-cell office:value-type="float" office:value="12.1064071655273" calcext:value-type="float">
            <text:p>12.1064071655273</text:p>
          </table:table-cell>
          <table:table-cell office:value-type="float" office:value="4.49791909135437" calcext:value-type="float">
            <text:p>4.49791909135437</text:p>
          </table:table-cell>
          <table:table-cell office:value-type="float" office:value="0.788848340511322" calcext:value-type="float">
            <text:p>0.788848340511322</text:p>
          </table:table-cell>
          <table:table-cell office:value-type="float" office:value="0.155154068378863" calcext:value-type="float">
            <text:p>0.155154068378863</text:p>
          </table:table-cell>
          <table:table-cell table:number-columns-repeated="9"/>
        </table:table-row>
        <table:table-row table:style-name="ro1">
          <table:table-cell office:value-type="float" office:value="11.9635143280029" calcext:value-type="float">
            <text:p>11.9635143280029</text:p>
          </table:table-cell>
          <table:table-cell office:value-type="float" office:value="4.46178964425642" calcext:value-type="float">
            <text:p>4.46178964425642</text:p>
          </table:table-cell>
          <table:table-cell office:value-type="float" office:value="0.400585025548935" calcext:value-type="float">
            <text:p>0.400585025548935</text:p>
          </table:table-cell>
          <table:table-cell office:value-type="float" office:value="0.152506178703086" calcext:value-type="float">
            <text:p>0.152506178703086</text:p>
          </table:table-cell>
          <table:table-cell table:number-columns-repeated="9"/>
        </table:table-row>
        <table:table-row table:style-name="ro1">
          <table:table-cell office:value-type="float" office:value="10.9006509780884" calcext:value-type="float">
            <text:p>10.9006509780884</text:p>
          </table:table-cell>
          <table:table-cell office:value-type="float" office:value="4.45236135562927" calcext:value-type="float">
            <text:p>4.45236135562927</text:p>
          </table:table-cell>
          <table:table-cell office:value-type="float" office:value="0.581825315952301" calcext:value-type="float">
            <text:p>0.581825315952301</text:p>
          </table:table-cell>
          <table:table-cell office:value-type="float" office:value="0.154881274315637" calcext:value-type="float">
            <text:p>0.154881274315637</text:p>
          </table:table-cell>
          <table:table-cell table:number-columns-repeated="9"/>
        </table:table-row>
        <table:table-row table:style-name="ro1">
          <table:table-cell office:value-type="float" office:value="12.7500114440918" calcext:value-type="float">
            <text:p>12.7500114440918</text:p>
          </table:table-cell>
          <table:table-cell office:value-type="float" office:value="4.45298878703758" calcext:value-type="float">
            <text:p>4.45298878703758</text:p>
          </table:table-cell>
          <table:table-cell office:value-type="float" office:value="0.445943742990494" calcext:value-type="float">
            <text:p>0.445943742990494</text:p>
          </table:table-cell>
          <table:table-cell office:value-type="float" office:value="0.155073843179135" calcext:value-type="float">
            <text:p>0.155073843179135</text:p>
          </table:table-cell>
          <table:table-cell table:number-columns-repeated="9"/>
        </table:table-row>
        <table:table-row table:style-name="ro1">
          <table:table-cell office:value-type="float" office:value="11.6755142211914" calcext:value-type="float">
            <text:p>11.6755142211914</text:p>
          </table:table-cell>
          <table:table-cell office:value-type="float" office:value="4.45886215067375" calcext:value-type="float">
            <text:p>4.45886215067375</text:p>
          </table:table-cell>
          <table:table-cell office:value-type="float" office:value="0.321559518575668" calcext:value-type="float">
            <text:p>0.321559518575668</text:p>
          </table:table-cell>
          <table:table-cell office:value-type="float" office:value="0.155151889722826" calcext:value-type="float">
            <text:p>0.155151889722826</text:p>
          </table:table-cell>
          <table:table-cell table:number-columns-repeated="9"/>
        </table:table-row>
        <table:table-row table:style-name="ro1">
          <table:table-cell office:value-type="float" office:value="9.00503540039063" calcext:value-type="float">
            <text:p>9.00503540039063</text:p>
          </table:table-cell>
          <table:table-cell office:value-type="float" office:value="4.43269906178561" calcext:value-type="float">
            <text:p>4.43269906178561</text:p>
          </table:table-cell>
          <table:table-cell office:value-type="float" office:value="0.337388128042221" calcext:value-type="float">
            <text:p>0.337388128042221</text:p>
          </table:table-cell>
          <table:table-cell office:value-type="float" office:value="0.155594748708209" calcext:value-type="float">
            <text:p>0.155594748708209</text:p>
          </table:table-cell>
          <table:table-cell table:number-columns-repeated="9"/>
        </table:table-row>
        <table:table-row table:style-name="ro1">
          <table:table-cell office:value-type="float" office:value="11.4540147781372" calcext:value-type="float">
            <text:p>11.4540147781372</text:p>
          </table:table-cell>
          <table:table-cell office:value-type="float" office:value="4.45732766940747" calcext:value-type="float">
            <text:p>4.45732766940747</text:p>
          </table:table-cell>
          <table:table-cell office:value-type="float" office:value="0.498328000307083" calcext:value-type="float">
            <text:p>0.498328000307083</text:p>
          </table:table-cell>
          <table:table-cell office:value-type="float" office:value="0.154911157290983" calcext:value-type="float">
            <text:p>0.154911157290983</text:p>
          </table:table-cell>
          <table:table-cell table:number-columns-repeated="9"/>
        </table:table-row>
        <table:table-row table:style-name="ro1">
          <table:table-cell office:value-type="float" office:value="10.7237501144409" calcext:value-type="float">
            <text:p>10.7237501144409</text:p>
          </table:table-cell>
          <table:table-cell office:value-type="float" office:value="4.46367592255048" calcext:value-type="float">
            <text:p>4.46367592255048</text:p>
          </table:table-cell>
          <table:table-cell office:value-type="float" office:value="0.405168056488037" calcext:value-type="float">
            <text:p>0.405168056488037</text:p>
          </table:table-cell>
          <table:table-cell office:value-type="float" office:value="0.15471610257298" calcext:value-type="float">
            <text:p>0.15471610257298</text:p>
          </table:table-cell>
          <table:table-cell table:number-columns-repeated="9"/>
        </table:table-row>
        <table:table-row table:style-name="ro1">
          <table:table-cell office:value-type="float" office:value="9.87221240997314" calcext:value-type="float">
            <text:p>9.87221240997314</text:p>
          </table:table-cell>
          <table:table-cell office:value-type="float" office:value="4.46389299595827" calcext:value-type="float">
            <text:p>4.46389299595827</text:p>
          </table:table-cell>
          <table:table-cell office:value-type="float" office:value="0.362105578184128" calcext:value-type="float">
            <text:p>0.362105578184128</text:p>
          </table:table-cell>
          <table:table-cell office:value-type="float" office:value="0.154660166223618" calcext:value-type="float">
            <text:p>0.154660166223618</text:p>
          </table:table-cell>
          <table:table-cell table:number-columns-repeated="9"/>
        </table:table-row>
        <table:table-row table:style-name="ro1">
          <table:table-cell office:value-type="float" office:value="11.2776508331299" calcext:value-type="float">
            <text:p>11.2776508331299</text:p>
          </table:table-cell>
          <table:table-cell office:value-type="float" office:value="4.46587837705494" calcext:value-type="float">
            <text:p>4.46587837705494</text:p>
          </table:table-cell>
          <table:table-cell office:value-type="float" office:value="0.632175862789154" calcext:value-type="float">
            <text:p>0.632175862789154</text:p>
          </table:table-cell>
          <table:table-cell office:value-type="float" office:value="0.158594315164409" calcext:value-type="float">
            <text:p>0.158594315164409</text:p>
          </table:table-cell>
          <table:table-cell table:number-columns-repeated="9"/>
        </table:table-row>
        <table:table-row table:style-name="ro1">
          <table:table-cell office:value-type="float" office:value="9.43686389923096" calcext:value-type="float">
            <text:p>9.43686389923096</text:p>
          </table:table-cell>
          <table:table-cell office:value-type="float" office:value="4.46549244603943" calcext:value-type="float">
            <text:p>4.46549244603943</text:p>
          </table:table-cell>
          <table:table-cell office:value-type="float" office:value="0.405397087335587" calcext:value-type="float">
            <text:p>0.405397087335587</text:p>
          </table:table-cell>
          <table:table-cell office:value-type="float" office:value="0.158904213253099" calcext:value-type="float">
            <text:p>0.158904213253099</text:p>
          </table:table-cell>
          <table:table-cell table:number-columns-repeated="9"/>
        </table:table-row>
        <table:table-row table:style-name="ro1">
          <table:table-cell office:value-type="float" office:value="9.01164245605469" calcext:value-type="float">
            <text:p>9.01164245605469</text:p>
          </table:table-cell>
          <table:table-cell office:value-type="float" office:value="4.45955292128538" calcext:value-type="float">
            <text:p>4.45955292128538</text:p>
          </table:table-cell>
          <table:table-cell office:value-type="float" office:value="0.270555883646011" calcext:value-type="float">
            <text:p>0.270555883646011</text:p>
          </table:table-cell>
          <table:table-cell office:value-type="float" office:value="0.158780051871189" calcext:value-type="float">
            <text:p>0.158780051871189</text:p>
          </table:table-cell>
          <table:table-cell table:number-columns-repeated="9"/>
        </table:table-row>
        <table:table-row table:style-name="ro1">
          <table:table-cell office:value-type="float" office:value="10.0446996688843" calcext:value-type="float">
            <text:p>10.0446996688843</text:p>
          </table:table-cell>
          <table:table-cell office:value-type="float" office:value="4.45808420335237" calcext:value-type="float">
            <text:p>4.45808420335237</text:p>
          </table:table-cell>
          <table:table-cell office:value-type="float" office:value="0.593281626701355" calcext:value-type="float">
            <text:p>0.593281626701355</text:p>
          </table:table-cell>
          <table:table-cell office:value-type="float" office:value="0.161124078419266" calcext:value-type="float">
            <text:p>0.161124078419266</text:p>
          </table:table-cell>
          <table:table-cell table:number-columns-repeated="9"/>
        </table:table-row>
        <table:table-row table:style-name="ro1">
          <table:table-cell office:value-type="float" office:value="8.86903095245361" calcext:value-type="float">
            <text:p>8.86903095245361</text:p>
          </table:table-cell>
          <table:table-cell office:value-type="float" office:value="4.43754196987207" calcext:value-type="float">
            <text:p>4.43754196987207</text:p>
          </table:table-cell>
          <table:table-cell office:value-type="float" office:value="0.386272728443146" calcext:value-type="float">
            <text:p>0.386272728443146</text:p>
          </table:table-cell>
          <table:table-cell office:value-type="float" office:value="0.161810375423258" calcext:value-type="float">
            <text:p>0.161810375423258</text:p>
          </table:table-cell>
          <table:table-cell table:number-columns-repeated="9"/>
        </table:table-row>
        <table:table-row table:style-name="ro1">
          <table:table-cell office:value-type="float" office:value="9.12056064605713" calcext:value-type="float">
            <text:p>9.12056064605713</text:p>
          </table:table-cell>
          <table:table-cell office:value-type="float" office:value="4.43016109528364" calcext:value-type="float">
            <text:p>4.43016109528364</text:p>
          </table:table-cell>
          <table:table-cell office:value-type="float" office:value="0.390282988548279" calcext:value-type="float">
            <text:p>0.390282988548279</text:p>
          </table:table-cell>
          <table:table-cell office:value-type="float" office:value="0.162687369219991" calcext:value-type="float">
            <text:p>0.162687369219991</text:p>
          </table:table-cell>
          <table:table-cell table:number-columns-repeated="9"/>
        </table:table-row>
        <table:table-row table:style-name="ro1">
          <table:table-cell office:value-type="float" office:value="13.1323127746582" calcext:value-type="float">
            <text:p>13.1323127746582</text:p>
          </table:table-cell>
          <table:table-cell office:value-type="float" office:value="4.44575337902194" calcext:value-type="float">
            <text:p>4.44575337902194</text:p>
          </table:table-cell>
          <table:table-cell office:value-type="float" office:value="0.347198128700256" calcext:value-type="float">
            <text:p>0.347198128700256</text:p>
          </table:table-cell>
          <table:table-cell office:value-type="float" office:value="0.162571842399574" calcext:value-type="float">
            <text:p>0.162571842399574</text:p>
          </table:table-cell>
          <table:table-cell table:number-columns-repeated="9"/>
        </table:table-row>
        <table:table-row table:style-name="ro1">
          <table:table-cell office:value-type="float" office:value="13.9228553771973" calcext:value-type="float">
            <text:p>13.9228553771973</text:p>
          </table:table-cell>
          <table:table-cell office:value-type="float" office:value="4.4714703557158" calcext:value-type="float">
            <text:p>4.4714703557158</text:p>
          </table:table-cell>
          <table:table-cell office:value-type="float" office:value="0.276012241840363" calcext:value-type="float">
            <text:p>0.276012241840363</text:p>
          </table:table-cell>
          <table:table-cell office:value-type="float" office:value="0.16254697379006" calcext:value-type="float">
            <text:p>0.16254697379006</text:p>
          </table:table-cell>
          <table:table-cell table:number-columns-repeated="9"/>
        </table:table-row>
        <table:table-row table:style-name="ro1">
          <table:table-cell office:value-type="float" office:value="9.79611968994141" calcext:value-type="float">
            <text:p>9.79611968994141</text:p>
          </table:table-cell>
          <table:table-cell office:value-type="float" office:value="4.46536690841649" calcext:value-type="float">
            <text:p>4.46536690841649</text:p>
          </table:table-cell>
          <table:table-cell office:value-type="float" office:value="0.268461972475052" calcext:value-type="float">
            <text:p>0.268461972475052</text:p>
          </table:table-cell>
          <table:table-cell office:value-type="float" office:value="0.161745058514064" calcext:value-type="float">
            <text:p>0.161745058514064</text:p>
          </table:table-cell>
          <table:table-cell table:number-columns-repeated="9"/>
        </table:table-row>
        <table:table-row table:style-name="ro1">
          <table:table-cell office:value-type="float" office:value="14.0615663528442" calcext:value-type="float">
            <text:p>14.0615663528442</text:p>
          </table:table-cell>
          <table:table-cell office:value-type="float" office:value="4.48460543576467" calcext:value-type="float">
            <text:p>4.48460543576467</text:p>
          </table:table-cell>
          <table:table-cell office:value-type="float" office:value="0.745904445648193" calcext:value-type="float">
            <text:p>0.745904445648193</text:p>
          </table:table-cell>
          <table:table-cell office:value-type="float" office:value="0.162008112816397" calcext:value-type="float">
            <text:p>0.162008112816397</text:p>
          </table:table-cell>
          <table:table-cell table:number-columns-repeated="9"/>
        </table:table-row>
        <table:table-row table:style-name="ro1">
          <table:table-cell office:value-type="float" office:value="11.9574241638184" calcext:value-type="float">
            <text:p>11.9574241638184</text:p>
          </table:table-cell>
          <table:table-cell office:value-type="float" office:value="4.49496234617215" calcext:value-type="float">
            <text:p>4.49496234617215</text:p>
          </table:table-cell>
          <table:table-cell office:value-type="float" office:value="0.308604031801224" calcext:value-type="float">
            <text:p>0.308604031801224</text:p>
          </table:table-cell>
          <table:table-cell office:value-type="float" office:value="0.16209837986621" calcext:value-type="float">
            <text:p>0.16209837986621</text:p>
          </table:table-cell>
          <table:table-cell table:number-columns-repeated="9"/>
        </table:table-row>
        <table:table-row table:style-name="ro1">
          <table:table-cell office:value-type="float" office:value="10.4204883575439" calcext:value-type="float">
            <text:p>10.4204883575439</text:p>
          </table:table-cell>
          <table:table-cell office:value-type="float" office:value="4.49123595596893" calcext:value-type="float">
            <text:p>4.49123595596893</text:p>
          </table:table-cell>
          <table:table-cell office:value-type="float" office:value="0.290990918874741" calcext:value-type="float">
            <text:p>0.290990918874741</text:p>
          </table:table-cell>
          <table:table-cell office:value-type="float" office:value="0.161490783541261" calcext:value-type="float">
            <text:p>0.161490783541261</text:p>
          </table:table-cell>
          <table:table-cell table:number-columns-repeated="9"/>
        </table:table-row>
        <table:table-row table:style-name="ro1">
          <table:table-cell office:value-type="float" office:value="9.91322231292725" calcext:value-type="float">
            <text:p>9.91322231292725</text:p>
          </table:table-cell>
          <table:table-cell office:value-type="float" office:value="4.46747279780036" calcext:value-type="float">
            <text:p>4.46747279780036</text:p>
          </table:table-cell>
          <table:table-cell office:value-type="float" office:value="0.318205058574677" calcext:value-type="float">
            <text:p>0.318205058574677</text:p>
          </table:table-cell>
          <table:table-cell office:value-type="float" office:value="0.159802233132352" calcext:value-type="float">
            <text:p>0.159802233132352</text:p>
          </table:table-cell>
          <table:table-cell table:number-columns-repeated="9"/>
        </table:table-row>
        <table:table-row table:style-name="ro1">
          <table:table-cell office:value-type="float" office:value="11.9314565658569" calcext:value-type="float">
            <text:p>11.9314565658569</text:p>
          </table:table-cell>
          <table:table-cell office:value-type="float" office:value="4.48789351317695" calcext:value-type="float">
            <text:p>4.48789351317695</text:p>
          </table:table-cell>
          <table:table-cell office:value-type="float" office:value="0.890475511550903" calcext:value-type="float">
            <text:p>0.890475511550903</text:p>
          </table:table-cell>
          <table:table-cell office:value-type="float" office:value="0.163081899369917" calcext:value-type="float">
            <text:p>0.163081899369917</text:p>
          </table:table-cell>
          <table:table-cell table:number-columns-repeated="9"/>
        </table:table-row>
        <table:table-row table:style-name="ro1">
          <table:table-cell office:value-type="float" office:value="9.49539947509766" calcext:value-type="float">
            <text:p>9.49539947509766</text:p>
          </table:table-cell>
          <table:table-cell office:value-type="float" office:value="4.48282476830165" calcext:value-type="float">
            <text:p>4.48282476830165</text:p>
          </table:table-cell>
          <table:table-cell office:value-type="float" office:value="0.265551954507828" calcext:value-type="float">
            <text:p>0.265551954507828</text:p>
          </table:table-cell>
          <table:table-cell office:value-type="float" office:value="0.162066380096788" calcext:value-type="float">
            <text:p>0.162066380096788</text:p>
          </table:table-cell>
          <table:table-cell table:number-columns-repeated="9"/>
        </table:table-row>
        <table:table-row table:style-name="ro1">
          <table:table-cell office:value-type="float" office:value="9.92143058776856" calcext:value-type="float">
            <text:p>9.92143058776856</text:p>
          </table:table-cell>
          <table:table-cell office:value-type="float" office:value="4.48768266388523" calcext:value-type="float">
            <text:p>4.48768266388523</text:p>
          </table:table-cell>
          <table:table-cell office:value-type="float" office:value="0.484423875808716" calcext:value-type="float">
            <text:p>0.484423875808716</text:p>
          </table:table-cell>
          <table:table-cell office:value-type="float" office:value="0.163006541901722" calcext:value-type="float">
            <text:p>0.163006541901722</text:p>
          </table:table-cell>
          <table:table-cell table:number-columns-repeated="9"/>
        </table:table-row>
        <table:table-row table:style-name="ro1">
          <table:table-cell office:value-type="float" office:value="10.8301372528076" calcext:value-type="float">
            <text:p>10.8301372528076</text:p>
          </table:table-cell>
          <table:table-cell office:value-type="float" office:value="4.49415813563629" calcext:value-type="float">
            <text:p>4.49415813563629</text:p>
          </table:table-cell>
          <table:table-cell office:value-type="float" office:value="0.445312589406967" calcext:value-type="float">
            <text:p>0.445312589406967</text:p>
          </table:table-cell>
          <table:table-cell office:value-type="float" office:value="0.162305870867653" calcext:value-type="float">
            <text:p>0.162305870867653</text:p>
          </table:table-cell>
          <table:table-cell table:number-columns-repeated="9"/>
        </table:table-row>
        <table:table-row table:style-name="ro1">
          <table:table-cell office:value-type="float" office:value="9.80760192871094" calcext:value-type="float">
            <text:p>9.80760192871094</text:p>
          </table:table-cell>
          <table:table-cell office:value-type="float" office:value="4.49606083817915" calcext:value-type="float">
            <text:p>4.49606083817915</text:p>
          </table:table-cell>
          <table:table-cell office:value-type="float" office:value="0.513029158115387" calcext:value-type="float">
            <text:p>0.513029158115387</text:p>
          </table:table-cell>
          <table:table-cell office:value-type="float" office:value="0.162264589943842" calcext:value-type="float">
            <text:p>0.162264589943842</text:p>
          </table:table-cell>
          <table:table-cell table:number-columns-repeated="9"/>
        </table:table-row>
        <table:table-row table:style-name="ro1">
          <table:table-cell office:value-type="float" office:value="8.43570804595947" calcext:value-type="float">
            <text:p>8.43570804595947</text:p>
          </table:table-cell>
          <table:table-cell office:value-type="float" office:value="4.47892160307818" calcext:value-type="float">
            <text:p>4.47892160307818</text:p>
          </table:table-cell>
          <table:table-cell office:value-type="float" office:value="0.422363638877869" calcext:value-type="float">
            <text:p>0.422363638877869</text:p>
          </table:table-cell>
          <table:table-cell office:value-type="float" office:value="0.159050847757424" calcext:value-type="float">
            <text:p>0.159050847757424</text:p>
          </table:table-cell>
          <table:table-cell table:number-columns-repeated="9"/>
        </table:table-row>
        <table:table-row table:style-name="ro1">
          <table:table-cell office:value-type="float" office:value="11.3370790481567" calcext:value-type="float">
            <text:p>11.3370790481567</text:p>
          </table:table-cell>
          <table:table-cell office:value-type="float" office:value="4.50135283207691" calcext:value-type="float">
            <text:p>4.50135283207691</text:p>
          </table:table-cell>
          <table:table-cell office:value-type="float" office:value="0.540917992591858" calcext:value-type="float">
            <text:p>0.540917992591858</text:p>
          </table:table-cell>
          <table:table-cell office:value-type="float" office:value="0.161172001360222" calcext:value-type="float">
            <text:p>0.161172001360222</text:p>
          </table:table-cell>
          <table:table-cell table:number-columns-repeated="9"/>
        </table:table-row>
        <table:table-row table:style-name="ro1">
          <table:table-cell office:value-type="float" office:value="10.3082485198975" calcext:value-type="float">
            <text:p>10.3082485198975</text:p>
          </table:table-cell>
          <table:table-cell office:value-type="float" office:value="4.50205176347077" calcext:value-type="float">
            <text:p>4.50205176347077</text:p>
          </table:table-cell>
          <table:table-cell office:value-type="float" office:value="0.59338241815567" calcext:value-type="float">
            <text:p>0.59338241815567</text:p>
          </table:table-cell>
          <table:table-cell office:value-type="float" office:value="0.161543952945166" calcext:value-type="float">
            <text:p>0.161543952945166</text:p>
          </table:table-cell>
          <table:table-cell table:number-columns-repeated="9"/>
        </table:table-row>
        <table:table-row table:style-name="ro1">
          <table:table-cell office:value-type="float" office:value="9.69410610198975" calcext:value-type="float">
            <text:p>9.69410610198975</text:p>
          </table:table-cell>
          <table:table-cell office:value-type="float" office:value="4.48665024362972" calcext:value-type="float">
            <text:p>4.48665024362972</text:p>
          </table:table-cell>
          <table:table-cell office:value-type="float" office:value="0.647009015083313" calcext:value-type="float">
            <text:p>0.647009015083313</text:p>
          </table:table-cell>
          <table:table-cell office:value-type="float" office:value="0.16273611712281" calcext:value-type="float">
            <text:p>0.16273611712281</text:p>
          </table:table-cell>
          <table:table-cell table:number-columns-repeated="9"/>
        </table:table-row>
        <table:table-row table:style-name="ro1">
          <table:table-cell office:value-type="float" office:value="10.5592012405396" calcext:value-type="float">
            <text:p>10.5592012405396</text:p>
          </table:table-cell>
          <table:table-cell office:value-type="float" office:value="4.4857645596246" calcext:value-type="float">
            <text:p>4.4857645596246</text:p>
          </table:table-cell>
          <table:table-cell office:value-type="float" office:value="0.777505874633789" calcext:value-type="float">
            <text:p>0.777505874633789</text:p>
          </table:table-cell>
          <table:table-cell office:value-type="float" office:value="0.166965758534462" calcext:value-type="float">
            <text:p>0.166965758534462</text:p>
          </table:table-cell>
          <table:table-cell table:number-columns-repeated="9"/>
        </table:table-row>
        <table:table-row table:style-name="ro1">
          <table:table-cell office:value-type="float" office:value="10.4308013916016" calcext:value-type="float">
            <text:p>10.4308013916016</text:p>
          </table:table-cell>
          <table:table-cell office:value-type="float" office:value="4.49228133977096" calcext:value-type="float">
            <text:p>4.49228133977096</text:p>
          </table:table-cell>
          <table:table-cell office:value-type="float" office:value="0.386037409305573" calcext:value-type="float">
            <text:p>0.386037409305573</text:p>
          </table:table-cell>
          <table:table-cell office:value-type="float" office:value="0.166960390818253" calcext:value-type="float">
            <text:p>0.166960390818253</text:p>
          </table:table-cell>
          <table:table-cell table:number-columns-repeated="9"/>
        </table:table-row>
        <table:table-row table:style-name="ro1">
          <table:table-cell office:value-type="float" office:value="10.4052410125732" calcext:value-type="float">
            <text:p>10.4052410125732</text:p>
          </table:table-cell>
          <table:table-cell office:value-type="float" office:value="4.51720167296251" calcext:value-type="float">
            <text:p>4.51720167296251</text:p>
          </table:table-cell>
          <table:table-cell office:value-type="float" office:value="0.330853253602982" calcext:value-type="float">
            <text:p>0.330853253602982</text:p>
          </table:table-cell>
          <table:table-cell office:value-type="float" office:value="0.163885541956102" calcext:value-type="float">
            <text:p>0.163885541956102</text:p>
          </table:table-cell>
          <table:table-cell table:number-columns-repeated="9"/>
        </table:table-row>
        <table:table-row table:style-name="ro1">
          <table:table-cell office:value-type="float" office:value="8.35283851623535" calcext:value-type="float">
            <text:p>8.35283851623535</text:p>
          </table:table-cell>
          <table:table-cell office:value-type="float" office:value="4.49603474345449" calcext:value-type="float">
            <text:p>4.49603474345449</text:p>
          </table:table-cell>
          <table:table-cell office:value-type="float" office:value="0.328333258628845" calcext:value-type="float">
            <text:p>0.328333258628845</text:p>
          </table:table-cell>
          <table:table-cell office:value-type="float" office:value="0.163601088678147" calcext:value-type="float">
            <text:p>0.163601088678147</text:p>
          </table:table-cell>
          <table:table-cell table:number-columns-repeated="9"/>
        </table:table-row>
        <table:table-row table:style-name="ro1">
          <table:table-cell office:value-type="float" office:value="18.305326461792" calcext:value-type="float">
            <text:p>18.305326461792</text:p>
          </table:table-cell>
          <table:table-cell office:value-type="float" office:value="4.52590709186557" calcext:value-type="float">
            <text:p>4.52590709186557</text:p>
          </table:table-cell>
          <table:table-cell office:value-type="float" office:value="0.487504124641418" calcext:value-type="float">
            <text:p>0.487504124641418</text:p>
          </table:table-cell>
          <table:table-cell office:value-type="float" office:value="0.163640176395983" calcext:value-type="float">
            <text:p>0.163640176395983</text:p>
          </table:table-cell>
          <table:table-cell table:number-columns-repeated="9"/>
        </table:table-row>
        <table:table-row table:style-name="ro1">
          <table:table-cell office:value-type="float" office:value="8.32100677490234" calcext:value-type="float">
            <text:p>8.32100677490234</text:p>
          </table:table-cell>
          <table:table-cell office:value-type="float" office:value="4.5170575495616" calcext:value-type="float">
            <text:p>4.5170575495616</text:p>
          </table:table-cell>
          <table:table-cell office:value-type="float" office:value="0.723605573177338" calcext:value-type="float">
            <text:p>0.723605573177338</text:p>
          </table:table-cell>
          <table:table-cell office:value-type="float" office:value="0.165127062255465" calcext:value-type="float">
            <text:p>0.165127062255465</text:p>
          </table:table-cell>
          <table:table-cell table:number-columns-repeated="9"/>
        </table:table-row>
        <table:table-row table:style-name="ro1">
          <table:table-cell office:value-type="float" office:value="8.96415996551514" calcext:value-type="float">
            <text:p>8.96415996551514</text:p>
          </table:table-cell>
          <table:table-cell office:value-type="float" office:value="4.51905125280498" calcext:value-type="float">
            <text:p>4.51905125280498</text:p>
          </table:table-cell>
          <table:table-cell office:value-type="float" office:value="0.341622710227966" calcext:value-type="float">
            <text:p>0.341622710227966</text:p>
          </table:table-cell>
          <table:table-cell office:value-type="float" office:value="0.165148046289876" calcext:value-type="float">
            <text:p>0.165148046289876</text:p>
          </table:table-cell>
          <table:table-cell table:number-columns-repeated="9"/>
        </table:table-row>
        <table:table-row table:style-name="ro1">
          <table:table-cell office:value-type="float" office:value="10.542197227478" calcext:value-type="float">
            <text:p>10.542197227478</text:p>
          </table:table-cell>
          <table:table-cell office:value-type="float" office:value="4.51743530506199" calcext:value-type="float">
            <text:p>4.51743530506199</text:p>
          </table:table-cell>
          <table:table-cell office:value-type="float" office:value="0.587312698364258" calcext:value-type="float">
            <text:p>0.587312698364258</text:p>
          </table:table-cell>
          <table:table-cell office:value-type="float" office:value="0.167055086482458" calcext:value-type="float">
            <text:p>0.167055086482458</text:p>
          </table:table-cell>
          <table:table-cell table:number-columns-repeated="9"/>
        </table:table-row>
        <table:table-row table:style-name="ro1">
          <table:table-cell office:value-type="float" office:value="11.2926254272461" calcext:value-type="float">
            <text:p>11.2926254272461</text:p>
          </table:table-cell>
          <table:table-cell office:value-type="float" office:value="4.52979813646874" calcext:value-type="float">
            <text:p>4.52979813646874</text:p>
          </table:table-cell>
          <table:table-cell office:value-type="float" office:value="0.639660477638245" calcext:value-type="float">
            <text:p>0.639660477638245</text:p>
          </table:table-cell>
          <table:table-cell office:value-type="float" office:value="0.169224865604624" calcext:value-type="float">
            <text:p>0.169224865604624</text:p>
          </table:table-cell>
          <table:table-cell table:number-columns-repeated="9"/>
        </table:table-row>
        <table:table-row table:style-name="ro1">
          <table:table-cell office:value-type="float" office:value="12.7609033584595" calcext:value-type="float">
            <text:p>12.7609033584595</text:p>
          </table:table-cell>
          <table:table-cell office:value-type="float" office:value="4.54434401023628" calcext:value-type="float">
            <text:p>4.54434401023628</text:p>
          </table:table-cell>
          <table:table-cell office:value-type="float" office:value="0.329303294420242" calcext:value-type="float">
            <text:p>0.329303294420242</text:p>
          </table:table-cell>
          <table:table-cell office:value-type="float" office:value="0.169320404865774" calcext:value-type="float">
            <text:p>0.169320404865774</text:p>
          </table:table-cell>
          <table:table-cell table:number-columns-repeated="9"/>
        </table:table-row>
        <table:table-row table:style-name="ro1">
          <table:table-cell office:value-type="float" office:value="9.52046966552734" calcext:value-type="float">
            <text:p>9.52046966552734</text:p>
          </table:table-cell>
          <table:table-cell office:value-type="float" office:value="4.54552914010994" calcext:value-type="float">
            <text:p>4.54552914010994</text:p>
          </table:table-cell>
          <table:table-cell office:value-type="float" office:value="0.260018885135651" calcext:value-type="float">
            <text:p>0.260018885135651</text:p>
          </table:table-cell>
          <table:table-cell office:value-type="float" office:value="0.169108072010273" calcext:value-type="float">
            <text:p>0.169108072010273</text:p>
          </table:table-cell>
          <table:table-cell table:number-columns-repeated="9"/>
        </table:table-row>
        <table:table-row table:style-name="ro1">
          <table:table-cell office:value-type="float" office:value="8.45854663848877" calcext:value-type="float">
            <text:p>8.45854663848877</text:p>
          </table:table-cell>
          <table:table-cell office:value-type="float" office:value="4.5453080509198" calcext:value-type="float">
            <text:p>4.5453080509198</text:p>
          </table:table-cell>
          <table:table-cell office:value-type="float" office:value="0.253508597612381" calcext:value-type="float">
            <text:p>0.253508597612381</text:p>
          </table:table-cell>
          <table:table-cell office:value-type="float" office:value="0.169078621108537" calcext:value-type="float">
            <text:p>0.169078621108537</text:p>
          </table:table-cell>
          <table:table-cell table:number-columns-repeated="9"/>
        </table:table-row>
        <table:table-row table:style-name="ro1">
          <table:table-cell office:value-type="float" office:value="9.90157604217529" calcext:value-type="float">
            <text:p>9.90157604217529</text:p>
          </table:table-cell>
          <table:table-cell office:value-type="float" office:value="4.54736124743455" calcext:value-type="float">
            <text:p>4.54736124743455</text:p>
          </table:table-cell>
          <table:table-cell office:value-type="float" office:value="0.586094796657562" calcext:value-type="float">
            <text:p>0.586094796657562</text:p>
          </table:table-cell>
          <table:table-cell office:value-type="float" office:value="0.169664338474068" calcext:value-type="float">
            <text:p>0.169664338474068</text:p>
          </table:table-cell>
          <table:table-cell table:number-columns-repeated="9"/>
        </table:table-row>
        <table:table-row table:style-name="ro1">
          <table:table-cell office:value-type="float" office:value="10.4618549346924" calcext:value-type="float">
            <text:p>10.4618549346924</text:p>
          </table:table-cell>
          <table:table-cell office:value-type="float" office:value="4.55680539933392" calcext:value-type="float">
            <text:p>4.55680539933392</text:p>
          </table:table-cell>
          <table:table-cell office:value-type="float" office:value="0.535824000835419" calcext:value-type="float">
            <text:p>0.535824000835419</text:p>
          </table:table-cell>
          <table:table-cell office:value-type="float" office:value="0.170503534817326" calcext:value-type="float">
            <text:p>0.170503534817326</text:p>
          </table:table-cell>
          <table:table-cell table:number-columns-repeated="9"/>
        </table:table-row>
        <table:table-row table:style-name="ro1">
          <table:table-cell office:value-type="float" office:value="9.84909820556641" calcext:value-type="float">
            <text:p>9.84909820556641</text:p>
          </table:table-cell>
          <table:table-cell office:value-type="float" office:value="4.55887885430851" calcext:value-type="float">
            <text:p>4.55887885430851</text:p>
          </table:table-cell>
          <table:table-cell office:value-type="float" office:value="0.410840541124344" calcext:value-type="float">
            <text:p>0.410840541124344</text:p>
          </table:table-cell>
          <table:table-cell office:value-type="float" office:value="0.170781939113447" calcext:value-type="float">
            <text:p>0.170781939113447</text:p>
          </table:table-cell>
          <table:table-cell table:number-columns-repeated="9"/>
        </table:table-row>
        <table:table-row table:style-name="ro1">
          <table:table-cell office:value-type="float" office:value="10.3869552612305" calcext:value-type="float">
            <text:p>10.3869552612305</text:p>
          </table:table-cell>
          <table:table-cell office:value-type="float" office:value="4.57362682615892" calcext:value-type="float">
            <text:p>4.57362682615892</text:p>
          </table:table-cell>
          <table:table-cell office:value-type="float" office:value="0.41029167175293" calcext:value-type="float">
            <text:p>0.41029167175293</text:p>
          </table:table-cell>
          <table:table-cell office:value-type="float" office:value="0.170925190921545" calcext:value-type="float">
            <text:p>0.170925190921545</text:p>
          </table:table-cell>
          <table:table-cell table:number-columns-repeated="9"/>
        </table:table-row>
        <table:table-row table:style-name="ro1">
          <table:table-cell office:value-type="float" office:value="10.5087471008301" calcext:value-type="float">
            <text:p>10.5087471008301</text:p>
          </table:table-cell>
          <table:table-cell office:value-type="float" office:value="4.58024393880424" calcext:value-type="float">
            <text:p>4.58024393880424</text:p>
          </table:table-cell>
          <table:table-cell office:value-type="float" office:value="0.205083638429642" calcext:value-type="float">
            <text:p>0.205083638429642</text:p>
          </table:table-cell>
          <table:table-cell office:value-type="float" office:value="0.170468625978058" calcext:value-type="float">
            <text:p>0.170468625978058</text:p>
          </table:table-cell>
          <table:table-cell table:number-columns-repeated="9"/>
        </table:table-row>
        <table:table-row table:style-name="ro1">
          <table:table-cell office:value-type="float" office:value="9.32614326477051" calcext:value-type="float">
            <text:p>9.32614326477051</text:p>
          </table:table-cell>
          <table:table-cell office:value-type="float" office:value="4.57902674976343" calcext:value-type="float">
            <text:p>4.57902674976343</text:p>
          </table:table-cell>
          <table:table-cell office:value-type="float" office:value="0.507954895496368" calcext:value-type="float">
            <text:p>0.507954895496368</text:p>
          </table:table-cell>
          <table:table-cell office:value-type="float" office:value="0.170236434336921" calcext:value-type="float">
            <text:p>0.170236434336921</text:p>
          </table:table-cell>
          <table:table-cell table:number-columns-repeated="9"/>
        </table:table-row>
        <table:table-row table:style-name="ro1">
          <table:table-cell office:value-type="float" office:value="8.99397563934326" calcext:value-type="float">
            <text:p>8.99397563934326</text:p>
          </table:table-cell>
          <table:table-cell office:value-type="float" office:value="4.57545439992175" calcext:value-type="float">
            <text:p>4.57545439992175</text:p>
          </table:table-cell>
          <table:table-cell office:value-type="float" office:value="0.479237705469132" calcext:value-type="float">
            <text:p>0.479237705469132</text:p>
          </table:table-cell>
          <table:table-cell office:value-type="float" office:value="0.170729027860375" calcext:value-type="float">
            <text:p>0.170729027860375</text:p>
          </table:table-cell>
          <table:table-cell table:number-columns-repeated="9"/>
        </table:table-row>
        <table:table-row table:style-name="ro1">
          <table:table-cell office:value-type="float" office:value="12.3243436813355" calcext:value-type="float">
            <text:p>12.3243436813355</text:p>
          </table:table-cell>
          <table:table-cell office:value-type="float" office:value="4.58009554208899" calcext:value-type="float">
            <text:p>4.58009554208899</text:p>
          </table:table-cell>
          <table:table-cell office:value-type="float" office:value="0.649992406368256" calcext:value-type="float">
            <text:p>0.649992406368256</text:p>
          </table:table-cell>
          <table:table-cell office:value-type="float" office:value="0.171164857822982" calcext:value-type="float">
            <text:p>0.171164857822982</text:p>
          </table:table-cell>
          <table:table-cell table:number-columns-repeated="9"/>
        </table:table-row>
        <table:table-row table:style-name="ro1">
          <table:table-cell office:value-type="float" office:value="9.59099102020264" calcext:value-type="float">
            <text:p>9.59099102020264</text:p>
          </table:table-cell>
          <table:table-cell office:value-type="float" office:value="4.58131553325245" calcext:value-type="float">
            <text:p>4.58131553325245</text:p>
          </table:table-cell>
          <table:table-cell office:value-type="float" office:value="0.250179827213287" calcext:value-type="float">
            <text:p>0.250179827213287</text:p>
          </table:table-cell>
          <table:table-cell office:value-type="float" office:value="0.170878984279772" calcext:value-type="float">
            <text:p>0.170878984279772</text:p>
          </table:table-cell>
          <table:table-cell table:number-columns-repeated="9"/>
        </table:table-row>
        <table:table-row table:style-name="ro1">
          <table:table-cell office:value-type="float" office:value="10.7477388381958" calcext:value-type="float">
            <text:p>10.7477388381958</text:p>
          </table:table-cell>
          <table:table-cell office:value-type="float" office:value="4.58511665865958" calcext:value-type="float">
            <text:p>4.58511665865958</text:p>
          </table:table-cell>
          <table:table-cell office:value-type="float" office:value="0.535829603672028" calcext:value-type="float">
            <text:p>0.535829603672028</text:p>
          </table:table-cell>
          <table:table-cell office:value-type="float" office:value="0.170953868241566" calcext:value-type="float">
            <text:p>0.170953868241566</text:p>
          </table:table-cell>
          <table:table-cell table:number-columns-repeated="9"/>
        </table:table-row>
        <table:table-row table:style-name="ro1">
          <table:table-cell office:value-type="float" office:value="9.75711345672607" calcext:value-type="float">
            <text:p>9.75711345672607</text:p>
          </table:table-cell>
          <table:table-cell office:value-type="float" office:value="4.59015494371749" calcext:value-type="float">
            <text:p>4.59015494371749</text:p>
          </table:table-cell>
          <table:table-cell office:value-type="float" office:value="0.657532095909119" calcext:value-type="float">
            <text:p>0.657532095909119</text:p>
          </table:table-cell>
          <table:table-cell office:value-type="float" office:value="0.172681673416537" calcext:value-type="float">
            <text:p>0.172681673416537</text:p>
          </table:table-cell>
          <table:table-cell table:number-columns-repeated="9"/>
        </table:table-row>
        <table:table-row table:style-name="ro1">
          <table:table-cell office:value-type="float" office:value="11.1611862182617" calcext:value-type="float">
            <text:p>11.1611862182617</text:p>
          </table:table-cell>
          <table:table-cell office:value-type="float" office:value="4.59693299093869" calcext:value-type="float">
            <text:p>4.59693299093869</text:p>
          </table:table-cell>
          <table:table-cell office:value-type="float" office:value="0.716566681861877" calcext:value-type="float">
            <text:p>0.716566681861877</text:p>
          </table:table-cell>
          <table:table-cell office:value-type="float" office:value="0.172950366051923" calcext:value-type="float">
            <text:p>0.172950366051923</text:p>
          </table:table-cell>
          <table:table-cell table:number-columns-repeated="9"/>
        </table:table-row>
        <table:table-row table:style-name="ro1">
          <table:table-cell office:value-type="float" office:value="11.31946849823" calcext:value-type="float">
            <text:p>11.31946849823</text:p>
          </table:table-cell>
          <table:table-cell office:value-type="float" office:value="4.60567061716743" calcext:value-type="float">
            <text:p>4.60567061716743</text:p>
          </table:table-cell>
          <table:table-cell office:value-type="float" office:value="1.14462804794312" calcext:value-type="float">
            <text:p>1.14462804794312</text:p>
          </table:table-cell>
          <table:table-cell office:value-type="float" office:value="0.17518827647882" calcext:value-type="float">
            <text:p>0.17518827647882</text:p>
          </table:table-cell>
          <table:table-cell table:number-columns-repeated="9"/>
        </table:table-row>
        <table:table-row table:style-name="ro1">
          <table:table-cell office:value-type="float" office:value="17.8738250732422" calcext:value-type="float">
            <text:p>17.8738250732422</text:p>
          </table:table-cell>
          <table:table-cell office:value-type="float" office:value="4.6467336414535" calcext:value-type="float">
            <text:p>4.6467336414535</text:p>
          </table:table-cell>
          <table:table-cell office:value-type="float" office:value="0.576357543468475" calcext:value-type="float">
            <text:p>0.576357543468475</text:p>
          </table:table-cell>
          <table:table-cell office:value-type="float" office:value="0.17582566029801" calcext:value-type="float">
            <text:p>0.17582566029801</text:p>
          </table:table-cell>
          <table:table-cell table:number-columns-repeated="9"/>
        </table:table-row>
        <table:table-row table:style-name="ro1">
          <table:table-cell office:value-type="float" office:value="10.3399095535278" calcext:value-type="float">
            <text:p>10.3399095535278</text:p>
          </table:table-cell>
          <table:table-cell office:value-type="float" office:value="4.64902611209966" calcext:value-type="float">
            <text:p>4.64902611209966</text:p>
          </table:table-cell>
          <table:table-cell office:value-type="float" office:value="0.757132232189178" calcext:value-type="float">
            <text:p>0.757132232189178</text:p>
          </table:table-cell>
          <table:table-cell office:value-type="float" office:value="0.177577044737557" calcext:value-type="float">
            <text:p>0.177577044737557</text:p>
          </table:table-cell>
          <table:table-cell table:number-columns-repeated="9"/>
        </table:table-row>
        <table:table-row table:style-name="ro1">
          <table:table-cell office:value-type="float" office:value="9.00227355957031" calcext:value-type="float">
            <text:p>9.00227355957031</text:p>
          </table:table-cell>
          <table:table-cell office:value-type="float" office:value="4.64493938641967" calcext:value-type="float">
            <text:p>4.64493938641967</text:p>
          </table:table-cell>
          <table:table-cell office:value-type="float" office:value="0.483772963285446" calcext:value-type="float">
            <text:p>0.483772963285446</text:p>
          </table:table-cell>
          <table:table-cell office:value-type="float" office:value="0.178022372366736" calcext:value-type="float">
            <text:p>0.178022372366736</text:p>
          </table:table-cell>
          <table:table-cell table:number-columns-repeated="9"/>
        </table:table-row>
        <table:table-row table:style-name="ro1">
          <table:table-cell office:value-type="float" office:value="8.51496601104736" calcext:value-type="float">
            <text:p>8.51496601104736</text:p>
          </table:table-cell>
          <table:table-cell office:value-type="float" office:value="4.64524940636485" calcext:value-type="float">
            <text:p>4.64524940636485</text:p>
          </table:table-cell>
          <table:table-cell office:value-type="float" office:value="0.346655070781708" calcext:value-type="float">
            <text:p>0.346655070781708</text:p>
          </table:table-cell>
          <table:table-cell office:value-type="float" office:value="0.177806806399014" calcext:value-type="float">
            <text:p>0.177806806399014</text:p>
          </table:table-cell>
          <table:table-cell table:number-columns-repeated="9"/>
        </table:table-row>
        <table:table-row table:style-name="ro1">
          <table:table-cell office:value-type="float" office:value="9.79328727722168" calcext:value-type="float">
            <text:p>9.79328727722168</text:p>
          </table:table-cell>
          <table:table-cell office:value-type="float" office:value="4.65023731285115" calcext:value-type="float">
            <text:p>4.65023731285115</text:p>
          </table:table-cell>
          <table:table-cell office:value-type="float" office:value="0.809701919555664" calcext:value-type="float">
            <text:p>0.809701919555664</text:p>
          </table:table-cell>
          <table:table-cell office:value-type="float" office:value="0.180166552642963" calcext:value-type="float">
            <text:p>0.180166552642963</text:p>
          </table:table-cell>
          <table:table-cell table:number-columns-repeated="9"/>
        </table:table-row>
        <table:table-row table:style-name="ro1">
          <table:table-cell office:value-type="float" office:value="8.65644454956055" calcext:value-type="float">
            <text:p>8.65644454956055</text:p>
          </table:table-cell>
          <table:table-cell office:value-type="float" office:value="4.64738598220996" calcext:value-type="float">
            <text:p>4.64738598220996</text:p>
          </table:table-cell>
          <table:table-cell office:value-type="float" office:value="0.732582330703735" calcext:value-type="float">
            <text:p>0.732582330703735</text:p>
          </table:table-cell>
          <table:table-cell office:value-type="float" office:value="0.181094278715228" calcext:value-type="float">
            <text:p>0.181094278715228</text:p>
          </table:table-cell>
          <table:table-cell table:number-columns-repeated="9"/>
        </table:table-row>
        <table:table-row table:style-name="ro1">
          <table:table-cell office:value-type="float" office:value="9.42513084411621" calcext:value-type="float">
            <text:p>9.42513084411621</text:p>
          </table:table-cell>
          <table:table-cell office:value-type="float" office:value="4.63692670201625" calcext:value-type="float">
            <text:p>4.63692670201625</text:p>
          </table:table-cell>
          <table:table-cell office:value-type="float" office:value="0.7898850440979" calcext:value-type="float">
            <text:p>0.7898850440979</text:p>
          </table:table-cell>
          <table:table-cell office:value-type="float" office:value="0.181415771554481" calcext:value-type="float">
            <text:p>0.181415771554481</text:p>
          </table:table-cell>
          <table:table-cell table:number-columns-repeated="9"/>
        </table:table-row>
        <table:table-row table:style-name="ro1">
          <table:table-cell office:value-type="float" office:value="10.3675909042358" calcext:value-type="float">
            <text:p>10.3675909042358</text:p>
          </table:table-cell>
          <table:table-cell office:value-type="float" office:value="4.63916305865075" calcext:value-type="float">
            <text:p>4.63916305865075</text:p>
          </table:table-cell>
          <table:table-cell office:value-type="float" office:value="0.930614829063416" calcext:value-type="float">
            <text:p>0.930614829063416</text:p>
          </table:table-cell>
          <table:table-cell office:value-type="float" office:value="0.181769370650398" calcext:value-type="float">
            <text:p>0.181769370650398</text:p>
          </table:table-cell>
          <table:table-cell table:number-columns-repeated="9"/>
        </table:table-row>
        <table:table-row table:style-name="ro1">
          <table:table-cell office:value-type="float" office:value="16.031608581543" calcext:value-type="float">
            <text:p>16.031608581543</text:p>
          </table:table-cell>
          <table:table-cell office:value-type="float" office:value="4.65551544297878" calcext:value-type="float">
            <text:p>4.65551544297878</text:p>
          </table:table-cell>
          <table:table-cell office:value-type="float" office:value="0.626432120800018" calcext:value-type="float">
            <text:p>0.626432120800018</text:p>
          </table:table-cell>
          <table:table-cell office:value-type="float" office:value="0.181974896640456" calcext:value-type="float">
            <text:p>0.181974896640456</text:p>
          </table:table-cell>
          <table:table-cell table:number-columns-repeated="9"/>
        </table:table-row>
        <table:table-row table:style-name="ro1">
          <table:table-cell office:value-type="float" office:value="14.7434387207031" calcext:value-type="float">
            <text:p>14.7434387207031</text:p>
          </table:table-cell>
          <table:table-cell office:value-type="float" office:value="4.65919146292145" calcext:value-type="float">
            <text:p>4.65919146292145</text:p>
          </table:table-cell>
          <table:table-cell office:value-type="float" office:value="0.596928715705872" calcext:value-type="float">
            <text:p>0.596928715705872</text:p>
          </table:table-cell>
          <table:table-cell office:value-type="float" office:value="0.183115494385911" calcext:value-type="float">
            <text:p>0.183115494385911</text:p>
          </table:table-cell>
          <table:table-cell table:number-columns-repeated="9"/>
        </table:table-row>
        <table:table-row table:style-name="ro1">
          <table:table-cell office:value-type="float" office:value="9.82280826568604" calcext:value-type="float">
            <text:p>9.82280826568604</text:p>
          </table:table-cell>
          <table:table-cell office:value-type="float" office:value="4.66079213598456" calcext:value-type="float">
            <text:p>4.66079213598456</text:p>
          </table:table-cell>
          <table:table-cell office:value-type="float" office:value="0.164996802806854" calcext:value-type="float">
            <text:p>0.164996802806854</text:p>
          </table:table-cell>
          <table:table-cell office:value-type="float" office:value="0.181944480696655" calcext:value-type="float">
            <text:p>0.181944480696655</text:p>
          </table:table-cell>
          <table:table-cell table:number-columns-repeated="9"/>
        </table:table-row>
        <table:table-row table:style-name="ro1">
          <table:table-cell office:value-type="float" office:value="11.61256980896" calcext:value-type="float">
            <text:p>11.61256980896</text:p>
          </table:table-cell>
          <table:table-cell office:value-type="float" office:value="4.66348810360453" calcext:value-type="float">
            <text:p>4.66348810360453</text:p>
          </table:table-cell>
          <table:table-cell office:value-type="float" office:value="0.351824164390564" calcext:value-type="float">
            <text:p>0.351824164390564</text:p>
          </table:table-cell>
          <table:table-cell office:value-type="float" office:value="0.182003854476951" calcext:value-type="float">
            <text:p>0.182003854476951</text:p>
          </table:table-cell>
          <table:table-cell table:number-columns-repeated="9"/>
        </table:table-row>
        <table:table-row table:style-name="ro1">
          <table:table-cell office:value-type="float" office:value="14.8817148208618" calcext:value-type="float">
            <text:p>14.8817148208618</text:p>
          </table:table-cell>
          <table:table-cell office:value-type="float" office:value="4.67383517854098" calcext:value-type="float">
            <text:p>4.67383517854098</text:p>
          </table:table-cell>
          <table:table-cell office:value-type="float" office:value="0.538074314594269" calcext:value-type="float">
            <text:p>0.538074314594269</text:p>
          </table:table-cell>
          <table:table-cell office:value-type="float" office:value="0.181545529524536" calcext:value-type="float">
            <text:p>0.181545529524536</text:p>
          </table:table-cell>
          <table:table-cell table:number-columns-repeated="9"/>
        </table:table-row>
        <table:table-row table:style-name="ro1">
          <table:table-cell office:value-type="float" office:value="13.2964763641357" calcext:value-type="float">
            <text:p>13.2964763641357</text:p>
          </table:table-cell>
          <table:table-cell office:value-type="float" office:value="4.68071832136991" calcext:value-type="float">
            <text:p>4.68071832136991</text:p>
          </table:table-cell>
          <table:table-cell office:value-type="float" office:value="0.614850223064423" calcext:value-type="float">
            <text:p>0.614850223064423</text:p>
          </table:table-cell>
          <table:table-cell office:value-type="float" office:value="0.182313872778844" calcext:value-type="float">
            <text:p>0.182313872778844</text:p>
          </table:table-cell>
          <table:table-cell table:number-columns-repeated="9"/>
        </table:table-row>
        <table:table-row table:style-name="ro1">
          <table:table-cell office:value-type="float" office:value="8.04471874237061" calcext:value-type="float">
            <text:p>8.04471874237061</text:p>
          </table:table-cell>
          <table:table-cell office:value-type="float" office:value="4.68034625648115" calcext:value-type="float">
            <text:p>4.68034625648115</text:p>
          </table:table-cell>
          <table:table-cell office:value-type="float" office:value="0.124614372849464" calcext:value-type="float">
            <text:p>0.124614372849464</text:p>
          </table:table-cell>
          <table:table-cell office:value-type="float" office:value="0.181876862839826" calcext:value-type="float">
            <text:p>0.181876862839826</text:p>
          </table:table-cell>
          <table:table-cell table:number-columns-repeated="9"/>
        </table:table-row>
        <table:table-row table:style-name="ro1">
          <table:table-cell office:value-type="float" office:value="8.33724784851074" calcext:value-type="float">
            <text:p>8.33724784851074</text:p>
          </table:table-cell>
          <table:table-cell office:value-type="float" office:value="4.68000074349306" calcext:value-type="float">
            <text:p>4.68000074349306</text:p>
          </table:table-cell>
          <table:table-cell office:value-type="float" office:value="0.273495376110077" calcext:value-type="float">
            <text:p>0.273495376110077</text:p>
          </table:table-cell>
          <table:table-cell office:value-type="float" office:value="0.181281649176981" calcext:value-type="float">
            <text:p>0.181281649176981</text:p>
          </table:table-cell>
          <table:table-cell table:number-columns-repeated="9"/>
        </table:table-row>
        <table:table-row table:style-name="ro1">
          <table:table-cell office:value-type="float" office:value="9.28337669372559" calcext:value-type="float">
            <text:p>9.28337669372559</text:p>
          </table:table-cell>
          <table:table-cell office:value-type="float" office:value="4.68184404287755" calcext:value-type="float">
            <text:p>4.68184404287755</text:p>
          </table:table-cell>
          <table:table-cell office:value-type="float" office:value="0.489435344934464" calcext:value-type="float">
            <text:p>0.489435344934464</text:p>
          </table:table-cell>
          <table:table-cell office:value-type="float" office:value="0.18199096659824" calcext:value-type="float">
            <text:p>0.18199096659824</text:p>
          </table:table-cell>
          <table:table-cell table:number-columns-repeated="9"/>
        </table:table-row>
        <table:table-row table:style-name="ro1">
          <table:table-cell office:value-type="float" office:value="11.3361349105835" calcext:value-type="float">
            <text:p>11.3361349105835</text:p>
          </table:table-cell>
          <table:table-cell office:value-type="float" office:value="4.6843794033425" calcext:value-type="float">
            <text:p>4.6843794033425</text:p>
          </table:table-cell>
          <table:table-cell office:value-type="float" office:value="0.922550678253174" calcext:value-type="float">
            <text:p>0.922550678253174</text:p>
          </table:table-cell>
          <table:table-cell office:value-type="float" office:value="0.184684838243013" calcext:value-type="float">
            <text:p>0.184684838243013</text:p>
          </table:table-cell>
          <table:table-cell table:number-columns-repeated="9"/>
        </table:table-row>
        <table:table-row table:style-name="ro1">
          <table:table-cell office:value-type="float" office:value="10.8598575592041" calcext:value-type="float">
            <text:p>10.8598575592041</text:p>
          </table:table-cell>
          <table:table-cell office:value-type="float" office:value="4.68830598622217" calcext:value-type="float">
            <text:p>4.68830598622217</text:p>
          </table:table-cell>
          <table:table-cell office:value-type="float" office:value="0.870982587337494" calcext:value-type="float">
            <text:p>0.870982587337494</text:p>
          </table:table-cell>
          <table:table-cell office:value-type="float" office:value="0.185425432169895" calcext:value-type="float">
            <text:p>0.185425432169895</text:p>
          </table:table-cell>
          <table:table-cell table:number-columns-repeated="9"/>
        </table:table-row>
        <table:table-row table:style-name="ro1">
          <table:table-cell office:value-type="float" office:value="11.0552396774292" calcext:value-type="float">
            <text:p>11.0552396774292</text:p>
          </table:table-cell>
          <table:table-cell office:value-type="float" office:value="4.69827018372436" calcext:value-type="float">
            <text:p>4.69827018372436</text:p>
          </table:table-cell>
          <table:table-cell office:value-type="float" office:value="0.789246201515198" calcext:value-type="float">
            <text:p>0.789246201515198</text:p>
          </table:table-cell>
          <table:table-cell office:value-type="float" office:value="0.18720490599292" calcext:value-type="float">
            <text:p>0.18720490599292</text:p>
          </table:table-cell>
          <table:table-cell table:number-columns-repeated="9"/>
        </table:table-row>
        <table:table-row table:style-name="ro1">
          <table:table-cell office:value-type="float" office:value="9.56019496917725" calcext:value-type="float">
            <text:p>9.56019496917725</text:p>
          </table:table-cell>
          <table:table-cell office:value-type="float" office:value="4.69863693245732" calcext:value-type="float">
            <text:p>4.69863693245732</text:p>
          </table:table-cell>
          <table:table-cell office:value-type="float" office:value="0.768969714641571" calcext:value-type="float">
            <text:p>0.768969714641571</text:p>
          </table:table-cell>
          <table:table-cell office:value-type="float" office:value="0.188220465856103" calcext:value-type="float">
            <text:p>0.188220465856103</text:p>
          </table:table-cell>
          <table:table-cell table:number-columns-repeated="9"/>
        </table:table-row>
        <table:table-row table:style-name="ro1">
          <table:table-cell office:value-type="float" office:value="10.6461238861084" calcext:value-type="float">
            <text:p>10.6461238861084</text:p>
          </table:table-cell>
          <table:table-cell office:value-type="float" office:value="4.70092206455352" calcext:value-type="float">
            <text:p>4.70092206455352</text:p>
          </table:table-cell>
          <table:table-cell office:value-type="float" office:value="0.667451322078705" calcext:value-type="float">
            <text:p>0.667451322078705</text:p>
          </table:table-cell>
          <table:table-cell office:value-type="float" office:value="0.189445928081581" calcext:value-type="float">
            <text:p>0.189445928081581</text:p>
          </table:table-cell>
          <table:table-cell table:number-columns-repeated="9"/>
        </table:table-row>
        <table:table-row table:style-name="ro1">
          <table:table-cell office:value-type="float" office:value="7.54981327056885" calcext:value-type="float">
            <text:p>7.54981327056885</text:p>
          </table:table-cell>
          <table:table-cell office:value-type="float" office:value="4.69871820248167" calcext:value-type="float">
            <text:p>4.69871820248167</text:p>
          </table:table-cell>
          <table:table-cell office:value-type="float" office:value="0.76685357093811" calcext:value-type="float">
            <text:p>0.76685357093811</text:p>
          </table:table-cell>
          <table:table-cell office:value-type="float" office:value="0.191253417810537" calcext:value-type="float">
            <text:p>0.191253417810537</text:p>
          </table:table-cell>
          <table:table-cell table:number-columns-repeated="9"/>
        </table:table-row>
        <table:table-row table:style-name="ro1">
          <table:table-cell office:value-type="float" office:value="9.61056518554688" calcext:value-type="float">
            <text:p>9.61056518554688</text:p>
          </table:table-cell>
          <table:table-cell office:value-type="float" office:value="4.69512799593286" calcext:value-type="float">
            <text:p>4.69512799593286</text:p>
          </table:table-cell>
          <table:table-cell office:value-type="float" office:value="0.551128506660461" calcext:value-type="float">
            <text:p>0.551128506660461</text:p>
          </table:table-cell>
          <table:table-cell office:value-type="float" office:value="0.191891068275642" calcext:value-type="float">
            <text:p>0.191891068275642</text:p>
          </table:table-cell>
          <table:table-cell table:number-columns-repeated="9"/>
        </table:table-row>
        <table:table-row table:style-name="ro1">
          <table:table-cell office:value-type="float" office:value="6.41590023040772" calcext:value-type="float">
            <text:p>6.41590023040772</text:p>
          </table:table-cell>
          <table:table-cell office:value-type="float" office:value="4.6875242516198" calcext:value-type="float">
            <text:p>4.6875242516198</text:p>
          </table:table-cell>
          <table:table-cell office:value-type="float" office:value="0.34461784362793" calcext:value-type="float">
            <text:p>0.34461784362793</text:p>
          </table:table-cell>
          <table:table-cell office:value-type="float" office:value="0.191700422268299" calcext:value-type="float">
            <text:p>0.191700422268299</text:p>
          </table:table-cell>
          <table:table-cell table:number-columns-repeated="9"/>
        </table:table-row>
        <table:table-row table:style-name="ro1">
          <table:table-cell office:value-type="float" office:value="15.0511779785156" calcext:value-type="float">
            <text:p>15.0511779785156</text:p>
          </table:table-cell>
          <table:table-cell office:value-type="float" office:value="4.69303587894918" calcext:value-type="float">
            <text:p>4.69303587894918</text:p>
          </table:table-cell>
          <table:table-cell office:value-type="float" office:value="0.885130941867828" calcext:value-type="float">
            <text:p>0.885130941867828</text:p>
          </table:table-cell>
          <table:table-cell office:value-type="float" office:value="0.192690276674585" calcext:value-type="float">
            <text:p>0.192690276674585</text:p>
          </table:table-cell>
          <table:table-cell table:number-columns-repeated="9"/>
        </table:table-row>
        <table:table-row table:style-name="ro1">
          <table:table-cell office:value-type="float" office:value="13.9673671722412" calcext:value-type="float">
            <text:p>13.9673671722412</text:p>
          </table:table-cell>
          <table:table-cell office:value-type="float" office:value="4.70825964765647" calcext:value-type="float">
            <text:p>4.70825964765647</text:p>
          </table:table-cell>
          <table:table-cell office:value-type="float" office:value="0.662713766098022" calcext:value-type="float">
            <text:p>0.662713766098022</text:p>
          </table:table-cell>
          <table:table-cell office:value-type="float" office:value="0.194488207488903" calcext:value-type="float">
            <text:p>0.194488207488903</text:p>
          </table:table-cell>
          <table:table-cell table:number-columns-repeated="9"/>
        </table:table-row>
        <table:table-row table:style-name="ro1">
          <table:table-cell office:value-type="float" office:value="7.64421033859253" calcext:value-type="float">
            <text:p>7.64421033859253</text:p>
          </table:table-cell>
          <table:table-cell office:value-type="float" office:value="4.70389786560536" calcext:value-type="float">
            <text:p>4.70389786560536</text:p>
          </table:table-cell>
          <table:table-cell office:value-type="float" office:value="0.199363604187965" calcext:value-type="float">
            <text:p>0.199363604187965</text:p>
          </table:table-cell>
          <table:table-cell office:value-type="float" office:value="0.194054531594679" calcext:value-type="float">
            <text:p>0.194054531594679</text:p>
          </table:table-cell>
          <table:table-cell table:number-columns-repeated="9"/>
        </table:table-row>
        <table:table-row table:style-name="ro1">
          <table:table-cell office:value-type="float" office:value="8.2080545425415" calcext:value-type="float">
            <text:p>8.2080545425415</text:p>
          </table:table-cell>
          <table:table-cell office:value-type="float" office:value="4.70361582234278" calcext:value-type="float">
            <text:p>4.70361582234278</text:p>
          </table:table-cell>
          <table:table-cell office:value-type="float" office:value="0.339841187000275" calcext:value-type="float">
            <text:p>0.339841187000275</text:p>
          </table:table-cell>
          <table:table-cell office:value-type="float" office:value="0.1940625878422" calcext:value-type="float">
            <text:p>0.1940625878422</text:p>
          </table:table-cell>
          <table:table-cell table:number-columns-repeated="9"/>
        </table:table-row>
        <table:table-row table:style-name="ro1">
          <table:table-cell office:value-type="float" office:value="14.2565279006958" calcext:value-type="float">
            <text:p>14.2565279006958</text:p>
          </table:table-cell>
          <table:table-cell office:value-type="float" office:value="4.7070362928513" calcext:value-type="float">
            <text:p>4.7070362928513</text:p>
          </table:table-cell>
          <table:table-cell office:value-type="float" office:value="0.975316524505615" calcext:value-type="float">
            <text:p>0.975316524505615</text:p>
          </table:table-cell>
          <table:table-cell office:value-type="float" office:value="0.194731962755889" calcext:value-type="float">
            <text:p>0.194731962755889</text:p>
          </table:table-cell>
          <table:table-cell table:number-columns-repeated="9"/>
        </table:table-row>
        <table:table-row table:style-name="ro1">
          <table:table-cell office:value-type="float" office:value="12.2013168334961" calcext:value-type="float">
            <text:p>12.2013168334961</text:p>
          </table:table-cell>
          <table:table-cell office:value-type="float" office:value="4.7156844900373" calcext:value-type="float">
            <text:p>4.7156844900373</text:p>
          </table:table-cell>
          <table:table-cell office:value-type="float" office:value="0.261037528514862" calcext:value-type="float">
            <text:p>0.261037528514862</text:p>
          </table:table-cell>
          <table:table-cell office:value-type="float" office:value="0.194187303080773" calcext:value-type="float">
            <text:p>0.194187303080773</text:p>
          </table:table-cell>
          <table:table-cell table:number-columns-repeated="9"/>
        </table:table-row>
        <table:table-row table:style-name="ro1">
          <table:table-cell office:value-type="float" office:value="12.2076358795166" calcext:value-type="float">
            <text:p>12.2076358795166</text:p>
          </table:table-cell>
          <table:table-cell office:value-type="float" office:value="4.73430693436339" calcext:value-type="float">
            <text:p>4.73430693436339</text:p>
          </table:table-cell>
          <table:table-cell office:value-type="float" office:value="0.364184767007828" calcext:value-type="float">
            <text:p>0.364184767007828</text:p>
          </table:table-cell>
          <table:table-cell office:value-type="float" office:value="0.194062377789373" calcext:value-type="float">
            <text:p>0.194062377789373</text:p>
          </table:table-cell>
          <table:table-cell table:number-columns-repeated="9"/>
        </table:table-row>
        <table:table-row table:style-name="ro1">
          <table:table-cell office:value-type="float" office:value="6.83389329910278" calcext:value-type="float">
            <text:p>6.83389329910278</text:p>
          </table:table-cell>
          <table:table-cell office:value-type="float" office:value="4.73672304282721" calcext:value-type="float">
            <text:p>4.73672304282721</text:p>
          </table:table-cell>
          <table:table-cell office:value-type="float" office:value="0.205580666661262" calcext:value-type="float">
            <text:p>0.205580666661262</text:p>
          </table:table-cell>
          <table:table-cell office:value-type="float" office:value="0.193769343393577" calcext:value-type="float">
            <text:p>0.193769343393577</text:p>
          </table:table-cell>
          <table:table-cell table:number-columns-repeated="9"/>
        </table:table-row>
        <table:table-row table:style-name="ro1">
          <table:table-cell office:value-type="float" office:value="8.39990139007568" calcext:value-type="float">
            <text:p>8.39990139007568</text:p>
          </table:table-cell>
          <table:table-cell office:value-type="float" office:value="4.71521397575377" calcext:value-type="float">
            <text:p>4.71521397575377</text:p>
          </table:table-cell>
          <table:table-cell office:value-type="float" office:value="0.43984267115593" calcext:value-type="float">
            <text:p>0.43984267115593</text:p>
          </table:table-cell>
          <table:table-cell office:value-type="float" office:value="0.193030138221569" calcext:value-type="float">
            <text:p>0.193030138221569</text:p>
          </table:table-cell>
          <table:table-cell table:number-columns-repeated="9"/>
        </table:table-row>
        <table:table-row table:style-name="ro1">
          <table:table-cell office:value-type="float" office:value="11.013524055481" calcext:value-type="float">
            <text:p>11.013524055481</text:p>
          </table:table-cell>
          <table:table-cell office:value-type="float" office:value="4.71822734972008" calcext:value-type="float">
            <text:p>4.71822734972008</text:p>
          </table:table-cell>
          <table:table-cell office:value-type="float" office:value="0.464554280042648" calcext:value-type="float">
            <text:p>0.464554280042648</text:p>
          </table:table-cell>
          <table:table-cell office:value-type="float" office:value="0.193037681297356" calcext:value-type="float">
            <text:p>0.193037681297356</text:p>
          </table:table-cell>
          <table:table-cell table:number-columns-repeated="9"/>
        </table:table-row>
        <table:table-row table:style-name="ro1">
          <table:table-cell office:value-type="float" office:value="7.93714237213135" calcext:value-type="float">
            <text:p>7.93714237213135</text:p>
          </table:table-cell>
          <table:table-cell office:value-type="float" office:value="4.71362021971369" calcext:value-type="float">
            <text:p>4.71362021971369</text:p>
          </table:table-cell>
          <table:table-cell office:value-type="float" office:value="0.669042587280273" calcext:value-type="float">
            <text:p>0.669042587280273</text:p>
          </table:table-cell>
          <table:table-cell office:value-type="float" office:value="0.193681053280169" calcext:value-type="float">
            <text:p>0.193681053280169</text:p>
          </table:table-cell>
          <table:table-cell table:number-columns-repeated="9"/>
        </table:table-row>
        <table:table-row table:style-name="ro1">
          <table:table-cell office:value-type="float" office:value="7.00147151947022" calcext:value-type="float">
            <text:p>7.00147151947022</text:p>
          </table:table-cell>
          <table:table-cell office:value-type="float" office:value="4.71248690042718" calcext:value-type="float">
            <text:p>4.71248690042718</text:p>
          </table:table-cell>
          <table:table-cell office:value-type="float" office:value="0.257743149995804" calcext:value-type="float">
            <text:p>0.257743149995804</text:p>
          </table:table-cell>
          <table:table-cell office:value-type="float" office:value="0.193581441159808" calcext:value-type="float">
            <text:p>0.193581441159808</text:p>
          </table:table-cell>
          <table:table-cell table:number-columns-repeated="9"/>
        </table:table-row>
        <table:table-row table:style-name="ro1">
          <table:table-cell office:value-type="float" office:value="9.25668334960938" calcext:value-type="float">
            <text:p>9.25668334960938</text:p>
          </table:table-cell>
          <table:table-cell office:value-type="float" office:value="4.71297949125423" calcext:value-type="float">
            <text:p>4.71297949125423</text:p>
          </table:table-cell>
          <table:table-cell office:value-type="float" office:value="0.453338325023651" calcext:value-type="float">
            <text:p>0.453338325023651</text:p>
          </table:table-cell>
          <table:table-cell office:value-type="float" office:value="0.193478026584666" calcext:value-type="float">
            <text:p>0.193478026584666</text:p>
          </table:table-cell>
          <table:table-cell table:number-columns-repeated="9"/>
        </table:table-row>
        <table:table-row table:style-name="ro1">
          <table:table-cell office:value-type="float" office:value="14.8706502914429" calcext:value-type="float">
            <text:p>14.8706502914429</text:p>
          </table:table-cell>
          <table:table-cell office:value-type="float" office:value="4.72688045629103" calcext:value-type="float">
            <text:p>4.72688045629103</text:p>
          </table:table-cell>
          <table:table-cell office:value-type="float" office:value="0.462008774280548" calcext:value-type="float">
            <text:p>0.462008774280548</text:p>
          </table:table-cell>
          <table:table-cell office:value-type="float" office:value="0.193902465408435" calcext:value-type="float">
            <text:p>0.193902465408435</text:p>
          </table:table-cell>
          <table:table-cell table:number-columns-repeated="9"/>
        </table:table-row>
        <table:table-row table:style-name="ro1">
          <table:table-cell office:value-type="float" office:value="7.32173776626587" calcext:value-type="float">
            <text:p>7.32173776626587</text:p>
          </table:table-cell>
          <table:table-cell office:value-type="float" office:value="4.7240980964257" calcext:value-type="float">
            <text:p>4.7240980964257</text:p>
          </table:table-cell>
          <table:table-cell office:value-type="float" office:value="0.317977219820023" calcext:value-type="float">
            <text:p>0.317977219820023</text:p>
          </table:table-cell>
          <table:table-cell office:value-type="float" office:value="0.193930315944563" calcext:value-type="float">
            <text:p>0.193930315944563</text:p>
          </table:table-cell>
          <table:table-cell table:number-columns-repeated="9"/>
        </table:table-row>
        <table:table-row table:style-name="ro1">
          <table:table-cell office:value-type="float" office:value="8.14852523803711" calcext:value-type="float">
            <text:p>8.14852523803711</text:p>
          </table:table-cell>
          <table:table-cell office:value-type="float" office:value="4.7220366465111" calcext:value-type="float">
            <text:p>4.7220366465111</text:p>
          </table:table-cell>
          <table:table-cell office:value-type="float" office:value="0.284226417541504" calcext:value-type="float">
            <text:p>0.284226417541504</text:p>
          </table:table-cell>
          <table:table-cell office:value-type="float" office:value="0.194072236477481" calcext:value-type="float">
            <text:p>0.194072236477481</text:p>
          </table:table-cell>
          <table:table-cell table:number-columns-repeated="9"/>
        </table:table-row>
        <table:table-row table:style-name="ro1">
          <table:table-cell office:value-type="float" office:value="10.4487686157227" calcext:value-type="float">
            <text:p>10.4487686157227</text:p>
          </table:table-cell>
          <table:table-cell office:value-type="float" office:value="4.74960093339165" calcext:value-type="float">
            <text:p>4.74960093339165</text:p>
          </table:table-cell>
          <table:table-cell office:value-type="float" office:value="0.543933391571045" calcext:value-type="float">
            <text:p>0.543933391571045</text:p>
          </table:table-cell>
          <table:table-cell office:value-type="float" office:value="0.195135094822961" calcext:value-type="float">
            <text:p>0.195135094822961</text:p>
          </table:table-cell>
          <table:table-cell table:number-columns-repeated="9"/>
        </table:table-row>
        <table:table-row table:style-name="ro1">
          <table:table-cell office:value-type="float" office:value="9.2084493637085" calcext:value-type="float">
            <text:p>9.2084493637085</text:p>
          </table:table-cell>
          <table:table-cell office:value-type="float" office:value="4.75181182562828" calcext:value-type="float">
            <text:p>4.75181182562828</text:p>
          </table:table-cell>
          <table:table-cell office:value-type="float" office:value="0.548500597476959" calcext:value-type="float">
            <text:p>0.548500597476959</text:p>
          </table:table-cell>
          <table:table-cell office:value-type="float" office:value="0.19532066121412" calcext:value-type="float">
            <text:p>0.19532066121412</text:p>
          </table:table-cell>
          <table:table-cell table:number-columns-repeated="9"/>
        </table:table-row>
        <table:table-row table:style-name="ro1">
          <table:table-cell office:value-type="float" office:value="8.48412036895752" calcext:value-type="float">
            <text:p>8.48412036895752</text:p>
          </table:table-cell>
          <table:table-cell office:value-type="float" office:value="4.74913888137078" calcext:value-type="float">
            <text:p>4.74913888137078</text:p>
          </table:table-cell>
          <table:table-cell office:value-type="float" office:value="0.704704105854034" calcext:value-type="float">
            <text:p>0.704704105854034</text:p>
          </table:table-cell>
          <table:table-cell office:value-type="float" office:value="0.195615646350776" calcext:value-type="float">
            <text:p>0.195615646350776</text:p>
          </table:table-cell>
          <table:table-cell table:number-columns-repeated="9"/>
        </table:table-row>
        <table:table-row table:style-name="ro1">
          <table:table-cell office:value-type="float" office:value="10.8589363098145" calcext:value-type="float">
            <text:p>10.8589363098145</text:p>
          </table:table-cell>
          <table:table-cell office:value-type="float" office:value="4.75775440234598" calcext:value-type="float">
            <text:p>4.75775440234598</text:p>
          </table:table-cell>
          <table:table-cell office:value-type="float" office:value="0.37582340836525" calcext:value-type="float">
            <text:p>0.37582340836525</text:p>
          </table:table-cell>
          <table:table-cell office:value-type="float" office:value="0.195491547541446" calcext:value-type="float">
            <text:p>0.195491547541446</text:p>
          </table:table-cell>
          <table:table-cell table:number-columns-repeated="9"/>
        </table:table-row>
        <table:table-row table:style-name="ro1">
          <table:table-cell office:value-type="float" office:value="9.08970260620117" calcext:value-type="float">
            <text:p>9.08970260620117</text:p>
          </table:table-cell>
          <table:table-cell office:value-type="float" office:value="4.76185795508122" calcext:value-type="float">
            <text:p>4.76185795508122</text:p>
          </table:table-cell>
          <table:table-cell office:value-type="float" office:value="0.302997350692749" calcext:value-type="float">
            <text:p>0.302997350692749</text:p>
          </table:table-cell>
          <table:table-cell office:value-type="float" office:value="0.195294043120025" calcext:value-type="float">
            <text:p>0.195294043120025</text:p>
          </table:table-cell>
          <table:table-cell table:number-columns-repeated="9"/>
        </table:table-row>
        <table:table-row table:style-name="ro1">
          <table:table-cell office:value-type="float" office:value="8.11669826507568" calcext:value-type="float">
            <text:p>8.11669826507568</text:p>
          </table:table-cell>
          <table:table-cell office:value-type="float" office:value="4.76015368190115" calcext:value-type="float">
            <text:p>4.76015368190115</text:p>
          </table:table-cell>
          <table:table-cell office:value-type="float" office:value="0.352005869150162" calcext:value-type="float">
            <text:p>0.352005869150162</text:p>
          </table:table-cell>
          <table:table-cell office:value-type="float" office:value="0.19504987548844" calcext:value-type="float">
            <text:p>0.19504987548844</text:p>
          </table:table-cell>
          <table:table-cell table:number-columns-repeated="9"/>
        </table:table-row>
        <table:table-row table:style-name="ro1">
          <table:table-cell office:value-type="float" office:value="7.7267165184021" calcext:value-type="float">
            <text:p>7.7267165184021</text:p>
          </table:table-cell>
          <table:table-cell office:value-type="float" office:value="4.75963904989907" calcext:value-type="float">
            <text:p>4.75963904989907</text:p>
          </table:table-cell>
          <table:table-cell office:value-type="float" office:value="0.181164145469666" calcext:value-type="float">
            <text:p>0.181164145469666</text:p>
          </table:table-cell>
          <table:table-cell office:value-type="float" office:value="0.194845509355151" calcext:value-type="float">
            <text:p>0.194845509355151</text:p>
          </table:table-cell>
          <table:table-cell table:number-columns-repeated="9"/>
        </table:table-row>
        <table:table-row table:style-name="ro1">
          <table:table-cell office:value-type="float" office:value="8.82713508605957" calcext:value-type="float">
            <text:p>8.82713508605957</text:p>
          </table:table-cell>
          <table:table-cell office:value-type="float" office:value="4.76298900662966" calcext:value-type="float">
            <text:p>4.76298900662966</text:p>
          </table:table-cell>
          <table:table-cell office:value-type="float" office:value="0.334038108587265" calcext:value-type="float">
            <text:p>0.334038108587265</text:p>
          </table:table-cell>
          <table:table-cell office:value-type="float" office:value="0.194804556431895" calcext:value-type="float">
            <text:p>0.194804556431895</text:p>
          </table:table-cell>
          <table:table-cell table:number-columns-repeated="9"/>
        </table:table-row>
        <table:table-row table:style-name="ro1">
          <table:table-cell office:value-type="float" office:value="9.95761299133301" calcext:value-type="float">
            <text:p>9.95761299133301</text:p>
          </table:table-cell>
          <table:table-cell office:value-type="float" office:value="4.76449564701354" calcext:value-type="float">
            <text:p>4.76449564701354</text:p>
          </table:table-cell>
          <table:table-cell office:value-type="float" office:value="0.366272479295731" calcext:value-type="float">
            <text:p>0.366272479295731</text:p>
          </table:table-cell>
          <table:table-cell office:value-type="float" office:value="0.194892780784587" calcext:value-type="float">
            <text:p>0.194892780784587</text:p>
          </table:table-cell>
          <table:table-cell table:number-columns-repeated="9"/>
        </table:table-row>
        <table:table-row table:style-name="ro1">
          <table:table-cell office:value-type="float" office:value="8.75860118865967" calcext:value-type="float">
            <text:p>8.75860118865967</text:p>
          </table:table-cell>
          <table:table-cell office:value-type="float" office:value="4.76540543931058" calcext:value-type="float">
            <text:p>4.76540543931058</text:p>
          </table:table-cell>
          <table:table-cell office:value-type="float" office:value="0.196845784783363" calcext:value-type="float">
            <text:p>0.196845784783363</text:p>
          </table:table-cell>
          <table:table-cell office:value-type="float" office:value="0.194602924943904" calcext:value-type="float">
            <text:p>0.194602924943904</text:p>
          </table:table-cell>
          <table:table-cell table:number-columns-repeated="9"/>
        </table:table-row>
        <table:table-row table:style-name="ro1">
          <table:table-cell office:value-type="float" office:value="7.63142824172974" calcext:value-type="float">
            <text:p>7.63142824172974</text:p>
          </table:table-cell>
          <table:table-cell office:value-type="float" office:value="4.76463454751228" calcext:value-type="float">
            <text:p>4.76463454751228</text:p>
          </table:table-cell>
          <table:table-cell office:value-type="float" office:value="0.607725143432617" calcext:value-type="float">
            <text:p>0.607725143432617</text:p>
          </table:table-cell>
          <table:table-cell office:value-type="float" office:value="0.19507287651519" calcext:value-type="float">
            <text:p>0.19507287651519</text:p>
          </table:table-cell>
          <table:table-cell table:number-columns-repeated="9"/>
        </table:table-row>
        <table:table-row table:style-name="ro1">
          <table:table-cell office:value-type="float" office:value="7.78905296325684" calcext:value-type="float">
            <text:p>7.78905296325684</text:p>
          </table:table-cell>
          <table:table-cell office:value-type="float" office:value="4.76470891231956" calcext:value-type="float">
            <text:p>4.76470891231956</text:p>
          </table:table-cell>
          <table:table-cell office:value-type="float" office:value="0.162708103656769" calcext:value-type="float">
            <text:p>0.162708103656769</text:p>
          </table:table-cell>
          <table:table-cell office:value-type="float" office:value="0.194878744001147" calcext:value-type="float">
            <text:p>0.194878744001147</text:p>
          </table:table-cell>
          <table:table-cell table:number-columns-repeated="9"/>
        </table:table-row>
        <table:table-row table:style-name="ro1">
          <table:table-cell office:value-type="float" office:value="8.47338771820068" calcext:value-type="float">
            <text:p>8.47338771820068</text:p>
          </table:table-cell>
          <table:table-cell office:value-type="float" office:value="4.76334045753673" calcext:value-type="float">
            <text:p>4.76334045753673</text:p>
          </table:table-cell>
          <table:table-cell office:value-type="float" office:value="0.680562257766724" calcext:value-type="float">
            <text:p>0.680562257766724</text:p>
          </table:table-cell>
          <table:table-cell office:value-type="float" office:value="0.195610976569786" calcext:value-type="float">
            <text:p>0.195610976569786</text:p>
          </table:table-cell>
          <table:table-cell table:number-columns-repeated="9"/>
        </table:table-row>
        <table:table-row table:style-name="ro1">
          <table:table-cell office:value-type="float" office:value="8.63695049285889" calcext:value-type="float">
            <text:p>8.63695049285889</text:p>
          </table:table-cell>
          <table:table-cell office:value-type="float" office:value="4.76871543280102" calcext:value-type="float">
            <text:p>4.76871543280102</text:p>
          </table:table-cell>
          <table:table-cell office:value-type="float" office:value="0.425929874181747" calcext:value-type="float">
            <text:p>0.425929874181747</text:p>
          </table:table-cell>
          <table:table-cell office:value-type="float" office:value="0.195210867540187" calcext:value-type="float">
            <text:p>0.195210867540187</text:p>
          </table:table-cell>
          <table:table-cell table:number-columns-repeated="9"/>
        </table:table-row>
        <table:table-row table:style-name="ro1">
          <table:table-cell office:value-type="float" office:value="9.06047058105469" calcext:value-type="float">
            <text:p>9.06047058105469</text:p>
          </table:table-cell>
          <table:table-cell office:value-type="float" office:value="4.7703262587816" calcext:value-type="float">
            <text:p>4.7703262587816</text:p>
          </table:table-cell>
          <table:table-cell office:value-type="float" office:value="0.488621413707733" calcext:value-type="float">
            <text:p>0.488621413707733</text:p>
          </table:table-cell>
          <table:table-cell office:value-type="float" office:value="0.195441120981246" calcext:value-type="float">
            <text:p>0.195441120981246</text:p>
          </table:table-cell>
          <table:table-cell table:number-columns-repeated="9"/>
        </table:table-row>
        <table:table-row table:style-name="ro1">
          <table:table-cell office:value-type="float" office:value="7.55068683624268" calcext:value-type="float">
            <text:p>7.55068683624268</text:p>
          </table:table-cell>
          <table:table-cell office:value-type="float" office:value="4.76282403872147" calcext:value-type="float">
            <text:p>4.76282403872147</text:p>
          </table:table-cell>
          <table:table-cell office:value-type="float" office:value="0.549205362796783" calcext:value-type="float">
            <text:p>0.549205362796783</text:p>
          </table:table-cell>
          <table:table-cell office:value-type="float" office:value="0.197005057950186" calcext:value-type="float">
            <text:p>0.197005057950186</text:p>
          </table:table-cell>
          <table:table-cell table:number-columns-repeated="9"/>
        </table:table-row>
        <table:table-row table:style-name="ro1">
          <table:table-cell office:value-type="float" office:value="8.90080070495606" calcext:value-type="float">
            <text:p>8.90080070495606</text:p>
          </table:table-cell>
          <table:table-cell office:value-type="float" office:value="4.76373812986689" calcext:value-type="float">
            <text:p>4.76373812986689</text:p>
          </table:table-cell>
          <table:table-cell office:value-type="float" office:value="0.235743775963783" calcext:value-type="float">
            <text:p>0.235743775963783</text:p>
          </table:table-cell>
          <table:table-cell office:value-type="float" office:value="0.196936600176685" calcext:value-type="float">
            <text:p>0.196936600176685</text:p>
          </table:table-cell>
          <table:table-cell table:number-columns-repeated="9"/>
        </table:table-row>
        <table:table-row table:style-name="ro1">
          <table:table-cell office:value-type="float" office:value="9.92029762268066" calcext:value-type="float">
            <text:p>9.92029762268066</text:p>
          </table:table-cell>
          <table:table-cell office:value-type="float" office:value="4.77109956945733" calcext:value-type="float">
            <text:p>4.77109956945733</text:p>
          </table:table-cell>
          <table:table-cell office:value-type="float" office:value="0.318747967481613" calcext:value-type="float">
            <text:p>0.318747967481613</text:p>
          </table:table-cell>
          <table:table-cell office:value-type="float" office:value="0.196478129370466" calcext:value-type="float">
            <text:p>0.196478129370466</text:p>
          </table:table-cell>
          <table:table-cell table:number-columns-repeated="9"/>
        </table:table-row>
        <table:table-row table:style-name="ro1">
          <table:table-cell office:value-type="float" office:value="13.6911287307739" calcext:value-type="float">
            <text:p>13.6911287307739</text:p>
          </table:table-cell>
          <table:table-cell office:value-type="float" office:value="4.77350151431772" calcext:value-type="float">
            <text:p>4.77350151431772</text:p>
          </table:table-cell>
          <table:table-cell office:value-type="float" office:value="0.691893100738525" calcext:value-type="float">
            <text:p>0.691893100738525</text:p>
          </table:table-cell>
          <table:table-cell office:value-type="float" office:value="0.196885549290247" calcext:value-type="float">
            <text:p>0.196885549290247</text:p>
          </table:table-cell>
          <table:table-cell table:number-columns-repeated="9"/>
        </table:table-row>
        <table:table-row table:style-name="ro1">
          <table:table-cell office:value-type="float" office:value="7.41330146789551" calcext:value-type="float">
            <text:p>7.41330146789551</text:p>
          </table:table-cell>
          <table:table-cell office:value-type="float" office:value="4.77361612190115" calcext:value-type="float">
            <text:p>4.77361612190115</text:p>
          </table:table-cell>
          <table:table-cell office:value-type="float" office:value="0.172849044203758" calcext:value-type="float">
            <text:p>0.172849044203758</text:p>
          </table:table-cell>
          <table:table-cell office:value-type="float" office:value="0.196722014808622" calcext:value-type="float">
            <text:p>0.196722014808622</text:p>
          </table:table-cell>
          <table:table-cell table:number-columns-repeated="9"/>
        </table:table-row>
        <table:table-row table:style-name="ro1">
          <table:table-cell office:value-type="float" office:value="7.55875444412231" calcext:value-type="float">
            <text:p>7.55875444412231</text:p>
          </table:table-cell>
          <table:table-cell office:value-type="float" office:value="4.77358994105051" calcext:value-type="float">
            <text:p>4.77358994105051</text:p>
          </table:table-cell>
          <table:table-cell office:value-type="float" office:value="0.159815490245819" calcext:value-type="float">
            <text:p>0.159815490245819</text:p>
          </table:table-cell>
          <table:table-cell office:value-type="float" office:value="0.196373644596432" calcext:value-type="float">
            <text:p>0.196373644596432</text:p>
          </table:table-cell>
          <table:table-cell table:number-columns-repeated="9"/>
        </table:table-row>
        <table:table-row table:style-name="ro1">
          <table:table-cell office:value-type="float" office:value="8.97232055664063" calcext:value-type="float">
            <text:p>8.97232055664063</text:p>
          </table:table-cell>
          <table:table-cell office:value-type="float" office:value="4.7666497225831" calcext:value-type="float">
            <text:p>4.7666497225831</text:p>
          </table:table-cell>
          <table:table-cell office:value-type="float" office:value="0.467060834169388" calcext:value-type="float">
            <text:p>0.467060834169388</text:p>
          </table:table-cell>
          <table:table-cell office:value-type="float" office:value="0.196009443868521" calcext:value-type="float">
            <text:p>0.196009443868521</text:p>
          </table:table-cell>
          <table:table-cell table:number-columns-repeated="9"/>
        </table:table-row>
        <table:table-row table:style-name="ro1">
          <table:table-cell office:value-type="float" office:value="8.96628665924072" calcext:value-type="float">
            <text:p>8.96628665924072</text:p>
          </table:table-cell>
          <table:table-cell office:value-type="float" office:value="4.76760214308521" calcext:value-type="float">
            <text:p>4.76760214308521</text:p>
          </table:table-cell>
          <table:table-cell office:value-type="float" office:value="0.232379540801048" calcext:value-type="float">
            <text:p>0.232379540801048</text:p>
          </table:table-cell>
          <table:table-cell office:value-type="float" office:value="0.195909227509088" calcext:value-type="float">
            <text:p>0.195909227509088</text:p>
          </table:table-cell>
          <table:table-cell table:number-columns-repeated="9"/>
        </table:table-row>
        <table:table-row table:style-name="ro1">
          <table:table-cell office:value-type="float" office:value="8.54975414276123" calcext:value-type="float">
            <text:p>8.54975414276123</text:p>
          </table:table-cell>
          <table:table-cell office:value-type="float" office:value="4.76365129571149" calcext:value-type="float">
            <text:p>4.76365129571149</text:p>
          </table:table-cell>
          <table:table-cell office:value-type="float" office:value="0.641417860984802" calcext:value-type="float">
            <text:p>0.641417860984802</text:p>
          </table:table-cell>
          <table:table-cell office:value-type="float" office:value="0.196481178003061" calcext:value-type="float">
            <text:p>0.196481178003061</text:p>
          </table:table-cell>
          <table:table-cell table:number-columns-repeated="9"/>
        </table:table-row>
        <table:table-row table:style-name="ro1">
          <table:table-cell office:value-type="float" office:value="8.07457256317139" calcext:value-type="float">
            <text:p>8.07457256317139</text:p>
          </table:table-cell>
          <table:table-cell office:value-type="float" office:value="4.76354144336081" calcext:value-type="float">
            <text:p>4.76354144336081</text:p>
          </table:table-cell>
          <table:table-cell office:value-type="float" office:value="0.317248851060867" calcext:value-type="float">
            <text:p>0.317248851060867</text:p>
          </table:table-cell>
          <table:table-cell office:value-type="float" office:value="0.196496822633686" calcext:value-type="float">
            <text:p>0.196496822633686</text:p>
          </table:table-cell>
          <table:table-cell table:number-columns-repeated="9"/>
        </table:table-row>
        <table:table-row table:style-name="ro1">
          <table:table-cell office:value-type="float" office:value="11.4783182144165" calcext:value-type="float">
            <text:p>11.4783182144165</text:p>
          </table:table-cell>
          <table:table-cell office:value-type="float" office:value="4.76713994395389" calcext:value-type="float">
            <text:p>4.76713994395389</text:p>
          </table:table-cell>
          <table:table-cell office:value-type="float" office:value="0.678704023361206" calcext:value-type="float">
            <text:p>0.678704023361206</text:p>
          </table:table-cell>
          <table:table-cell office:value-type="float" office:value="0.196994801231228" calcext:value-type="float">
            <text:p>0.196994801231228</text:p>
          </table:table-cell>
          <table:table-cell table:number-columns-repeated="9"/>
        </table:table-row>
        <table:table-row table:style-name="ro1">
          <table:table-cell office:value-type="float" office:value="9.93374729156494" calcext:value-type="float">
            <text:p>9.93374729156494</text:p>
          </table:table-cell>
          <table:table-cell office:value-type="float" office:value="4.77087936486212" calcext:value-type="float">
            <text:p>4.77087936486212</text:p>
          </table:table-cell>
          <table:table-cell office:value-type="float" office:value="0.338387250900269" calcext:value-type="float">
            <text:p>0.338387250900269</text:p>
          </table:table-cell>
          <table:table-cell office:value-type="float" office:value="0.197003240075517" calcext:value-type="float">
            <text:p>0.197003240075517</text:p>
          </table:table-cell>
          <table:table-cell table:number-columns-repeated="9"/>
        </table:table-row>
        <table:table-row table:style-name="ro1">
          <table:table-cell office:value-type="float" office:value="8.5032844543457" calcext:value-type="float">
            <text:p>8.5032844543457</text:p>
          </table:table-cell>
          <table:table-cell office:value-type="float" office:value="4.77440605564272" calcext:value-type="float">
            <text:p>4.77440605564272</text:p>
          </table:table-cell>
          <table:table-cell office:value-type="float" office:value="0.742475390434265" calcext:value-type="float">
            <text:p>0.742475390434265</text:p>
          </table:table-cell>
          <table:table-cell office:value-type="float" office:value="0.197683693251868" calcext:value-type="float">
            <text:p>0.197683693251868</text:p>
          </table:table-cell>
          <table:table-cell table:number-columns-repeated="9"/>
        </table:table-row>
        <table:table-row table:style-name="ro1">
          <table:table-cell office:value-type="float" office:value="9.45511150360107" calcext:value-type="float">
            <text:p>9.45511150360107</text:p>
          </table:table-cell>
          <table:table-cell office:value-type="float" office:value="4.77473538771296" calcext:value-type="float">
            <text:p>4.77473538771296</text:p>
          </table:table-cell>
          <table:table-cell office:value-type="float" office:value="0.797240018844605" calcext:value-type="float">
            <text:p>0.797240018844605</text:p>
          </table:table-cell>
          <table:table-cell office:value-type="float" office:value="0.197984828878653" calcext:value-type="float">
            <text:p>0.197984828878653</text:p>
          </table:table-cell>
          <table:table-cell table:number-columns-repeated="9"/>
        </table:table-row>
        <table:table-row table:style-name="ro1">
          <table:table-cell office:value-type="float" office:value="9.62563800811768" calcext:value-type="float">
            <text:p>9.62563800811768</text:p>
          </table:table-cell>
          <table:table-cell office:value-type="float" office:value="4.77858737196147" calcext:value-type="float">
            <text:p>4.77858737196147</text:p>
          </table:table-cell>
          <table:table-cell office:value-type="float" office:value="0.289930701255798" calcext:value-type="float">
            <text:p>0.289930701255798</text:p>
          </table:table-cell>
          <table:table-cell office:value-type="float" office:value="0.19696535960041" calcext:value-type="float">
            <text:p>0.19696535960041</text:p>
          </table:table-cell>
          <table:table-cell table:number-columns-repeated="9"/>
        </table:table-row>
        <table:table-row table:style-name="ro1">
          <table:table-cell office:value-type="float" office:value="8.57410144805908" calcext:value-type="float">
            <text:p>8.57410144805908</text:p>
          </table:table-cell>
          <table:table-cell office:value-type="float" office:value="4.77875320794767" calcext:value-type="float">
            <text:p>4.77875320794767</text:p>
          </table:table-cell>
          <table:table-cell office:value-type="float" office:value="0.354720771312714" calcext:value-type="float">
            <text:p>0.354720771312714</text:p>
          </table:table-cell>
          <table:table-cell office:value-type="float" office:value="0.197048255621874" calcext:value-type="float">
            <text:p>0.197048255621874</text:p>
          </table:table-cell>
          <table:table-cell table:number-columns-repeated="9"/>
        </table:table-row>
        <table:table-row table:style-name="ro1">
          <table:table-cell office:value-type="float" office:value="10.2335109710693" calcext:value-type="float">
            <text:p>10.2335109710693</text:p>
          </table:table-cell>
          <table:table-cell office:value-type="float" office:value="4.78103262970976" calcext:value-type="float">
            <text:p>4.78103262970976</text:p>
          </table:table-cell>
          <table:table-cell office:value-type="float" office:value="0.164817497134209" calcext:value-type="float">
            <text:p>0.164817497134209</text:p>
          </table:table-cell>
          <table:table-cell office:value-type="float" office:value="0.19616861636191" calcext:value-type="float">
            <text:p>0.19616861636191</text:p>
          </table:table-cell>
          <table:table-cell table:number-columns-repeated="9"/>
        </table:table-row>
        <table:table-row table:style-name="ro1">
          <table:table-cell office:value-type="float" office:value="10.1929273605347" calcext:value-type="float">
            <text:p>10.1929273605347</text:p>
          </table:table-cell>
          <table:table-cell office:value-type="float" office:value="4.78384789800936" calcext:value-type="float">
            <text:p>4.78384789800936</text:p>
          </table:table-cell>
          <table:table-cell office:value-type="float" office:value="0.854243874549866" calcext:value-type="float">
            <text:p>0.854243874549866</text:p>
          </table:table-cell>
          <table:table-cell office:value-type="float" office:value="0.19708056932813" calcext:value-type="float">
            <text:p>0.19708056932813</text:p>
          </table:table-cell>
          <table:table-cell table:number-columns-repeated="9"/>
        </table:table-row>
        <table:table-row table:style-name="ro1">
          <table:table-cell office:value-type="float" office:value="10.7038021087646" calcext:value-type="float">
            <text:p>10.7038021087646</text:p>
          </table:table-cell>
          <table:table-cell office:value-type="float" office:value="4.78478077064134" calcext:value-type="float">
            <text:p>4.78478077064134</text:p>
          </table:table-cell>
          <table:table-cell office:value-type="float" office:value="0.491014987230301" calcext:value-type="float">
            <text:p>0.491014987230301</text:p>
          </table:table-cell>
          <table:table-cell office:value-type="float" office:value="0.197247950086204" calcext:value-type="float">
            <text:p>0.197247950086204</text:p>
          </table:table-cell>
          <table:table-cell table:number-columns-repeated="9"/>
        </table:table-row>
        <table:table-row table:style-name="ro1">
          <table:table-cell office:value-type="float" office:value="9.16601467132568" calcext:value-type="float">
            <text:p>9.16601467132568</text:p>
          </table:table-cell>
          <table:table-cell office:value-type="float" office:value="4.78630093817907" calcext:value-type="float">
            <text:p>4.78630093817907</text:p>
          </table:table-cell>
          <table:table-cell office:value-type="float" office:value="0.183609753847122" calcext:value-type="float">
            <text:p>0.183609753847122</text:p>
          </table:table-cell>
          <table:table-cell office:value-type="float" office:value="0.197175267977745" calcext:value-type="float">
            <text:p>0.197175267977745</text:p>
          </table:table-cell>
          <table:table-cell table:number-columns-repeated="9"/>
        </table:table-row>
        <table:table-row table:style-name="ro1">
          <table:table-cell office:value-type="float" office:value="8.82132816314697" calcext:value-type="float">
            <text:p>8.82132816314697</text:p>
          </table:table-cell>
          <table:table-cell office:value-type="float" office:value="4.78926196207386" calcext:value-type="float">
            <text:p>4.78926196207386</text:p>
          </table:table-cell>
          <table:table-cell office:value-type="float" office:value="0.126015320420265" calcext:value-type="float">
            <text:p>0.126015320420265</text:p>
          </table:table-cell>
          <table:table-cell office:value-type="float" office:value="0.19689547649738" calcext:value-type="float">
            <text:p>0.19689547649738</text:p>
          </table:table-cell>
          <table:table-cell table:number-columns-repeated="9"/>
        </table:table-row>
        <table:table-row table:style-name="ro1">
          <table:table-cell office:value-type="float" office:value="9.96951580047607" calcext:value-type="float">
            <text:p>9.96951580047607</text:p>
          </table:table-cell>
          <table:table-cell office:value-type="float" office:value="4.79469213247886" calcext:value-type="float">
            <text:p>4.79469213247886</text:p>
          </table:table-cell>
          <table:table-cell office:value-type="float" office:value="0.86329847574234" calcext:value-type="float">
            <text:p>0.86329847574234</text:p>
          </table:table-cell>
          <table:table-cell office:value-type="float" office:value="0.197783825410647" calcext:value-type="float">
            <text:p>0.197783825410647</text:p>
          </table:table-cell>
          <table:table-cell table:number-columns-repeated="9"/>
        </table:table-row>
        <table:table-row table:style-name="ro1">
          <table:table-cell office:value-type="float" office:value="10.0328054428101" calcext:value-type="float">
            <text:p>10.0328054428101</text:p>
          </table:table-cell>
          <table:table-cell office:value-type="float" office:value="4.80204950716918" calcext:value-type="float">
            <text:p>4.80204950716918</text:p>
          </table:table-cell>
          <table:table-cell office:value-type="float" office:value="0.658953964710236" calcext:value-type="float">
            <text:p>0.658953964710236</text:p>
          </table:table-cell>
          <table:table-cell office:value-type="float" office:value="0.198073530700341" calcext:value-type="float">
            <text:p>0.198073530700341</text:p>
          </table:table-cell>
          <table:table-cell table:number-columns-repeated="9"/>
        </table:table-row>
        <table:table-row table:style-name="ro1">
          <table:table-cell office:value-type="float" office:value="9.60186100006104" calcext:value-type="float">
            <text:p>9.60186100006104</text:p>
          </table:table-cell>
          <table:table-cell office:value-type="float" office:value="4.80305371382744" calcext:value-type="float">
            <text:p>4.80305371382744</text:p>
          </table:table-cell>
          <table:table-cell office:value-type="float" office:value="0.576449334621429" calcext:value-type="float">
            <text:p>0.576449334621429</text:p>
          </table:table-cell>
          <table:table-cell office:value-type="float" office:value="0.198327625894446" calcext:value-type="float">
            <text:p>0.198327625894446</text:p>
          </table:table-cell>
          <table:table-cell table:number-columns-repeated="9"/>
        </table:table-row>
        <table:table-row table:style-name="ro1">
          <table:table-cell office:value-type="float" office:value="9.93037033081055" calcext:value-type="float">
            <text:p>9.93037033081055</text:p>
          </table:table-cell>
          <table:table-cell office:value-type="float" office:value="4.81917476737089" calcext:value-type="float">
            <text:p>4.81917476737089</text:p>
          </table:table-cell>
          <table:table-cell office:value-type="float" office:value="0.704513549804688" calcext:value-type="float">
            <text:p>0.704513549804688</text:p>
          </table:table-cell>
          <table:table-cell office:value-type="float" office:value="0.200220888401912" calcext:value-type="float">
            <text:p>0.200220888401912</text:p>
          </table:table-cell>
          <table:table-cell table:number-columns-repeated="9"/>
        </table:table-row>
        <table:table-row table:style-name="ro1">
          <table:table-cell office:value-type="float" office:value="9.7283992767334" calcext:value-type="float">
            <text:p>9.7283992767334</text:p>
          </table:table-cell>
          <table:table-cell office:value-type="float" office:value="4.82179233343147" calcext:value-type="float">
            <text:p>4.82179233343147</text:p>
          </table:table-cell>
          <table:table-cell office:value-type="float" office:value="0.411806434392929" calcext:value-type="float">
            <text:p>0.411806434392929</text:p>
          </table:table-cell>
          <table:table-cell office:value-type="float" office:value="0.200380915873199" calcext:value-type="float">
            <text:p>0.200380915873199</text:p>
          </table:table-cell>
          <table:table-cell table:number-columns-repeated="9"/>
        </table:table-row>
        <table:table-row table:style-name="ro1">
          <table:table-cell office:value-type="float" office:value="11.0060348510742" calcext:value-type="float">
            <text:p>11.0060348510742</text:p>
          </table:table-cell>
          <table:table-cell office:value-type="float" office:value="4.83612622735835" calcext:value-type="float">
            <text:p>4.83612622735835</text:p>
          </table:table-cell>
          <table:table-cell office:value-type="float" office:value="0.923634111881256" calcext:value-type="float">
            <text:p>0.923634111881256</text:p>
          </table:table-cell>
          <table:table-cell office:value-type="float" office:value="0.204105066152508" calcext:value-type="float">
            <text:p>0.204105066152508</text:p>
          </table:table-cell>
          <table:table-cell table:number-columns-repeated="9"/>
        </table:table-row>
        <table:table-row table:style-name="ro1">
          <table:table-cell office:value-type="float" office:value="9.96864700317383" calcext:value-type="float">
            <text:p>9.96864700317383</text:p>
          </table:table-cell>
          <table:table-cell office:value-type="float" office:value="4.83858072120266" calcext:value-type="float">
            <text:p>4.83858072120266</text:p>
          </table:table-cell>
          <table:table-cell office:value-type="float" office:value="0.76414030790329" calcext:value-type="float">
            <text:p>0.76414030790329</text:p>
          </table:table-cell>
          <table:table-cell office:value-type="float" office:value="0.204622082884278" calcext:value-type="float">
            <text:p>0.204622082884278</text:p>
          </table:table-cell>
          <table:table-cell table:number-columns-repeated="9"/>
        </table:table-row>
        <table:table-row table:style-name="ro1">
          <table:table-cell office:value-type="float" office:value="10.9121541976929" calcext:value-type="float">
            <text:p>10.9121541976929</text:p>
          </table:table-cell>
          <table:table-cell office:value-type="float" office:value="4.84343778840152" calcext:value-type="float">
            <text:p>4.84343778840152</text:p>
          </table:table-cell>
          <table:table-cell office:value-type="float" office:value="0.367811352014542" calcext:value-type="float">
            <text:p>0.367811352014542</text:p>
          </table:table-cell>
          <table:table-cell office:value-type="float" office:value="0.204224478618508" calcext:value-type="float">
            <text:p>0.204224478618508</text:p>
          </table:table-cell>
          <table:table-cell table:number-columns-repeated="9"/>
        </table:table-row>
        <table:table-row table:style-name="ro1">
          <table:table-cell office:value-type="float" office:value="11.8306102752686" calcext:value-type="float">
            <text:p>11.8306102752686</text:p>
          </table:table-cell>
          <table:table-cell office:value-type="float" office:value="4.84683920239075" calcext:value-type="float">
            <text:p>4.84683920239075</text:p>
          </table:table-cell>
          <table:table-cell office:value-type="float" office:value="0.493651866912842" calcext:value-type="float">
            <text:p>0.493651866912842</text:p>
          </table:table-cell>
          <table:table-cell office:value-type="float" office:value="0.204157260024659" calcext:value-type="float">
            <text:p>0.204157260024659</text:p>
          </table:table-cell>
          <table:table-cell table:number-columns-repeated="9"/>
        </table:table-row>
        <table:table-row table:style-name="ro1">
          <table:table-cell office:value-type="float" office:value="7.17738008499146" calcext:value-type="float">
            <text:p>7.17738008499146</text:p>
          </table:table-cell>
          <table:table-cell office:value-type="float" office:value="4.84736380981314" calcext:value-type="float">
            <text:p>4.84736380981314</text:p>
          </table:table-cell>
          <table:table-cell office:value-type="float" office:value="0.581527948379517" calcext:value-type="float">
            <text:p>0.581527948379517</text:p>
          </table:table-cell>
          <table:table-cell office:value-type="float" office:value="0.20427446225703" calcext:value-type="float">
            <text:p>0.20427446225703</text:p>
          </table:table-cell>
          <table:table-cell table:number-columns-repeated="9"/>
        </table:table-row>
        <table:table-row table:style-name="ro1">
          <table:table-cell office:value-type="float" office:value="7.69112586975098" calcext:value-type="float">
            <text:p>7.69112586975098</text:p>
          </table:table-cell>
          <table:table-cell office:value-type="float" office:value="4.84910681705584" calcext:value-type="float">
            <text:p>4.84910681705584</text:p>
          </table:table-cell>
          <table:table-cell office:value-type="float" office:value="0.168355420231819" calcext:value-type="float">
            <text:p>0.168355420231819</text:p>
          </table:table-cell>
          <table:table-cell office:value-type="float" office:value="0.203961350993864" calcext:value-type="float">
            <text:p>0.203961350993864</text:p>
          </table:table-cell>
          <table:table-cell table:number-columns-repeated="9"/>
        </table:table-row>
        <table:table-row table:style-name="ro1">
          <table:table-cell office:value-type="float" office:value="9.26055431365967" calcext:value-type="float">
            <text:p>9.26055431365967</text:p>
          </table:table-cell>
          <table:table-cell office:value-type="float" office:value="4.85237331672367" calcext:value-type="float">
            <text:p>4.85237331672367</text:p>
          </table:table-cell>
          <table:table-cell office:value-type="float" office:value="0.330822438001633" calcext:value-type="float">
            <text:p>0.330822438001633</text:p>
          </table:table-cell>
          <table:table-cell office:value-type="float" office:value="0.203865067348447" calcext:value-type="float">
            <text:p>0.203865067348447</text:p>
          </table:table-cell>
          <table:table-cell table:number-columns-repeated="9"/>
        </table:table-row>
        <table:table-row table:style-name="ro1">
          <table:table-cell office:value-type="float" office:value="7.07459402084351" calcext:value-type="float">
            <text:p>7.07459402084351</text:p>
          </table:table-cell>
          <table:table-cell office:value-type="float" office:value="4.85180074289288" calcext:value-type="float">
            <text:p>4.85180074289288</text:p>
          </table:table-cell>
          <table:table-cell office:value-type="float" office:value="0.488339871168137" calcext:value-type="float">
            <text:p>0.488339871168137</text:p>
          </table:table-cell>
          <table:table-cell office:value-type="float" office:value="0.203893479434318" calcext:value-type="float">
            <text:p>0.203893479434318</text:p>
          </table:table-cell>
          <table:table-cell table:number-columns-repeated="9"/>
        </table:table-row>
        <table:table-row table:style-name="ro1">
          <table:table-cell office:value-type="float" office:value="9.32359218597412" calcext:value-type="float">
            <text:p>9.32359218597412</text:p>
          </table:table-cell>
          <table:table-cell office:value-type="float" office:value="4.85327415413474" calcext:value-type="float">
            <text:p>4.85327415413474</text:p>
          </table:table-cell>
          <table:table-cell office:value-type="float" office:value="1.05850291252136" calcext:value-type="float">
            <text:p>1.05850291252136</text:p>
          </table:table-cell>
          <table:table-cell office:value-type="float" office:value="0.204703234045221" calcext:value-type="float">
            <text:p>0.204703234045221</text:p>
          </table:table-cell>
          <table:table-cell table:number-columns-repeated="9"/>
        </table:table-row>
        <table:table-row table:style-name="ro1">
          <table:table-cell office:value-type="float" office:value="9.02868461608887" calcext:value-type="float">
            <text:p>9.02868461608887</text:p>
          </table:table-cell>
          <table:table-cell office:value-type="float" office:value="4.85490495465285" calcext:value-type="float">
            <text:p>4.85490495465285</text:p>
          </table:table-cell>
          <table:table-cell office:value-type="float" office:value="0.713297545909882" calcext:value-type="float">
            <text:p>0.713297545909882</text:p>
          </table:table-cell>
          <table:table-cell office:value-type="float" office:value="0.205735671883854" calcext:value-type="float">
            <text:p>0.205735671883854</text:p>
          </table:table-cell>
          <table:table-cell table:number-columns-repeated="9"/>
        </table:table-row>
        <table:table-row table:style-name="ro1">
          <table:table-cell office:value-type="float" office:value="10.5760250091553" calcext:value-type="float">
            <text:p>10.5760250091553</text:p>
          </table:table-cell>
          <table:table-cell office:value-type="float" office:value="4.85810742249747" calcext:value-type="float">
            <text:p>4.85810742249747</text:p>
          </table:table-cell>
          <table:table-cell office:value-type="float" office:value="0.783646941184998" calcext:value-type="float">
            <text:p>0.783646941184998</text:p>
          </table:table-cell>
          <table:table-cell office:value-type="float" office:value="0.205952697759919" calcext:value-type="float">
            <text:p>0.205952697759919</text:p>
          </table:table-cell>
          <table:table-cell table:number-columns-repeated="9"/>
        </table:table-row>
        <table:table-row table:style-name="ro1">
          <table:table-cell office:value-type="float" office:value="16.6006774902344" calcext:value-type="float">
            <text:p>16.6006774902344</text:p>
          </table:table-cell>
          <table:table-cell office:value-type="float" office:value="4.90659805749929" calcext:value-type="float">
            <text:p>4.90659805749929</text:p>
          </table:table-cell>
          <table:table-cell office:value-type="float" office:value="0.739643573760986" calcext:value-type="float">
            <text:p>0.739643573760986</text:p>
          </table:table-cell>
          <table:table-cell office:value-type="float" office:value="0.207730620851553" calcext:value-type="float">
            <text:p>0.207730620851553</text:p>
          </table:table-cell>
          <table:table-cell table:number-columns-repeated="9"/>
        </table:table-row>
        <table:table-row table:style-name="ro1">
          <table:table-cell office:value-type="float" office:value="6.56264591217041" calcext:value-type="float">
            <text:p>6.56264591217041</text:p>
          </table:table-cell>
          <table:table-cell office:value-type="float" office:value="4.90466204247042" calcext:value-type="float">
            <text:p>4.90466204247042</text:p>
          </table:table-cell>
          <table:table-cell office:value-type="float" office:value="0.657129764556885" calcext:value-type="float">
            <text:p>0.657129764556885</text:p>
          </table:table-cell>
          <table:table-cell office:value-type="float" office:value="0.20828141328646" calcext:value-type="float">
            <text:p>0.20828141328646</text:p>
          </table:table-cell>
          <table:table-cell table:number-columns-repeated="9"/>
        </table:table-row>
        <table:table-row table:style-name="ro1">
          <table:table-cell office:value-type="float" office:value="7.66410207748413" calcext:value-type="float">
            <text:p>7.66410207748413</text:p>
          </table:table-cell>
          <table:table-cell office:value-type="float" office:value="4.90216571506302" calcext:value-type="float">
            <text:p>4.90216571506302</text:p>
          </table:table-cell>
          <table:table-cell office:value-type="float" office:value="0.496293663978577" calcext:value-type="float">
            <text:p>0.496293663978577</text:p>
          </table:table-cell>
          <table:table-cell office:value-type="float" office:value="0.20890621328446" calcext:value-type="float">
            <text:p>0.20890621328446</text:p>
          </table:table-cell>
          <table:table-cell table:number-columns-repeated="9"/>
        </table:table-row>
        <table:table-row table:style-name="ro1">
          <table:table-cell office:value-type="float" office:value="8.03413867950439" calcext:value-type="float">
            <text:p>8.03413867950439</text:p>
          </table:table-cell>
          <table:table-cell office:value-type="float" office:value="4.90376755927996" calcext:value-type="float">
            <text:p>4.90376755927996</text:p>
          </table:table-cell>
          <table:table-cell office:value-type="float" office:value="0.65165513753891" calcext:value-type="float">
            <text:p>0.65165513753891</text:p>
          </table:table-cell>
          <table:table-cell office:value-type="float" office:value="0.209126067004405" calcext:value-type="float">
            <text:p>0.209126067004405</text:p>
          </table:table-cell>
          <table:table-cell table:number-columns-repeated="9"/>
        </table:table-row>
        <table:table-row table:style-name="ro1">
          <table:table-cell office:value-type="float" office:value="8.42119216918945" calcext:value-type="float">
            <text:p>8.42119216918945</text:p>
          </table:table-cell>
          <table:table-cell office:value-type="float" office:value="4.9041292977671" calcext:value-type="float">
            <text:p>4.9041292977671</text:p>
          </table:table-cell>
          <table:table-cell office:value-type="float" office:value="0.587558925151825" calcext:value-type="float">
            <text:p>0.587558925151825</text:p>
          </table:table-cell>
          <table:table-cell office:value-type="float" office:value="0.209692156571428" calcext:value-type="float">
            <text:p>0.209692156571428</text:p>
          </table:table-cell>
          <table:table-cell table:number-columns-repeated="9"/>
        </table:table-row>
        <table:table-row table:style-name="ro1">
          <table:table-cell office:value-type="float" office:value="7.30722427368164" calcext:value-type="float">
            <text:p>7.30722427368164</text:p>
          </table:table-cell>
          <table:table-cell office:value-type="float" office:value="4.90483630366065" calcext:value-type="float">
            <text:p>4.90483630366065</text:p>
          </table:table-cell>
          <table:table-cell office:value-type="float" office:value="0.371287018060684" calcext:value-type="float">
            <text:p>0.371287018060684</text:p>
          </table:table-cell>
          <table:table-cell office:value-type="float" office:value="0.209650071414817" calcext:value-type="float">
            <text:p>0.209650071414817</text:p>
          </table:table-cell>
          <table:table-cell table:number-columns-repeated="9"/>
        </table:table-row>
        <table:table-row table:style-name="ro1">
          <table:table-cell office:value-type="float" office:value="7.95987129211426" calcext:value-type="float">
            <text:p>7.95987129211426</text:p>
          </table:table-cell>
          <table:table-cell office:value-type="float" office:value="4.90515327181489" calcext:value-type="float">
            <text:p>4.90515327181489</text:p>
          </table:table-cell>
          <table:table-cell office:value-type="float" office:value="0.375113576650619" calcext:value-type="float">
            <text:p>0.375113576650619</text:p>
          </table:table-cell>
          <table:table-cell office:value-type="float" office:value="0.209771555806933" calcext:value-type="float">
            <text:p>0.209771555806933</text:p>
          </table:table-cell>
          <table:table-cell table:number-columns-repeated="9"/>
        </table:table-row>
        <table:table-row table:style-name="ro1">
          <table:table-cell office:value-type="float" office:value="7.70891618728638" calcext:value-type="float">
            <text:p>7.70891618728638</text:p>
          </table:table-cell>
          <table:table-cell office:value-type="float" office:value="4.90327934444298" calcext:value-type="float">
            <text:p>4.90327934444298</text:p>
          </table:table-cell>
          <table:table-cell office:value-type="float" office:value="0.291188657283783" calcext:value-type="float">
            <text:p>0.291188657283783</text:p>
          </table:table-cell>
          <table:table-cell office:value-type="float" office:value="0.209634239678009" calcext:value-type="float">
            <text:p>0.209634239678009</text:p>
          </table:table-cell>
          <table:table-cell table:number-columns-repeated="9"/>
        </table:table-row>
        <table:table-row table:style-name="ro1">
          <table:table-cell office:value-type="float" office:value="8.3692569732666" calcext:value-type="float">
            <text:p>8.3692569732666</text:p>
          </table:table-cell>
          <table:table-cell office:value-type="float" office:value="4.90497568410431" calcext:value-type="float">
            <text:p>4.90497568410431</text:p>
          </table:table-cell>
          <table:table-cell office:value-type="float" office:value="0.309364408254623" calcext:value-type="float">
            <text:p>0.309364408254623</text:p>
          </table:table-cell>
          <table:table-cell office:value-type="float" office:value="0.209650401751639" calcext:value-type="float">
            <text:p>0.209650401751639</text:p>
          </table:table-cell>
          <table:table-cell table:number-columns-repeated="9"/>
        </table:table-row>
        <table:table-row table:style-name="ro1">
          <table:table-cell office:value-type="float" office:value="8.34819602966309" calcext:value-type="float">
            <text:p>8.34819602966309</text:p>
          </table:table-cell>
          <table:table-cell office:value-type="float" office:value="4.91480432891875" calcext:value-type="float">
            <text:p>4.91480432891875</text:p>
          </table:table-cell>
          <table:table-cell office:value-type="float" office:value="0.349830478429794" calcext:value-type="float">
            <text:p>0.349830478429794</text:p>
          </table:table-cell>
          <table:table-cell office:value-type="float" office:value="0.20889839228668" calcext:value-type="float">
            <text:p>0.20889839228668</text:p>
          </table:table-cell>
          <table:table-cell table:number-columns-repeated="9"/>
        </table:table-row>
        <table:table-row table:style-name="ro1">
          <table:table-cell office:value-type="float" office:value="7.45137166976929" calcext:value-type="float">
            <text:p>7.45137166976929</text:p>
          </table:table-cell>
          <table:table-cell office:value-type="float" office:value="4.91477939447939" calcext:value-type="float">
            <text:p>4.91477939447939</text:p>
          </table:table-cell>
          <table:table-cell office:value-type="float" office:value="0.421138733625412" calcext:value-type="float">
            <text:p>0.421138733625412</text:p>
          </table:table-cell>
          <table:table-cell office:value-type="float" office:value="0.209442021799393" calcext:value-type="float">
            <text:p>0.209442021799393</text:p>
          </table:table-cell>
          <table:table-cell table:number-columns-repeated="9"/>
        </table:table-row>
        <table:table-row table:style-name="ro1">
          <table:table-cell office:value-type="float" office:value="6.18552970886231" calcext:value-type="float">
            <text:p>6.18552970886231</text:p>
          </table:table-cell>
          <table:table-cell office:value-type="float" office:value="4.91414903514415" calcext:value-type="float">
            <text:p>4.91414903514415</text:p>
          </table:table-cell>
          <table:table-cell office:value-type="float" office:value="0.595458507537842" calcext:value-type="float">
            <text:p>0.595458507537842</text:p>
          </table:table-cell>
          <table:table-cell office:value-type="float" office:value="0.209582347632809" calcext:value-type="float">
            <text:p>0.209582347632809</text:p>
          </table:table-cell>
          <table:table-cell table:number-columns-repeated="9"/>
        </table:table-row>
        <table:table-row table:style-name="ro1">
          <table:table-cell office:value-type="float" office:value="8.43926239013672" calcext:value-type="float">
            <text:p>8.43926239013672</text:p>
          </table:table-cell>
          <table:table-cell office:value-type="float" office:value="4.91867591726476" calcext:value-type="float">
            <text:p>4.91867591726476</text:p>
          </table:table-cell>
          <table:table-cell office:value-type="float" office:value="0.612327098846435" calcext:value-type="float">
            <text:p>0.612327098846435</text:p>
          </table:table-cell>
          <table:table-cell office:value-type="float" office:value="0.209846312810319" calcext:value-type="float">
            <text:p>0.209846312810319</text:p>
          </table:table-cell>
          <table:table-cell table:number-columns-repeated="9"/>
        </table:table-row>
        <table:table-row table:style-name="ro1">
          <table:table-cell office:value-type="float" office:value="5.32175540924072" calcext:value-type="float">
            <text:p>5.32175540924072</text:p>
          </table:table-cell>
          <table:table-cell office:value-type="float" office:value="4.91496163414769" calcext:value-type="float">
            <text:p>4.91496163414769</text:p>
          </table:table-cell>
          <table:table-cell office:value-type="float" office:value="0.749986052513123" calcext:value-type="float">
            <text:p>0.749986052513123</text:p>
          </table:table-cell>
          <table:table-cell office:value-type="float" office:value="0.210269238781177" calcext:value-type="float">
            <text:p>0.210269238781177</text:p>
          </table:table-cell>
          <table:table-cell table:number-columns-repeated="9"/>
        </table:table-row>
        <table:table-row table:style-name="ro1">
          <table:table-cell office:value-type="float" office:value="9.65815353393555" calcext:value-type="float">
            <text:p>9.65815353393555</text:p>
          </table:table-cell>
          <table:table-cell office:value-type="float" office:value="4.91684771838101" calcext:value-type="float">
            <text:p>4.91684771838101</text:p>
          </table:table-cell>
          <table:table-cell office:value-type="float" office:value="0.749976515769959" calcext:value-type="float">
            <text:p>0.749976515769959</text:p>
          </table:table-cell>
          <table:table-cell office:value-type="float" office:value="0.210908490689942" calcext:value-type="float">
            <text:p>0.210908490689942</text:p>
          </table:table-cell>
          <table:table-cell table:number-columns-repeated="9"/>
        </table:table-row>
        <table:table-row table:style-name="ro1">
          <table:table-cell office:value-type="float" office:value="7.39318084716797" calcext:value-type="float">
            <text:p>7.39318084716797</text:p>
          </table:table-cell>
          <table:table-cell office:value-type="float" office:value="4.91706187709622" calcext:value-type="float">
            <text:p>4.91706187709622</text:p>
          </table:table-cell>
          <table:table-cell office:value-type="float" office:value="0.207431301474571" calcext:value-type="float">
            <text:p>0.207431301474571</text:p>
          </table:table-cell>
          <table:table-cell office:value-type="float" office:value="0.210874557896261" calcext:value-type="float">
            <text:p>0.210874557896261</text:p>
          </table:table-cell>
          <table:table-cell table:number-columns-repeated="9"/>
        </table:table-row>
        <table:table-row table:style-name="ro1">
          <table:table-cell office:value-type="float" office:value="7.62298631668091" calcext:value-type="float">
            <text:p>7.62298631668091</text:p>
          </table:table-cell>
          <table:table-cell office:value-type="float" office:value="4.91277072232729" calcext:value-type="float">
            <text:p>4.91277072232729</text:p>
          </table:table-cell>
          <table:table-cell office:value-type="float" office:value="0.280797690153122" calcext:value-type="float">
            <text:p>0.280797690153122</text:p>
          </table:table-cell>
          <table:table-cell office:value-type="float" office:value="0.210079728586643" calcext:value-type="float">
            <text:p>0.210079728586643</text:p>
          </table:table-cell>
          <table:table-cell table:number-columns-repeated="9"/>
        </table:table-row>
        <table:table-row table:style-name="ro1">
          <table:table-cell office:value-type="float" office:value="7.67719221115112" calcext:value-type="float">
            <text:p>7.67719221115112</text:p>
          </table:table-cell>
          <table:table-cell office:value-type="float" office:value="4.91066610607152" calcext:value-type="float">
            <text:p>4.91066610607152</text:p>
          </table:table-cell>
          <table:table-cell office:value-type="float" office:value="0.132015839219093" calcext:value-type="float">
            <text:p>0.132015839219093</text:p>
          </table:table-cell>
          <table:table-cell office:value-type="float" office:value="0.209646925269208" calcext:value-type="float">
            <text:p>0.209646925269208</text:p>
          </table:table-cell>
          <table:table-cell table:number-columns-repeated="9"/>
        </table:table-row>
        <table:table-row table:style-name="ro1">
          <table:table-cell office:value-type="float" office:value="8.97119522094727" calcext:value-type="float">
            <text:p>8.97119522094727</text:p>
          </table:table-cell>
          <table:table-cell office:value-type="float" office:value="4.9136861476975" calcext:value-type="float">
            <text:p>4.9136861476975</text:p>
          </table:table-cell>
          <table:table-cell office:value-type="float" office:value="0.518872559070587" calcext:value-type="float">
            <text:p>0.518872559070587</text:p>
          </table:table-cell>
          <table:table-cell office:value-type="float" office:value="0.209759399599249" calcext:value-type="float">
            <text:p>0.209759399599249</text:p>
          </table:table-cell>
          <table:table-cell table:number-columns-repeated="9"/>
        </table:table-row>
        <table:table-row table:style-name="ro1">
          <table:table-cell office:value-type="float" office:value="7.53565216064453" calcext:value-type="float">
            <text:p>7.53565216064453</text:p>
          </table:table-cell>
          <table:table-cell office:value-type="float" office:value="4.91476961606822" calcext:value-type="float">
            <text:p>4.91476961606822</text:p>
          </table:table-cell>
          <table:table-cell office:value-type="float" office:value="0.427540838718414" calcext:value-type="float">
            <text:p>0.427540838718414</text:p>
          </table:table-cell>
          <table:table-cell office:value-type="float" office:value="0.209779675997108" calcext:value-type="float">
            <text:p>0.209779675997108</text:p>
          </table:table-cell>
          <table:table-cell table:number-columns-repeated="9"/>
        </table:table-row>
        <table:table-row table:style-name="ro1">
          <table:table-cell office:value-type="float" office:value="7.83389234542847" calcext:value-type="float">
            <text:p>7.83389234542847</text:p>
          </table:table-cell>
          <table:table-cell office:value-type="float" office:value="4.92107724950278" calcext:value-type="float">
            <text:p>4.92107724950278</text:p>
          </table:table-cell>
          <table:table-cell office:value-type="float" office:value="0.734237611293793" calcext:value-type="float">
            <text:p>0.734237611293793</text:p>
          </table:table-cell>
          <table:table-cell office:value-type="float" office:value="0.210578537803258" calcext:value-type="float">
            <text:p>0.210578537803258</text:p>
          </table:table-cell>
          <table:table-cell table:number-columns-repeated="9"/>
        </table:table-row>
        <table:table-row table:style-name="ro1">
          <table:table-cell office:value-type="float" office:value="7.39058876037598" calcext:value-type="float">
            <text:p>7.39058876037598</text:p>
          </table:table-cell>
          <table:table-cell office:value-type="float" office:value="4.92304700600851" calcext:value-type="float">
            <text:p>4.92304700600851</text:p>
          </table:table-cell>
          <table:table-cell office:value-type="float" office:value="0.775308012962341" calcext:value-type="float">
            <text:p>0.775308012962341</text:p>
          </table:table-cell>
          <table:table-cell office:value-type="float" office:value="0.211390069455669" calcext:value-type="float">
            <text:p>0.211390069455669</text:p>
          </table:table-cell>
          <table:table-cell table:number-columns-repeated="9"/>
        </table:table-row>
        <table:table-row table:style-name="ro1">
          <table:table-cell office:value-type="float" office:value="9.63842010498047" calcext:value-type="float">
            <text:p>9.63842010498047</text:p>
          </table:table-cell>
          <table:table-cell office:value-type="float" office:value="4.92610543545861" calcext:value-type="float">
            <text:p>4.92610543545861</text:p>
          </table:table-cell>
          <table:table-cell office:value-type="float" office:value="0.481219470500946" calcext:value-type="float">
            <text:p>0.481219470500946</text:p>
          </table:table-cell>
          <table:table-cell office:value-type="float" office:value="0.211604977296777" calcext:value-type="float">
            <text:p>0.211604977296777</text:p>
          </table:table-cell>
          <table:table-cell table:number-columns-repeated="9"/>
        </table:table-row>
        <table:table-row table:style-name="ro1">
          <table:table-cell office:value-type="float" office:value="7.43533992767334" calcext:value-type="float">
            <text:p>7.43533992767334</text:p>
          </table:table-cell>
          <table:table-cell office:value-type="float" office:value="4.92620033520363" calcext:value-type="float">
            <text:p>4.92620033520363</text:p>
          </table:table-cell>
          <table:table-cell office:value-type="float" office:value="0.0730414912104607" calcext:value-type="float">
            <text:p>0.073041491210461</text:p>
          </table:table-cell>
          <table:table-cell office:value-type="float" office:value="0.211275310120908" calcext:value-type="float">
            <text:p>0.211275310120908</text:p>
          </table:table-cell>
          <table:table-cell table:number-columns-repeated="9"/>
        </table:table-row>
        <table:table-row table:style-name="ro1">
          <table:table-cell office:value-type="float" office:value="7.55732917785645" calcext:value-type="float">
            <text:p>7.55732917785645</text:p>
          </table:table-cell>
          <table:table-cell office:value-type="float" office:value="4.92870134345234" calcext:value-type="float">
            <text:p>4.92870134345234</text:p>
          </table:table-cell>
          <table:table-cell office:value-type="float" office:value="0.24457360804081" calcext:value-type="float">
            <text:p>0.24457360804081</text:p>
          </table:table-cell>
          <table:table-cell office:value-type="float" office:value="0.210361271284397" calcext:value-type="float">
            <text:p>0.210361271284397</text:p>
          </table:table-cell>
          <table:table-cell table:number-columns-repeated="9"/>
        </table:table-row>
        <table:table-row table:style-name="ro1">
          <table:table-cell office:value-type="float" office:value="8.25205993652344" calcext:value-type="float">
            <text:p>8.25205993652344</text:p>
          </table:table-cell>
          <table:table-cell office:value-type="float" office:value="4.92985396944545" calcext:value-type="float">
            <text:p>4.92985396944545</text:p>
          </table:table-cell>
          <table:table-cell office:value-type="float" office:value="0.598350644111633" calcext:value-type="float">
            <text:p>0.598350644111633</text:p>
          </table:table-cell>
          <table:table-cell office:value-type="float" office:value="0.210505233230446" calcext:value-type="float">
            <text:p>0.210505233230446</text:p>
          </table:table-cell>
          <table:table-cell table:number-columns-repeated="9"/>
        </table:table-row>
        <table:table-row table:style-name="ro1">
          <table:table-cell office:value-type="float" office:value="6.94849300384522" calcext:value-type="float">
            <text:p>6.94849300384522</text:p>
          </table:table-cell>
          <table:table-cell office:value-type="float" office:value="4.92952038985688" calcext:value-type="float">
            <text:p>4.92952038985688</text:p>
          </table:table-cell>
          <table:table-cell office:value-type="float" office:value="0.664108514785767" calcext:value-type="float">
            <text:p>0.664108514785767</text:p>
          </table:table-cell>
          <table:table-cell office:value-type="float" office:value="0.210798496761079" calcext:value-type="float">
            <text:p>0.210798496761079</text:p>
          </table:table-cell>
          <table:table-cell table:number-columns-repeated="9"/>
        </table:table-row>
        <table:table-row table:style-name="ro1">
          <table:table-cell office:value-type="float" office:value="7.6489052772522" calcext:value-type="float">
            <text:p>7.6489052772522</text:p>
          </table:table-cell>
          <table:table-cell office:value-type="float" office:value="4.93126869215719" calcext:value-type="float">
            <text:p>4.93126869215719</text:p>
          </table:table-cell>
          <table:table-cell office:value-type="float" office:value="0.21623295545578" calcext:value-type="float">
            <text:p>0.21623295545578</text:p>
          </table:table-cell>
          <table:table-cell office:value-type="float" office:value="0.21009581531683" calcext:value-type="float">
            <text:p>0.21009581531683</text:p>
          </table:table-cell>
          <table:table-cell table:number-columns-repeated="9"/>
        </table:table-row>
        <table:table-row table:style-name="ro1">
          <table:table-cell office:value-type="float" office:value="8.346999168396" calcext:value-type="float">
            <text:p>8.346999168396</text:p>
          </table:table-cell>
          <table:table-cell office:value-type="float" office:value="4.93272226501392" calcext:value-type="float">
            <text:p>4.93272226501392</text:p>
          </table:table-cell>
          <table:table-cell office:value-type="float" office:value="0.517623424530029" calcext:value-type="float">
            <text:p>0.517623424530029</text:p>
          </table:table-cell>
          <table:table-cell office:value-type="float" office:value="0.210158347281115" calcext:value-type="float">
            <text:p>0.210158347281115</text:p>
          </table:table-cell>
          <table:table-cell table:number-columns-repeated="9"/>
        </table:table-row>
        <table:table-row table:style-name="ro1">
          <table:table-cell office:value-type="float" office:value="7.51069974899292" calcext:value-type="float">
            <text:p>7.51069974899292</text:p>
          </table:table-cell>
          <table:table-cell office:value-type="float" office:value="4.93368055749989" calcext:value-type="float">
            <text:p>4.93368055749989</text:p>
          </table:table-cell>
          <table:table-cell office:value-type="float" office:value="0.166526824235916" calcext:value-type="float">
            <text:p>0.166526824235916</text:p>
          </table:table-cell>
          <table:table-cell office:value-type="float" office:value="0.210025639675271" calcext:value-type="float">
            <text:p>0.210025639675271</text:p>
          </table:table-cell>
          <table:table-cell table:number-columns-repeated="9"/>
        </table:table-row>
        <table:table-row table:style-name="ro1">
          <table:table-cell office:value-type="float" office:value="7.3742356300354" calcext:value-type="float">
            <text:p>7.3742356300354</text:p>
          </table:table-cell>
          <table:table-cell office:value-type="float" office:value="4.93432517239408" calcext:value-type="float">
            <text:p>4.93432517239408</text:p>
          </table:table-cell>
          <table:table-cell office:value-type="float" office:value="0.191850602626801" calcext:value-type="float">
            <text:p>0.191850602626801</text:p>
          </table:table-cell>
          <table:table-cell office:value-type="float" office:value="0.209994946640074" calcext:value-type="float">
            <text:p>0.209994946640074</text:p>
          </table:table-cell>
          <table:table-cell table:number-columns-repeated="9"/>
        </table:table-row>
        <table:table-row table:style-name="ro1">
          <table:table-cell office:value-type="float" office:value="7.8360276222229" calcext:value-type="float">
            <text:p>7.8360276222229</text:p>
          </table:table-cell>
          <table:table-cell office:value-type="float" office:value="4.93391012373955" calcext:value-type="float">
            <text:p>4.93391012373955</text:p>
          </table:table-cell>
          <table:table-cell office:value-type="float" office:value="0.66807359457016" calcext:value-type="float">
            <text:p>0.66807359457016</text:p>
          </table:table-cell>
          <table:table-cell office:value-type="float" office:value="0.210199673542685" calcext:value-type="float">
            <text:p>0.210199673542685</text:p>
          </table:table-cell>
          <table:table-cell table:number-columns-repeated="9"/>
        </table:table-row>
        <table:table-row table:style-name="ro1">
          <table:table-cell office:value-type="float" office:value="7.97448444366455" calcext:value-type="float">
            <text:p>7.97448444366455</text:p>
          </table:table-cell>
          <table:table-cell office:value-type="float" office:value="4.93532436915004" calcext:value-type="float">
            <text:p>4.93532436915004</text:p>
          </table:table-cell>
          <table:table-cell office:value-type="float" office:value="0.455949395895004" calcext:value-type="float">
            <text:p>0.455949395895004</text:p>
          </table:table-cell>
          <table:table-cell office:value-type="float" office:value="0.21027512903941" calcext:value-type="float">
            <text:p>0.2102751290394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.89625263214111" calcext:value-type="float">
            <text:p>7.89625263214111</text:p>
          </table:table-cell>
          <table:table-cell office:value-type="float" office:value="4.93319781566417" calcext:value-type="float">
            <text:p>4.93319781566417</text:p>
          </table:table-cell>
          <table:table-cell office:value-type="float" office:value="0.317198365926743" calcext:value-type="float">
            <text:p>0.317198365926743</text:p>
          </table:table-cell>
          <table:table-cell office:value-type="float" office:value="0.209945994228778" calcext:value-type="float">
            <text:p>0.209945994228778</text:p>
          </table:table-cell>
          <table:table-cell table:number-columns-repeated="9"/>
        </table:table-row>
        <table:table-row table:style-name="ro1">
          <table:table-cell office:value-type="float" office:value="7.7951545715332" calcext:value-type="float">
            <text:p>7.7951545715332</text:p>
          </table:table-cell>
          <table:table-cell office:value-type="float" office:value="4.93242722074975" calcext:value-type="float">
            <text:p>4.93242722074975</text:p>
          </table:table-cell>
          <table:table-cell office:value-type="float" office:value="0.347481817007065" calcext:value-type="float">
            <text:p>0.347481817007065</text:p>
          </table:table-cell>
          <table:table-cell office:value-type="float" office:value="0.209890167822287" calcext:value-type="float">
            <text:p>0.209890167822287</text:p>
          </table:table-cell>
          <table:table-cell table:number-columns-repeated="9"/>
        </table:table-row>
        <table:table-row table:style-name="ro1">
          <table:table-cell office:value-type="float" office:value="8.43860340118408" calcext:value-type="float">
            <text:p>8.43860340118408</text:p>
          </table:table-cell>
          <table:table-cell office:value-type="float" office:value="4.93077357437964" calcext:value-type="float">
            <text:p>4.93077357437964</text:p>
          </table:table-cell>
          <table:table-cell office:value-type="float" office:value="0.66625964641571" calcext:value-type="float">
            <text:p>0.66625964641571</text:p>
          </table:table-cell>
          <table:table-cell office:value-type="float" office:value="0.209829909302373" calcext:value-type="float">
            <text:p>0.209829909302373</text:p>
          </table:table-cell>
          <table:table-cell table:number-columns-repeated="9"/>
        </table:table-row>
        <table:table-row table:style-name="ro1">
          <table:table-cell office:value-type="float" office:value="6.91562747955322" calcext:value-type="float">
            <text:p>6.91562747955322</text:p>
          </table:table-cell>
          <table:table-cell office:value-type="float" office:value="4.92482720218741" calcext:value-type="float">
            <text:p>4.92482720218741</text:p>
          </table:table-cell>
          <table:table-cell office:value-type="float" office:value="1.14101755619049" calcext:value-type="float">
            <text:p>1.14101755619049</text:p>
          </table:table-cell>
          <table:table-cell office:value-type="float" office:value="0.210193479614696" calcext:value-type="float">
            <text:p>0.210193479614696</text:p>
          </table:table-cell>
          <table:table-cell table:number-columns-repeated="9"/>
        </table:table-row>
        <table:table-row table:style-name="ro1">
          <table:table-cell office:value-type="float" office:value="10.8876943588257" calcext:value-type="float">
            <text:p>10.8876943588257</text:p>
          </table:table-cell>
          <table:table-cell office:value-type="float" office:value="4.92697934397342" calcext:value-type="float">
            <text:p>4.92697934397342</text:p>
          </table:table-cell>
          <table:table-cell office:value-type="float" office:value="0.397309362888336" calcext:value-type="float">
            <text:p>0.397309362888336</text:p>
          </table:table-cell>
          <table:table-cell office:value-type="float" office:value="0.210167562525267" calcext:value-type="float">
            <text:p>0.210167562525267</text:p>
          </table:table-cell>
          <table:table-cell table:number-columns-repeated="9"/>
        </table:table-row>
        <table:table-row table:style-name="ro1">
          <table:table-cell office:value-type="float" office:value="7.39228248596191" calcext:value-type="float">
            <text:p>7.39228248596191</text:p>
          </table:table-cell>
          <table:table-cell office:value-type="float" office:value="4.92613631623556" calcext:value-type="float">
            <text:p>4.92613631623556</text:p>
          </table:table-cell>
          <table:table-cell office:value-type="float" office:value="0.16188970208168" calcext:value-type="float">
            <text:p>0.16188970208168</text:p>
          </table:table-cell>
          <table:table-cell office:value-type="float" office:value="0.209906728627539" calcext:value-type="float">
            <text:p>0.209906728627539</text:p>
          </table:table-cell>
          <table:table-cell table:number-columns-repeated="9"/>
        </table:table-row>
        <table:table-row table:style-name="ro1">
          <table:table-cell office:value-type="float" office:value="10.1688423156738" calcext:value-type="float">
            <text:p>10.1688423156738</text:p>
          </table:table-cell>
          <table:table-cell office:value-type="float" office:value="4.92763005634448" calcext:value-type="float">
            <text:p>4.92763005634448</text:p>
          </table:table-cell>
          <table:table-cell office:value-type="float" office:value="0.400151282548904" calcext:value-type="float">
            <text:p>0.400151282548904</text:p>
          </table:table-cell>
          <table:table-cell office:value-type="float" office:value="0.209209026536459" calcext:value-type="float">
            <text:p>0.209209026536459</text:p>
          </table:table-cell>
          <table:table-cell table:number-columns-repeated="9"/>
        </table:table-row>
        <table:table-row table:style-name="ro1">
          <table:table-cell office:value-type="float" office:value="8.53255176544189" calcext:value-type="float">
            <text:p>8.53255176544189</text:p>
          </table:table-cell>
          <table:table-cell office:value-type="float" office:value="4.92812337956792" calcext:value-type="float">
            <text:p>4.92812337956792</text:p>
          </table:table-cell>
          <table:table-cell office:value-type="float" office:value="0.623600423336029" calcext:value-type="float">
            <text:p>0.623600423336029</text:p>
          </table:table-cell>
          <table:table-cell office:value-type="float" office:value="0.209273519186608" calcext:value-type="float">
            <text:p>0.209273519186608</text:p>
          </table:table-cell>
          <table:table-cell table:number-columns-repeated="9"/>
        </table:table-row>
        <table:table-row table:style-name="ro1">
          <table:table-cell office:value-type="float" office:value="7.42036819458008" calcext:value-type="float">
            <text:p>7.42036819458008</text:p>
          </table:table-cell>
          <table:table-cell office:value-type="float" office:value="4.92505714202389" calcext:value-type="float">
            <text:p>4.92505714202389</text:p>
          </table:table-cell>
          <table:table-cell office:value-type="float" office:value="0.660197913646698" calcext:value-type="float">
            <text:p>0.660197913646698</text:p>
          </table:table-cell>
          <table:table-cell office:value-type="float" office:value="0.209732378589095" calcext:value-type="float">
            <text:p>0.209732378589095</text:p>
          </table:table-cell>
          <table:table-cell table:number-columns-repeated="9"/>
        </table:table-row>
        <table:table-row table:style-name="ro1">
          <table:table-cell office:value-type="float" office:value="7.33879613876343" calcext:value-type="float">
            <text:p>7.33879613876343</text:p>
          </table:table-cell>
          <table:table-cell office:value-type="float" office:value="4.92576834735837" calcext:value-type="float">
            <text:p>4.92576834735837</text:p>
          </table:table-cell>
          <table:table-cell office:value-type="float" office:value="0.666912615299225" calcext:value-type="float">
            <text:p>0.666912615299225</text:p>
          </table:table-cell>
          <table:table-cell office:value-type="float" office:value="0.209862258346018" calcext:value-type="float">
            <text:p>0.209862258346018</text:p>
          </table:table-cell>
          <table:table-cell table:number-columns-repeated="9"/>
        </table:table-row>
        <table:table-row table:style-name="ro1">
          <table:table-cell office:value-type="float" office:value="11.8934812545776" calcext:value-type="float">
            <text:p>11.8934812545776</text:p>
          </table:table-cell>
          <table:table-cell office:value-type="float" office:value="4.93321582724383" calcext:value-type="float">
            <text:p>4.93321582724383</text:p>
          </table:table-cell>
          <table:table-cell office:value-type="float" office:value="0.899842023849487" calcext:value-type="float">
            <text:p>0.899842023849487</text:p>
          </table:table-cell>
          <table:table-cell office:value-type="float" office:value="0.210535679007708" calcext:value-type="float">
            <text:p>0.210535679007708</text:p>
          </table:table-cell>
          <table:table-cell table:number-columns-repeated="9"/>
        </table:table-row>
        <table:table-row table:style-name="ro1">
          <table:table-cell office:value-type="float" office:value="8.38748168945313" calcext:value-type="float">
            <text:p>8.38748168945313</text:p>
          </table:table-cell>
          <table:table-cell office:value-type="float" office:value="4.93414274395754" calcext:value-type="float">
            <text:p>4.93414274395754</text:p>
          </table:table-cell>
          <table:table-cell office:value-type="float" office:value="0.337154060602188" calcext:value-type="float">
            <text:p>0.337154060602188</text:p>
          </table:table-cell>
          <table:table-cell office:value-type="float" office:value="0.210260831180431" calcext:value-type="float">
            <text:p>0.210260831180431</text:p>
          </table:table-cell>
          <table:table-cell table:number-columns-repeated="9"/>
        </table:table-row>
        <table:table-row table:style-name="ro1">
          <table:table-cell office:value-type="float" office:value="7.16602849960327" calcext:value-type="float">
            <text:p>7.16602849960327</text:p>
          </table:table-cell>
          <table:table-cell office:value-type="float" office:value="4.93181822960038" calcext:value-type="float">
            <text:p>4.93181822960038</text:p>
          </table:table-cell>
          <table:table-cell office:value-type="float" office:value="0.606691896915436" calcext:value-type="float">
            <text:p>0.606691896915436</text:p>
          </table:table-cell>
          <table:table-cell office:value-type="float" office:value="0.210462013948031" calcext:value-type="float">
            <text:p>0.210462013948031</text:p>
          </table:table-cell>
          <table:table-cell table:number-columns-repeated="9"/>
        </table:table-row>
        <table:table-row table:style-name="ro1">
          <table:table-cell office:value-type="float" office:value="9.63858699798584" calcext:value-type="float">
            <text:p>9.63858699798584</text:p>
          </table:table-cell>
          <table:table-cell office:value-type="float" office:value="4.93299368264395" calcext:value-type="float">
            <text:p>4.93299368264395</text:p>
          </table:table-cell>
          <table:table-cell office:value-type="float" office:value="0.486374974250794" calcext:value-type="float">
            <text:p>0.486374974250794</text:p>
          </table:table-cell>
          <table:table-cell office:value-type="float" office:value="0.210433616906547" calcext:value-type="float">
            <text:p>0.210433616906547</text:p>
          </table:table-cell>
          <table:table-cell table:number-columns-repeated="9"/>
        </table:table-row>
        <table:table-row table:style-name="ro1">
          <table:table-cell office:value-type="float" office:value="10.3348007202148" calcext:value-type="float">
            <text:p>10.3348007202148</text:p>
          </table:table-cell>
          <table:table-cell office:value-type="float" office:value="4.93346311626276" calcext:value-type="float">
            <text:p>4.93346311626276</text:p>
          </table:table-cell>
          <table:table-cell office:value-type="float" office:value="0.338421404361725" calcext:value-type="float">
            <text:p>0.338421404361725</text:p>
          </table:table-cell>
          <table:table-cell office:value-type="float" office:value="0.210256550676627" calcext:value-type="float">
            <text:p>0.210256550676627</text:p>
          </table:table-cell>
          <table:table-cell table:number-columns-repeated="9"/>
        </table:table-row>
        <table:table-row table:style-name="ro1">
          <table:table-cell office:value-type="float" office:value="7.77806615829468" calcext:value-type="float">
            <text:p>7.77806615829468</text:p>
          </table:table-cell>
          <table:table-cell office:value-type="float" office:value="4.93133945743165" calcext:value-type="float">
            <text:p>4.93133945743165</text:p>
          </table:table-cell>
          <table:table-cell office:value-type="float" office:value="0.243268802762032" calcext:value-type="float">
            <text:p>0.243268802762032</text:p>
          </table:table-cell>
          <table:table-cell office:value-type="float" office:value="0.210115612494527" calcext:value-type="float">
            <text:p>0.210115612494527</text:p>
          </table:table-cell>
          <table:table-cell table:number-columns-repeated="9"/>
        </table:table-row>
        <table:table-row table:style-name="ro1">
          <table:table-cell office:value-type="float" office:value="7.67881679534912" calcext:value-type="float">
            <text:p>7.67881679534912</text:p>
          </table:table-cell>
          <table:table-cell office:value-type="float" office:value="4.93057768483219" calcext:value-type="float">
            <text:p>4.93057768483219</text:p>
          </table:table-cell>
          <table:table-cell office:value-type="float" office:value="0.211456179618835" calcext:value-type="float">
            <text:p>0.211456179618835</text:p>
          </table:table-cell>
          <table:table-cell office:value-type="float" office:value="0.209988842304907" calcext:value-type="float">
            <text:p>0.209988842304907</text:p>
          </table:table-cell>
          <table:table-cell table:number-columns-repeated="9"/>
        </table:table-row>
        <table:table-row table:style-name="ro1">
          <table:table-cell office:value-type="float" office:value="8.32746505737305" calcext:value-type="float">
            <text:p>8.32746505737305</text:p>
          </table:table-cell>
          <table:table-cell office:value-type="float" office:value="4.93052956428691" calcext:value-type="float">
            <text:p>4.93052956428691</text:p>
          </table:table-cell>
          <table:table-cell office:value-type="float" office:value="0.516250908374786" calcext:value-type="float">
            <text:p>0.516250908374786</text:p>
          </table:table-cell>
          <table:table-cell office:value-type="float" office:value="0.210065947460933" calcext:value-type="float">
            <text:p>0.210065947460933</text:p>
          </table:table-cell>
          <table:table-cell table:number-columns-repeated="9"/>
        </table:table-row>
        <table:table-row table:style-name="ro1">
          <table:table-cell office:value-type="float" office:value="8.43834495544434" calcext:value-type="float">
            <text:p>8.43834495544434</text:p>
          </table:table-cell>
          <table:table-cell office:value-type="float" office:value="4.93216995708729" calcext:value-type="float">
            <text:p>4.93216995708729</text:p>
          </table:table-cell>
          <table:table-cell office:value-type="float" office:value="0.4959377348423" calcext:value-type="float">
            <text:p>0.4959377348423</text:p>
          </table:table-cell>
          <table:table-cell office:value-type="float" office:value="0.210109503537726" calcext:value-type="float">
            <text:p>0.210109503537726</text:p>
          </table:table-cell>
          <table:table-cell table:number-columns-repeated="9"/>
        </table:table-row>
        <table:table-row table:style-name="ro1">
          <table:table-cell office:value-type="float" office:value="8.60125064849854" calcext:value-type="float">
            <text:p>8.60125064849854</text:p>
          </table:table-cell>
          <table:table-cell office:value-type="float" office:value="4.93458500023671" calcext:value-type="float">
            <text:p>4.93458500023671</text:p>
          </table:table-cell>
          <table:table-cell office:value-type="float" office:value="0.449598759412766" calcext:value-type="float">
            <text:p>0.449598759412766</text:p>
          </table:table-cell>
          <table:table-cell office:value-type="float" office:value="0.210249602755541" calcext:value-type="float">
            <text:p>0.210249602755541</text:p>
          </table:table-cell>
          <table:table-cell table:number-columns-repeated="9"/>
        </table:table-row>
        <table:table-row table:style-name="ro1">
          <table:table-cell office:value-type="float" office:value="8.41329860687256" calcext:value-type="float">
            <text:p>8.41329860687256</text:p>
          </table:table-cell>
          <table:table-cell office:value-type="float" office:value="4.93465575618468" calcext:value-type="float">
            <text:p>4.93465575618468</text:p>
          </table:table-cell>
          <table:table-cell office:value-type="float" office:value="0.524291098117828" calcext:value-type="float">
            <text:p>0.524291098117828</text:p>
          </table:table-cell>
          <table:table-cell office:value-type="float" office:value="0.21045147170214" calcext:value-type="float">
            <text:p>0.21045147170214</text:p>
          </table:table-cell>
          <table:table-cell table:number-columns-repeated="9"/>
        </table:table-row>
        <table:table-row table:style-name="ro1">
          <table:table-cell office:value-type="float" office:value="9.42640972137451" calcext:value-type="float">
            <text:p>9.42640972137451</text:p>
          </table:table-cell>
          <table:table-cell office:value-type="float" office:value="4.9374578141624" calcext:value-type="float">
            <text:p>4.9374578141624</text:p>
          </table:table-cell>
          <table:table-cell office:value-type="float" office:value="0.867072761058807" calcext:value-type="float">
            <text:p>0.867072761058807</text:p>
          </table:table-cell>
          <table:table-cell office:value-type="float" office:value="0.210654409423038" calcext:value-type="float">
            <text:p>0.210654409423038</text:p>
          </table:table-cell>
          <table:table-cell table:number-columns-repeated="9"/>
        </table:table-row>
        <table:table-row table:style-name="ro1">
          <table:table-cell office:value-type="float" office:value="9.09208679199219" calcext:value-type="float">
            <text:p>9.09208679199219</text:p>
          </table:table-cell>
          <table:table-cell office:value-type="float" office:value="4.93729063619923" calcext:value-type="float">
            <text:p>4.93729063619923</text:p>
          </table:table-cell>
          <table:table-cell office:value-type="float" office:value="0.59328705072403" calcext:value-type="float">
            <text:p>0.59328705072403</text:p>
          </table:table-cell>
          <table:table-cell office:value-type="float" office:value="0.210961658852103" calcext:value-type="float">
            <text:p>0.210961658852103</text:p>
          </table:table-cell>
          <table:table-cell table:number-columns-repeated="9"/>
        </table:table-row>
        <table:table-row table:style-name="ro1">
          <table:table-cell office:value-type="float" office:value="8.50857639312744" calcext:value-type="float">
            <text:p>8.50857639312744</text:p>
          </table:table-cell>
          <table:table-cell office:value-type="float" office:value="4.93649414279682" calcext:value-type="float">
            <text:p>4.93649414279682</text:p>
          </table:table-cell>
          <table:table-cell office:value-type="float" office:value="0.251725703477859" calcext:value-type="float">
            <text:p>0.251725703477859</text:p>
          </table:table-cell>
          <table:table-cell office:value-type="float" office:value="0.210932386561546" calcext:value-type="float">
            <text:p>0.210932386561546</text:p>
          </table:table-cell>
          <table:table-cell table:number-columns-repeated="9"/>
        </table:table-row>
        <table:table-row table:style-name="ro1">
          <table:table-cell office:value-type="float" office:value="10.2988653182983" calcext:value-type="float">
            <text:p>10.2988653182983</text:p>
          </table:table-cell>
          <table:table-cell office:value-type="float" office:value="4.93788250755858" calcext:value-type="float">
            <text:p>4.93788250755858</text:p>
          </table:table-cell>
          <table:table-cell office:value-type="float" office:value="0.451567947864533" calcext:value-type="float">
            <text:p>0.451567947864533</text:p>
          </table:table-cell>
          <table:table-cell office:value-type="float" office:value="0.210941576815834" calcext:value-type="float">
            <text:p>0.210941576815834</text:p>
          </table:table-cell>
          <table:table-cell table:number-columns-repeated="9"/>
        </table:table-row>
        <table:table-row table:style-name="ro1">
          <table:table-cell office:value-type="float" office:value="8.7332820892334" calcext:value-type="float">
            <text:p>8.7332820892334</text:p>
          </table:table-cell>
          <table:table-cell office:value-type="float" office:value="4.9361403674501" calcext:value-type="float">
            <text:p>4.9361403674501</text:p>
          </table:table-cell>
          <table:table-cell office:value-type="float" office:value="0.237220764160156" calcext:value-type="float">
            <text:p>0.237220764160156</text:p>
          </table:table-cell>
          <table:table-cell office:value-type="float" office:value="0.210828409844295" calcext:value-type="float">
            <text:p>0.210828409844295</text:p>
          </table:table-cell>
          <table:table-cell table:number-columns-repeated="9"/>
        </table:table-row>
        <table:table-row table:style-name="ro1">
          <table:table-cell office:value-type="float" office:value="7.60178756713867" calcext:value-type="float">
            <text:p>7.60178756713867</text:p>
          </table:table-cell>
          <table:table-cell office:value-type="float" office:value="4.93534675727486" calcext:value-type="float">
            <text:p>4.93534675727486</text:p>
          </table:table-cell>
          <table:table-cell office:value-type="float" office:value="0.219217970967293" calcext:value-type="float">
            <text:p>0.219217970967293</text:p>
          </table:table-cell>
          <table:table-cell office:value-type="float" office:value="0.210742991359022" calcext:value-type="float">
            <text:p>0.210742991359022</text:p>
          </table:table-cell>
          <table:table-cell table:number-columns-repeated="9"/>
        </table:table-row>
        <table:table-row table:style-name="ro1">
          <table:table-cell office:value-type="float" office:value="9.99583148956299" calcext:value-type="float">
            <text:p>9.99583148956299</text:p>
          </table:table-cell>
          <table:table-cell office:value-type="float" office:value="4.93773672172742" calcext:value-type="float">
            <text:p>4.93773672172742</text:p>
          </table:table-cell>
          <table:table-cell office:value-type="float" office:value="0.27524408698082" calcext:value-type="float">
            <text:p>0.27524408698082</text:p>
          </table:table-cell>
          <table:table-cell office:value-type="float" office:value="0.210641060852001" calcext:value-type="float">
            <text:p>0.210641060852001</text:p>
          </table:table-cell>
          <table:table-cell table:number-columns-repeated="9"/>
        </table:table-row>
        <table:table-row table:style-name="ro1">
          <table:table-cell office:value-type="float" office:value="9.93976402282715" calcext:value-type="float">
            <text:p>9.93976402282715</text:p>
          </table:table-cell>
          <table:table-cell office:value-type="float" office:value="4.93917394362351" calcext:value-type="float">
            <text:p>4.93917394362351</text:p>
          </table:table-cell>
          <table:table-cell office:value-type="float" office:value="0.580103993415833" calcext:value-type="float">
            <text:p>0.580103993415833</text:p>
          </table:table-cell>
          <table:table-cell office:value-type="float" office:value="0.210818941371164" calcext:value-type="float">
            <text:p>0.210818941371164</text:p>
          </table:table-cell>
          <table:table-cell table:number-columns-repeated="9"/>
        </table:table-row>
        <table:table-row table:style-name="ro1">
          <table:table-cell office:value-type="float" office:value="10.3199367523193" calcext:value-type="float">
            <text:p>10.3199367523193</text:p>
          </table:table-cell>
          <table:table-cell office:value-type="float" office:value="4.94190511805151" calcext:value-type="float">
            <text:p>4.94190511805151</text:p>
          </table:table-cell>
          <table:table-cell office:value-type="float" office:value="0.163540303707123" calcext:value-type="float">
            <text:p>0.163540303707123</text:p>
          </table:table-cell>
          <table:table-cell office:value-type="float" office:value="0.210266779745394" calcext:value-type="float">
            <text:p>0.210266779745394</text:p>
          </table:table-cell>
          <table:table-cell table:number-columns-repeated="9"/>
        </table:table-row>
        <table:table-row table:style-name="ro1">
          <table:table-cell office:value-type="float" office:value="8.95730495452881" calcext:value-type="float">
            <text:p>8.95730495452881</text:p>
          </table:table-cell>
          <table:table-cell office:value-type="float" office:value="4.94236250403013" calcext:value-type="float">
            <text:p>4.94236250403013</text:p>
          </table:table-cell>
          <table:table-cell office:value-type="float" office:value="0.27780145406723" calcext:value-type="float">
            <text:p>0.27780145406723</text:p>
          </table:table-cell>
          <table:table-cell office:value-type="float" office:value="0.210083293216565" calcext:value-type="float">
            <text:p>0.210083293216565</text:p>
          </table:table-cell>
          <table:table-cell table:number-columns-repeated="9"/>
        </table:table-row>
        <table:table-row table:style-name="ro1">
          <table:table-cell office:value-type="float" office:value="8.10313892364502" calcext:value-type="float">
            <text:p>8.10313892364502</text:p>
          </table:table-cell>
          <table:table-cell office:value-type="float" office:value="4.94240973613973" calcext:value-type="float">
            <text:p>4.94240973613973</text:p>
          </table:table-cell>
          <table:table-cell office:value-type="float" office:value="0.739845097064972" calcext:value-type="float">
            <text:p>0.739845097064972</text:p>
          </table:table-cell>
          <table:table-cell office:value-type="float" office:value="0.210268820377954" calcext:value-type="float">
            <text:p>0.210268820377954</text:p>
          </table:table-cell>
          <table:table-cell table:number-columns-repeated="9"/>
        </table:table-row>
        <table:table-row table:style-name="ro1">
          <table:table-cell office:value-type="float" office:value="9.5028772354126" calcext:value-type="float">
            <text:p>9.5028772354126</text:p>
          </table:table-cell>
          <table:table-cell office:value-type="float" office:value="4.94209553422089" calcext:value-type="float">
            <text:p>4.94209553422089</text:p>
          </table:table-cell>
          <table:table-cell office:value-type="float" office:value="0.727108359336853" calcext:value-type="float">
            <text:p>0.727108359336853</text:p>
          </table:table-cell>
          <table:table-cell office:value-type="float" office:value="0.210427282248508" calcext:value-type="float">
            <text:p>0.210427282248508</text:p>
          </table:table-cell>
          <table:table-cell table:number-columns-repeated="9"/>
        </table:table-row>
        <table:table-row table:style-name="ro1">
          <table:table-cell office:value-type="float" office:value="7.25422763824463" calcext:value-type="float">
            <text:p>7.25422763824463</text:p>
          </table:table-cell>
          <table:table-cell office:value-type="float" office:value="4.94017561398397" calcext:value-type="float">
            <text:p>4.94017561398397</text:p>
          </table:table-cell>
          <table:table-cell office:value-type="float" office:value="0.845276355743408" calcext:value-type="float">
            <text:p>0.845276355743408</text:p>
          </table:table-cell>
          <table:table-cell office:value-type="float" office:value="0.210817507835173" calcext:value-type="float">
            <text:p>0.210817507835173</text:p>
          </table:table-cell>
          <table:table-cell table:number-columns-repeated="9"/>
        </table:table-row>
        <table:table-row table:style-name="ro1">
          <table:table-cell office:value-type="float" office:value="6.53387880325317" calcext:value-type="float">
            <text:p>6.53387880325317</text:p>
          </table:table-cell>
          <table:table-cell office:value-type="float" office:value="4.93360017428228" calcext:value-type="float">
            <text:p>4.93360017428228</text:p>
          </table:table-cell>
          <table:table-cell office:value-type="float" office:value="0.716393709182739" calcext:value-type="float">
            <text:p>0.716393709182739</text:p>
          </table:table-cell>
          <table:table-cell office:value-type="float" office:value="0.211153947248291" calcext:value-type="float">
            <text:p>0.211153947248291</text:p>
          </table:table-cell>
          <table:table-cell table:number-columns-repeated="9"/>
        </table:table-row>
        <table:table-row table:style-name="ro1">
          <table:table-cell office:value-type="float" office:value="7.31525230407715" calcext:value-type="float">
            <text:p>7.31525230407715</text:p>
          </table:table-cell>
          <table:table-cell office:value-type="float" office:value="4.93245490285947" calcext:value-type="float">
            <text:p>4.93245490285947</text:p>
          </table:table-cell>
          <table:table-cell office:value-type="float" office:value="0.251967430114746" calcext:value-type="float">
            <text:p>0.251967430114746</text:p>
          </table:table-cell>
          <table:table-cell office:value-type="float" office:value="0.211084378824803" calcext:value-type="float">
            <text:p>0.211084378824803</text:p>
          </table:table-cell>
          <table:table-cell table:number-columns-repeated="9"/>
        </table:table-row>
        <table:table-row table:style-name="ro1">
          <table:table-cell office:value-type="float" office:value="9.76761913299561" calcext:value-type="float">
            <text:p>9.76761913299561</text:p>
          </table:table-cell>
          <table:table-cell office:value-type="float" office:value="4.93414377616988" calcext:value-type="float">
            <text:p>4.93414377616988</text:p>
          </table:table-cell>
          <table:table-cell office:value-type="float" office:value="0.55354917049408" calcext:value-type="float">
            <text:p>0.55354917049408</text:p>
          </table:table-cell>
          <table:table-cell office:value-type="float" office:value="0.211241681273984" calcext:value-type="float">
            <text:p>0.211241681273984</text:p>
          </table:table-cell>
          <table:table-cell table:number-columns-repeated="9"/>
        </table:table-row>
        <table:table-row table:style-name="ro1">
          <table:table-cell office:value-type="float" office:value="5.9469108581543" calcext:value-type="float">
            <text:p>5.9469108581543</text:p>
          </table:table-cell>
          <table:table-cell office:value-type="float" office:value="4.9325683344571" calcext:value-type="float">
            <text:p>4.9325683344571</text:p>
          </table:table-cell>
          <table:table-cell office:value-type="float" office:value="0.789825797080994" calcext:value-type="float">
            <text:p>0.789825797080994</text:p>
          </table:table-cell>
          <table:table-cell office:value-type="float" office:value="0.211443950242351" calcext:value-type="float">
            <text:p>0.211443950242351</text:p>
          </table:table-cell>
          <table:table-cell table:number-columns-repeated="9"/>
        </table:table-row>
        <table:table-row table:style-name="ro1">
          <table:table-cell office:value-type="float" office:value="6.57585048675537" calcext:value-type="float">
            <text:p>6.57585048675537</text:p>
          </table:table-cell>
          <table:table-cell office:value-type="float" office:value="4.9313710071983" calcext:value-type="float">
            <text:p>4.9313710071983</text:p>
          </table:table-cell>
          <table:table-cell office:value-type="float" office:value="0.472850859165192" calcext:value-type="float">
            <text:p>0.472850859165192</text:p>
          </table:table-cell>
          <table:table-cell office:value-type="float" office:value="0.211470837013063" calcext:value-type="float">
            <text:p>0.211470837013063</text:p>
          </table:table-cell>
          <table:table-cell table:number-columns-repeated="9"/>
        </table:table-row>
        <table:table-row table:style-name="ro1">
          <table:table-cell office:value-type="float" office:value="6.16576051712036" calcext:value-type="float">
            <text:p>6.16576051712036</text:p>
          </table:table-cell>
          <table:table-cell office:value-type="float" office:value="4.9309373840628" calcext:value-type="float">
            <text:p>4.9309373840628</text:p>
          </table:table-cell>
          <table:table-cell office:value-type="float" office:value="0.416541397571564" calcext:value-type="float">
            <text:p>0.416541397571564</text:p>
          </table:table-cell>
          <table:table-cell office:value-type="float" office:value="0.21149761704097" calcext:value-type="float">
            <text:p>0.21149761704097</text:p>
          </table:table-cell>
          <table:table-cell table:number-columns-repeated="9"/>
        </table:table-row>
        <table:table-row table:style-name="ro1">
          <table:table-cell office:value-type="float" office:value="8.23996543884277" calcext:value-type="float">
            <text:p>8.23996543884277</text:p>
          </table:table-cell>
          <table:table-cell office:value-type="float" office:value="4.93175542225914" calcext:value-type="float">
            <text:p>4.93175542225914</text:p>
          </table:table-cell>
          <table:table-cell office:value-type="float" office:value="0.177384987473488" calcext:value-type="float">
            <text:p>0.177384987473488</text:p>
          </table:table-cell>
          <table:table-cell office:value-type="float" office:value="0.21135563528199" calcext:value-type="float">
            <text:p>0.21135563528199</text:p>
          </table:table-cell>
          <table:table-cell table:number-columns-repeated="9"/>
        </table:table-row>
        <table:table-row table:style-name="ro1">
          <table:table-cell office:value-type="float" office:value="7.27316856384277" calcext:value-type="float">
            <text:p>7.27316856384277</text:p>
          </table:table-cell>
          <table:table-cell office:value-type="float" office:value="4.93215834762164" calcext:value-type="float">
            <text:p>4.93215834762164</text:p>
          </table:table-cell>
          <table:table-cell office:value-type="float" office:value="0.253189265727997" calcext:value-type="float">
            <text:p>0.253189265727997</text:p>
          </table:table-cell>
          <table:table-cell office:value-type="float" office:value="0.21126597328644" calcext:value-type="float">
            <text:p>0.21126597328644</text:p>
          </table:table-cell>
          <table:table-cell table:number-columns-repeated="9"/>
        </table:table-row>
        <table:table-row table:style-name="ro1">
          <table:table-cell office:value-type="float" office:value="9.89074993133545" calcext:value-type="float">
            <text:p>9.89074993133545</text:p>
          </table:table-cell>
          <table:table-cell office:value-type="float" office:value="4.9403732955479" calcext:value-type="float">
            <text:p>4.9403732955479</text:p>
          </table:table-cell>
          <table:table-cell office:value-type="float" office:value="0.707087457180023" calcext:value-type="float">
            <text:p>0.707087457180023</text:p>
          </table:table-cell>
          <table:table-cell office:value-type="float" office:value="0.212547554321723" calcext:value-type="float">
            <text:p>0.212547554321723</text:p>
          </table:table-cell>
          <table:table-cell table:number-columns-repeated="9"/>
        </table:table-row>
        <table:table-row table:style-name="ro1">
          <table:table-cell office:value-type="float" office:value="7.74624156951904" calcext:value-type="float">
            <text:p>7.74624156951904</text:p>
          </table:table-cell>
          <table:table-cell office:value-type="float" office:value="4.94221702932938" calcext:value-type="float">
            <text:p>4.94221702932938</text:p>
          </table:table-cell>
          <table:table-cell office:value-type="float" office:value="0.299006253480911" calcext:value-type="float">
            <text:p>0.299006253480911</text:p>
          </table:table-cell>
          <table:table-cell office:value-type="float" office:value="0.211673328571038" calcext:value-type="float">
            <text:p>0.211673328571038</text:p>
          </table:table-cell>
          <table:table-cell table:number-columns-repeated="9"/>
        </table:table-row>
        <table:table-row table:style-name="ro1">
          <table:table-cell office:value-type="float" office:value="8.60714244842529" calcext:value-type="float">
            <text:p>8.60714244842529</text:p>
          </table:table-cell>
          <table:table-cell office:value-type="float" office:value="4.94284108889205" calcext:value-type="float">
            <text:p>4.94284108889205</text:p>
          </table:table-cell>
          <table:table-cell office:value-type="float" office:value="0.643133640289307" calcext:value-type="float">
            <text:p>0.643133640289307</text:p>
          </table:table-cell>
          <table:table-cell office:value-type="float" office:value="0.211751799088337" calcext:value-type="float">
            <text:p>0.211751799088337</text:p>
          </table:table-cell>
          <table:table-cell table:number-columns-repeated="9"/>
        </table:table-row>
        <table:table-row table:style-name="ro1">
          <table:table-cell office:value-type="float" office:value="6.68659591674805" calcext:value-type="float">
            <text:p>6.68659591674805</text:p>
          </table:table-cell>
          <table:table-cell office:value-type="float" office:value="4.9383546737525" calcext:value-type="float">
            <text:p>4.9383546737525</text:p>
          </table:table-cell>
          <table:table-cell office:value-type="float" office:value="0.364599704742432" calcext:value-type="float">
            <text:p>0.364599704742432</text:p>
          </table:table-cell>
          <table:table-cell office:value-type="float" office:value="0.211600376216586" calcext:value-type="float">
            <text:p>0.211600376216586</text:p>
          </table:table-cell>
          <table:table-cell table:number-columns-repeated="9"/>
        </table:table-row>
        <table:table-row table:style-name="ro1">
          <table:table-cell office:value-type="float" office:value="6.69967794418335" calcext:value-type="float">
            <text:p>6.69967794418335</text:p>
          </table:table-cell>
          <table:table-cell office:value-type="float" office:value="4.93785837210238" calcext:value-type="float">
            <text:p>4.93785837210238</text:p>
          </table:table-cell>
          <table:table-cell office:value-type="float" office:value="0.136713951826096" calcext:value-type="float">
            <text:p>0.136713951826096</text:p>
          </table:table-cell>
          <table:table-cell office:value-type="float" office:value="0.211350252136824" calcext:value-type="float">
            <text:p>0.211350252136824</text:p>
          </table:table-cell>
          <table:table-cell table:number-columns-repeated="9"/>
        </table:table-row>
        <table:table-row table:style-name="ro1">
          <table:table-cell office:value-type="float" office:value="8.09458160400391" calcext:value-type="float">
            <text:p>8.09458160400391</text:p>
          </table:table-cell>
          <table:table-cell office:value-type="float" office:value="4.93995386887153" calcext:value-type="float">
            <text:p>4.93995386887153</text:p>
          </table:table-cell>
          <table:table-cell office:value-type="float" office:value="0.452694118022919" calcext:value-type="float">
            <text:p>0.452694118022919</text:p>
          </table:table-cell>
          <table:table-cell office:value-type="float" office:value="0.211428674385934" calcext:value-type="float">
            <text:p>0.211428674385934</text:p>
          </table:table-cell>
          <table:table-cell table:number-columns-repeated="9"/>
        </table:table-row>
        <table:table-row table:style-name="ro1">
          <table:table-cell office:value-type="float" office:value="7.34798622131348" calcext:value-type="float">
            <text:p>7.34798622131348</text:p>
          </table:table-cell>
          <table:table-cell office:value-type="float" office:value="4.93981221175822" calcext:value-type="float">
            <text:p>4.93981221175822</text:p>
          </table:table-cell>
          <table:table-cell office:value-type="float" office:value="0.594833493232727" calcext:value-type="float">
            <text:p>0.594833493232727</text:p>
          </table:table-cell>
          <table:table-cell office:value-type="float" office:value="0.211649546085476" calcext:value-type="float">
            <text:p>0.211649546085476</text:p>
          </table:table-cell>
          <table:table-cell table:number-columns-repeated="9"/>
        </table:table-row>
        <table:table-row table:style-name="ro1">
          <table:table-cell office:value-type="float" office:value="7.50482225418091" calcext:value-type="float">
            <text:p>7.50482225418091</text:p>
          </table:table-cell>
          <table:table-cell office:value-type="float" office:value="4.94067715570217" calcext:value-type="float">
            <text:p>4.94067715570217</text:p>
          </table:table-cell>
          <table:table-cell office:value-type="float" office:value="0.194443359971046" calcext:value-type="float">
            <text:p>0.194443359971046</text:p>
          </table:table-cell>
          <table:table-cell office:value-type="float" office:value="0.211100431333925" calcext:value-type="float">
            <text:p>0.211100431333925</text:p>
          </table:table-cell>
          <table:table-cell table:number-columns-repeated="9"/>
        </table:table-row>
        <table:table-row table:style-name="ro1">
          <table:table-cell office:value-type="float" office:value="7.38069915771484" calcext:value-type="float">
            <text:p>7.38069915771484</text:p>
          </table:table-cell>
          <table:table-cell office:value-type="float" office:value="4.93934237105146" calcext:value-type="float">
            <text:p>4.93934237105146</text:p>
          </table:table-cell>
          <table:table-cell office:value-type="float" office:value="0.626124501228333" calcext:value-type="float">
            <text:p>0.626124501228333</text:p>
          </table:table-cell>
          <table:table-cell office:value-type="float" office:value="0.211387456240722" calcext:value-type="float">
            <text:p>0.211387456240722</text:p>
          </table:table-cell>
          <table:table-cell table:number-columns-repeated="9"/>
        </table:table-row>
        <table:table-row table:style-name="ro1">
          <table:table-cell office:value-type="float" office:value="15.647313117981" calcext:value-type="float">
            <text:p>15.647313117981</text:p>
          </table:table-cell>
          <table:table-cell office:value-type="float" office:value="4.95212862627263" calcext:value-type="float">
            <text:p>4.95212862627263</text:p>
          </table:table-cell>
          <table:table-cell office:value-type="float" office:value="0.459790468215942" calcext:value-type="float">
            <text:p>0.459790468215942</text:p>
          </table:table-cell>
          <table:table-cell office:value-type="float" office:value="0.211354633956354" calcext:value-type="float">
            <text:p>0.211354633956354</text:p>
          </table:table-cell>
          <table:table-cell table:number-columns-repeated="9"/>
        </table:table-row>
        <table:table-row table:style-name="ro1">
          <table:table-cell office:value-type="float" office:value="6.78141832351685" calcext:value-type="float">
            <text:p>6.78141832351685</text:p>
          </table:table-cell>
          <table:table-cell office:value-type="float" office:value="4.95158738409609" calcext:value-type="float">
            <text:p>4.95158738409609</text:p>
          </table:table-cell>
          <table:table-cell office:value-type="float" office:value="0.459423691034317" calcext:value-type="float">
            <text:p>0.459423691034317</text:p>
          </table:table-cell>
          <table:table-cell office:value-type="float" office:value="0.211453023517156" calcext:value-type="float">
            <text:p>0.211453023517156</text:p>
          </table:table-cell>
          <table:table-cell table:number-columns-repeated="9"/>
        </table:table-row>
        <table:table-row table:style-name="ro1">
          <table:table-cell office:value-type="float" office:value="6.88962125778198" calcext:value-type="float">
            <text:p>6.88962125778198</text:p>
          </table:table-cell>
          <table:table-cell office:value-type="float" office:value="4.95129118931013" calcext:value-type="float">
            <text:p>4.95129118931013</text:p>
          </table:table-cell>
          <table:table-cell office:value-type="float" office:value="0.541028141975403" calcext:value-type="float">
            <text:p>0.541028141975403</text:p>
          </table:table-cell>
          <table:table-cell office:value-type="float" office:value="0.211427239585015" calcext:value-type="float">
            <text:p>0.211427239585015</text:p>
          </table:table-cell>
          <table:table-cell table:number-columns-repeated="9"/>
        </table:table-row>
        <table:table-row table:style-name="ro1">
          <table:table-cell office:value-type="float" office:value="8.7426290512085" calcext:value-type="float">
            <text:p>8.7426290512085</text:p>
          </table:table-cell>
          <table:table-cell office:value-type="float" office:value="4.95180857108061" calcext:value-type="float">
            <text:p>4.95180857108061</text:p>
          </table:table-cell>
          <table:table-cell office:value-type="float" office:value="0.389367759227753" calcext:value-type="float">
            <text:p>0.389367759227753</text:p>
          </table:table-cell>
          <table:table-cell office:value-type="float" office:value="0.211462761175558" calcext:value-type="float">
            <text:p>0.211462761175558</text:p>
          </table:table-cell>
          <table:table-cell table:number-columns-repeated="9"/>
        </table:table-row>
        <table:table-row table:style-name="ro1">
          <table:table-cell office:value-type="float" office:value="5.91162061691284" calcext:value-type="float">
            <text:p>5.91162061691284</text:p>
          </table:table-cell>
          <table:table-cell office:value-type="float" office:value="4.94999981214968" calcext:value-type="float">
            <text:p>4.94999981214968</text:p>
          </table:table-cell>
          <table:table-cell office:value-type="float" office:value="1.02565407752991" calcext:value-type="float">
            <text:p>1.02565407752991</text:p>
          </table:table-cell>
          <table:table-cell office:value-type="float" office:value="0.212049718191477" calcext:value-type="float">
            <text:p>0.212049718191477</text:p>
          </table:table-cell>
          <table:table-cell table:number-columns-repeated="9"/>
        </table:table-row>
        <table:table-row table:style-name="ro1">
          <table:table-cell office:value-type="float" office:value="6.58042287826538" calcext:value-type="float">
            <text:p>6.58042287826538</text:p>
          </table:table-cell>
          <table:table-cell office:value-type="float" office:value="4.94814696743839" calcext:value-type="float">
            <text:p>4.94814696743839</text:p>
          </table:table-cell>
          <table:table-cell office:value-type="float" office:value="0.914454340934753" calcext:value-type="float">
            <text:p>0.914454340934753</text:p>
          </table:table-cell>
          <table:table-cell office:value-type="float" office:value="0.212344245911067" calcext:value-type="float">
            <text:p>0.212344245911067</text:p>
          </table:table-cell>
          <table:table-cell table:number-columns-repeated="9"/>
        </table:table-row>
        <table:table-row table:style-name="ro1">
          <table:table-cell office:value-type="float" office:value="5.99526071548462" calcext:value-type="float">
            <text:p>5.99526071548462</text:p>
          </table:table-cell>
          <table:table-cell office:value-type="float" office:value="4.94185850410084" calcext:value-type="float">
            <text:p>4.94185850410084</text:p>
          </table:table-cell>
          <table:table-cell office:value-type="float" office:value="0.561045527458191" calcext:value-type="float">
            <text:p>0.561045527458191</text:p>
          </table:table-cell>
          <table:table-cell office:value-type="float" office:value="0.212412073269575" calcext:value-type="float">
            <text:p>0.212412073269575</text:p>
          </table:table-cell>
          <table:table-cell table:number-columns-repeated="9"/>
        </table:table-row>
        <table:table-row table:style-name="ro1">
          <table:table-cell office:value-type="float" office:value="10.9091453552246" calcext:value-type="float">
            <text:p>10.9091453552246</text:p>
          </table:table-cell>
          <table:table-cell office:value-type="float" office:value="4.94269588475488" calcext:value-type="float">
            <text:p>4.94269588475488</text:p>
          </table:table-cell>
          <table:table-cell office:value-type="float" office:value="1.14658510684967" calcext:value-type="float">
            <text:p>1.14658510684967</text:p>
          </table:table-cell>
          <table:table-cell office:value-type="float" office:value="0.213474183713204" calcext:value-type="float">
            <text:p>0.213474183713204</text:p>
          </table:table-cell>
          <table:table-cell table:number-columns-repeated="9"/>
        </table:table-row>
        <table:table-row table:style-name="ro1">
          <table:table-cell office:value-type="float" office:value="8.22794151306152" calcext:value-type="float">
            <text:p>8.22794151306152</text:p>
          </table:table-cell>
          <table:table-cell office:value-type="float" office:value="4.94172737520123" calcext:value-type="float">
            <text:p>4.94172737520123</text:p>
          </table:table-cell>
          <table:table-cell office:value-type="float" office:value="0.242574900388718" calcext:value-type="float">
            <text:p>0.242574900388718</text:p>
          </table:table-cell>
          <table:table-cell office:value-type="float" office:value="0.213310823067553" calcext:value-type="float">
            <text:p>0.213310823067553</text:p>
          </table:table-cell>
          <table:table-cell table:number-columns-repeated="9"/>
        </table:table-row>
        <table:table-row table:style-name="ro1">
          <table:table-cell office:value-type="float" office:value="6.57953977584839" calcext:value-type="float">
            <text:p>6.57953977584839</text:p>
          </table:table-cell>
          <table:table-cell office:value-type="float" office:value="4.9408404643853" calcext:value-type="float">
            <text:p>4.9408404643853</text:p>
          </table:table-cell>
          <table:table-cell office:value-type="float" office:value="0.688035666942596" calcext:value-type="float">
            <text:p>0.688035666942596</text:p>
          </table:table-cell>
          <table:table-cell office:value-type="float" office:value="0.213662292774173" calcext:value-type="float">
            <text:p>0.213662292774173</text:p>
          </table:table-cell>
          <table:table-cell table:number-columns-repeated="9"/>
        </table:table-row>
        <table:table-row table:style-name="ro1">
          <table:table-cell office:value-type="float" office:value="7.43935108184814" calcext:value-type="float">
            <text:p>7.43935108184814</text:p>
          </table:table-cell>
          <table:table-cell office:value-type="float" office:value="4.93846215300604" calcext:value-type="float">
            <text:p>4.93846215300604</text:p>
          </table:table-cell>
          <table:table-cell office:value-type="float" office:value="0.629865646362305" calcext:value-type="float">
            <text:p>0.629865646362305</text:p>
          </table:table-cell>
          <table:table-cell office:value-type="float" office:value="0.213806486028036" calcext:value-type="float">
            <text:p>0.213806486028036</text:p>
          </table:table-cell>
          <table:table-cell table:number-columns-repeated="9"/>
        </table:table-row>
        <table:table-row table:style-name="ro1">
          <table:table-cell office:value-type="float" office:value="9.46712017059326" calcext:value-type="float">
            <text:p>9.46712017059326</text:p>
          </table:table-cell>
          <table:table-cell office:value-type="float" office:value="4.93894279032068" calcext:value-type="float">
            <text:p>4.93894279032068</text:p>
          </table:table-cell>
          <table:table-cell office:value-type="float" office:value="0.530433118343353" calcext:value-type="float">
            <text:p>0.530433118343353</text:p>
          </table:table-cell>
          <table:table-cell office:value-type="float" office:value="0.213884658111084" calcext:value-type="float">
            <text:p>0.213884658111084</text:p>
          </table:table-cell>
          <table:table-cell table:number-columns-repeated="9"/>
        </table:table-row>
        <table:table-row table:style-name="ro1">
          <table:table-cell office:value-type="float" office:value="8.44380378723145" calcext:value-type="float">
            <text:p>8.44380378723145</text:p>
          </table:table-cell>
          <table:table-cell office:value-type="float" office:value="4.93565384143654" calcext:value-type="float">
            <text:p>4.93565384143654</text:p>
          </table:table-cell>
          <table:table-cell office:value-type="float" office:value="0.458446264266968" calcext:value-type="float">
            <text:p>0.458446264266968</text:p>
          </table:table-cell>
          <table:table-cell office:value-type="float" office:value="0.213649682916243" calcext:value-type="float">
            <text:p>0.213649682916243</text:p>
          </table:table-cell>
          <table:table-cell table:number-columns-repeated="9"/>
        </table:table-row>
        <table:table-row table:style-name="ro1">
          <table:table-cell office:value-type="float" office:value="8.85703277587891" calcext:value-type="float">
            <text:p>8.85703277587891</text:p>
          </table:table-cell>
          <table:table-cell office:value-type="float" office:value="4.93497746690772" calcext:value-type="float">
            <text:p>4.93497746690772</text:p>
          </table:table-cell>
          <table:table-cell office:value-type="float" office:value="0.370740473270416" calcext:value-type="float">
            <text:p>0.370740473270416</text:p>
          </table:table-cell>
          <table:table-cell office:value-type="float" office:value="0.213643507774109" calcext:value-type="float">
            <text:p>0.213643507774109</text:p>
          </table:table-cell>
          <table:table-cell table:number-columns-repeated="9"/>
        </table:table-row>
        <table:table-row table:style-name="ro1">
          <table:table-cell office:value-type="float" office:value="12.6424131393433" calcext:value-type="float">
            <text:p>12.6424131393433</text:p>
          </table:table-cell>
          <table:table-cell office:value-type="float" office:value="4.93999184460008" calcext:value-type="float">
            <text:p>4.93999184460008</text:p>
          </table:table-cell>
          <table:table-cell office:value-type="float" office:value="0.716342866420746" calcext:value-type="float">
            <text:p>0.716342866420746</text:p>
          </table:table-cell>
          <table:table-cell office:value-type="float" office:value="0.21400672115051" calcext:value-type="float">
            <text:p>0.21400672115051</text:p>
          </table:table-cell>
          <table:table-cell table:number-columns-repeated="9"/>
        </table:table-row>
        <table:table-row table:style-name="ro1">
          <table:table-cell office:value-type="float" office:value="13.5282135009766" calcext:value-type="float">
            <text:p>13.5282135009766</text:p>
          </table:table-cell>
          <table:table-cell office:value-type="float" office:value="4.94404097237166" calcext:value-type="float">
            <text:p>4.94404097237166</text:p>
          </table:table-cell>
          <table:table-cell office:value-type="float" office:value="0.188898459076881" calcext:value-type="float">
            <text:p>0.188898459076881</text:p>
          </table:table-cell>
          <table:table-cell office:value-type="float" office:value="0.21385719043284" calcext:value-type="float">
            <text:p>0.21385719043284</text:p>
          </table:table-cell>
          <table:table-cell table:number-columns-repeated="9"/>
        </table:table-row>
        <table:table-row table:style-name="ro1">
          <table:table-cell office:value-type="float" office:value="7.85988855361939" calcext:value-type="float">
            <text:p>7.85988855361939</text:p>
          </table:table-cell>
          <table:table-cell office:value-type="float" office:value="4.9438844937458" calcext:value-type="float">
            <text:p>4.9438844937458</text:p>
          </table:table-cell>
          <table:table-cell office:value-type="float" office:value="0.38515031337738" calcext:value-type="float">
            <text:p>0.38515031337738</text:p>
          </table:table-cell>
          <table:table-cell office:value-type="float" office:value="0.21385664927619" calcext:value-type="float">
            <text:p>0.21385664927619</text:p>
          </table:table-cell>
          <table:table-cell table:number-columns-repeated="9"/>
        </table:table-row>
        <table:table-row table:style-name="ro1">
          <table:table-cell office:value-type="float" office:value="6.72583770751953" calcext:value-type="float">
            <text:p>6.72583770751953</text:p>
          </table:table-cell>
          <table:table-cell office:value-type="float" office:value="4.94503323049922" calcext:value-type="float">
            <text:p>4.94503323049922</text:p>
          </table:table-cell>
          <table:table-cell office:value-type="float" office:value="0.393560290336609" calcext:value-type="float">
            <text:p>0.393560290336609</text:p>
          </table:table-cell>
          <table:table-cell office:value-type="float" office:value="0.213967841742317" calcext:value-type="float">
            <text:p>0.213967841742317</text:p>
          </table:table-cell>
          <table:table-cell table:number-columns-repeated="9"/>
        </table:table-row>
        <table:table-row table:style-name="ro1">
          <table:table-cell office:value-type="float" office:value="8.96577072143555" calcext:value-type="float">
            <text:p>8.96577072143555</text:p>
          </table:table-cell>
          <table:table-cell office:value-type="float" office:value="4.94546876505079" calcext:value-type="float">
            <text:p>4.94546876505079</text:p>
          </table:table-cell>
          <table:table-cell office:value-type="float" office:value="0.445501297712326" calcext:value-type="float">
            <text:p>0.445501297712326</text:p>
          </table:table-cell>
          <table:table-cell office:value-type="float" office:value="0.213920360077936" calcext:value-type="float">
            <text:p>0.213920360077936</text:p>
          </table:table-cell>
          <table:table-cell table:number-columns-repeated="9"/>
        </table:table-row>
        <table:table-row table:style-name="ro1">
          <table:table-cell office:value-type="float" office:value="7.41117334365845" calcext:value-type="float">
            <text:p>7.41117334365845</text:p>
          </table:table-cell>
          <table:table-cell office:value-type="float" office:value="4.94498072749852" calcext:value-type="float">
            <text:p>4.94498072749852</text:p>
          </table:table-cell>
          <table:table-cell office:value-type="float" office:value="0.337458819150925" calcext:value-type="float">
            <text:p>0.337458819150925</text:p>
          </table:table-cell>
          <table:table-cell office:value-type="float" office:value="0.213885928339577" calcext:value-type="float">
            <text:p>0.213885928339577</text:p>
          </table:table-cell>
          <table:table-cell table:number-columns-repeated="9"/>
        </table:table-row>
        <table:table-row table:style-name="ro1">
          <table:table-cell office:value-type="float" office:value="7.45799446105957" calcext:value-type="float">
            <text:p>7.45799446105957</text:p>
          </table:table-cell>
          <table:table-cell office:value-type="float" office:value="4.94455181876287" calcext:value-type="float">
            <text:p>4.94455181876287</text:p>
          </table:table-cell>
          <table:table-cell office:value-type="float" office:value="0.215344309806824" calcext:value-type="float">
            <text:p>0.215344309806824</text:p>
          </table:table-cell>
          <table:table-cell office:value-type="float" office:value="0.213493274563849" calcext:value-type="float">
            <text:p>0.213493274563849</text:p>
          </table:table-cell>
          <table:table-cell table:number-columns-repeated="9"/>
        </table:table-row>
        <table:table-row table:style-name="ro1">
          <table:table-cell office:value-type="float" office:value="8.53635883331299" calcext:value-type="float">
            <text:p>8.53635883331299</text:p>
          </table:table-cell>
          <table:table-cell office:value-type="float" office:value="4.94574269348716" calcext:value-type="float">
            <text:p>4.94574269348716</text:p>
          </table:table-cell>
          <table:table-cell office:value-type="float" office:value="0.242427453398705" calcext:value-type="float">
            <text:p>0.242427453398705</text:p>
          </table:table-cell>
          <table:table-cell office:value-type="float" office:value="0.213283679460132" calcext:value-type="float">
            <text:p>0.213283679460132</text:p>
          </table:table-cell>
          <table:table-cell table:number-columns-repeated="9"/>
        </table:table-row>
        <table:table-row table:style-name="ro1">
          <table:table-cell office:value-type="float" office:value="7.74273109436035" calcext:value-type="float">
            <text:p>7.74273109436035</text:p>
          </table:table-cell>
          <table:table-cell office:value-type="float" office:value="4.94637483544134" calcext:value-type="float">
            <text:p>4.94637483544134</text:p>
          </table:table-cell>
          <table:table-cell office:value-type="float" office:value="0.323299437761307" calcext:value-type="float">
            <text:p>0.323299437761307</text:p>
          </table:table-cell>
          <table:table-cell office:value-type="float" office:value="0.213320239254608" calcext:value-type="float">
            <text:p>0.213320239254608</text:p>
          </table:table-cell>
          <table:table-cell table:number-columns-repeated="9"/>
        </table:table-row>
        <table:table-row table:style-name="ro1">
          <table:table-cell office:value-type="float" office:value="7.71543550491333" calcext:value-type="float">
            <text:p>7.71543550491333</text:p>
          </table:table-cell>
          <table:table-cell office:value-type="float" office:value="4.94446074315124" calcext:value-type="float">
            <text:p>4.94446074315124</text:p>
          </table:table-cell>
          <table:table-cell office:value-type="float" office:value="0.213384613394737" calcext:value-type="float">
            <text:p>0.213384613394737</text:p>
          </table:table-cell>
          <table:table-cell office:value-type="float" office:value="0.212445134641355" calcext:value-type="float">
            <text:p>0.212445134641355</text:p>
          </table:table-cell>
          <table:table-cell table:number-columns-repeated="9"/>
        </table:table-row>
        <table:table-row table:style-name="ro1">
          <table:table-cell office:value-type="float" office:value="8.25021171569824" calcext:value-type="float">
            <text:p>8.25021171569824</text:p>
          </table:table-cell>
          <table:table-cell office:value-type="float" office:value="4.94436933371428" calcext:value-type="float">
            <text:p>4.94436933371428</text:p>
          </table:table-cell>
          <table:table-cell office:value-type="float" office:value="0.296026051044464" calcext:value-type="float">
            <text:p>0.296026051044464</text:p>
          </table:table-cell>
          <table:table-cell office:value-type="float" office:value="0.212356840747511" calcext:value-type="float">
            <text:p>0.212356840747511</text:p>
          </table:table-cell>
          <table:table-cell table:number-columns-repeated="9"/>
        </table:table-row>
        <table:table-row table:style-name="ro1">
          <table:table-cell office:value-type="float" office:value="7.59990453720093" calcext:value-type="float">
            <text:p>7.59990453720093</text:p>
          </table:table-cell>
          <table:table-cell office:value-type="float" office:value="4.94180419135232" calcext:value-type="float">
            <text:p>4.94180419135232</text:p>
          </table:table-cell>
          <table:table-cell office:value-type="float" office:value="0.487036019563675" calcext:value-type="float">
            <text:p>0.487036019563675</text:p>
          </table:table-cell>
          <table:table-cell office:value-type="float" office:value="0.212516294135532" calcext:value-type="float">
            <text:p>0.212516294135532</text:p>
          </table:table-cell>
          <table:table-cell table:number-columns-repeated="9"/>
        </table:table-row>
        <table:table-row table:style-name="ro1">
          <table:table-cell office:value-type="float" office:value="6.99103260040283" calcext:value-type="float">
            <text:p>6.99103260040283</text:p>
          </table:table-cell>
          <table:table-cell office:value-type="float" office:value="4.94098616810951" calcext:value-type="float">
            <text:p>4.94098616810951</text:p>
          </table:table-cell>
          <table:table-cell office:value-type="float" office:value="0.369902014732361" calcext:value-type="float">
            <text:p>0.369902014732361</text:p>
          </table:table-cell>
          <table:table-cell office:value-type="float" office:value="0.212480021047611" calcext:value-type="float">
            <text:p>0.212480021047611</text:p>
          </table:table-cell>
          <table:table-cell table:number-columns-repeated="9"/>
        </table:table-row>
        <table:table-row table:style-name="ro1">
          <table:table-cell office:value-type="float" office:value="6.61646890640259" calcext:value-type="float">
            <text:p>6.61646890640259</text:p>
          </table:table-cell>
          <table:table-cell office:value-type="float" office:value="4.94068887479178" calcext:value-type="float">
            <text:p>4.94068887479178</text:p>
          </table:table-cell>
          <table:table-cell office:value-type="float" office:value="0.278675407171249" calcext:value-type="float">
            <text:p>0.278675407171249</text:p>
          </table:table-cell>
          <table:table-cell office:value-type="float" office:value="0.212279257198948" calcext:value-type="float">
            <text:p>0.212279257198948</text:p>
          </table:table-cell>
          <table:table-cell table:number-columns-repeated="9"/>
        </table:table-row>
        <table:table-row table:style-name="ro1">
          <table:table-cell office:value-type="float" office:value="9.1144380569458" calcext:value-type="float">
            <text:p>9.1144380569458</text:p>
          </table:table-cell>
          <table:table-cell office:value-type="float" office:value="4.94161712154453" calcext:value-type="float">
            <text:p>4.94161712154453</text:p>
          </table:table-cell>
          <table:table-cell office:value-type="float" office:value="0.221677109599113" calcext:value-type="float">
            <text:p>0.221677109599113</text:p>
          </table:table-cell>
          <table:table-cell office:value-type="float" office:value="0.212193597101844" calcext:value-type="float">
            <text:p>0.212193597101844</text:p>
          </table:table-cell>
          <table:table-cell table:number-columns-repeated="9"/>
        </table:table-row>
        <table:table-row table:style-name="ro1">
          <table:table-cell office:value-type="float" office:value="9.20576763153076" calcext:value-type="float">
            <text:p>9.20576763153076</text:p>
          </table:table-cell>
          <table:table-cell office:value-type="float" office:value="4.94212685749155" calcext:value-type="float">
            <text:p>4.94212685749155</text:p>
          </table:table-cell>
          <table:table-cell office:value-type="float" office:value="0.361724317073822" calcext:value-type="float">
            <text:p>0.361724317073822</text:p>
          </table:table-cell>
          <table:table-cell office:value-type="float" office:value="0.212140775809318" calcext:value-type="float">
            <text:p>0.212140775809318</text:p>
          </table:table-cell>
          <table:table-cell table:number-columns-repeated="9"/>
        </table:table-row>
        <table:table-row table:style-name="ro1">
          <table:table-cell office:value-type="float" office:value="8.47907447814941" calcext:value-type="float">
            <text:p>8.47907447814941</text:p>
          </table:table-cell>
          <table:table-cell office:value-type="float" office:value="4.94234821157205" calcext:value-type="float">
            <text:p>4.94234821157205</text:p>
          </table:table-cell>
          <table:table-cell office:value-type="float" office:value="0.710759043693543" calcext:value-type="float">
            <text:p>0.710759043693543</text:p>
          </table:table-cell>
          <table:table-cell office:value-type="float" office:value="0.212622692614546" calcext:value-type="float">
            <text:p>0.212622692614546</text:p>
          </table:table-cell>
          <table:table-cell table:number-columns-repeated="9"/>
        </table:table-row>
        <table:table-row table:style-name="ro1">
          <table:table-cell office:value-type="float" office:value="8.52350902557373" calcext:value-type="float">
            <text:p>8.52350902557373</text:p>
          </table:table-cell>
          <table:table-cell office:value-type="float" office:value="4.94209735696087" calcext:value-type="float">
            <text:p>4.94209735696087</text:p>
          </table:table-cell>
          <table:table-cell office:value-type="float" office:value="0.51714688539505" calcext:value-type="float">
            <text:p>0.51714688539505</text:p>
          </table:table-cell>
          <table:table-cell office:value-type="float" office:value="0.212736236373633" calcext:value-type="float">
            <text:p>0.212736236373633</text:p>
          </table:table-cell>
          <table:table-cell table:number-columns-repeated="9"/>
        </table:table-row>
        <table:table-row table:style-name="ro1">
          <table:table-cell office:value-type="float" office:value="9.29761791229248" calcext:value-type="float">
            <text:p>9.29761791229248</text:p>
          </table:table-cell>
          <table:table-cell office:value-type="float" office:value="4.94212405261306" calcext:value-type="float">
            <text:p>4.94212405261306</text:p>
          </table:table-cell>
          <table:table-cell office:value-type="float" office:value="0.738957166671753" calcext:value-type="float">
            <text:p>0.738957166671753</text:p>
          </table:table-cell>
          <table:table-cell office:value-type="float" office:value="0.21323277111811" calcext:value-type="float">
            <text:p>0.21323277111811</text:p>
          </table:table-cell>
          <table:table-cell table:number-columns-repeated="9"/>
        </table:table-row>
        <table:table-row table:style-name="ro1">
          <table:table-cell office:value-type="float" office:value="11.3117141723633" calcext:value-type="float">
            <text:p>11.3117141723633</text:p>
          </table:table-cell>
          <table:table-cell office:value-type="float" office:value="4.94525964660928" calcext:value-type="float">
            <text:p>4.94525964660928</text:p>
          </table:table-cell>
          <table:table-cell office:value-type="float" office:value="0.830113291740418" calcext:value-type="float">
            <text:p>0.830113291740418</text:p>
          </table:table-cell>
          <table:table-cell office:value-type="float" office:value="0.21337792850422" calcext:value-type="float">
            <text:p>0.21337792850422</text:p>
          </table:table-cell>
          <table:table-cell table:number-columns-repeated="9"/>
        </table:table-row>
        <table:table-row table:style-name="ro1">
          <table:table-cell office:value-type="float" office:value="13.469856262207" calcext:value-type="float">
            <text:p>13.469856262207</text:p>
          </table:table-cell>
          <table:table-cell office:value-type="float" office:value="4.95085615939737" calcext:value-type="float">
            <text:p>4.95085615939737</text:p>
          </table:table-cell>
          <table:table-cell office:value-type="float" office:value="0.438040465116501" calcext:value-type="float">
            <text:p>0.438040465116501</text:p>
          </table:table-cell>
          <table:table-cell office:value-type="float" office:value="0.213380455771545" calcext:value-type="float">
            <text:p>0.213380455771545</text:p>
          </table:table-cell>
          <table:table-cell table:number-columns-repeated="9"/>
        </table:table-row>
        <table:table-row table:style-name="ro1">
          <table:table-cell office:value-type="float" office:value="8.17185878753662" calcext:value-type="float">
            <text:p>8.17185878753662</text:p>
          </table:table-cell>
          <table:table-cell office:value-type="float" office:value="4.94867157402623" calcext:value-type="float">
            <text:p>4.94867157402623</text:p>
          </table:table-cell>
          <table:table-cell office:value-type="float" office:value="0.473077565431595" calcext:value-type="float">
            <text:p>0.473077565431595</text:p>
          </table:table-cell>
          <table:table-cell office:value-type="float" office:value="0.213419717718382" calcext:value-type="float">
            <text:p>0.213419717718382</text:p>
          </table:table-cell>
          <table:table-cell table:number-columns-repeated="9"/>
        </table:table-row>
        <table:table-row table:style-name="ro1">
          <table:table-cell office:value-type="float" office:value="6.73356485366821" calcext:value-type="float">
            <text:p>6.73356485366821</text:p>
          </table:table-cell>
          <table:table-cell office:value-type="float" office:value="4.94690857311359" calcext:value-type="float">
            <text:p>4.94690857311359</text:p>
          </table:table-cell>
          <table:table-cell office:value-type="float" office:value="0.729496359825134" calcext:value-type="float">
            <text:p>0.729496359825134</text:p>
          </table:table-cell>
          <table:table-cell office:value-type="float" office:value="0.213679913368493" calcext:value-type="float">
            <text:p>0.213679913368493</text:p>
          </table:table-cell>
          <table:table-cell table:number-columns-repeated="9"/>
        </table:table-row>
        <table:table-row table:style-name="ro1">
          <table:table-cell office:value-type="float" office:value="11.9781894683838" calcext:value-type="float">
            <text:p>11.9781894683838</text:p>
          </table:table-cell>
          <table:table-cell office:value-type="float" office:value="4.94555751345865" calcext:value-type="float">
            <text:p>4.94555751345865</text:p>
          </table:table-cell>
          <table:table-cell office:value-type="float" office:value="0.26887372136116" calcext:value-type="float">
            <text:p>0.26887372136116</text:p>
          </table:table-cell>
          <table:table-cell office:value-type="float" office:value="0.213289787615588" calcext:value-type="float">
            <text:p>0.213289787615588</text:p>
          </table:table-cell>
          <table:table-cell table:number-columns-repeated="9"/>
        </table:table-row>
        <table:table-row table:style-name="ro1">
          <table:table-cell office:value-type="float" office:value="11.7442789077759" calcext:value-type="float">
            <text:p>11.7442789077759</text:p>
          </table:table-cell>
          <table:table-cell office:value-type="float" office:value="4.94661665720299" calcext:value-type="float">
            <text:p>4.94661665720299</text:p>
          </table:table-cell>
          <table:table-cell office:value-type="float" office:value="0.292975217103958" calcext:value-type="float">
            <text:p>0.292975217103958</text:p>
          </table:table-cell>
          <table:table-cell office:value-type="float" office:value="0.213296156226736" calcext:value-type="float">
            <text:p>0.213296156226736</text:p>
          </table:table-cell>
          <table:table-cell table:number-columns-repeated="9"/>
        </table:table-row>
        <table:table-row table:style-name="ro1">
          <table:table-cell office:value-type="float" office:value="6.16723299026489" calcext:value-type="float">
            <text:p>6.16723299026489</text:p>
          </table:table-cell>
          <table:table-cell office:value-type="float" office:value="4.94544122865715" calcext:value-type="float">
            <text:p>4.94544122865715</text:p>
          </table:table-cell>
          <table:table-cell office:value-type="float" office:value="0.479331135749817" calcext:value-type="float">
            <text:p>0.479331135749817</text:p>
          </table:table-cell>
          <table:table-cell office:value-type="float" office:value="0.213298909621157" calcext:value-type="float">
            <text:p>0.213298909621157</text:p>
          </table:table-cell>
          <table:table-cell table:number-columns-repeated="9"/>
        </table:table-row>
        <table:table-row table:style-name="ro1">
          <table:table-cell office:value-type="float" office:value="8.23409080505371" calcext:value-type="float">
            <text:p>8.23409080505371</text:p>
          </table:table-cell>
          <table:table-cell office:value-type="float" office:value="4.94552309411385" calcext:value-type="float">
            <text:p>4.94552309411385</text:p>
          </table:table-cell>
          <table:table-cell office:value-type="float" office:value="0.434029042720795" calcext:value-type="float">
            <text:p>0.434029042720795</text:p>
          </table:table-cell>
          <table:table-cell office:value-type="float" office:value="0.213418486047714" calcext:value-type="float">
            <text:p>0.213418486047714</text:p>
          </table:table-cell>
          <table:table-cell table:number-columns-repeated="9"/>
        </table:table-row>
        <table:table-row table:style-name="ro1">
          <table:table-cell office:value-type="float" office:value="6.64311170578003" calcext:value-type="float">
            <text:p>6.64311170578003</text:p>
          </table:table-cell>
          <table:table-cell office:value-type="float" office:value="4.94403182637635" calcext:value-type="float">
            <text:p>4.94403182637635</text:p>
          </table:table-cell>
          <table:table-cell office:value-type="float" office:value="0.48877289891243" calcext:value-type="float">
            <text:p>0.48877289891243</text:p>
          </table:table-cell>
          <table:table-cell office:value-type="float" office:value="0.213555845370731" calcext:value-type="float">
            <text:p>0.213555845370731</text:p>
          </table:table-cell>
          <table:table-cell table:number-columns-repeated="9"/>
        </table:table-row>
        <table:table-row table:style-name="ro1">
          <table:table-cell office:value-type="float" office:value="8.14598560333252" calcext:value-type="float">
            <text:p>8.14598560333252</text:p>
          </table:table-cell>
          <table:table-cell office:value-type="float" office:value="4.94350310602429" calcext:value-type="float">
            <text:p>4.94350310602429</text:p>
          </table:table-cell>
          <table:table-cell office:value-type="float" office:value="0.430720657110214" calcext:value-type="float">
            <text:p>0.430720657110214</text:p>
          </table:table-cell>
          <table:table-cell office:value-type="float" office:value="0.213430071262728" calcext:value-type="float">
            <text:p>0.213430071262728</text:p>
          </table:table-cell>
          <table:table-cell table:number-columns-repeated="9"/>
        </table:table-row>
        <table:table-row table:style-name="ro1">
          <table:table-cell office:value-type="float" office:value="6.39904260635376" calcext:value-type="float">
            <text:p>6.39904260635376</text:p>
          </table:table-cell>
          <table:table-cell office:value-type="float" office:value="4.9429260289634" calcext:value-type="float">
            <text:p>4.9429260289634</text:p>
          </table:table-cell>
          <table:table-cell office:value-type="float" office:value="0.339600414037705" calcext:value-type="float">
            <text:p>0.339600414037705</text:p>
          </table:table-cell>
          <table:table-cell office:value-type="float" office:value="0.213414101778149" calcext:value-type="float">
            <text:p>0.213414101778149</text:p>
          </table:table-cell>
          <table:table-cell table:number-columns-repeated="9"/>
        </table:table-row>
        <table:table-row table:style-name="ro1">
          <table:table-cell office:value-type="float" office:value="7.05704259872437" calcext:value-type="float">
            <text:p>7.05704259872437</text:p>
          </table:table-cell>
          <table:table-cell office:value-type="float" office:value="4.94250988888438" calcext:value-type="float">
            <text:p>4.94250988888438</text:p>
          </table:table-cell>
          <table:table-cell office:value-type="float" office:value="0.542708337306976" calcext:value-type="float">
            <text:p>0.542708337306976</text:p>
          </table:table-cell>
          <table:table-cell office:value-type="float" office:value="0.213562487705248" calcext:value-type="float">
            <text:p>0.213562487705248</text:p>
          </table:table-cell>
          <table:table-cell table:number-columns-repeated="9"/>
        </table:table-row>
        <table:table-row table:style-name="ro1">
          <table:table-cell office:value-type="float" office:value="7.19569063186646" calcext:value-type="float">
            <text:p>7.19569063186646</text:p>
          </table:table-cell>
          <table:table-cell office:value-type="float" office:value="4.94209559108244" calcext:value-type="float">
            <text:p>4.94209559108244</text:p>
          </table:table-cell>
          <table:table-cell office:value-type="float" office:value="0.969829857349396" calcext:value-type="float">
            <text:p>0.969829857349396</text:p>
          </table:table-cell>
          <table:table-cell office:value-type="float" office:value="0.213797763741364" calcext:value-type="float">
            <text:p>0.213797763741364</text:p>
          </table:table-cell>
          <table:table-cell table:number-columns-repeated="9"/>
        </table:table-row>
        <table:table-row table:style-name="ro1">
          <table:table-cell office:value-type="float" office:value="8.81296634674072" calcext:value-type="float">
            <text:p>8.81296634674072</text:p>
          </table:table-cell>
          <table:table-cell office:value-type="float" office:value="4.94397845225898" calcext:value-type="float">
            <text:p>4.94397845225898</text:p>
          </table:table-cell>
          <table:table-cell office:value-type="float" office:value="0.627737998962402" calcext:value-type="float">
            <text:p>0.627737998962402</text:p>
          </table:table-cell>
          <table:table-cell office:value-type="float" office:value="0.213984843452658" calcext:value-type="float">
            <text:p>0.213984843452658</text:p>
          </table:table-cell>
          <table:table-cell table:number-columns-repeated="9"/>
        </table:table-row>
        <table:table-row table:style-name="ro1">
          <table:table-cell office:value-type="float" office:value="7.71917295455933" calcext:value-type="float">
            <text:p>7.71917295455933</text:p>
          </table:table-cell>
          <table:table-cell office:value-type="float" office:value="4.94212165780848" calcext:value-type="float">
            <text:p>4.94212165780848</text:p>
          </table:table-cell>
          <table:table-cell office:value-type="float" office:value="0.295658379793167" calcext:value-type="float">
            <text:p>0.295658379793167</text:p>
          </table:table-cell>
          <table:table-cell office:value-type="float" office:value="0.21387967355847" calcext:value-type="float">
            <text:p>0.21387967355847</text:p>
          </table:table-cell>
          <table:table-cell table:number-columns-repeated="9"/>
        </table:table-row>
        <table:table-row table:style-name="ro1">
          <table:table-cell office:value-type="float" office:value="8.53061199188232" calcext:value-type="float">
            <text:p>8.53061199188232</text:p>
          </table:table-cell>
          <table:table-cell office:value-type="float" office:value="4.94196971688737" calcext:value-type="float">
            <text:p>4.94196971688737</text:p>
          </table:table-cell>
          <table:table-cell office:value-type="float" office:value="0.503017008304596" calcext:value-type="float">
            <text:p>0.503017008304596</text:p>
          </table:table-cell>
          <table:table-cell office:value-type="float" office:value="0.213767026486641" calcext:value-type="float">
            <text:p>0.213767026486641</text:p>
          </table:table-cell>
          <table:table-cell table:number-columns-repeated="9"/>
        </table:table-row>
        <table:table-row table:style-name="ro1">
          <table:table-cell office:value-type="float" office:value="7.48690986633301" calcext:value-type="float">
            <text:p>7.48690986633301</text:p>
          </table:table-cell>
          <table:table-cell office:value-type="float" office:value="4.94153286819979" calcext:value-type="float">
            <text:p>4.94153286819979</text:p>
          </table:table-cell>
          <table:table-cell office:value-type="float" office:value="0.115193098783493" calcext:value-type="float">
            <text:p>0.115193098783493</text:p>
          </table:table-cell>
          <table:table-cell office:value-type="float" office:value="0.213627102566373" calcext:value-type="float">
            <text:p>0.213627102566373</text:p>
          </table:table-cell>
          <table:table-cell table:number-columns-repeated="9"/>
        </table:table-row>
        <table:table-row table:style-name="ro1">
          <table:table-cell office:value-type="float" office:value="10.8531122207642" calcext:value-type="float">
            <text:p>10.8531122207642</text:p>
          </table:table-cell>
          <table:table-cell office:value-type="float" office:value="4.9428784417455" calcext:value-type="float">
            <text:p>4.9428784417455</text:p>
          </table:table-cell>
          <table:table-cell office:value-type="float" office:value="0.174649983644486" calcext:value-type="float">
            <text:p>0.174649983644486</text:p>
          </table:table-cell>
          <table:table-cell office:value-type="float" office:value="0.213082466293398" calcext:value-type="float">
            <text:p>0.213082466293398</text:p>
          </table:table-cell>
          <table:table-cell table:number-columns-repeated="9"/>
        </table:table-row>
        <table:table-row table:style-name="ro1">
          <table:table-cell office:value-type="float" office:value="6.62104940414429" calcext:value-type="float">
            <text:p>6.62104940414429</text:p>
          </table:table-cell>
          <table:table-cell office:value-type="float" office:value="4.94238128630916" calcext:value-type="float">
            <text:p>4.94238128630916</text:p>
          </table:table-cell>
          <table:table-cell office:value-type="float" office:value="0.341600835323334" calcext:value-type="float">
            <text:p>0.341600835323334</text:p>
          </table:table-cell>
          <table:table-cell office:value-type="float" office:value="0.213068348900177" calcext:value-type="float">
            <text:p>0.213068348900177</text:p>
          </table:table-cell>
          <table:table-cell table:number-columns-repeated="9"/>
        </table:table-row>
        <table:table-row table:style-name="ro1">
          <table:table-cell office:value-type="float" office:value="7.21738624572754" calcext:value-type="float">
            <text:p>7.21738624572754</text:p>
          </table:table-cell>
          <table:table-cell office:value-type="float" office:value="4.94168311763722" calcext:value-type="float">
            <text:p>4.94168311763722</text:p>
          </table:table-cell>
          <table:table-cell office:value-type="float" office:value="0.44282940030098" calcext:value-type="float">
            <text:p>0.44282940030098</text:p>
          </table:table-cell>
          <table:table-cell office:value-type="float" office:value="0.213225599445611" calcext:value-type="float">
            <text:p>0.213225599445611</text:p>
          </table:table-cell>
          <table:table-cell table:number-columns-repeated="9"/>
        </table:table-row>
        <table:table-row table:style-name="ro1">
          <table:table-cell office:value-type="float" office:value="6.00579929351807" calcext:value-type="float">
            <text:p>6.00579929351807</text:p>
          </table:table-cell>
          <table:table-cell office:value-type="float" office:value="4.93985986136703" calcext:value-type="float">
            <text:p>4.93985986136703</text:p>
          </table:table-cell>
          <table:table-cell office:value-type="float" office:value="0.283736199140549" calcext:value-type="float">
            <text:p>0.283736199140549</text:p>
          </table:table-cell>
          <table:table-cell office:value-type="float" office:value="0.213169219937863" calcext:value-type="float">
            <text:p>0.213169219937863</text:p>
          </table:table-cell>
          <table:table-cell table:number-columns-repeated="9"/>
        </table:table-row>
        <table:table-row table:style-name="ro1">
          <table:table-cell office:value-type="float" office:value="10.0012645721436" calcext:value-type="float">
            <text:p>10.0012645721436</text:p>
          </table:table-cell>
          <table:table-cell office:value-type="float" office:value="4.94354441172753" calcext:value-type="float">
            <text:p>4.94354441172753</text:p>
          </table:table-cell>
          <table:table-cell office:value-type="float" office:value="0.710492134094238" calcext:value-type="float">
            <text:p>0.710492134094238</text:p>
          </table:table-cell>
          <table:table-cell office:value-type="float" office:value="0.21333613248438" calcext:value-type="float">
            <text:p>0.21333613248438</text:p>
          </table:table-cell>
          <table:table-cell table:number-columns-repeated="9"/>
        </table:table-row>
        <table:table-row table:style-name="ro1">
          <table:table-cell office:value-type="float" office:value="9.93453693389893" calcext:value-type="float">
            <text:p>9.93453693389893</text:p>
          </table:table-cell>
          <table:table-cell office:value-type="float" office:value="4.94499200696254" calcext:value-type="float">
            <text:p>4.94499200696254</text:p>
          </table:table-cell>
          <table:table-cell office:value-type="float" office:value="0.197663843631744" calcext:value-type="float">
            <text:p>0.197663843631744</text:p>
          </table:table-cell>
          <table:table-cell office:value-type="float" office:value="0.21324701845427" calcext:value-type="float">
            <text:p>0.21324701845427</text:p>
          </table:table-cell>
          <table:table-cell table:number-columns-repeated="9"/>
        </table:table-row>
        <table:table-row table:style-name="ro1">
          <table:table-cell office:value-type="float" office:value="8.40423107147217" calcext:value-type="float">
            <text:p>8.40423107147217</text:p>
          </table:table-cell>
          <table:table-cell office:value-type="float" office:value="4.94584131833764" calcext:value-type="float">
            <text:p>4.94584131833764</text:p>
          </table:table-cell>
          <table:table-cell office:value-type="float" office:value="0.305659413337708" calcext:value-type="float">
            <text:p>0.305659413337708</text:p>
          </table:table-cell>
          <table:table-cell office:value-type="float" office:value="0.213135909909354" calcext:value-type="float">
            <text:p>0.213135909909354</text:p>
          </table:table-cell>
          <table:table-cell table:number-columns-repeated="9"/>
        </table:table-row>
        <table:table-row table:style-name="ro1">
          <table:table-cell office:value-type="float" office:value="7.06758546829224" calcext:value-type="float">
            <text:p>7.06758546829224</text:p>
          </table:table-cell>
          <table:table-cell office:value-type="float" office:value="4.94587221480881" calcext:value-type="float">
            <text:p>4.94587221480881</text:p>
          </table:table-cell>
          <table:table-cell office:value-type="float" office:value="0.0662126541137695" calcext:value-type="float">
            <text:p>0.06621265411377</text:p>
          </table:table-cell>
          <table:table-cell office:value-type="float" office:value="0.212984235600889" calcext:value-type="float">
            <text:p>0.212984235600889</text:p>
          </table:table-cell>
          <table:table-cell table:number-columns-repeated="9"/>
        </table:table-row>
        <table:table-row table:style-name="ro1">
          <table:table-cell office:value-type="float" office:value="6.91488075256348" calcext:value-type="float">
            <text:p>6.91488075256348</text:p>
          </table:table-cell>
          <table:table-cell office:value-type="float" office:value="4.9457864908595" calcext:value-type="float">
            <text:p>4.9457864908595</text:p>
          </table:table-cell>
          <table:table-cell office:value-type="float" office:value="0.359063744544983" calcext:value-type="float">
            <text:p>0.359063744544983</text:p>
          </table:table-cell>
          <table:table-cell office:value-type="float" office:value="0.212738481942005" calcext:value-type="float">
            <text:p>0.212738481942005</text:p>
          </table:table-cell>
          <table:table-cell table:number-columns-repeated="9"/>
        </table:table-row>
        <table:table-row table:style-name="ro1">
          <table:table-cell office:value-type="float" office:value="7.86626386642456" calcext:value-type="float">
            <text:p>7.86626386642456</text:p>
          </table:table-cell>
          <table:table-cell office:value-type="float" office:value="4.94598602570268" calcext:value-type="float">
            <text:p>4.94598602570268</text:p>
          </table:table-cell>
          <table:table-cell office:value-type="float" office:value="0.280626028776169" calcext:value-type="float">
            <text:p>0.280626028776169</text:p>
          </table:table-cell>
          <table:table-cell office:value-type="float" office:value="0.21273286038133" calcext:value-type="float">
            <text:p>0.21273286038133</text:p>
          </table:table-cell>
          <table:table-cell table:number-columns-repeated="9"/>
        </table:table-row>
        <table:table-row table:style-name="ro1">
          <table:table-cell office:value-type="float" office:value="8.38790988922119" calcext:value-type="float">
            <text:p>8.38790988922119</text:p>
          </table:table-cell>
          <table:table-cell office:value-type="float" office:value="4.94678711133259" calcext:value-type="float">
            <text:p>4.94678711133259</text:p>
          </table:table-cell>
          <table:table-cell office:value-type="float" office:value="0.677876174449921" calcext:value-type="float">
            <text:p>0.677876174449921</text:p>
          </table:table-cell>
          <table:table-cell office:value-type="float" office:value="0.213159530382439" calcext:value-type="float">
            <text:p>0.213159530382439</text:p>
          </table:table-cell>
          <table:table-cell table:number-columns-repeated="9"/>
        </table:table-row>
        <table:table-row table:style-name="ro1">
          <table:table-cell office:value-type="float" office:value="9.57987022399902" calcext:value-type="float">
            <text:p>9.57987022399902</text:p>
          </table:table-cell>
          <table:table-cell office:value-type="float" office:value="4.94786003525637" calcext:value-type="float">
            <text:p>4.94786003525637</text:p>
          </table:table-cell>
          <table:table-cell office:value-type="float" office:value="0.608971416950226" calcext:value-type="float">
            <text:p>0.608971416950226</text:p>
          </table:table-cell>
          <table:table-cell office:value-type="float" office:value="0.213245374652518" calcext:value-type="float">
            <text:p>0.213245374652518</text:p>
          </table:table-cell>
          <table:table-cell table:number-columns-repeated="9"/>
        </table:table-row>
        <table:table-row table:style-name="ro1">
          <table:table-cell office:value-type="float" office:value="7.94064903259277" calcext:value-type="float">
            <text:p>7.94064903259277</text:p>
          </table:table-cell>
          <table:table-cell office:value-type="float" office:value="4.94742294724927" calcext:value-type="float">
            <text:p>4.94742294724927</text:p>
          </table:table-cell>
          <table:table-cell office:value-type="float" office:value="0.379983007907867" calcext:value-type="float">
            <text:p>0.379983007907867</text:p>
          </table:table-cell>
          <table:table-cell office:value-type="float" office:value="0.213338468296633" calcext:value-type="float">
            <text:p>0.213338468296633</text:p>
          </table:table-cell>
          <table:table-cell table:number-columns-repeated="9"/>
        </table:table-row>
        <table:table-row table:style-name="ro1">
          <table:table-cell office:value-type="float" office:value="6.43211221694946" calcext:value-type="float">
            <text:p>6.43211221694946</text:p>
          </table:table-cell>
          <table:table-cell office:value-type="float" office:value="4.94704198858717" calcext:value-type="float">
            <text:p>4.94704198858717</text:p>
          </table:table-cell>
          <table:table-cell office:value-type="float" office:value="0.475008487701416" calcext:value-type="float">
            <text:p>0.475008487701416</text:p>
          </table:table-cell>
          <table:table-cell office:value-type="float" office:value="0.21334726996411" calcext:value-type="float">
            <text:p>0.21334726996411</text:p>
          </table:table-cell>
          <table:table-cell table:number-columns-repeated="9"/>
        </table:table-row>
        <table:table-row table:style-name="ro1">
          <table:table-cell office:value-type="float" office:value="7.0146632194519" calcext:value-type="float">
            <text:p>7.0146632194519</text:p>
          </table:table-cell>
          <table:table-cell office:value-type="float" office:value="4.94673136599693" calcext:value-type="float">
            <text:p>4.94673136599693</text:p>
          </table:table-cell>
          <table:table-cell office:value-type="float" office:value="0.534119129180908" calcext:value-type="float">
            <text:p>0.534119129180908</text:p>
          </table:table-cell>
          <table:table-cell office:value-type="float" office:value="0.213556877139286" calcext:value-type="float">
            <text:p>0.213556877139286</text:p>
          </table:table-cell>
          <table:table-cell table:number-columns-repeated="9"/>
        </table:table-row>
        <table:table-row table:style-name="ro1">
          <table:table-cell office:value-type="float" office:value="10.1389026641846" calcext:value-type="float">
            <text:p>10.1389026641846</text:p>
          </table:table-cell>
          <table:table-cell office:value-type="float" office:value="4.94829752411262" calcext:value-type="float">
            <text:p>4.94829752411262</text:p>
          </table:table-cell>
          <table:table-cell office:value-type="float" office:value="0.593437790870667" calcext:value-type="float">
            <text:p>0.593437790870667</text:p>
          </table:table-cell>
          <table:table-cell office:value-type="float" office:value="0.214015175380794" calcext:value-type="float">
            <text:p>0.214015175380794</text:p>
          </table:table-cell>
          <table:table-cell table:number-columns-repeated="9"/>
        </table:table-row>
        <table:table-row table:style-name="ro1">
          <table:table-cell office:value-type="float" office:value="6.44069337844849" calcext:value-type="float">
            <text:p>6.44069337844849</text:p>
          </table:table-cell>
          <table:table-cell office:value-type="float" office:value="4.94827761850003" calcext:value-type="float">
            <text:p>4.94827761850003</text:p>
          </table:table-cell>
          <table:table-cell office:value-type="float" office:value="0.213426157832146" calcext:value-type="float">
            <text:p>0.213426157832146</text:p>
          </table:table-cell>
          <table:table-cell office:value-type="float" office:value="0.213929021190203" calcext:value-type="float">
            <text:p>0.213929021190203</text:p>
          </table:table-cell>
          <table:table-cell table:number-columns-repeated="9"/>
        </table:table-row>
        <table:table-row table:style-name="ro1">
          <table:table-cell office:value-type="float" office:value="9.78003883361816" calcext:value-type="float">
            <text:p>9.78003883361816</text:p>
          </table:table-cell>
          <table:table-cell office:value-type="float" office:value="4.94884615391619" calcext:value-type="float">
            <text:p>4.94884615391619</text:p>
          </table:table-cell>
          <table:table-cell office:value-type="float" office:value="0.854788839817047" calcext:value-type="float">
            <text:p>0.854788839817047</text:p>
          </table:table-cell>
          <table:table-cell office:value-type="float" office:value="0.214108066825241" calcext:value-type="float">
            <text:p>0.214108066825241</text:p>
          </table:table-cell>
          <table:table-cell table:number-columns-repeated="9"/>
        </table:table-row>
        <table:table-row table:style-name="ro1">
          <table:table-cell office:value-type="float" office:value="8.25036811828613" calcext:value-type="float">
            <text:p>8.25036811828613</text:p>
          </table:table-cell>
          <table:table-cell office:value-type="float" office:value="4.95017432027447" calcext:value-type="float">
            <text:p>4.95017432027447</text:p>
          </table:table-cell>
          <table:table-cell office:value-type="float" office:value="0.399546355009079" calcext:value-type="float">
            <text:p>0.399546355009079</text:p>
          </table:table-cell>
          <table:table-cell office:value-type="float" office:value="0.21411059014549" calcext:value-type="float">
            <text:p>0.21411059014549</text:p>
          </table:table-cell>
          <table:table-cell table:number-columns-repeated="9"/>
        </table:table-row>
        <table:table-row table:style-name="ro1">
          <table:table-cell office:value-type="float" office:value="8.61608791351318" calcext:value-type="float">
            <text:p>8.61608791351318</text:p>
          </table:table-cell>
          <table:table-cell office:value-type="float" office:value="4.95086057227362" calcext:value-type="float">
            <text:p>4.95086057227362</text:p>
          </table:table-cell>
          <table:table-cell office:value-type="float" office:value="0.9153111577034" calcext:value-type="float">
            <text:p>0.9153111577034</text:p>
          </table:table-cell>
          <table:table-cell office:value-type="float" office:value="0.214316836493636" calcext:value-type="float">
            <text:p>0.214316836493636</text:p>
          </table:table-cell>
          <table:table-cell table:number-columns-repeated="9"/>
        </table:table-row>
        <table:table-row table:style-name="ro1">
          <table:table-cell office:value-type="float" office:value="8.98624420166016" calcext:value-type="float">
            <text:p>8.98624420166016</text:p>
          </table:table-cell>
          <table:table-cell office:value-type="float" office:value="4.9521398278195" calcext:value-type="float">
            <text:p>4.9521398278195</text:p>
          </table:table-cell>
          <table:table-cell office:value-type="float" office:value="0.573231935501099" calcext:value-type="float">
            <text:p>0.573231935501099</text:p>
          </table:table-cell>
          <table:table-cell office:value-type="float" office:value="0.214386432973791" calcext:value-type="float">
            <text:p>0.214386432973791</text:p>
          </table:table-cell>
          <table:table-cell table:number-columns-repeated="9"/>
        </table:table-row>
        <table:table-row table:style-name="ro1">
          <table:table-cell office:value-type="float" office:value="8.76060295104981" calcext:value-type="float">
            <text:p>8.76060295104981</text:p>
          </table:table-cell>
          <table:table-cell office:value-type="float" office:value="4.94686344394329" calcext:value-type="float">
            <text:p>4.94686344394329</text:p>
          </table:table-cell>
          <table:table-cell office:value-type="float" office:value="0.768928349018097" calcext:value-type="float">
            <text:p>0.768928349018097</text:p>
          </table:table-cell>
          <table:table-cell office:value-type="float" office:value="0.214869264160719" calcext:value-type="float">
            <text:p>0.214869264160719</text:p>
          </table:table-cell>
          <table:table-cell table:number-columns-repeated="9"/>
        </table:table-row>
        <table:table-row table:style-name="ro1">
          <table:table-cell office:value-type="float" office:value="8.1282205581665" calcext:value-type="float">
            <text:p>8.1282205581665</text:p>
          </table:table-cell>
          <table:table-cell office:value-type="float" office:value="4.9484558074842" calcext:value-type="float">
            <text:p>4.9484558074842</text:p>
          </table:table-cell>
          <table:table-cell office:value-type="float" office:value="0.343637228012085" calcext:value-type="float">
            <text:p>0.343637228012085</text:p>
          </table:table-cell>
          <table:table-cell office:value-type="float" office:value="0.214946474981802" calcext:value-type="float">
            <text:p>0.214946474981802</text:p>
          </table:table-cell>
          <table:table-cell table:number-columns-repeated="9"/>
        </table:table-row>
        <table:table-row table:style-name="ro1">
          <table:table-cell office:value-type="float" office:value="7.85811948776245" calcext:value-type="float">
            <text:p>7.85811948776245</text:p>
          </table:table-cell>
          <table:table-cell office:value-type="float" office:value="4.94849978320062" calcext:value-type="float">
            <text:p>4.94849978320062</text:p>
          </table:table-cell>
          <table:table-cell office:value-type="float" office:value="0.565400302410126" calcext:value-type="float">
            <text:p>0.565400302410126</text:p>
          </table:table-cell>
          <table:table-cell office:value-type="float" office:value="0.215251628882861" calcext:value-type="float">
            <text:p>0.215251628882861</text:p>
          </table:table-cell>
          <table:table-cell table:number-columns-repeated="9"/>
        </table:table-row>
        <table:table-row table:style-name="ro1">
          <table:table-cell office:value-type="float" office:value="9.83854961395264" calcext:value-type="float">
            <text:p>9.83854961395264</text:p>
          </table:table-cell>
          <table:table-cell office:value-type="float" office:value="4.94987254656" calcext:value-type="float">
            <text:p>4.94987254656</text:p>
          </table:table-cell>
          <table:table-cell office:value-type="float" office:value="0.397201418876648" calcext:value-type="float">
            <text:p>0.397201418876648</text:p>
          </table:table-cell>
          <table:table-cell office:value-type="float" office:value="0.215108515751404" calcext:value-type="float">
            <text:p>0.215108515751404</text:p>
          </table:table-cell>
          <table:table-cell table:number-columns-repeated="9"/>
        </table:table-row>
        <table:table-row table:style-name="ro1">
          <table:table-cell office:value-type="float" office:value="7.0304479598999" calcext:value-type="float">
            <text:p>7.0304479598999</text:p>
          </table:table-cell>
          <table:table-cell office:value-type="float" office:value="4.94374543961451" calcext:value-type="float">
            <text:p>4.94374543961451</text:p>
          </table:table-cell>
          <table:table-cell office:value-type="float" office:value="0.890361726284027" calcext:value-type="float">
            <text:p>0.890361726284027</text:p>
          </table:table-cell>
          <table:table-cell office:value-type="float" office:value="0.216013475249827" calcext:value-type="float">
            <text:p>0.216013475249827</text:p>
          </table:table-cell>
          <table:table-cell table:number-columns-repeated="9"/>
        </table:table-row>
        <table:table-row table:style-name="ro1">
          <table:table-cell office:value-type="float" office:value="7.13348054885864" calcext:value-type="float">
            <text:p>7.13348054885864</text:p>
          </table:table-cell>
          <table:table-cell office:value-type="float" office:value="4.94335813396694" calcext:value-type="float">
            <text:p>4.94335813396694</text:p>
          </table:table-cell>
          <table:table-cell office:value-type="float" office:value="0.243513196706772" calcext:value-type="float">
            <text:p>0.243513196706772</text:p>
          </table:table-cell>
          <table:table-cell office:value-type="float" office:value="0.215932127415257" calcext:value-type="float">
            <text:p>0.215932127415257</text:p>
          </table:table-cell>
          <table:table-cell table:number-columns-repeated="9"/>
        </table:table-row>
        <table:table-row table:style-name="ro1">
          <table:table-cell office:value-type="float" office:value="6.90592241287231" calcext:value-type="float">
            <text:p>6.90592241287231</text:p>
          </table:table-cell>
          <table:table-cell office:value-type="float" office:value="4.94261028037502" calcext:value-type="float">
            <text:p>4.94261028037502</text:p>
          </table:table-cell>
          <table:table-cell office:value-type="float" office:value="0.259702146053314" calcext:value-type="float">
            <text:p>0.259702146053314</text:p>
          </table:table-cell>
          <table:table-cell office:value-type="float" office:value="0.215771292354885" calcext:value-type="float">
            <text:p>0.215771292354885</text:p>
          </table:table-cell>
          <table:table-cell table:number-columns-repeated="9"/>
        </table:table-row>
        <table:table-row table:style-name="ro1">
          <table:table-cell office:value-type="float" office:value="7.45093250274658" calcext:value-type="float">
            <text:p>7.45093250274658</text:p>
          </table:table-cell>
          <table:table-cell office:value-type="float" office:value="4.94293930227989" calcext:value-type="float">
            <text:p>4.94293930227989</text:p>
          </table:table-cell>
          <table:table-cell office:value-type="float" office:value="0.291189759969711" calcext:value-type="float">
            <text:p>0.291189759969711</text:p>
          </table:table-cell>
          <table:table-cell office:value-type="float" office:value="0.215701511367147" calcext:value-type="float">
            <text:p>0.215701511367147</text:p>
          </table:table-cell>
          <table:table-cell table:number-columns-repeated="9"/>
        </table:table-row>
        <table:table-row table:style-name="ro1">
          <table:table-cell office:value-type="float" office:value="7.86892986297607" calcext:value-type="float">
            <text:p>7.86892986297607</text:p>
          </table:table-cell>
          <table:table-cell office:value-type="float" office:value="4.94335566110824" calcext:value-type="float">
            <text:p>4.94335566110824</text:p>
          </table:table-cell>
          <table:table-cell office:value-type="float" office:value="0.73700737953186" calcext:value-type="float">
            <text:p>0.73700737953186</text:p>
          </table:table-cell>
          <table:table-cell office:value-type="float" office:value="0.215875222299196" calcext:value-type="float">
            <text:p>0.215875222299196</text:p>
          </table:table-cell>
          <table:table-cell table:number-columns-repeated="9"/>
        </table:table-row>
        <table:table-row table:style-name="ro1">
          <table:table-cell office:value-type="float" office:value="7.78034162521362" calcext:value-type="float">
            <text:p>7.78034162521362</text:p>
          </table:table-cell>
          <table:table-cell office:value-type="float" office:value="4.94340086619251" calcext:value-type="float">
            <text:p>4.94340086619251</text:p>
          </table:table-cell>
          <table:table-cell office:value-type="float" office:value="0.554353654384613" calcext:value-type="float">
            <text:p>0.554353654384613</text:p>
          </table:table-cell>
          <table:table-cell office:value-type="float" office:value="0.216031997873583" calcext:value-type="float">
            <text:p>0.216031997873583</text:p>
          </table:table-cell>
          <table:table-cell table:number-columns-repeated="9"/>
        </table:table-row>
        <table:table-row table:style-name="ro1">
          <table:table-cell office:value-type="float" office:value="6.77287864685059" calcext:value-type="float">
            <text:p>6.77287864685059</text:p>
          </table:table-cell>
          <table:table-cell office:value-type="float" office:value="4.94208531223131" calcext:value-type="float">
            <text:p>4.94208531223131</text:p>
          </table:table-cell>
          <table:table-cell office:value-type="float" office:value="0.387505710124969" calcext:value-type="float">
            <text:p>0.387505710124969</text:p>
          </table:table-cell>
          <table:table-cell office:value-type="float" office:value="0.215843378908123" calcext:value-type="float">
            <text:p>0.215843378908123</text:p>
          </table:table-cell>
          <table:table-cell table:number-columns-repeated="9"/>
        </table:table-row>
        <table:table-row table:style-name="ro1">
          <table:table-cell office:value-type="float" office:value="9.19256782531738" calcext:value-type="float">
            <text:p>9.19256782531738</text:p>
          </table:table-cell>
          <table:table-cell office:value-type="float" office:value="4.94149298926878" calcext:value-type="float">
            <text:p>4.94149298926878</text:p>
          </table:table-cell>
          <table:table-cell office:value-type="float" office:value="0.458243012428284" calcext:value-type="float">
            <text:p>0.458243012428284</text:p>
          </table:table-cell>
          <table:table-cell office:value-type="float" office:value="0.215827446076728" calcext:value-type="float">
            <text:p>0.215827446076728</text:p>
          </table:table-cell>
          <table:table-cell table:number-columns-repeated="9"/>
        </table:table-row>
        <table:table-row table:style-name="ro1">
          <table:table-cell office:value-type="float" office:value="6.70954036712647" calcext:value-type="float">
            <text:p>6.70954036712647</text:p>
          </table:table-cell>
          <table:table-cell office:value-type="float" office:value="4.94108775365704" calcext:value-type="float">
            <text:p>4.94108775365704</text:p>
          </table:table-cell>
          <table:table-cell office:value-type="float" office:value="0.700071752071381" calcext:value-type="float">
            <text:p>0.700071752071381</text:p>
          </table:table-cell>
          <table:table-cell office:value-type="float" office:value="0.215914570593492" calcext:value-type="float">
            <text:p>0.215914570593492</text:p>
          </table:table-cell>
          <table:table-cell table:number-columns-repeated="9"/>
        </table:table-row>
        <table:table-row table:style-name="ro1">
          <table:table-cell office:value-type="float" office:value="7.49026823043823" calcext:value-type="float">
            <text:p>7.49026823043823</text:p>
          </table:table-cell>
          <table:table-cell office:value-type="float" office:value="4.93987749952812" calcext:value-type="float">
            <text:p>4.93987749952812</text:p>
          </table:table-cell>
          <table:table-cell office:value-type="float" office:value="0.176760733127594" calcext:value-type="float">
            <text:p>0.176760733127594</text:p>
          </table:table-cell>
          <table:table-cell office:value-type="float" office:value="0.215778160542142" calcext:value-type="float">
            <text:p>0.215778160542142</text:p>
          </table:table-cell>
          <table:table-cell table:number-columns-repeated="9"/>
        </table:table-row>
        <table:table-row table:style-name="ro1">
          <table:table-cell office:value-type="float" office:value="6.66992902755737" calcext:value-type="float">
            <text:p>6.66992902755737</text:p>
          </table:table-cell>
          <table:table-cell office:value-type="float" office:value="4.93898242957299" calcext:value-type="float">
            <text:p>4.93898242957299</text:p>
          </table:table-cell>
          <table:table-cell office:value-type="float" office:value="0.481175690889358" calcext:value-type="float">
            <text:p>0.481175690889358</text:p>
          </table:table-cell>
          <table:table-cell office:value-type="float" office:value="0.215833696675585" calcext:value-type="float">
            <text:p>0.215833696675585</text:p>
          </table:table-cell>
          <table:table-cell table:number-columns-repeated="9"/>
        </table:table-row>
        <table:table-row table:style-name="ro1">
          <table:table-cell office:value-type="float" office:value="11.4626235961914" calcext:value-type="float">
            <text:p>11.4626235961914</text:p>
          </table:table-cell>
          <table:table-cell office:value-type="float" office:value="4.94219434641747" calcext:value-type="float">
            <text:p>4.94219434641747</text:p>
          </table:table-cell>
          <table:table-cell office:value-type="float" office:value="0.18659020960331" calcext:value-type="float">
            <text:p>0.18659020960331</text:p>
          </table:table-cell>
          <table:table-cell office:value-type="float" office:value="0.215503214470461" calcext:value-type="float">
            <text:p>0.215503214470461</text:p>
          </table:table-cell>
          <table:table-cell table:number-columns-repeated="9"/>
        </table:table-row>
        <table:table-row table:style-name="ro1">
          <table:table-cell office:value-type="float" office:value="8.68038940429688" calcext:value-type="float">
            <text:p>8.68038940429688</text:p>
          </table:table-cell>
          <table:table-cell office:value-type="float" office:value="4.94253466573668" calcext:value-type="float">
            <text:p>4.94253466573668</text:p>
          </table:table-cell>
          <table:table-cell office:value-type="float" office:value="0.564131081104279" calcext:value-type="float">
            <text:p>0.564131081104279</text:p>
          </table:table-cell>
          <table:table-cell office:value-type="float" office:value="0.215565444126281" calcext:value-type="float">
            <text:p>0.215565444126281</text:p>
          </table:table-cell>
          <table:table-cell table:number-columns-repeated="9"/>
        </table:table-row>
        <table:table-row table:style-name="ro1">
          <table:table-cell office:value-type="float" office:value="7.0516095161438" calcext:value-type="float">
            <text:p>7.0516095161438</text:p>
          </table:table-cell>
          <table:table-cell office:value-type="float" office:value="4.94138757273965" calcext:value-type="float">
            <text:p>4.94138757273965</text:p>
          </table:table-cell>
          <table:table-cell office:value-type="float" office:value="0.604825377464294" calcext:value-type="float">
            <text:p>0.604825377464294</text:p>
          </table:table-cell>
          <table:table-cell office:value-type="float" office:value="0.216034356950627" calcext:value-type="float">
            <text:p>0.216034356950627</text:p>
          </table:table-cell>
          <table:table-cell table:number-columns-repeated="9"/>
        </table:table-row>
        <table:table-row table:style-name="ro1">
          <table:table-cell office:value-type="float" office:value="7.03850603103638" calcext:value-type="float">
            <text:p>7.03850603103638</text:p>
          </table:table-cell>
          <table:table-cell office:value-type="float" office:value="4.94074754786618" calcext:value-type="float">
            <text:p>4.94074754786618</text:p>
          </table:table-cell>
          <table:table-cell office:value-type="float" office:value="0.293731272220612" calcext:value-type="float">
            <text:p>0.293731272220612</text:p>
          </table:table-cell>
          <table:table-cell office:value-type="float" office:value="0.215983711902164" calcext:value-type="float">
            <text:p>0.215983711902164</text:p>
          </table:table-cell>
          <table:table-cell table:number-columns-repeated="9"/>
        </table:table-row>
        <table:table-row table:style-name="ro1">
          <table:table-cell office:value-type="float" office:value="6.61835670471191" calcext:value-type="float">
            <text:p>6.61835670471191</text:p>
          </table:table-cell>
          <table:table-cell office:value-type="float" office:value="4.93871246017062" calcext:value-type="float">
            <text:p>4.93871246017062</text:p>
          </table:table-cell>
          <table:table-cell office:value-type="float" office:value="0.22555485367775" calcext:value-type="float">
            <text:p>0.22555485367775</text:p>
          </table:table-cell>
          <table:table-cell office:value-type="float" office:value="0.215733091466999" calcext:value-type="float">
            <text:p>0.215733091466999</text:p>
          </table:table-cell>
          <table:table-cell table:number-columns-repeated="9"/>
        </table:table-row>
        <table:table-row table:style-name="ro1">
          <table:table-cell office:value-type="float" office:value="6.75674819946289" calcext:value-type="float">
            <text:p>6.75674819946289</text:p>
          </table:table-cell>
          <table:table-cell office:value-type="float" office:value="4.93861964707845" calcext:value-type="float">
            <text:p>4.93861964707845</text:p>
          </table:table-cell>
          <table:table-cell office:value-type="float" office:value="0.415813386440277" calcext:value-type="float">
            <text:p>0.415813386440277</text:p>
          </table:table-cell>
          <table:table-cell office:value-type="float" office:value="0.215742248030728" calcext:value-type="float">
            <text:p>0.215742248030728</text:p>
          </table:table-cell>
          <table:table-cell table:number-columns-repeated="9"/>
        </table:table-row>
        <table:table-row table:style-name="ro1">
          <table:table-cell office:value-type="float" office:value="10.8043546676636" calcext:value-type="float">
            <text:p>10.8043546676636</text:p>
          </table:table-cell>
          <table:table-cell office:value-type="float" office:value="4.93826843242445" calcext:value-type="float">
            <text:p>4.93826843242445</text:p>
          </table:table-cell>
          <table:table-cell office:value-type="float" office:value="0.367716044187546" calcext:value-type="float">
            <text:p>0.367716044187546</text:p>
          </table:table-cell>
          <table:table-cell office:value-type="float" office:value="0.215694386880053" calcext:value-type="float">
            <text:p>0.215694386880053</text:p>
          </table:table-cell>
          <table:table-cell table:number-columns-repeated="9"/>
        </table:table-row>
        <table:table-row table:style-name="ro1">
          <table:table-cell office:value-type="float" office:value="7.0156307220459" calcext:value-type="float">
            <text:p>7.0156307220459</text:p>
          </table:table-cell>
          <table:table-cell office:value-type="float" office:value="4.93856774306283" calcext:value-type="float">
            <text:p>4.93856774306283</text:p>
          </table:table-cell>
          <table:table-cell office:value-type="float" office:value="0.129279315471649" calcext:value-type="float">
            <text:p>0.129279315471649</text:p>
          </table:table-cell>
          <table:table-cell office:value-type="float" office:value="0.215569777408011" calcext:value-type="float">
            <text:p>0.215569777408011</text:p>
          </table:table-cell>
          <table:table-cell table:number-columns-repeated="9"/>
        </table:table-row>
        <table:table-row table:style-name="ro1">
          <table:table-cell office:value-type="float" office:value="5.72590255737305" calcext:value-type="float">
            <text:p>5.72590255737305</text:p>
          </table:table-cell>
          <table:table-cell office:value-type="float" office:value="4.93806048661381" calcext:value-type="float">
            <text:p>4.93806048661381</text:p>
          </table:table-cell>
          <table:table-cell office:value-type="float" office:value="0.347295492887497" calcext:value-type="float">
            <text:p>0.347295492887497</text:p>
          </table:table-cell>
          <table:table-cell office:value-type="float" office:value="0.215535131688985" calcext:value-type="float">
            <text:p>0.215535131688985</text:p>
          </table:table-cell>
          <table:table-cell table:number-columns-repeated="9"/>
        </table:table-row>
        <table:table-row table:style-name="ro1">
          <table:table-cell office:value-type="float" office:value="8.52469635009766" calcext:value-type="float">
            <text:p>8.52469635009766</text:p>
          </table:table-cell>
          <table:table-cell office:value-type="float" office:value="4.9383783045037" calcext:value-type="float">
            <text:p>4.9383783045037</text:p>
          </table:table-cell>
          <table:table-cell office:value-type="float" office:value="0.316474407911301" calcext:value-type="float">
            <text:p>0.316474407911301</text:p>
          </table:table-cell>
          <table:table-cell office:value-type="float" office:value="0.215528160625748" calcext:value-type="float">
            <text:p>0.215528160625748</text:p>
          </table:table-cell>
          <table:table-cell table:number-columns-repeated="9"/>
        </table:table-row>
        <table:table-row table:style-name="ro1">
          <table:table-cell office:value-type="float" office:value="7.14795970916748" calcext:value-type="float">
            <text:p>7.14795970916748</text:p>
          </table:table-cell>
          <table:table-cell office:value-type="float" office:value="4.93623326410964" calcext:value-type="float">
            <text:p>4.93623326410964</text:p>
          </table:table-cell>
          <table:table-cell office:value-type="float" office:value="0.509677290916443" calcext:value-type="float">
            <text:p>0.509677290916443</text:p>
          </table:table-cell>
          <table:table-cell office:value-type="float" office:value="0.21554074244258" calcext:value-type="float">
            <text:p>0.21554074244258</text:p>
          </table:table-cell>
          <table:table-cell table:number-columns-repeated="9"/>
        </table:table-row>
        <table:table-row table:style-name="ro1">
          <table:table-cell office:value-type="float" office:value="7.06810569763184" calcext:value-type="float">
            <text:p>7.06810569763184</text:p>
          </table:table-cell>
          <table:table-cell office:value-type="float" office:value="4.93604652383382" calcext:value-type="float">
            <text:p>4.93604652383382</text:p>
          </table:table-cell>
          <table:table-cell office:value-type="float" office:value="0.332776188850403" calcext:value-type="float">
            <text:p>0.332776188850403</text:p>
          </table:table-cell>
          <table:table-cell office:value-type="float" office:value="0.215498711328101" calcext:value-type="float">
            <text:p>0.215498711328101</text:p>
          </table:table-cell>
          <table:table-cell table:number-columns-repeated="9"/>
        </table:table-row>
        <table:table-row table:style-name="ro1">
          <table:table-cell office:value-type="float" office:value="7.70180034637451" calcext:value-type="float">
            <text:p>7.70180034637451</text:p>
          </table:table-cell>
          <table:table-cell office:value-type="float" office:value="4.93657374679667" calcext:value-type="float">
            <text:p>4.93657374679667</text:p>
          </table:table-cell>
          <table:table-cell office:value-type="float" office:value="0.560052871704102" calcext:value-type="float">
            <text:p>0.560052871704102</text:p>
          </table:table-cell>
          <table:table-cell office:value-type="float" office:value="0.215614919619716" calcext:value-type="float">
            <text:p>0.215614919619716</text:p>
          </table:table-cell>
          <table:table-cell table:number-columns-repeated="9"/>
        </table:table-row>
        <table:table-row table:style-name="ro1">
          <table:table-cell office:value-type="float" office:value="6.11429262161255" calcext:value-type="float">
            <text:p>6.11429262161255</text:p>
          </table:table-cell>
          <table:table-cell office:value-type="float" office:value="4.93596601618571" calcext:value-type="float">
            <text:p>4.93596601618571</text:p>
          </table:table-cell>
          <table:table-cell office:value-type="float" office:value="0.440872699022293" calcext:value-type="float">
            <text:p>0.440872699022293</text:p>
          </table:table-cell>
          <table:table-cell office:value-type="float" office:value="0.215661365989096" calcext:value-type="float">
            <text:p>0.215661365989096</text:p>
          </table:table-cell>
          <table:table-cell table:number-columns-repeated="9"/>
        </table:table-row>
        <table:table-row table:style-name="ro1">
          <table:table-cell office:value-type="float" office:value="9.88813591003418" calcext:value-type="float">
            <text:p>9.88813591003418</text:p>
          </table:table-cell>
          <table:table-cell office:value-type="float" office:value="4.93821425541602" calcext:value-type="float">
            <text:p>4.93821425541602</text:p>
          </table:table-cell>
          <table:table-cell office:value-type="float" office:value="0.642614543437958" calcext:value-type="float">
            <text:p>0.642614543437958</text:p>
          </table:table-cell>
          <table:table-cell office:value-type="float" office:value="0.216187331877818" calcext:value-type="float">
            <text:p>0.216187331877818</text:p>
          </table:table-cell>
          <table:table-cell table:number-columns-repeated="9"/>
        </table:table-row>
        <table:table-row table:style-name="ro1">
          <table:table-cell office:value-type="float" office:value="9.16884899139404" calcext:value-type="float">
            <text:p>9.16884899139404</text:p>
          </table:table-cell>
          <table:table-cell office:value-type="float" office:value="4.93890125880432" calcext:value-type="float">
            <text:p>4.93890125880432</text:p>
          </table:table-cell>
          <table:table-cell office:value-type="float" office:value="0.45192939043045" calcext:value-type="float">
            <text:p>0.45192939043045</text:p>
          </table:table-cell>
          <table:table-cell office:value-type="float" office:value="0.216297639267462" calcext:value-type="float">
            <text:p>0.216297639267462</text:p>
          </table:table-cell>
          <table:table-cell table:number-columns-repeated="9"/>
        </table:table-row>
        <table:table-row table:style-name="ro1">
          <table:table-cell office:value-type="float" office:value="8.13774681091309" calcext:value-type="float">
            <text:p>8.13774681091309</text:p>
          </table:table-cell>
          <table:table-cell office:value-type="float" office:value="4.93906848081132" calcext:value-type="float">
            <text:p>4.93906848081132</text:p>
          </table:table-cell>
          <table:table-cell office:value-type="float" office:value="0.376578003168106" calcext:value-type="float">
            <text:p>0.376578003168106</text:p>
          </table:table-cell>
          <table:table-cell office:value-type="float" office:value="0.21628511018588" calcext:value-type="float">
            <text:p>0.21628511018588</text:p>
          </table:table-cell>
          <table:table-cell table:number-columns-repeated="9"/>
        </table:table-row>
        <table:table-row table:style-name="ro1">
          <table:table-cell office:value-type="float" office:value="9.05514526367188" calcext:value-type="float">
            <text:p>9.05514526367188</text:p>
          </table:table-cell>
          <table:table-cell office:value-type="float" office:value="4.93950196206842" calcext:value-type="float">
            <text:p>4.93950196206842</text:p>
          </table:table-cell>
          <table:table-cell office:value-type="float" office:value="0.509462475776672" calcext:value-type="float">
            <text:p>0.509462475776672</text:p>
          </table:table-cell>
          <table:table-cell office:value-type="float" office:value="0.216264509260979" calcext:value-type="float">
            <text:p>0.216264509260979</text:p>
          </table:table-cell>
          <table:table-cell table:number-columns-repeated="9"/>
        </table:table-row>
        <table:table-row table:style-name="ro1">
          <table:table-cell office:value-type="float" office:value="11.6602554321289" calcext:value-type="float">
            <text:p>11.6602554321289</text:p>
          </table:table-cell>
          <table:table-cell office:value-type="float" office:value="4.94493710420759" calcext:value-type="float">
            <text:p>4.94493710420759</text:p>
          </table:table-cell>
          <table:table-cell office:value-type="float" office:value="0.295187294483185" calcext:value-type="float">
            <text:p>0.295187294483185</text:p>
          </table:table-cell>
          <table:table-cell office:value-type="float" office:value="0.216114444366659" calcext:value-type="float">
            <text:p>0.216114444366659</text:p>
          </table:table-cell>
          <table:table-cell table:number-columns-repeated="9"/>
        </table:table-row>
        <table:table-row table:style-name="ro1">
          <table:table-cell office:value-type="float" office:value="7.31093597412109" calcext:value-type="float">
            <text:p>7.31093597412109</text:p>
          </table:table-cell>
          <table:table-cell office:value-type="float" office:value="4.94462728811537" calcext:value-type="float">
            <text:p>4.94462728811537</text:p>
          </table:table-cell>
          <table:table-cell office:value-type="float" office:value="0.721830070018768" calcext:value-type="float">
            <text:p>0.721830070018768</text:p>
          </table:table-cell>
          <table:table-cell office:value-type="float" office:value="0.21618853315944" calcext:value-type="float">
            <text:p>0.21618853315944</text:p>
          </table:table-cell>
          <table:table-cell table:number-columns-repeated="9"/>
        </table:table-row>
        <table:table-row table:style-name="ro1">
          <table:table-cell office:value-type="float" office:value="6.99677467346191" calcext:value-type="float">
            <text:p>6.99677467346191</text:p>
          </table:table-cell>
          <table:table-cell office:value-type="float" office:value="4.94250628779263" calcext:value-type="float">
            <text:p>4.94250628779263</text:p>
          </table:table-cell>
          <table:table-cell office:value-type="float" office:value="0.545978724956512" calcext:value-type="float">
            <text:p>0.545978724956512</text:p>
          </table:table-cell>
          <table:table-cell office:value-type="float" office:value="0.216290496465458" calcext:value-type="float">
            <text:p>0.216290496465458</text:p>
          </table:table-cell>
          <table:table-cell table:number-columns-repeated="9"/>
        </table:table-row>
        <table:table-row table:style-name="ro1">
          <table:table-cell office:value-type="float" office:value="8.43748664855957" calcext:value-type="float">
            <text:p>8.43748664855957</text:p>
          </table:table-cell>
          <table:table-cell office:value-type="float" office:value="4.94222132703179" calcext:value-type="float">
            <text:p>4.94222132703179</text:p>
          </table:table-cell>
          <table:table-cell office:value-type="float" office:value="0.219543963670731" calcext:value-type="float">
            <text:p>0.219543963670731</text:p>
          </table:table-cell>
          <table:table-cell office:value-type="float" office:value="0.21620775842351" calcext:value-type="float">
            <text:p>0.21620775842351</text:p>
          </table:table-cell>
          <table:table-cell table:number-columns-repeated="9"/>
        </table:table-row>
        <table:table-row table:style-name="ro1">
          <table:table-cell office:value-type="float" office:value="7.24408054351807" calcext:value-type="float">
            <text:p>7.24408054351807</text:p>
          </table:table-cell>
          <table:table-cell office:value-type="float" office:value="4.9410207155724" calcext:value-type="float">
            <text:p>4.9410207155724</text:p>
          </table:table-cell>
          <table:table-cell office:value-type="float" office:value="0.366403967142105" calcext:value-type="float">
            <text:p>0.366403967142105</text:p>
          </table:table-cell>
          <table:table-cell office:value-type="float" office:value="0.216018664312146" calcext:value-type="float">
            <text:p>0.216018664312146</text:p>
          </table:table-cell>
          <table:table-cell table:number-columns-repeated="9"/>
        </table:table-row>
        <table:table-row table:style-name="ro1">
          <table:table-cell office:value-type="float" office:value="9.2370548248291" calcext:value-type="float">
            <text:p>9.2370548248291</text:p>
          </table:table-cell>
          <table:table-cell office:value-type="float" office:value="4.94085826723109" calcext:value-type="float">
            <text:p>4.94085826723109</text:p>
          </table:table-cell>
          <table:table-cell office:value-type="float" office:value="0.702709138393402" calcext:value-type="float">
            <text:p>0.702709138393402</text:p>
          </table:table-cell>
          <table:table-cell office:value-type="float" office:value="0.216078381575338" calcext:value-type="float">
            <text:p>0.216078381575338</text:p>
          </table:table-cell>
          <table:table-cell table:number-columns-repeated="9"/>
        </table:table-row>
        <table:table-row table:style-name="ro1">
          <table:table-cell office:value-type="float" office:value="7.18655109405518" calcext:value-type="float">
            <text:p>7.18655109405518</text:p>
          </table:table-cell>
          <table:table-cell office:value-type="float" office:value="4.93936228920918" calcext:value-type="float">
            <text:p>4.93936228920918</text:p>
          </table:table-cell>
          <table:table-cell office:value-type="float" office:value="0.666364073753357" calcext:value-type="float">
            <text:p>0.666364073753357</text:p>
          </table:table-cell>
          <table:table-cell office:value-type="float" office:value="0.216438329836426" calcext:value-type="float">
            <text:p>0.216438329836426</text:p>
          </table:table-cell>
          <table:table-cell table:number-columns-repeated="9"/>
        </table:table-row>
        <table:table-row table:style-name="ro1">
          <table:table-cell office:value-type="float" office:value="8.25128173828125" calcext:value-type="float">
            <text:p>8.25128173828125</text:p>
          </table:table-cell>
          <table:table-cell office:value-type="float" office:value="4.93934306528236" calcext:value-type="float">
            <text:p>4.93934306528236</text:p>
          </table:table-cell>
          <table:table-cell office:value-type="float" office:value="0.475094556808472" calcext:value-type="float">
            <text:p>0.475094556808472</text:p>
          </table:table-cell>
          <table:table-cell office:value-type="float" office:value="0.216465432614981" calcext:value-type="float">
            <text:p>0.216465432614981</text:p>
          </table:table-cell>
          <table:table-cell table:number-columns-repeated="9"/>
        </table:table-row>
        <table:table-row table:style-name="ro1">
          <table:table-cell office:value-type="float" office:value="8.52060317993164" calcext:value-type="float">
            <text:p>8.52060317993164</text:p>
          </table:table-cell>
          <table:table-cell office:value-type="float" office:value="4.94108367549723" calcext:value-type="float">
            <text:p>4.94108367549723</text:p>
          </table:table-cell>
          <table:table-cell office:value-type="float" office:value="0.30934152007103" calcext:value-type="float">
            <text:p>0.30934152007103</text:p>
          </table:table-cell>
          <table:table-cell office:value-type="float" office:value="0.215912824121578" calcext:value-type="float">
            <text:p>0.215912824121578</text:p>
          </table:table-cell>
          <table:table-cell table:number-columns-repeated="9"/>
        </table:table-row>
        <table:table-row table:style-name="ro1">
          <table:table-cell office:value-type="float" office:value="7.66402292251587" calcext:value-type="float">
            <text:p>7.66402292251587</text:p>
          </table:table-cell>
          <table:table-cell office:value-type="float" office:value="4.94103688659859" calcext:value-type="float">
            <text:p>4.94103688659859</text:p>
          </table:table-cell>
          <table:table-cell office:value-type="float" office:value="0.239491745829582" calcext:value-type="float">
            <text:p>0.239491745829582</text:p>
          </table:table-cell>
          <table:table-cell office:value-type="float" office:value="0.215832079278441" calcext:value-type="float">
            <text:p>0.215832079278441</text:p>
          </table:table-cell>
          <table:table-cell table:number-columns-repeated="9"/>
        </table:table-row>
        <table:table-row table:style-name="ro1">
          <table:table-cell office:value-type="float" office:value="7.8518009185791" calcext:value-type="float">
            <text:p>7.8518009185791</text:p>
          </table:table-cell>
          <table:table-cell office:value-type="float" office:value="4.93925582783795" calcext:value-type="float">
            <text:p>4.93925582783795</text:p>
          </table:table-cell>
          <table:table-cell office:value-type="float" office:value="0.343729972839356" calcext:value-type="float">
            <text:p>0.343729972839356</text:p>
          </table:table-cell>
          <table:table-cell office:value-type="float" office:value="0.215769973509172" calcext:value-type="float">
            <text:p>0.215769973509172</text:p>
          </table:table-cell>
          <table:table-cell table:number-columns-repeated="9"/>
        </table:table-row>
        <table:table-row table:style-name="ro1">
          <table:table-cell office:value-type="float" office:value="7.96392059326172" calcext:value-type="float">
            <text:p>7.96392059326172</text:p>
          </table:table-cell>
          <table:table-cell office:value-type="float" office:value="4.93914993409828" calcext:value-type="float">
            <text:p>4.93914993409828</text:p>
          </table:table-cell>
          <table:table-cell office:value-type="float" office:value="0.23820173740387" calcext:value-type="float">
            <text:p>0.23820173740387</text:p>
          </table:table-cell>
          <table:table-cell office:value-type="float" office:value="0.215742465604174" calcext:value-type="float">
            <text:p>0.215742465604174</text:p>
          </table:table-cell>
          <table:table-cell table:number-columns-repeated="9"/>
        </table:table-row>
        <table:table-row table:style-name="ro1">
          <table:table-cell office:value-type="float" office:value="10.224009513855" calcext:value-type="float">
            <text:p>10.224009513855</text:p>
          </table:table-cell>
          <table:table-cell office:value-type="float" office:value="4.94021944582945" calcext:value-type="float">
            <text:p>4.94021944582945</text:p>
          </table:table-cell>
          <table:table-cell office:value-type="float" office:value="0.316819697618484" calcext:value-type="float">
            <text:p>0.316819697618484</text:p>
          </table:table-cell>
          <table:table-cell office:value-type="float" office:value="0.215696768081863" calcext:value-type="float">
            <text:p>0.215696768081863</text:p>
          </table:table-cell>
          <table:table-cell table:number-columns-repeated="9"/>
        </table:table-row>
        <table:table-row table:style-name="ro1">
          <table:table-cell office:value-type="float" office:value="9.22863864898682" calcext:value-type="float">
            <text:p>9.22863864898682</text:p>
          </table:table-cell>
          <table:table-cell office:value-type="float" office:value="4.94110116761884" calcext:value-type="float">
            <text:p>4.94110116761884</text:p>
          </table:table-cell>
          <table:table-cell office:value-type="float" office:value="0.491956144571304" calcext:value-type="float">
            <text:p>0.491956144571304</text:p>
          </table:table-cell>
          <table:table-cell office:value-type="float" office:value="0.215796757758072" calcext:value-type="float">
            <text:p>0.215796757758072</text:p>
          </table:table-cell>
          <table:table-cell table:number-columns-repeated="9"/>
        </table:table-row>
        <table:table-row table:style-name="ro1">
          <table:table-cell office:value-type="float" office:value="10.2012844085693" calcext:value-type="float">
            <text:p>10.2012844085693</text:p>
          </table:table-cell>
          <table:table-cell office:value-type="float" office:value="4.94283568147638" calcext:value-type="float">
            <text:p>4.94283568147638</text:p>
          </table:table-cell>
          <table:table-cell office:value-type="float" office:value="0.405004143714905" calcext:value-type="float">
            <text:p>0.405004143714905</text:p>
          </table:table-cell>
          <table:table-cell office:value-type="float" office:value="0.215609289604365" calcext:value-type="float">
            <text:p>0.215609289604365</text:p>
          </table:table-cell>
          <table:table-cell table:number-columns-repeated="9"/>
        </table:table-row>
        <table:table-row table:style-name="ro1">
          <table:table-cell office:value-type="float" office:value="8.8812255859375" calcext:value-type="float">
            <text:p>8.8812255859375</text:p>
          </table:table-cell>
          <table:table-cell office:value-type="float" office:value="4.94296427852399" calcext:value-type="float">
            <text:p>4.94296427852399</text:p>
          </table:table-cell>
          <table:table-cell office:value-type="float" office:value="0.52724027633667" calcext:value-type="float">
            <text:p>0.52724027633667</text:p>
          </table:table-cell>
          <table:table-cell office:value-type="float" office:value="0.215598183134459" calcext:value-type="float">
            <text:p>0.215598183134459</text:p>
          </table:table-cell>
          <table:table-cell table:number-columns-repeated="9"/>
        </table:table-row>
        <table:table-row table:style-name="ro1">
          <table:table-cell office:value-type="float" office:value="8.87555122375488" calcext:value-type="float">
            <text:p>8.87555122375488</text:p>
          </table:table-cell>
          <table:table-cell office:value-type="float" office:value="4.9410065643247" calcext:value-type="float">
            <text:p>4.9410065643247</text:p>
          </table:table-cell>
          <table:table-cell office:value-type="float" office:value="0.273107647895813" calcext:value-type="float">
            <text:p>0.273107647895813</text:p>
          </table:table-cell>
          <table:table-cell office:value-type="float" office:value="0.215002264341813" calcext:value-type="float">
            <text:p>0.215002264341813</text:p>
          </table:table-cell>
          <table:table-cell table:number-columns-repeated="9"/>
        </table:table-row>
        <table:table-row table:style-name="ro1">
          <table:table-cell office:value-type="float" office:value="5.66559076309204" calcext:value-type="float">
            <text:p>5.66559076309204</text:p>
          </table:table-cell>
          <table:table-cell office:value-type="float" office:value="4.93893133364536" calcext:value-type="float">
            <text:p>4.93893133364536</text:p>
          </table:table-cell>
          <table:table-cell office:value-type="float" office:value="0.333261698484421" calcext:value-type="float">
            <text:p>0.333261698484421</text:p>
          </table:table-cell>
          <table:table-cell office:value-type="float" office:value="0.214966619738807" calcext:value-type="float">
            <text:p>0.214966619738807</text:p>
          </table:table-cell>
          <table:table-cell table:number-columns-repeated="9"/>
        </table:table-row>
        <table:table-row table:style-name="ro1">
          <table:table-cell office:value-type="float" office:value="8.56339454650879" calcext:value-type="float">
            <text:p>8.56339454650879</text:p>
          </table:table-cell>
          <table:table-cell office:value-type="float" office:value="4.93923021162926" calcext:value-type="float">
            <text:p>4.93923021162926</text:p>
          </table:table-cell>
          <table:table-cell office:value-type="float" office:value="0.333417445421219" calcext:value-type="float">
            <text:p>0.333417445421219</text:p>
          </table:table-cell>
          <table:table-cell office:value-type="float" office:value="0.215048037616559" calcext:value-type="float">
            <text:p>0.215048037616559</text:p>
          </table:table-cell>
          <table:table-cell table:number-columns-repeated="9"/>
        </table:table-row>
        <table:table-row table:style-name="ro1">
          <table:table-cell office:value-type="float" office:value="8.93829250335693" calcext:value-type="float">
            <text:p>8.93829250335693</text:p>
          </table:table-cell>
          <table:table-cell office:value-type="float" office:value="4.94043403319957" calcext:value-type="float">
            <text:p>4.94043403319957</text:p>
          </table:table-cell>
          <table:table-cell office:value-type="float" office:value="0.262284725904465" calcext:value-type="float">
            <text:p>0.262284725904465</text:p>
          </table:table-cell>
          <table:table-cell office:value-type="float" office:value="0.214956181997275" calcext:value-type="float">
            <text:p>0.214956181997275</text:p>
          </table:table-cell>
          <table:table-cell table:number-columns-repeated="9"/>
        </table:table-row>
        <table:table-row table:style-name="ro1">
          <table:table-cell office:value-type="float" office:value="9.38514232635498" calcext:value-type="float">
            <text:p>9.38514232635498</text:p>
          </table:table-cell>
          <table:table-cell office:value-type="float" office:value="4.94073912798532" calcext:value-type="float">
            <text:p>4.94073912798532</text:p>
          </table:table-cell>
          <table:table-cell office:value-type="float" office:value="0.315380066633224" calcext:value-type="float">
            <text:p>0.315380066633224</text:p>
          </table:table-cell>
          <table:table-cell office:value-type="float" office:value="0.214956972802804" calcext:value-type="float">
            <text:p>0.214956972802804</text:p>
          </table:table-cell>
          <table:table-cell table:number-columns-repeated="9"/>
        </table:table-row>
        <table:table-row table:style-name="ro1">
          <table:table-cell office:value-type="float" office:value="9.29358005523682" calcext:value-type="float">
            <text:p>9.29358005523682</text:p>
          </table:table-cell>
          <table:table-cell office:value-type="float" office:value="4.94104161601739" calcext:value-type="float">
            <text:p>4.94104161601739</text:p>
          </table:table-cell>
          <table:table-cell office:value-type="float" office:value="0.369974821805954" calcext:value-type="float">
            <text:p>0.369974821805954</text:p>
          </table:table-cell>
          <table:table-cell office:value-type="float" office:value="0.215001217099022" calcext:value-type="float">
            <text:p>0.215001217099022</text:p>
          </table:table-cell>
          <table:table-cell table:number-columns-repeated="9"/>
        </table:table-row>
        <table:table-row table:style-name="ro1">
          <table:table-cell office:value-type="float" office:value="9.08962631225586" calcext:value-type="float">
            <text:p>9.08962631225586</text:p>
          </table:table-cell>
          <table:table-cell office:value-type="float" office:value="4.94115948011143" calcext:value-type="float">
            <text:p>4.94115948011143</text:p>
          </table:table-cell>
          <table:table-cell office:value-type="float" office:value="0.25727766752243" calcext:value-type="float">
            <text:p>0.25727766752243</text:p>
          </table:table-cell>
          <table:table-cell office:value-type="float" office:value="0.214909428829905" calcext:value-type="float">
            <text:p>0.214909428829905</text:p>
          </table:table-cell>
          <table:table-cell table:number-columns-repeated="9"/>
        </table:table-row>
        <table:table-row table:style-name="ro1">
          <table:table-cell office:value-type="float" office:value="9.21145057678223" calcext:value-type="float">
            <text:p>9.21145057678223</text:p>
          </table:table-cell>
          <table:table-cell office:value-type="float" office:value="4.94143667778687" calcext:value-type="float">
            <text:p>4.94143667778687</text:p>
          </table:table-cell>
          <table:table-cell office:value-type="float" office:value="0.267634510993958" calcext:value-type="float">
            <text:p>0.267634510993958</text:p>
          </table:table-cell>
          <table:table-cell office:value-type="float" office:value="0.214905640739989" calcext:value-type="float">
            <text:p>0.214905640739989</text:p>
          </table:table-cell>
          <table:table-cell table:number-columns-repeated="9"/>
        </table:table-row>
        <table:table-row table:style-name="ro1">
          <table:table-cell office:value-type="float" office:value="8.51183319091797" calcext:value-type="float">
            <text:p>8.51183319091797</text:p>
          </table:table-cell>
          <table:table-cell office:value-type="float" office:value="4.94086495035337" calcext:value-type="float">
            <text:p>4.94086495035337</text:p>
          </table:table-cell>
          <table:table-cell office:value-type="float" office:value="0.379832416772842" calcext:value-type="float">
            <text:p>0.379832416772842</text:p>
          </table:table-cell>
          <table:table-cell office:value-type="float" office:value="0.214794326881012" calcext:value-type="float">
            <text:p>0.214794326881012</text:p>
          </table:table-cell>
          <table:table-cell table:number-columns-repeated="9"/>
        </table:table-row>
        <table:table-row table:style-name="ro1">
          <table:table-cell office:value-type="float" office:value="6.9941668510437" calcext:value-type="float">
            <text:p>6.9941668510437</text:p>
          </table:table-cell>
          <table:table-cell office:value-type="float" office:value="4.94061190159473" calcext:value-type="float">
            <text:p>4.94061190159473</text:p>
          </table:table-cell>
          <table:table-cell office:value-type="float" office:value="0.287946969270706" calcext:value-type="float">
            <text:p>0.287946969270706</text:p>
          </table:table-cell>
          <table:table-cell office:value-type="float" office:value="0.214769772549653" calcext:value-type="float">
            <text:p>0.214769772549653</text:p>
          </table:table-cell>
          <table:table-cell table:number-columns-repeated="9"/>
        </table:table-row>
        <table:table-row table:style-name="ro1">
          <table:table-cell office:value-type="float" office:value="8.91295337677002" calcext:value-type="float">
            <text:p>8.91295337677002</text:p>
          </table:table-cell>
          <table:table-cell office:value-type="float" office:value="4.93961734377409" calcext:value-type="float">
            <text:p>4.93961734377409</text:p>
          </table:table-cell>
          <table:table-cell office:value-type="float" office:value="0.304405182600021" calcext:value-type="float">
            <text:p>0.304405182600021</text:p>
          </table:table-cell>
          <table:table-cell office:value-type="float" office:value="0.214754426377412" calcext:value-type="float">
            <text:p>0.214754426377412</text:p>
          </table:table-cell>
          <table:table-cell table:number-columns-repeated="9"/>
        </table:table-row>
        <table:table-row table:style-name="ro1">
          <table:table-cell office:value-type="float" office:value="7.1493992805481" calcext:value-type="float">
            <text:p>7.1493992805481</text:p>
          </table:table-cell>
          <table:table-cell office:value-type="float" office:value="4.93878201582288" calcext:value-type="float">
            <text:p>4.93878201582288</text:p>
          </table:table-cell>
          <table:table-cell office:value-type="float" office:value="0.423836320638657" calcext:value-type="float">
            <text:p>0.423836320638657</text:p>
          </table:table-cell>
          <table:table-cell office:value-type="float" office:value="0.214787291925485" calcext:value-type="float">
            <text:p>0.214787291925485</text:p>
          </table:table-cell>
          <table:table-cell table:number-columns-repeated="9"/>
        </table:table-row>
        <table:table-row table:style-name="ro1">
          <table:table-cell office:value-type="float" office:value="10.2215805053711" calcext:value-type="float">
            <text:p>10.2215805053711</text:p>
          </table:table-cell>
          <table:table-cell office:value-type="float" office:value="4.94231906437313" calcext:value-type="float">
            <text:p>4.94231906437313</text:p>
          </table:table-cell>
          <table:table-cell office:value-type="float" office:value="0.471400797367096" calcext:value-type="float">
            <text:p>0.471400797367096</text:p>
          </table:table-cell>
          <table:table-cell office:value-type="float" office:value="0.215024043985875" calcext:value-type="float">
            <text:p>0.215024043985875</text:p>
          </table:table-cell>
          <table:table-cell table:number-columns-repeated="9"/>
        </table:table-row>
        <table:table-row table:style-name="ro1">
          <table:table-cell office:value-type="float" office:value="9.69071102142334" calcext:value-type="float">
            <text:p>9.69071102142334</text:p>
          </table:table-cell>
          <table:table-cell office:value-type="float" office:value="4.94374142817518" calcext:value-type="float">
            <text:p>4.94374142817518</text:p>
          </table:table-cell>
          <table:table-cell office:value-type="float" office:value="0.450958371162415" calcext:value-type="float">
            <text:p>0.450958371162415</text:p>
          </table:table-cell>
          <table:table-cell office:value-type="float" office:value="0.215153608785465" calcext:value-type="float">
            <text:p>0.215153608785465</text:p>
          </table:table-cell>
          <table:table-cell table:number-columns-repeated="9"/>
        </table:table-row>
        <table:table-row table:style-name="ro1">
          <table:table-cell office:value-type="float" office:value="7.90168333053589" calcext:value-type="float">
            <text:p>7.90168333053589</text:p>
          </table:table-cell>
          <table:table-cell office:value-type="float" office:value="4.94312985847865" calcext:value-type="float">
            <text:p>4.94312985847865</text:p>
          </table:table-cell>
          <table:table-cell office:value-type="float" office:value="0.228233233094215" calcext:value-type="float">
            <text:p>0.228233233094215</text:p>
          </table:table-cell>
          <table:table-cell office:value-type="float" office:value="0.214987984692149" calcext:value-type="float">
            <text:p>0.214987984692149</text:p>
          </table:table-cell>
          <table:table-cell table:number-columns-repeated="9"/>
        </table:table-row>
        <table:table-row table:style-name="ro1">
          <table:table-cell office:value-type="float" office:value="7.98917055130005" calcext:value-type="float">
            <text:p>7.98917055130005</text:p>
          </table:table-cell>
          <table:table-cell office:value-type="float" office:value="4.94336572621735" calcext:value-type="float">
            <text:p>4.94336572621735</text:p>
          </table:table-cell>
          <table:table-cell office:value-type="float" office:value="0.492578953504562" calcext:value-type="float">
            <text:p>0.492578953504562</text:p>
          </table:table-cell>
          <table:table-cell office:value-type="float" office:value="0.21505448668864" calcext:value-type="float">
            <text:p>0.21505448668864</text:p>
          </table:table-cell>
          <table:table-cell table:number-columns-repeated="9"/>
        </table:table-row>
        <table:table-row table:style-name="ro1">
          <table:table-cell office:value-type="float" office:value="11.6001396179199" calcext:value-type="float">
            <text:p>11.6001396179199</text:p>
          </table:table-cell>
          <table:table-cell office:value-type="float" office:value="4.94450971925656" calcext:value-type="float">
            <text:p>4.94450971925656</text:p>
          </table:table-cell>
          <table:table-cell office:value-type="float" office:value="0.261388659477234" calcext:value-type="float">
            <text:p>0.261388659477234</text:p>
          </table:table-cell>
          <table:table-cell office:value-type="float" office:value="0.214615071119695" calcext:value-type="float">
            <text:p>0.214615071119695</text:p>
          </table:table-cell>
          <table:table-cell table:number-columns-repeated="9"/>
        </table:table-row>
        <table:table-row table:style-name="ro1">
          <table:table-cell office:value-type="float" office:value="9.77981472015381" calcext:value-type="float">
            <text:p>9.77981472015381</text:p>
          </table:table-cell>
          <table:table-cell office:value-type="float" office:value="4.94523171378807" calcext:value-type="float">
            <text:p>4.94523171378807</text:p>
          </table:table-cell>
          <table:table-cell office:value-type="float" office:value="0.372747153043747" calcext:value-type="float">
            <text:p>0.372747153043747</text:p>
          </table:table-cell>
          <table:table-cell office:value-type="float" office:value="0.21465986108962" calcext:value-type="float">
            <text:p>0.21465986108962</text:p>
          </table:table-cell>
          <table:table-cell table:number-columns-repeated="9"/>
        </table:table-row>
        <table:table-row table:style-name="ro1">
          <table:table-cell office:value-type="float" office:value="8.0083703994751" calcext:value-type="float">
            <text:p>8.0083703994751</text:p>
          </table:table-cell>
          <table:table-cell office:value-type="float" office:value="4.94311122129043" calcext:value-type="float">
            <text:p>4.94311122129043</text:p>
          </table:table-cell>
          <table:table-cell office:value-type="float" office:value="0.651055574417114" calcext:value-type="float">
            <text:p>0.651055574417114</text:p>
          </table:table-cell>
          <table:table-cell office:value-type="float" office:value="0.215046629061196" calcext:value-type="float">
            <text:p>0.215046629061196</text:p>
          </table:table-cell>
          <table:table-cell table:number-columns-repeated="9"/>
        </table:table-row>
        <table:table-row table:style-name="ro1">
          <table:table-cell office:value-type="float" office:value="7.41399812698364" calcext:value-type="float">
            <text:p>7.41399812698364</text:p>
          </table:table-cell>
          <table:table-cell office:value-type="float" office:value="4.94122718518291" calcext:value-type="float">
            <text:p>4.94122718518291</text:p>
          </table:table-cell>
          <table:table-cell office:value-type="float" office:value="0.199344262480736" calcext:value-type="float">
            <text:p>0.199344262480736</text:p>
          </table:table-cell>
          <table:table-cell office:value-type="float" office:value="0.214949439832983" calcext:value-type="float">
            <text:p>0.214949439832983</text:p>
          </table:table-cell>
          <table:table-cell table:number-columns-repeated="9"/>
        </table:table-row>
        <table:table-row table:style-name="ro1">
          <table:table-cell office:value-type="float" office:value="10.7536296844482" calcext:value-type="float">
            <text:p>10.7536296844482</text:p>
          </table:table-cell>
          <table:table-cell office:value-type="float" office:value="4.94358158857455" calcext:value-type="float">
            <text:p>4.94358158857455</text:p>
          </table:table-cell>
          <table:table-cell office:value-type="float" office:value="0.502543151378632" calcext:value-type="float">
            <text:p>0.502543151378632</text:p>
          </table:table-cell>
          <table:table-cell office:value-type="float" office:value="0.215112682476282" calcext:value-type="float">
            <text:p>0.215112682476282</text:p>
          </table:table-cell>
          <table:table-cell table:number-columns-repeated="9"/>
        </table:table-row>
        <table:table-row table:style-name="ro1">
          <table:table-cell office:value-type="float" office:value="7.86951589584351" calcext:value-type="float">
            <text:p>7.86951589584351</text:p>
          </table:table-cell>
          <table:table-cell office:value-type="float" office:value="4.94334533968492" calcext:value-type="float">
            <text:p>4.94334533968492</text:p>
          </table:table-cell>
          <table:table-cell office:value-type="float" office:value="0.510954141616821" calcext:value-type="float">
            <text:p>0.510954141616821</text:p>
          </table:table-cell>
          <table:table-cell office:value-type="float" office:value="0.215273549889059" calcext:value-type="float">
            <text:p>0.215273549889059</text:p>
          </table:table-cell>
          <table:table-cell table:number-columns-repeated="9"/>
        </table:table-row>
        <table:table-row table:style-name="ro1">
          <table:table-cell office:value-type="float" office:value="7.14899492263794" calcext:value-type="float">
            <text:p>7.14899492263794</text:p>
          </table:table-cell>
          <table:table-cell office:value-type="float" office:value="4.9430950131441" calcext:value-type="float">
            <text:p>4.9430950131441</text:p>
          </table:table-cell>
          <table:table-cell office:value-type="float" office:value="0.445451617240906" calcext:value-type="float">
            <text:p>0.445451617240906</text:p>
          </table:table-cell>
          <table:table-cell office:value-type="float" office:value="0.215295253202995" calcext:value-type="float">
            <text:p>0.215295253202995</text:p>
          </table:table-cell>
          <table:table-cell table:number-columns-repeated="9"/>
        </table:table-row>
        <table:table-row table:style-name="ro1">
          <table:table-cell office:value-type="float" office:value="6.43653631210327" calcext:value-type="float">
            <text:p>6.43653631210327</text:p>
          </table:table-cell>
          <table:table-cell office:value-type="float" office:value="4.94282708532994" calcext:value-type="float">
            <text:p>4.94282708532994</text:p>
          </table:table-cell>
          <table:table-cell office:value-type="float" office:value="0.651054441928864" calcext:value-type="float">
            <text:p>0.651054441928864</text:p>
          </table:table-cell>
          <table:table-cell office:value-type="float" office:value="0.215772751178686" calcext:value-type="float">
            <text:p>0.215772751178686</text:p>
          </table:table-cell>
          <table:table-cell table:number-columns-repeated="9"/>
        </table:table-row>
        <table:table-row table:style-name="ro1">
          <table:table-cell office:value-type="float" office:value="8.43553066253662" calcext:value-type="float">
            <text:p>8.43553066253662</text:p>
          </table:table-cell>
          <table:table-cell office:value-type="float" office:value="4.94297843728513" calcext:value-type="float">
            <text:p>4.94297843728513</text:p>
          </table:table-cell>
          <table:table-cell office:value-type="float" office:value="0.48815843462944" calcext:value-type="float">
            <text:p>0.48815843462944</text:p>
          </table:table-cell>
          <table:table-cell office:value-type="float" office:value="0.215819948998343" calcext:value-type="float">
            <text:p>0.215819948998343</text:p>
          </table:table-cell>
          <table:table-cell table:number-columns-repeated="9"/>
        </table:table-row>
        <table:table-row table:style-name="ro1">
          <table:table-cell office:value-type="float" office:value="8.5162239074707" calcext:value-type="float">
            <text:p>8.5162239074707</text:p>
          </table:table-cell>
          <table:table-cell office:value-type="float" office:value="4.94421974484701" calcext:value-type="float">
            <text:p>4.94421974484701</text:p>
          </table:table-cell>
          <table:table-cell office:value-type="float" office:value="0.341196566820145" calcext:value-type="float">
            <text:p>0.341196566820145</text:p>
          </table:table-cell>
          <table:table-cell office:value-type="float" office:value="0.215336564465049" calcext:value-type="float">
            <text:p>0.215336564465049</text:p>
          </table:table-cell>
          <table:table-cell table:number-columns-repeated="9"/>
        </table:table-row>
        <table:table-row table:style-name="ro1">
          <table:table-cell office:value-type="float" office:value="8.66972923278809" calcext:value-type="float">
            <text:p>8.66972923278809</text:p>
          </table:table-cell>
          <table:table-cell office:value-type="float" office:value="4.94442150570935" calcext:value-type="float">
            <text:p>4.94442150570935</text:p>
          </table:table-cell>
          <table:table-cell office:value-type="float" office:value="0.192167669534683" calcext:value-type="float">
            <text:p>0.192167669534683</text:p>
          </table:table-cell>
          <table:table-cell office:value-type="float" office:value="0.215081979250387" calcext:value-type="float">
            <text:p>0.215081979250387</text:p>
          </table:table-cell>
          <table:table-cell table:number-columns-repeated="9"/>
        </table:table-row>
        <table:table-row table:style-name="ro1">
          <table:table-cell office:value-type="float" office:value="8.69354915618897" calcext:value-type="float">
            <text:p>8.69354915618897</text:p>
          </table:table-cell>
          <table:table-cell office:value-type="float" office:value="4.94457315670542" calcext:value-type="float">
            <text:p>4.94457315670542</text:p>
          </table:table-cell>
          <table:table-cell office:value-type="float" office:value="0.231590256094933" calcext:value-type="float">
            <text:p>0.231590256094933</text:p>
          </table:table-cell>
          <table:table-cell office:value-type="float" office:value="0.215038078176189" calcext:value-type="float">
            <text:p>0.215038078176189</text:p>
          </table:table-cell>
          <table:table-cell table:number-columns-repeated="9"/>
        </table:table-row>
        <table:table-row table:style-name="ro1">
          <table:table-cell office:value-type="float" office:value="7.19574356079102" calcext:value-type="float">
            <text:p>7.19574356079102</text:p>
          </table:table-cell>
          <table:table-cell office:value-type="float" office:value="4.94347166790599" calcext:value-type="float">
            <text:p>4.94347166790599</text:p>
          </table:table-cell>
          <table:table-cell office:value-type="float" office:value="0.500173449516296" calcext:value-type="float">
            <text:p>0.500173449516296</text:p>
          </table:table-cell>
          <table:table-cell office:value-type="float" office:value="0.214443730833036" calcext:value-type="float">
            <text:p>0.214443730833036</text:p>
          </table:table-cell>
          <table:table-cell table:number-columns-repeated="9"/>
        </table:table-row>
        <table:table-row table:style-name="ro1">
          <table:table-cell office:value-type="float" office:value="9.28929805755615" calcext:value-type="float">
            <text:p>9.28929805755615</text:p>
          </table:table-cell>
          <table:table-cell office:value-type="float" office:value="4.94404158527392" calcext:value-type="float">
            <text:p>4.94404158527392</text:p>
          </table:table-cell>
          <table:table-cell office:value-type="float" office:value="0.792330682277679" calcext:value-type="float">
            <text:p>0.792330682277679</text:p>
          </table:table-cell>
          <table:table-cell office:value-type="float" office:value="0.214558198000689" calcext:value-type="float">
            <text:p>0.214558198000689</text:p>
          </table:table-cell>
          <table:table-cell table:number-columns-repeated="9"/>
        </table:table-row>
        <table:table-row table:style-name="ro1">
          <table:table-cell office:value-type="float" office:value="9.76290988922119" calcext:value-type="float">
            <text:p>9.76290988922119</text:p>
          </table:table-cell>
          <table:table-cell office:value-type="float" office:value="4.9476691535553" calcext:value-type="float">
            <text:p>4.9476691535553</text:p>
          </table:table-cell>
          <table:table-cell office:value-type="float" office:value="0.570052623748779" calcext:value-type="float">
            <text:p>0.570052623748779</text:p>
          </table:table-cell>
          <table:table-cell office:value-type="float" office:value="0.21470063716319" calcext:value-type="float">
            <text:p>0.21470063716319</text:p>
          </table:table-cell>
          <table:table-cell table:number-columns-repeated="9"/>
        </table:table-row>
        <table:table-row table:style-name="ro1">
          <table:table-cell office:value-type="float" office:value="7.47199153900147" calcext:value-type="float">
            <text:p>7.47199153900147</text:p>
          </table:table-cell>
          <table:table-cell office:value-type="float" office:value="4.9475571050578" calcext:value-type="float">
            <text:p>4.9475571050578</text:p>
          </table:table-cell>
          <table:table-cell office:value-type="float" office:value="0.481436967849731" calcext:value-type="float">
            <text:p>0.481436967849731</text:p>
          </table:table-cell>
          <table:table-cell office:value-type="float" office:value="0.214811649788818" calcext:value-type="float">
            <text:p>0.214811649788818</text:p>
          </table:table-cell>
          <table:table-cell table:number-columns-repeated="9"/>
        </table:table-row>
        <table:table-row table:style-name="ro1">
          <table:table-cell office:value-type="float" office:value="10.9349765777588" calcext:value-type="float">
            <text:p>10.9349765777588</text:p>
          </table:table-cell>
          <table:table-cell office:value-type="float" office:value="4.94601743412352" calcext:value-type="float">
            <text:p>4.94601743412352</text:p>
          </table:table-cell>
          <table:table-cell office:value-type="float" office:value="0.778120338916779" calcext:value-type="float">
            <text:p>0.778120338916779</text:p>
          </table:table-cell>
          <table:table-cell office:value-type="float" office:value="0.21547874721451" calcext:value-type="float">
            <text:p>0.21547874721451</text:p>
          </table:table-cell>
          <table:table-cell table:number-columns-repeated="9"/>
        </table:table-row>
        <table:table-row table:style-name="ro1">
          <table:table-cell office:value-type="float" office:value="7.11883687973022" calcext:value-type="float">
            <text:p>7.11883687973022</text:p>
          </table:table-cell>
          <table:table-cell office:value-type="float" office:value="4.94541569407093" calcext:value-type="float">
            <text:p>4.94541569407093</text:p>
          </table:table-cell>
          <table:table-cell office:value-type="float" office:value="0.496439307928085" calcext:value-type="float">
            <text:p>0.496439307928085</text:p>
          </table:table-cell>
          <table:table-cell office:value-type="float" office:value="0.215521295290838" calcext:value-type="float">
            <text:p>0.215521295290838</text:p>
          </table:table-cell>
          <table:table-cell table:number-columns-repeated="9"/>
        </table:table-row>
        <table:table-row table:style-name="ro1">
          <table:table-cell office:value-type="float" office:value="8.93795013427734" calcext:value-type="float">
            <text:p>8.93795013427734</text:p>
          </table:table-cell>
          <table:table-cell office:value-type="float" office:value="4.94357328245443" calcext:value-type="float">
            <text:p>4.94357328245443</text:p>
          </table:table-cell>
          <table:table-cell office:value-type="float" office:value="0.427186399698258" calcext:value-type="float">
            <text:p>0.427186399698258</text:p>
          </table:table-cell>
          <table:table-cell office:value-type="float" office:value="0.215431261063164" calcext:value-type="float">
            <text:p>0.215431261063164</text:p>
          </table:table-cell>
          <table:table-cell table:number-columns-repeated="9"/>
        </table:table-row>
        <table:table-row table:style-name="ro1">
          <table:table-cell office:value-type="float" office:value="7.44809579849243" calcext:value-type="float">
            <text:p>7.44809579849243</text:p>
          </table:table-cell>
          <table:table-cell office:value-type="float" office:value="4.94336333551639" calcext:value-type="float">
            <text:p>4.94336333551639</text:p>
          </table:table-cell>
          <table:table-cell office:value-type="float" office:value="0.306620806455612" calcext:value-type="float">
            <text:p>0.306620806455612</text:p>
          </table:table-cell>
          <table:table-cell office:value-type="float" office:value="0.21542476443094" calcext:value-type="float">
            <text:p>0.21542476443094</text:p>
          </table:table-cell>
          <table:table-cell table:number-columns-repeated="9"/>
        </table:table-row>
        <table:table-row table:style-name="ro1">
          <table:table-cell office:value-type="float" office:value="8.9318733215332" calcext:value-type="float">
            <text:p>8.9318733215332</text:p>
          </table:table-cell>
          <table:table-cell office:value-type="float" office:value="4.94406631887446" calcext:value-type="float">
            <text:p>4.94406631887446</text:p>
          </table:table-cell>
          <table:table-cell office:value-type="float" office:value="0.384263932704926" calcext:value-type="float">
            <text:p>0.384263932704926</text:p>
          </table:table-cell>
          <table:table-cell office:value-type="float" office:value="0.215415606200036" calcext:value-type="float">
            <text:p>0.215415606200036</text:p>
          </table:table-cell>
          <table:table-cell table:number-columns-repeated="9"/>
        </table:table-row>
        <table:table-row table:style-name="ro1">
          <table:table-cell office:value-type="float" office:value="8.55675888061523" calcext:value-type="float">
            <text:p>8.55675888061523</text:p>
          </table:table-cell>
          <table:table-cell office:value-type="float" office:value="4.94447210109357" calcext:value-type="float">
            <text:p>4.94447210109357</text:p>
          </table:table-cell>
          <table:table-cell office:value-type="float" office:value="0.432063698768616" calcext:value-type="float">
            <text:p>0.432063698768616</text:p>
          </table:table-cell>
          <table:table-cell office:value-type="float" office:value="0.215416134176264" calcext:value-type="float">
            <text:p>0.215416134176264</text:p>
          </table:table-cell>
          <table:table-cell table:number-columns-repeated="9"/>
        </table:table-row>
        <table:table-row table:style-name="ro1">
          <table:table-cell office:value-type="float" office:value="10.6497583389282" calcext:value-type="float">
            <text:p>10.6497583389282</text:p>
          </table:table-cell>
          <table:table-cell office:value-type="float" office:value="4.9484971857408" calcext:value-type="float">
            <text:p>4.9484971857408</text:p>
          </table:table-cell>
          <table:table-cell office:value-type="float" office:value="0.451344162225723" calcext:value-type="float">
            <text:p>0.451344162225723</text:p>
          </table:table-cell>
          <table:table-cell office:value-type="float" office:value="0.21525673800523" calcext:value-type="float">
            <text:p>0.21525673800523</text:p>
          </table:table-cell>
          <table:table-cell table:number-columns-repeated="9"/>
        </table:table-row>
        <table:table-row table:style-name="ro1">
          <table:table-cell office:value-type="float" office:value="7.11296653747559" calcext:value-type="float">
            <text:p>7.11296653747559</text:p>
          </table:table-cell>
          <table:table-cell office:value-type="float" office:value="4.94763048181331" calcext:value-type="float">
            <text:p>4.94763048181331</text:p>
          </table:table-cell>
          <table:table-cell office:value-type="float" office:value="0.688805282115936" calcext:value-type="float">
            <text:p>0.688805282115936</text:p>
          </table:table-cell>
          <table:table-cell office:value-type="float" office:value="0.215306776802242" calcext:value-type="float">
            <text:p>0.215306776802242</text:p>
          </table:table-cell>
          <table:table-cell table:number-columns-repeated="9"/>
        </table:table-row>
        <table:table-row table:style-name="ro1">
          <table:table-cell office:value-type="float" office:value="8.19609451293945" calcext:value-type="float">
            <text:p>8.19609451293945</text:p>
          </table:table-cell>
          <table:table-cell office:value-type="float" office:value="4.94793786022346" calcext:value-type="float">
            <text:p>4.94793786022346</text:p>
          </table:table-cell>
          <table:table-cell office:value-type="float" office:value="0.29780113697052" calcext:value-type="float">
            <text:p>0.29780113697052</text:p>
          </table:table-cell>
          <table:table-cell office:value-type="float" office:value="0.215114209578635" calcext:value-type="float">
            <text:p>0.215114209578635</text:p>
          </table:table-cell>
          <table:table-cell table:number-columns-repeated="9"/>
        </table:table-row>
        <table:table-row table:style-name="ro1">
          <table:table-cell office:value-type="float" office:value="7.99114370346069" calcext:value-type="float">
            <text:p>7.99114370346069</text:p>
          </table:table-cell>
          <table:table-cell office:value-type="float" office:value="4.94818463383303" calcext:value-type="float">
            <text:p>4.94818463383303</text:p>
          </table:table-cell>
          <table:table-cell office:value-type="float" office:value="0.266893237829208" calcext:value-type="float">
            <text:p>0.266893237829208</text:p>
          </table:table-cell>
          <table:table-cell office:value-type="float" office:value="0.215032758324377" calcext:value-type="float">
            <text:p>0.215032758324377</text:p>
          </table:table-cell>
          <table:table-cell table:number-columns-repeated="9"/>
        </table:table-row>
        <table:table-row table:style-name="ro1">
          <table:table-cell office:value-type="float" office:value="8.10268497467041" calcext:value-type="float">
            <text:p>8.10268497467041</text:p>
          </table:table-cell>
          <table:table-cell office:value-type="float" office:value="4.94853618884939" calcext:value-type="float">
            <text:p>4.94853618884939</text:p>
          </table:table-cell>
          <table:table-cell office:value-type="float" office:value="0.303213536739349" calcext:value-type="float">
            <text:p>0.303213536739349</text:p>
          </table:table-cell>
          <table:table-cell office:value-type="float" office:value="0.215111720346159" calcext:value-type="float">
            <text:p>0.215111720346159</text:p>
          </table:table-cell>
          <table:table-cell table:number-columns-repeated="9"/>
        </table:table-row>
        <table:table-row table:style-name="ro1">
          <table:table-cell office:value-type="float" office:value="8.47606468200684" calcext:value-type="float">
            <text:p>8.47606468200684</text:p>
          </table:table-cell>
          <table:table-cell office:value-type="float" office:value="4.94872231008268" calcext:value-type="float">
            <text:p>4.94872231008268</text:p>
          </table:table-cell>
          <table:table-cell office:value-type="float" office:value="0.0863673537969589" calcext:value-type="float">
            <text:p>0.086367353796959</text:p>
          </table:table-cell>
          <table:table-cell office:value-type="float" office:value="0.214953749885476" calcext:value-type="float">
            <text:p>0.214953749885476</text:p>
          </table:table-cell>
          <table:table-cell table:number-columns-repeated="9"/>
        </table:table-row>
        <table:table-row table:style-name="ro1">
          <table:table-cell office:value-type="float" office:value="8.49153804779053" calcext:value-type="float">
            <text:p>8.49153804779053</text:p>
          </table:table-cell>
          <table:table-cell office:value-type="float" office:value="4.94975871696613" calcext:value-type="float">
            <text:p>4.94975871696613</text:p>
          </table:table-cell>
          <table:table-cell office:value-type="float" office:value="0.553918063640595" calcext:value-type="float">
            <text:p>0.553918063640595</text:p>
          </table:table-cell>
          <table:table-cell office:value-type="float" office:value="0.215035789235706" calcext:value-type="float">
            <text:p>0.215035789235706</text:p>
          </table:table-cell>
          <table:table-cell table:number-columns-repeated="9"/>
        </table:table-row>
        <table:table-row table:style-name="ro1">
          <table:table-cell office:value-type="float" office:value="8.29543590545654" calcext:value-type="float">
            <text:p>8.29543590545654</text:p>
          </table:table-cell>
          <table:table-cell office:value-type="float" office:value="4.95062514100558" calcext:value-type="float">
            <text:p>4.95062514100558</text:p>
          </table:table-cell>
          <table:table-cell office:value-type="float" office:value="0.305125862360001" calcext:value-type="float">
            <text:p>0.305125862360001</text:p>
          </table:table-cell>
          <table:table-cell office:value-type="float" office:value="0.21501839724781" calcext:value-type="float">
            <text:p>0.21501839724781</text:p>
          </table:table-cell>
          <table:table-cell table:number-columns-repeated="9"/>
        </table:table-row>
        <table:table-row table:style-name="ro1">
          <table:table-cell office:value-type="float" office:value="7.31190919876099" calcext:value-type="float">
            <text:p>7.31190919876099</text:p>
          </table:table-cell>
          <table:table-cell office:value-type="float" office:value="4.95040310363948" calcext:value-type="float">
            <text:p>4.95040310363948</text:p>
          </table:table-cell>
          <table:table-cell office:value-type="float" office:value="0.265807628631592" calcext:value-type="float">
            <text:p>0.265807628631592</text:p>
          </table:table-cell>
          <table:table-cell office:value-type="float" office:value="0.21488387041383" calcext:value-type="float">
            <text:p>0.21488387041383</text:p>
          </table:table-cell>
          <table:table-cell table:number-columns-repeated="9"/>
        </table:table-row>
        <table:table-row table:style-name="ro1">
          <table:table-cell office:value-type="float" office:value="12.6098890304565" calcext:value-type="float">
            <text:p>12.6098890304565</text:p>
          </table:table-cell>
          <table:table-cell office:value-type="float" office:value="4.95325836242838" calcext:value-type="float">
            <text:p>4.95325836242838</text:p>
          </table:table-cell>
          <table:table-cell office:value-type="float" office:value="0.497920423746109" calcext:value-type="float">
            <text:p>0.497920423746109</text:p>
          </table:table-cell>
          <table:table-cell office:value-type="float" office:value="0.215132997882455" calcext:value-type="float">
            <text:p>0.215132997882455</text:p>
          </table:table-cell>
          <table:table-cell table:number-columns-repeated="9"/>
        </table:table-row>
        <table:table-row table:style-name="ro1">
          <table:table-cell office:value-type="float" office:value="10.0698556900024" calcext:value-type="float">
            <text:p>10.0698556900024</text:p>
          </table:table-cell>
          <table:table-cell office:value-type="float" office:value="4.95417175880627" calcext:value-type="float">
            <text:p>4.95417175880627</text:p>
          </table:table-cell>
          <table:table-cell office:value-type="float" office:value="0.335382848978043" calcext:value-type="float">
            <text:p>0.335382848978043</text:p>
          </table:table-cell>
          <table:table-cell office:value-type="float" office:value="0.215026765251138" calcext:value-type="float">
            <text:p>0.215026765251138</text:p>
          </table:table-cell>
          <table:table-cell table:number-columns-repeated="9"/>
        </table:table-row>
        <table:table-row table:style-name="ro1">
          <table:table-cell office:value-type="float" office:value="10.060549736023" calcext:value-type="float">
            <text:p>10.060549736023</text:p>
          </table:table-cell>
          <table:table-cell office:value-type="float" office:value="4.9555647290483" calcext:value-type="float">
            <text:p>4.9555647290483</text:p>
          </table:table-cell>
          <table:table-cell office:value-type="float" office:value="0.268683522939682" calcext:value-type="float">
            <text:p>0.268683522939682</text:p>
          </table:table-cell>
          <table:table-cell office:value-type="float" office:value="0.214958379792937" calcext:value-type="float">
            <text:p>0.214958379792937</text:p>
          </table:table-cell>
          <table:table-cell table:number-columns-repeated="9"/>
        </table:table-row>
        <table:table-row table:style-name="ro1">
          <table:table-cell office:value-type="float" office:value="8.41470909118652" calcext:value-type="float">
            <text:p>8.41470909118652</text:p>
          </table:table-cell>
          <table:table-cell office:value-type="float" office:value="4.95559905148942" calcext:value-type="float">
            <text:p>4.95559905148942</text:p>
          </table:table-cell>
          <table:table-cell office:value-type="float" office:value="0.42040553689003" calcext:value-type="float">
            <text:p>0.42040553689003</text:p>
          </table:table-cell>
          <table:table-cell office:value-type="float" office:value="0.214969803033438" calcext:value-type="float">
            <text:p>0.214969803033438</text:p>
          </table:table-cell>
          <table:table-cell table:number-columns-repeated="9"/>
        </table:table-row>
        <table:table-row table:style-name="ro1">
          <table:table-cell office:value-type="float" office:value="8.2006368637085" calcext:value-type="float">
            <text:p>8.2006368637085</text:p>
          </table:table-cell>
          <table:table-cell office:value-type="float" office:value="4.95521767166009" calcext:value-type="float">
            <text:p>4.95521767166009</text:p>
          </table:table-cell>
          <table:table-cell office:value-type="float" office:value="0.148166343569756" calcext:value-type="float">
            <text:p>0.148166343569756</text:p>
          </table:table-cell>
          <table:table-cell office:value-type="float" office:value="0.214738515750809" calcext:value-type="float">
            <text:p>0.214738515750809</text:p>
          </table:table-cell>
          <table:table-cell table:number-columns-repeated="9"/>
        </table:table-row>
        <table:table-row table:style-name="ro1">
          <table:table-cell office:value-type="float" office:value="7.50605773925781" calcext:value-type="float">
            <text:p>7.50605773925781</text:p>
          </table:table-cell>
          <table:table-cell office:value-type="float" office:value="4.95516877579659" calcext:value-type="float">
            <text:p>4.95516877579659</text:p>
          </table:table-cell>
          <table:table-cell office:value-type="float" office:value="0.23808728158474" calcext:value-type="float">
            <text:p>0.23808728158474</text:p>
          </table:table-cell>
          <table:table-cell office:value-type="float" office:value="0.21466131080253" calcext:value-type="float">
            <text:p>0.21466131080253</text:p>
          </table:table-cell>
          <table:table-cell table:number-columns-repeated="9"/>
        </table:table-row>
        <table:table-row table:style-name="ro1">
          <table:table-cell office:value-type="float" office:value="7.90279054641724" calcext:value-type="float">
            <text:p>7.90279054641724</text:p>
          </table:table-cell>
          <table:table-cell office:value-type="float" office:value="4.95405825085512" calcext:value-type="float">
            <text:p>4.95405825085512</text:p>
          </table:table-cell>
          <table:table-cell office:value-type="float" office:value="0.359987616539001" calcext:value-type="float">
            <text:p>0.359987616539001</text:p>
          </table:table-cell>
          <table:table-cell office:value-type="float" office:value="0.214570567374271" calcext:value-type="float">
            <text:p>0.214570567374271</text:p>
          </table:table-cell>
          <table:table-cell table:number-columns-repeated="9"/>
        </table:table-row>
        <table:table-row table:style-name="ro1">
          <table:table-cell office:value-type="float" office:value="8.62881469726563" calcext:value-type="float">
            <text:p>8.62881469726563</text:p>
          </table:table-cell>
          <table:table-cell office:value-type="float" office:value="4.95453801805083" calcext:value-type="float">
            <text:p>4.95453801805083</text:p>
          </table:table-cell>
          <table:table-cell office:value-type="float" office:value="0.410033047199249" calcext:value-type="float">
            <text:p>0.410033047199249</text:p>
          </table:table-cell>
          <table:table-cell office:value-type="float" office:value="0.214677001314862" calcext:value-type="float">
            <text:p>0.214677001314862</text:p>
          </table:table-cell>
          <table:table-cell table:number-columns-repeated="9"/>
        </table:table-row>
        <table:table-row table:style-name="ro1">
          <table:table-cell office:value-type="float" office:value="9.23631000518799" calcext:value-type="float">
            <text:p>9.23631000518799</text:p>
          </table:table-cell>
          <table:table-cell office:value-type="float" office:value="4.95547204353512" calcext:value-type="float">
            <text:p>4.95547204353512</text:p>
          </table:table-cell>
          <table:table-cell office:value-type="float" office:value="0.690378367900848" calcext:value-type="float">
            <text:p>0.690378367900848</text:p>
          </table:table-cell>
          <table:table-cell office:value-type="float" office:value="0.214704273223403" calcext:value-type="float">
            <text:p>0.214704273223403</text:p>
          </table:table-cell>
          <table:table-cell table:number-columns-repeated="9"/>
        </table:table-row>
        <table:table-row table:style-name="ro1">
          <table:table-cell office:value-type="float" office:value="7.8970193862915" calcext:value-type="float">
            <text:p>7.8970193862915</text:p>
          </table:table-cell>
          <table:table-cell office:value-type="float" office:value="4.95542890110051" calcext:value-type="float">
            <text:p>4.95542890110051</text:p>
          </table:table-cell>
          <table:table-cell office:value-type="float" office:value="0.359404385089874" calcext:value-type="float">
            <text:p>0.359404385089874</text:p>
          </table:table-cell>
          <table:table-cell office:value-type="float" office:value="0.214636931982984" calcext:value-type="float">
            <text:p>0.214636931982984</text:p>
          </table:table-cell>
          <table:table-cell table:number-columns-repeated="9"/>
        </table:table-row>
        <table:table-row table:style-name="ro1">
          <table:table-cell office:value-type="float" office:value="11.9403734207153" calcext:value-type="float">
            <text:p>11.9403734207153</text:p>
          </table:table-cell>
          <table:table-cell office:value-type="float" office:value="4.95687145460065" calcext:value-type="float">
            <text:p>4.95687145460065</text:p>
          </table:table-cell>
          <table:table-cell office:value-type="float" office:value="0.452497988939285" calcext:value-type="float">
            <text:p>0.452497988939285</text:p>
          </table:table-cell>
          <table:table-cell office:value-type="float" office:value="0.214622718297624" calcext:value-type="float">
            <text:p>0.214622718297624</text:p>
          </table:table-cell>
          <table:table-cell table:number-columns-repeated="9"/>
        </table:table-row>
        <table:table-row table:style-name="ro1">
          <table:table-cell office:value-type="float" office:value="7.07303380966187" calcext:value-type="float">
            <text:p>7.07303380966187</text:p>
          </table:table-cell>
          <table:table-cell office:value-type="float" office:value="4.95635470504533" calcext:value-type="float">
            <text:p>4.95635470504533</text:p>
          </table:table-cell>
          <table:table-cell office:value-type="float" office:value="0.763222694396973" calcext:value-type="float">
            <text:p>0.763222694396973</text:p>
          </table:table-cell>
          <table:table-cell office:value-type="float" office:value="0.214733235127823" calcext:value-type="float">
            <text:p>0.214733235127823</text:p>
          </table:table-cell>
          <table:table-cell table:number-columns-repeated="9"/>
        </table:table-row>
        <table:table-row table:style-name="ro1">
          <table:table-cell office:value-type="float" office:value="6.42565584182739" calcext:value-type="float">
            <text:p>6.42565584182739</text:p>
          </table:table-cell>
          <table:table-cell office:value-type="float" office:value="4.95537640713023" calcext:value-type="float">
            <text:p>4.95537640713023</text:p>
          </table:table-cell>
          <table:table-cell office:value-type="float" office:value="0.574233531951904" calcext:value-type="float">
            <text:p>0.574233531951904</text:p>
          </table:table-cell>
          <table:table-cell office:value-type="float" office:value="0.214782114673473" calcext:value-type="float">
            <text:p>0.214782114673473</text:p>
          </table:table-cell>
          <table:table-cell table:number-columns-repeated="9"/>
        </table:table-row>
        <table:table-row table:style-name="ro1">
          <table:table-cell office:value-type="float" office:value="8.0519905090332" calcext:value-type="float">
            <text:p>8.0519905090332</text:p>
          </table:table-cell>
          <table:table-cell office:value-type="float" office:value="4.95481778501875" calcext:value-type="float">
            <text:p>4.95481778501875</text:p>
          </table:table-cell>
          <table:table-cell office:value-type="float" office:value="0.20021465420723" calcext:value-type="float">
            <text:p>0.20021465420723</text:p>
          </table:table-cell>
          <table:table-cell office:value-type="float" office:value="0.214690149995242" calcext:value-type="float">
            <text:p>0.214690149995242</text:p>
          </table:table-cell>
          <table:table-cell table:number-columns-repeated="9"/>
        </table:table-row>
        <table:table-row table:style-name="ro1">
          <table:table-cell office:value-type="float" office:value="13.60413646698" calcext:value-type="float">
            <text:p>13.60413646698</text:p>
          </table:table-cell>
          <table:table-cell office:value-type="float" office:value="4.95898748759522" calcext:value-type="float">
            <text:p>4.95898748759522</text:p>
          </table:table-cell>
          <table:table-cell office:value-type="float" office:value="0.733497083187103" calcext:value-type="float">
            <text:p>0.733497083187103</text:p>
          </table:table-cell>
          <table:table-cell office:value-type="float" office:value="0.215149143104192" calcext:value-type="float">
            <text:p>0.215149143104192</text:p>
          </table:table-cell>
          <table:table-cell table:number-columns-repeated="9"/>
        </table:table-row>
        <table:table-row table:style-name="ro1">
          <table:table-cell office:value-type="float" office:value="6.30296564102173" calcext:value-type="float">
            <text:p>6.30296564102173</text:p>
          </table:table-cell>
          <table:table-cell office:value-type="float" office:value="4.95828941615867" calcext:value-type="float">
            <text:p>4.95828941615867</text:p>
          </table:table-cell>
          <table:table-cell office:value-type="float" office:value="0.608850538730621" calcext:value-type="float">
            <text:p>0.608850538730621</text:p>
          </table:table-cell>
          <table:table-cell office:value-type="float" office:value="0.215187143635551" calcext:value-type="float">
            <text:p>0.215187143635551</text:p>
          </table:table-cell>
          <table:table-cell table:number-columns-repeated="9"/>
        </table:table-row>
        <table:table-row table:style-name="ro1">
          <table:table-cell office:value-type="float" office:value="8.26419162750244" calcext:value-type="float">
            <text:p>8.26419162750244</text:p>
          </table:table-cell>
          <table:table-cell office:value-type="float" office:value="4.95857521999356" calcext:value-type="float">
            <text:p>4.95857521999356</text:p>
          </table:table-cell>
          <table:table-cell office:value-type="float" office:value="0.337366133928299" calcext:value-type="float">
            <text:p>0.337366133928299</text:p>
          </table:table-cell>
          <table:table-cell office:value-type="float" office:value="0.215288148219114" calcext:value-type="float">
            <text:p>0.215288148219114</text:p>
          </table:table-cell>
          <table:table-cell table:number-columns-repeated="9"/>
        </table:table-row>
        <table:table-row table:style-name="ro1">
          <table:table-cell office:value-type="float" office:value="9.3920841217041" calcext:value-type="float">
            <text:p>9.3920841217041</text:p>
          </table:table-cell>
          <table:table-cell office:value-type="float" office:value="4.9593374347685" calcext:value-type="float">
            <text:p>4.9593374347685</text:p>
          </table:table-cell>
          <table:table-cell office:value-type="float" office:value="0.272754192352295" calcext:value-type="float">
            <text:p>0.272754192352295</text:p>
          </table:table-cell>
          <table:table-cell office:value-type="float" office:value="0.215178015642464" calcext:value-type="float">
            <text:p>0.215178015642464</text:p>
          </table:table-cell>
          <table:table-cell table:number-columns-repeated="9"/>
        </table:table-row>
        <table:table-row table:style-name="ro1">
          <table:table-cell office:value-type="float" office:value="7.2736701965332" calcext:value-type="float">
            <text:p>7.2736701965332</text:p>
          </table:table-cell>
          <table:table-cell office:value-type="float" office:value="4.95574513306992" calcext:value-type="float">
            <text:p>4.95574513306992</text:p>
          </table:table-cell>
          <table:table-cell office:value-type="float" office:value="0.580790221691132" calcext:value-type="float">
            <text:p>0.580790221691132</text:p>
          </table:table-cell>
          <table:table-cell office:value-type="float" office:value="0.214893288210764" calcext:value-type="float">
            <text:p>0.214893288210764</text:p>
          </table:table-cell>
          <table:table-cell table:number-columns-repeated="9"/>
        </table:table-row>
        <table:table-row table:style-name="ro1">
          <table:table-cell office:value-type="float" office:value="6.87185955047607" calcext:value-type="float">
            <text:p>6.87185955047607</text:p>
          </table:table-cell>
          <table:table-cell office:value-type="float" office:value="4.9552817328903" calcext:value-type="float">
            <text:p>4.9552817328903</text:p>
          </table:table-cell>
          <table:table-cell office:value-type="float" office:value="0.570961654186249" calcext:value-type="float">
            <text:p>0.570961654186249</text:p>
          </table:table-cell>
          <table:table-cell office:value-type="float" office:value="0.214974520857614" calcext:value-type="float">
            <text:p>0.214974520857614</text:p>
          </table:table-cell>
          <table:table-cell table:number-columns-repeated="9"/>
        </table:table-row>
        <table:table-row table:style-name="ro1">
          <table:table-cell office:value-type="float" office:value="9.37529754638672" calcext:value-type="float">
            <text:p>9.37529754638672</text:p>
          </table:table-cell>
          <table:table-cell office:value-type="float" office:value="4.95482748518987" calcext:value-type="float">
            <text:p>4.95482748518987</text:p>
          </table:table-cell>
          <table:table-cell office:value-type="float" office:value="0.669300019741058" calcext:value-type="float">
            <text:p>0.669300019741058</text:p>
          </table:table-cell>
          <table:table-cell office:value-type="float" office:value="0.215413478688493" calcext:value-type="float">
            <text:p>0.215413478688493</text:p>
          </table:table-cell>
          <table:table-cell table:number-columns-repeated="9"/>
        </table:table-row>
        <table:table-row table:style-name="ro1">
          <table:table-cell office:value-type="float" office:value="7.67958784103394" calcext:value-type="float">
            <text:p>7.67958784103394</text:p>
          </table:table-cell>
          <table:table-cell office:value-type="float" office:value="4.95425817765808" calcext:value-type="float">
            <text:p>4.95425817765808</text:p>
          </table:table-cell>
          <table:table-cell office:value-type="float" office:value="0.231189906597137" calcext:value-type="float">
            <text:p>0.231189906597137</text:p>
          </table:table-cell>
          <table:table-cell office:value-type="float" office:value="0.215286693890036" calcext:value-type="float">
            <text:p>0.215286693890036</text:p>
          </table:table-cell>
          <table:table-cell table:number-columns-repeated="9"/>
        </table:table-row>
        <table:table-row table:style-name="ro1">
          <table:table-cell office:value-type="float" office:value="10.0511951446533" calcext:value-type="float">
            <text:p>10.0511951446533</text:p>
          </table:table-cell>
          <table:table-cell office:value-type="float" office:value="4.95480734284158" calcext:value-type="float">
            <text:p>4.95480734284158</text:p>
          </table:table-cell>
          <table:table-cell office:value-type="float" office:value="0.428883224725723" calcext:value-type="float">
            <text:p>0.428883224725723</text:p>
          </table:table-cell>
          <table:table-cell office:value-type="float" office:value="0.215213416760249" calcext:value-type="float">
            <text:p>0.215213416760249</text:p>
          </table:table-cell>
          <table:table-cell table:number-columns-repeated="9"/>
        </table:table-row>
        <table:table-row table:style-name="ro1">
          <table:table-cell office:value-type="float" office:value="9.10216903686523" calcext:value-type="float">
            <text:p>9.10216903686523</text:p>
          </table:table-cell>
          <table:table-cell office:value-type="float" office:value="4.95456593450603" calcext:value-type="float">
            <text:p>4.95456593450603</text:p>
          </table:table-cell>
          <table:table-cell office:value-type="float" office:value="0.409244298934936" calcext:value-type="float">
            <text:p>0.409244298934936</text:p>
          </table:table-cell>
          <table:table-cell office:value-type="float" office:value="0.215173032106903" calcext:value-type="float">
            <text:p>0.215173032106903</text:p>
          </table:table-cell>
          <table:table-cell table:number-columns-repeated="9"/>
        </table:table-row>
        <table:table-row table:style-name="ro1">
          <table:table-cell office:value-type="float" office:value="10.5463991165161" calcext:value-type="float">
            <text:p>10.5463991165161</text:p>
          </table:table-cell>
          <table:table-cell office:value-type="float" office:value="4.95512359844877" calcext:value-type="float">
            <text:p>4.95512359844877</text:p>
          </table:table-cell>
          <table:table-cell office:value-type="float" office:value="0.920705795288086" calcext:value-type="float">
            <text:p>0.920705795288086</text:p>
          </table:table-cell>
          <table:table-cell office:value-type="float" office:value="0.216170097188409" calcext:value-type="float">
            <text:p>0.216170097188409</text:p>
          </table:table-cell>
          <table:table-cell table:number-columns-repeated="9"/>
        </table:table-row>
        <table:table-row table:style-name="ro1">
          <table:table-cell office:value-type="float" office:value="9.27081108093262" calcext:value-type="float">
            <text:p>9.27081108093262</text:p>
          </table:table-cell>
          <table:table-cell office:value-type="float" office:value="4.95576218394462" calcext:value-type="float">
            <text:p>4.95576218394462</text:p>
          </table:table-cell>
          <table:table-cell office:value-type="float" office:value="0.488501042127609" calcext:value-type="float">
            <text:p>0.488501042127609</text:p>
          </table:table-cell>
          <table:table-cell office:value-type="float" office:value="0.216177860706257" calcext:value-type="float">
            <text:p>0.216177860706257</text:p>
          </table:table-cell>
          <table:table-cell table:number-columns-repeated="9"/>
        </table:table-row>
        <table:table-row table:style-name="ro1">
          <table:table-cell office:value-type="float" office:value="9.14215850830078" calcext:value-type="float">
            <text:p>9.14215850830078</text:p>
          </table:table-cell>
          <table:table-cell office:value-type="float" office:value="4.95756665349526" calcext:value-type="float">
            <text:p>4.95756665349526</text:p>
          </table:table-cell>
          <table:table-cell office:value-type="float" office:value="0.383860945701599" calcext:value-type="float">
            <text:p>0.383860945701599</text:p>
          </table:table-cell>
          <table:table-cell office:value-type="float" office:value="0.216157038987401" calcext:value-type="float">
            <text:p>0.216157038987401</text:p>
          </table:table-cell>
          <table:table-cell table:number-columns-repeated="9"/>
        </table:table-row>
        <table:table-row table:style-name="ro1">
          <table:table-cell office:value-type="float" office:value="8.56055164337158" calcext:value-type="float">
            <text:p>8.56055164337158</text:p>
          </table:table-cell>
          <table:table-cell office:value-type="float" office:value="4.95838488724108" calcext:value-type="float">
            <text:p>4.95838488724108</text:p>
          </table:table-cell>
          <table:table-cell office:value-type="float" office:value="0.520176291465759" calcext:value-type="float">
            <text:p>0.520176291465759</text:p>
          </table:table-cell>
          <table:table-cell office:value-type="float" office:value="0.216149072144449" calcext:value-type="float">
            <text:p>0.216149072144449</text:p>
          </table:table-cell>
          <table:table-cell table:number-columns-repeated="9"/>
        </table:table-row>
        <table:table-row table:style-name="ro1">
          <table:table-cell office:value-type="float" office:value="8.7905797958374" calcext:value-type="float">
            <text:p>8.7905797958374</text:p>
          </table:table-cell>
          <table:table-cell office:value-type="float" office:value="4.95892037303085" calcext:value-type="float">
            <text:p>4.95892037303085</text:p>
          </table:table-cell>
          <table:table-cell office:value-type="float" office:value="0.3855921626091" calcext:value-type="float">
            <text:p>0.3855921626091</text:p>
          </table:table-cell>
          <table:table-cell office:value-type="float" office:value="0.215677393334654" calcext:value-type="float">
            <text:p>0.215677393334654</text:p>
          </table:table-cell>
          <table:table-cell table:number-columns-repeated="9"/>
        </table:table-row>
        <table:table-row table:style-name="ro1">
          <table:table-cell office:value-type="float" office:value="7.66963195800781" calcext:value-type="float">
            <text:p>7.66963195800781</text:p>
          </table:table-cell>
          <table:table-cell office:value-type="float" office:value="4.95865549927639" calcext:value-type="float">
            <text:p>4.95865549927639</text:p>
          </table:table-cell>
          <table:table-cell office:value-type="float" office:value="0.438671737909317" calcext:value-type="float">
            <text:p>0.438671737909317</text:p>
          </table:table-cell>
          <table:table-cell office:value-type="float" office:value="0.215686601769243" calcext:value-type="float">
            <text:p>0.215686601769243</text:p>
          </table:table-cell>
          <table:table-cell table:number-columns-repeated="9"/>
        </table:table-row>
        <table:table-row table:style-name="ro1">
          <table:table-cell office:value-type="float" office:value="8.77774238586426" calcext:value-type="float">
            <text:p>8.77774238586426</text:p>
          </table:table-cell>
          <table:table-cell office:value-type="float" office:value="4.95917330979503" calcext:value-type="float">
            <text:p>4.95917330979503</text:p>
          </table:table-cell>
          <table:table-cell office:value-type="float" office:value="0.349085181951523" calcext:value-type="float">
            <text:p>0.349085181951523</text:p>
          </table:table-cell>
          <table:table-cell office:value-type="float" office:value="0.215685865801081" calcext:value-type="float">
            <text:p>0.215685865801081</text:p>
          </table:table-cell>
          <table:table-cell table:number-columns-repeated="9"/>
        </table:table-row>
        <table:table-row table:style-name="ro1">
          <table:table-cell office:value-type="float" office:value="10.6514654159546" calcext:value-type="float">
            <text:p>10.6514654159546</text:p>
          </table:table-cell>
          <table:table-cell office:value-type="float" office:value="4.95999828676018" calcext:value-type="float">
            <text:p>4.95999828676018</text:p>
          </table:table-cell>
          <table:table-cell office:value-type="float" office:value="0.6532843708992" calcext:value-type="float">
            <text:p>0.6532843708992</text:p>
          </table:table-cell>
          <table:table-cell office:value-type="float" office:value="0.216373095945463" calcext:value-type="float">
            <text:p>0.216373095945463</text:p>
          </table:table-cell>
          <table:table-cell table:number-columns-repeated="9"/>
        </table:table-row>
        <table:table-row table:style-name="ro1">
          <table:table-cell office:value-type="float" office:value="8.58070659637451" calcext:value-type="float">
            <text:p>8.58070659637451</text:p>
          </table:table-cell>
          <table:table-cell office:value-type="float" office:value="4.96017989565961" calcext:value-type="float">
            <text:p>4.96017989565961</text:p>
          </table:table-cell>
          <table:table-cell office:value-type="float" office:value="0.218575581908226" calcext:value-type="float">
            <text:p>0.218575581908226</text:p>
          </table:table-cell>
          <table:table-cell office:value-type="float" office:value="0.216301025668536" calcext:value-type="float">
            <text:p>0.216301025668536</text:p>
          </table:table-cell>
          <table:table-cell table:number-columns-repeated="9"/>
        </table:table-row>
        <table:table-row table:style-name="ro1">
          <table:table-cell office:value-type="float" office:value="7.28302621841431" calcext:value-type="float">
            <text:p>7.28302621841431</text:p>
          </table:table-cell>
          <table:table-cell office:value-type="float" office:value="4.96010157197148" calcext:value-type="float">
            <text:p>4.96010157197148</text:p>
          </table:table-cell>
          <table:table-cell office:value-type="float" office:value="0.483062982559204" calcext:value-type="float">
            <text:p>0.483062982559204</text:p>
          </table:table-cell>
          <table:table-cell office:value-type="float" office:value="0.216377915023451" calcext:value-type="float">
            <text:p>0.216377915023451</text:p>
          </table:table-cell>
          <table:table-cell table:number-columns-repeated="9"/>
        </table:table-row>
        <table:table-row table:style-name="ro1">
          <table:table-cell office:value-type="float" office:value="7.38891363143921" calcext:value-type="float">
            <text:p>7.38891363143921</text:p>
          </table:table-cell>
          <table:table-cell office:value-type="float" office:value="4.95953617142589" calcext:value-type="float">
            <text:p>4.95953617142589</text:p>
          </table:table-cell>
          <table:table-cell office:value-type="float" office:value="0.626740217208862" calcext:value-type="float">
            <text:p>0.626740217208862</text:p>
          </table:table-cell>
          <table:table-cell office:value-type="float" office:value="0.216473006241315" calcext:value-type="float">
            <text:p>0.216473006241315</text:p>
          </table:table-cell>
          <table:table-cell table:number-columns-repeated="9"/>
        </table:table-row>
        <table:table-row table:style-name="ro1">
          <table:table-cell office:value-type="float" office:value="7.94883632659912" calcext:value-type="float">
            <text:p>7.94883632659912</text:p>
          </table:table-cell>
          <table:table-cell office:value-type="float" office:value="4.95534024995038" calcext:value-type="float">
            <text:p>4.95534024995038</text:p>
          </table:table-cell>
          <table:table-cell office:value-type="float" office:value="0.683610022068024" calcext:value-type="float">
            <text:p>0.683610022068024</text:p>
          </table:table-cell>
          <table:table-cell office:value-type="float" office:value="0.216531406931264" calcext:value-type="float">
            <text:p>0.216531406931264</text:p>
          </table:table-cell>
          <table:table-cell table:number-columns-repeated="9"/>
        </table:table-row>
        <table:table-row table:style-name="ro1">
          <table:table-cell office:value-type="float" office:value="12.0971755981445" calcext:value-type="float">
            <text:p>12.0971755981445</text:p>
          </table:table-cell>
          <table:table-cell office:value-type="float" office:value="4.95676837088022" calcext:value-type="float">
            <text:p>4.95676837088022</text:p>
          </table:table-cell>
          <table:table-cell office:value-type="float" office:value="0.680437684059143" calcext:value-type="float">
            <text:p>0.680437684059143</text:p>
          </table:table-cell>
          <table:table-cell office:value-type="float" office:value="0.216633701144468" calcext:value-type="float">
            <text:p>0.216633701144468</text:p>
          </table:table-cell>
          <table:table-cell table:number-columns-repeated="9"/>
        </table:table-row>
        <table:table-row table:style-name="ro1">
          <table:table-cell office:value-type="float" office:value="7.37966728210449" calcext:value-type="float">
            <text:p>7.37966728210449</text:p>
          </table:table-cell>
          <table:table-cell office:value-type="float" office:value="4.95577660613387" calcext:value-type="float">
            <text:p>4.95577660613387</text:p>
          </table:table-cell>
          <table:table-cell office:value-type="float" office:value="0.376134306192398" calcext:value-type="float">
            <text:p>0.376134306192398</text:p>
          </table:table-cell>
          <table:table-cell office:value-type="float" office:value="0.216245633205525" calcext:value-type="float">
            <text:p>0.216245633205525</text:p>
          </table:table-cell>
          <table:table-cell table:number-columns-repeated="9"/>
        </table:table-row>
        <table:table-row table:style-name="ro1">
          <table:table-cell office:value-type="float" office:value="8.21195411682129" calcext:value-type="float">
            <text:p>8.21195411682129</text:p>
          </table:table-cell>
          <table:table-cell office:value-type="float" office:value="4.95584522768435" calcext:value-type="float">
            <text:p>4.95584522768435</text:p>
          </table:table-cell>
          <table:table-cell office:value-type="float" office:value="0.375089049339294" calcext:value-type="float">
            <text:p>0.375089049339294</text:p>
          </table:table-cell>
          <table:table-cell office:value-type="float" office:value="0.216290205056442" calcext:value-type="float">
            <text:p>0.216290205056442</text:p>
          </table:table-cell>
          <table:table-cell table:number-columns-repeated="9"/>
        </table:table-row>
        <table:table-row table:style-name="ro1">
          <table:table-cell office:value-type="float" office:value="7.82111692428589" calcext:value-type="float">
            <text:p>7.82111692428589</text:p>
          </table:table-cell>
          <table:table-cell office:value-type="float" office:value="4.95585022967012" calcext:value-type="float">
            <text:p>4.95585022967012</text:p>
          </table:table-cell>
          <table:table-cell office:value-type="float" office:value="0.241116911172867" calcext:value-type="float">
            <text:p>0.241116911172867</text:p>
          </table:table-cell>
          <table:table-cell office:value-type="float" office:value="0.216282162959643" calcext:value-type="float">
            <text:p>0.216282162959643</text:p>
          </table:table-cell>
          <table:table-cell table:number-columns-repeated="9"/>
        </table:table-row>
        <table:table-row table:style-name="ro1">
          <table:table-cell office:value-type="float" office:value="8.03682136535645" calcext:value-type="float">
            <text:p>8.03682136535645</text:p>
          </table:table-cell>
          <table:table-cell office:value-type="float" office:value="4.95626808761277" calcext:value-type="float">
            <text:p>4.95626808761277</text:p>
          </table:table-cell>
          <table:table-cell office:value-type="float" office:value="0.174953043460846" calcext:value-type="float">
            <text:p>0.174953043460846</text:p>
          </table:table-cell>
          <table:table-cell office:value-type="float" office:value="0.216084488276361" calcext:value-type="float">
            <text:p>0.216084488276361</text:p>
          </table:table-cell>
          <table:table-cell table:number-columns-repeated="9"/>
        </table:table-row>
        <table:table-row table:style-name="ro1">
          <table:table-cell office:value-type="float" office:value="7.68210697174072" calcext:value-type="float">
            <text:p>7.68210697174072</text:p>
          </table:table-cell>
          <table:table-cell office:value-type="float" office:value="4.95642452375111" calcext:value-type="float">
            <text:p>4.95642452375111</text:p>
          </table:table-cell>
          <table:table-cell office:value-type="float" office:value="0.293529599905014" calcext:value-type="float">
            <text:p>0.293529599905014</text:p>
          </table:table-cell>
          <table:table-cell office:value-type="float" office:value="0.216104068015967" calcext:value-type="float">
            <text:p>0.216104068015967</text:p>
          </table:table-cell>
          <table:table-cell table:number-columns-repeated="9"/>
        </table:table-row>
        <table:table-row table:style-name="ro1">
          <table:table-cell office:value-type="float" office:value="6.7365345954895" calcext:value-type="float">
            <text:p>6.7365345954895</text:p>
          </table:table-cell>
          <table:table-cell office:value-type="float" office:value="4.95642463523033" calcext:value-type="float">
            <text:p>4.95642463523033</text:p>
          </table:table-cell>
          <table:table-cell office:value-type="float" office:value="0.324247121810913" calcext:value-type="float">
            <text:p>0.324247121810913</text:p>
          </table:table-cell>
          <table:table-cell office:value-type="float" office:value="0.216105225401517" calcext:value-type="float">
            <text:p>0.216105225401517</text:p>
          </table:table-cell>
          <table:table-cell table:number-columns-repeated="9"/>
        </table:table-row>
        <table:table-row table:style-name="ro1">
          <table:table-cell office:value-type="float" office:value="6.74821996688843" calcext:value-type="float">
            <text:p>6.74821996688843</text:p>
          </table:table-cell>
          <table:table-cell office:value-type="float" office:value="4.95641022569585" calcext:value-type="float">
            <text:p>4.95641022569585</text:p>
          </table:table-cell>
          <table:table-cell office:value-type="float" office:value="0.253829807043076" calcext:value-type="float">
            <text:p>0.253829807043076</text:p>
          </table:table-cell>
          <table:table-cell office:value-type="float" office:value="0.216091658728112" calcext:value-type="float">
            <text:p>0.216091658728112</text:p>
          </table:table-cell>
          <table:table-cell table:number-columns-repeated="9"/>
        </table:table-row>
        <table:table-row table:style-name="ro1">
          <table:table-cell office:value-type="float" office:value="6.95778179168701" calcext:value-type="float">
            <text:p>6.95778179168701</text:p>
          </table:table-cell>
          <table:table-cell office:value-type="float" office:value="4.95640612412597" calcext:value-type="float">
            <text:p>4.95640612412597</text:p>
          </table:table-cell>
          <table:table-cell office:value-type="float" office:value="0.142231613397598" calcext:value-type="float">
            <text:p>0.142231613397598</text:p>
          </table:table-cell>
          <table:table-cell office:value-type="float" office:value="0.216085258199989" calcext:value-type="float">
            <text:p>0.216085258199989</text:p>
          </table:table-cell>
          <table:table-cell table:number-columns-repeated="9"/>
        </table:table-row>
        <table:table-row table:style-name="ro1">
          <table:table-cell office:value-type="float" office:value="6.98904466629028" calcext:value-type="float">
            <text:p>6.98904466629028</text:p>
          </table:table-cell>
          <table:table-cell office:value-type="float" office:value="4.95639933656418" calcext:value-type="float">
            <text:p>4.95639933656418</text:p>
          </table:table-cell>
          <table:table-cell office:value-type="float" office:value="0.141304492950439" calcext:value-type="float">
            <text:p>0.141304492950439</text:p>
          </table:table-cell>
          <table:table-cell office:value-type="float" office:value="0.21596569938769" calcext:value-type="float">
            <text:p>0.21596569938769</text:p>
          </table:table-cell>
          <table:table-cell table:number-columns-repeated="9"/>
        </table:table-row>
        <table:table-row table:style-name="ro1">
          <table:table-cell office:value-type="float" office:value="7.14104223251343" calcext:value-type="float">
            <text:p>7.14104223251343</text:p>
          </table:table-cell>
          <table:table-cell office:value-type="float" office:value="4.95648977017923" calcext:value-type="float">
            <text:p>4.95648977017923</text:p>
          </table:table-cell>
          <table:table-cell office:value-type="float" office:value="0.117215573787689" calcext:value-type="float">
            <text:p>0.117215573787689</text:p>
          </table:table-cell>
          <table:table-cell office:value-type="float" office:value="0.215925139833698" calcext:value-type="float">
            <text:p>0.215925139833698</text:p>
          </table:table-cell>
          <table:table-cell table:number-columns-repeated="9"/>
        </table:table-row>
        <table:table-row table:style-name="ro1">
          <table:table-cell office:value-type="float" office:value="7.41904306411743" calcext:value-type="float">
            <text:p>7.41904306411743</text:p>
          </table:table-cell>
          <table:table-cell office:value-type="float" office:value="4.9551533503385" calcext:value-type="float">
            <text:p>4.9551533503385</text:p>
          </table:table-cell>
          <table:table-cell office:value-type="float" office:value="0.426970601081848" calcext:value-type="float">
            <text:p>0.426970601081848</text:p>
          </table:table-cell>
          <table:table-cell office:value-type="float" office:value="0.215880351815128" calcext:value-type="float">
            <text:p>0.215880351815128</text:p>
          </table:table-cell>
          <table:table-cell table:number-columns-repeated="9"/>
        </table:table-row>
        <table:table-row table:style-name="ro1">
          <table:table-cell office:value-type="float" office:value="6.99611377716064" calcext:value-type="float">
            <text:p>6.99611377716064</text:p>
          </table:table-cell>
          <table:table-cell office:value-type="float" office:value="4.95511702951296" calcext:value-type="float">
            <text:p>4.95511702951296</text:p>
          </table:table-cell>
          <table:table-cell office:value-type="float" office:value="0.0993044227361679" calcext:value-type="float">
            <text:p>0.099304422736168</text:p>
          </table:table-cell>
          <table:table-cell office:value-type="float" office:value="0.215813865375172" calcext:value-type="float">
            <text:p>0.215813865375172</text:p>
          </table:table-cell>
          <table:table-cell table:number-columns-repeated="9"/>
        </table:table-row>
        <table:table-row table:style-name="ro1">
          <table:table-cell office:value-type="float" office:value="7.58544683456421" calcext:value-type="float">
            <text:p>7.58544683456421</text:p>
          </table:table-cell>
          <table:table-cell office:value-type="float" office:value="4.95504567001785" calcext:value-type="float">
            <text:p>4.95504567001785</text:p>
          </table:table-cell>
          <table:table-cell office:value-type="float" office:value="0.0500298589468002" calcext:value-type="float">
            <text:p>0.0500298589468</text:p>
          </table:table-cell>
          <table:table-cell office:value-type="float" office:value="0.215736316965143" calcext:value-type="float">
            <text:p>0.215736316965143</text:p>
          </table:table-cell>
          <table:table-cell table:number-columns-repeated="9"/>
        </table:table-row>
        <table:table-row table:style-name="ro1">
          <table:table-cell office:value-type="float" office:value="7.58793830871582" calcext:value-type="float">
            <text:p>7.58793830871582</text:p>
          </table:table-cell>
          <table:table-cell office:value-type="float" office:value="4.95501967203935" calcext:value-type="float">
            <text:p>4.95501967203935</text:p>
          </table:table-cell>
          <table:table-cell office:value-type="float" office:value="0.0305528175085783" calcext:value-type="float">
            <text:p>0.030552817508578</text:p>
          </table:table-cell>
          <table:table-cell office:value-type="float" office:value="0.21569751602858" calcext:value-type="float">
            <text:p>0.21569751602858</text:p>
          </table:table-cell>
          <table:table-cell table:number-columns-repeated="9"/>
        </table:table-row>
        <table:table-row table:style-name="ro1">
          <table:table-cell office:value-type="float" office:value="7.49810361862183" calcext:value-type="float">
            <text:p>7.49810361862183</text:p>
          </table:table-cell>
          <table:table-cell office:value-type="float" office:value="4.95502117664377" calcext:value-type="float">
            <text:p>4.95502117664377</text:p>
          </table:table-cell>
          <table:table-cell office:value-type="float" office:value="0.00871863961219788" calcext:value-type="float">
            <text:p>0.008718639612198</text:p>
          </table:table-cell>
          <table:table-cell office:value-type="float" office:value="0.215667763830153" calcext:value-type="float">
            <text:p>0.215667763830153</text:p>
          </table:table-cell>
          <table:table-cell table:number-columns-repeated="9"/>
        </table:table-row>
        <table:table-row table:style-name="ro1">
          <table:table-cell office:value-type="float" office:value="7.4612135887146" calcext:value-type="float">
            <text:p>7.4612135887146</text:p>
          </table:table-cell>
          <table:table-cell office:value-type="float" office:value="4.95502637538703" calcext:value-type="float">
            <text:p>4.95502637538703</text:p>
          </table:table-cell>
          <table:table-cell office:value-type="float" office:value="0.00189448182936758" calcext:value-type="float">
            <text:p>0.001894481829368</text:p>
          </table:table-cell>
          <table:table-cell office:value-type="float" office:value="0.215624698146232" calcext:value-type="float">
            <text:p>0.215624698146232</text:p>
          </table:table-cell>
          <table:table-cell table:number-columns-repeated="9"/>
        </table:table-row>
        <table:table-row table:style-name="ro1">
          <table:table-cell office:value-type="float" office:value="7.45419025421143" calcext:value-type="float">
            <text:p>7.45419025421143</text:p>
          </table:table-cell>
          <table:table-cell office:value-type="float" office:value="4.95506350854934" calcext:value-type="float">
            <text:p>4.95506350854934</text:p>
          </table:table-cell>
          <table:table-cell office:value-type="float" office:value="0.000399685057345778" calcext:value-type="float">
            <text:p>0.000399685057346</text:p>
          </table:table-cell>
          <table:table-cell office:value-type="float" office:value="0.215308925195227" calcext:value-type="float">
            <text:p>0.215308925195227</text:p>
          </table:table-cell>
          <table:table-cell table:number-columns-repeated="9"/>
        </table:table-row>
        <table:table-row table:style-name="ro1">
          <table:table-cell office:value-type="float" office:value="7.45357656478882" calcext:value-type="float">
            <text:p>7.45357656478882</text:p>
          </table:table-cell>
          <table:table-cell office:value-type="float" office:value="4.95511245928461" calcext:value-type="float">
            <text:p>4.95511245928461</text:p>
          </table:table-cell>
          <table:table-cell office:value-type="float" office:value="0.13363453745842" calcext:value-type="float">
            <text:p>0.13363453745842</text:p>
          </table:table-cell>
          <table:table-cell office:value-type="float" office:value="0.215137703998673" calcext:value-type="float">
            <text:p>0.215137703998673</text:p>
          </table:table-cell>
          <table:table-cell table:number-columns-repeated="9"/>
        </table:table-row>
        <table:table-row table:style-name="ro1">
          <table:table-cell office:value-type="float" office:value="7.78824901580811" calcext:value-type="float">
            <text:p>7.78824901580811</text:p>
          </table:table-cell>
          <table:table-cell office:value-type="float" office:value="4.95516856731938" calcext:value-type="float">
            <text:p>4.95516856731938</text:p>
          </table:table-cell>
          <table:table-cell office:value-type="float" office:value="0.356574714183807" calcext:value-type="float">
            <text:p>0.356574714183807</text:p>
          </table:table-cell>
          <table:table-cell office:value-type="float" office:value="0.21513629470465" calcext:value-type="float">
            <text:p>0.21513629470465</text:p>
          </table:table-cell>
          <table:table-cell table:number-columns-repeated="9"/>
        </table:table-row>
        <table:table-row table:style-name="ro1">
          <table:table-cell office:value-type="float" office:value="7.62237358093262" calcext:value-type="float">
            <text:p>7.62237358093262</text:p>
          </table:table-cell>
          <table:table-cell office:value-type="float" office:value="4.95474813648913" calcext:value-type="float">
            <text:p>4.95474813648913</text:p>
          </table:table-cell>
          <table:table-cell office:value-type="float" office:value="0.596421241760254" calcext:value-type="float">
            <text:p>0.596421241760254</text:p>
          </table:table-cell>
          <table:table-cell office:value-type="float" office:value="0.215218649772886" calcext:value-type="float">
            <text:p>0.215218649772886</text:p>
          </table:table-cell>
          <table:table-cell table:number-columns-repeated="9"/>
        </table:table-row>
        <table:table-row table:style-name="ro1">
          <table:table-cell office:value-type="float" office:value="6.20528841018677" calcext:value-type="float">
            <text:p>6.20528841018677</text:p>
          </table:table-cell>
          <table:table-cell office:value-type="float" office:value="4.95399155504304" calcext:value-type="float">
            <text:p>4.95399155504304</text:p>
          </table:table-cell>
          <table:table-cell office:value-type="float" office:value="0.719198286533356" calcext:value-type="float">
            <text:p>0.719198286533356</text:p>
          </table:table-cell>
          <table:table-cell office:value-type="float" office:value="0.215373592625251" calcext:value-type="float">
            <text:p>0.215373592625251</text:p>
          </table:table-cell>
          <table:table-cell table:number-columns-repeated="9"/>
        </table:table-row>
        <table:table-row table:style-name="ro1">
          <table:table-cell office:value-type="float" office:value="9.72580432891846" calcext:value-type="float">
            <text:p>9.72580432891846</text:p>
          </table:table-cell>
          <table:table-cell office:value-type="float" office:value="4.95170636998245" calcext:value-type="float">
            <text:p>4.95170636998245</text:p>
          </table:table-cell>
          <table:table-cell office:value-type="float" office:value="1.13371813297272" calcext:value-type="float">
            <text:p>1.13371813297272</text:p>
          </table:table-cell>
          <table:table-cell office:value-type="float" office:value="0.216188384918889" calcext:value-type="float">
            <text:p>0.216188384918889</text:p>
          </table:table-cell>
          <table:table-cell table:number-columns-repeated="9"/>
        </table:table-row>
        <table:table-row table:style-name="ro1">
          <table:table-cell office:value-type="float" office:value="7.66028308868408" calcext:value-type="float">
            <text:p>7.66028308868408</text:p>
          </table:table-cell>
          <table:table-cell office:value-type="float" office:value="4.95144179769897" calcext:value-type="float">
            <text:p>4.95144179769897</text:p>
          </table:table-cell>
          <table:table-cell office:value-type="float" office:value="0.381789475679398" calcext:value-type="float">
            <text:p>0.381789475679398</text:p>
          </table:table-cell>
          <table:table-cell office:value-type="float" office:value="0.216172662012186" calcext:value-type="float">
            <text:p>0.216172662012186</text:p>
          </table:table-cell>
          <table:table-cell table:number-columns-repeated="9"/>
        </table:table-row>
        <table:table-row table:style-name="ro1">
          <table:table-cell office:value-type="float" office:value="9.88430500030518" calcext:value-type="float">
            <text:p>9.88430500030518</text:p>
          </table:table-cell>
          <table:table-cell office:value-type="float" office:value="4.95201403914409" calcext:value-type="float">
            <text:p>4.95201403914409</text:p>
          </table:table-cell>
          <table:table-cell office:value-type="float" office:value="0.58716344833374" calcext:value-type="float">
            <text:p>0.58716344833374</text:p>
          </table:table-cell>
          <table:table-cell office:value-type="float" office:value="0.216457257228491" calcext:value-type="float">
            <text:p>0.216457257228491</text:p>
          </table:table-cell>
          <table:table-cell table:number-columns-repeated="9"/>
        </table:table-row>
        <table:table-row table:style-name="ro1">
          <table:table-cell office:value-type="float" office:value="6.52340745925903" calcext:value-type="float">
            <text:p>6.52340745925903</text:p>
          </table:table-cell>
          <table:table-cell office:value-type="float" office:value="4.95168544998231" calcext:value-type="float">
            <text:p>4.95168544998231</text:p>
          </table:table-cell>
          <table:table-cell office:value-type="float" office:value="0.12682232260704" calcext:value-type="float">
            <text:p>0.12682232260704</text:p>
          </table:table-cell>
          <table:table-cell office:value-type="float" office:value="0.21639116671881" calcext:value-type="float">
            <text:p>0.21639116671881</text:p>
          </table:table-cell>
          <table:table-cell table:number-columns-repeated="9"/>
        </table:table-row>
        <table:table-row table:style-name="ro1">
          <table:table-cell office:value-type="float" office:value="8.97098445892334" calcext:value-type="float">
            <text:p>8.97098445892334</text:p>
          </table:table-cell>
          <table:table-cell office:value-type="float" office:value="4.95271968267999" calcext:value-type="float">
            <text:p>4.95271968267999</text:p>
          </table:table-cell>
          <table:table-cell office:value-type="float" office:value="0.327131479978561" calcext:value-type="float">
            <text:p>0.327131479978561</text:p>
          </table:table-cell>
          <table:table-cell office:value-type="float" office:value="0.216448428313761" calcext:value-type="float">
            <text:p>0.216448428313761</text:p>
          </table:table-cell>
          <table:table-cell table:number-columns-repeated="9"/>
        </table:table-row>
        <table:table-row table:style-name="ro1">
          <table:table-cell office:value-type="float" office:value="8.21080684661865" calcext:value-type="float">
            <text:p>8.21080684661865</text:p>
          </table:table-cell>
          <table:table-cell office:value-type="float" office:value="4.95240518455545" calcext:value-type="float">
            <text:p>4.95240518455545</text:p>
          </table:table-cell>
          <table:table-cell office:value-type="float" office:value="0.615955948829651" calcext:value-type="float">
            <text:p>0.615955948829651</text:p>
          </table:table-cell>
          <table:table-cell office:value-type="float" office:value="0.2165719170354" calcext:value-type="float">
            <text:p>0.2165719170354</text:p>
          </table:table-cell>
          <table:table-cell table:number-columns-repeated="9"/>
        </table:table-row>
        <table:table-row table:style-name="ro1">
          <table:table-cell office:value-type="float" office:value="7.53163290023804" calcext:value-type="float">
            <text:p>7.53163290023804</text:p>
          </table:table-cell>
          <table:table-cell office:value-type="float" office:value="4.95232496403339" calcext:value-type="float">
            <text:p>4.95232496403339</text:p>
          </table:table-cell>
          <table:table-cell office:value-type="float" office:value="0.342320740222931" calcext:value-type="float">
            <text:p>0.342320740222931</text:p>
          </table:table-cell>
          <table:table-cell office:value-type="float" office:value="0.216581932826475" calcext:value-type="float">
            <text:p>0.216581932826475</text:p>
          </table:table-cell>
          <table:table-cell table:number-columns-repeated="9"/>
        </table:table-row>
        <table:table-row table:style-name="ro1">
          <table:table-cell office:value-type="float" office:value="9.6400899887085" calcext:value-type="float">
            <text:p>9.6400899887085</text:p>
          </table:table-cell>
          <table:table-cell office:value-type="float" office:value="4.9526097027302" calcext:value-type="float">
            <text:p>4.9526097027302</text:p>
          </table:table-cell>
          <table:table-cell office:value-type="float" office:value="0.273536562919617" calcext:value-type="float">
            <text:p>0.273536562919617</text:p>
          </table:table-cell>
          <table:table-cell office:value-type="float" office:value="0.216495155963313" calcext:value-type="float">
            <text:p>0.216495155963313</text:p>
          </table:table-cell>
          <table:table-cell table:number-columns-repeated="9"/>
        </table:table-row>
        <table:table-row table:style-name="ro1">
          <table:table-cell office:value-type="float" office:value="7.59554004669189" calcext:value-type="float">
            <text:p>7.59554004669189</text:p>
          </table:table-cell>
          <table:table-cell office:value-type="float" office:value="4.95221255811506" calcext:value-type="float">
            <text:p>4.95221255811506</text:p>
          </table:table-cell>
          <table:table-cell office:value-type="float" office:value="0.609335780143738" calcext:value-type="float">
            <text:p>0.609335780143738</text:p>
          </table:table-cell>
          <table:table-cell office:value-type="float" office:value="0.216642414642159" calcext:value-type="float">
            <text:p>0.216642414642159</text:p>
          </table:table-cell>
          <table:table-cell table:number-columns-repeated="9"/>
        </table:table-row>
        <table:table-row table:style-name="ro1">
          <table:table-cell office:value-type="float" office:value="8.28250694274902" calcext:value-type="float">
            <text:p>8.28250694274902</text:p>
          </table:table-cell>
          <table:table-cell office:value-type="float" office:value="4.95105239517197" calcext:value-type="float">
            <text:p>4.95105239517197</text:p>
          </table:table-cell>
          <table:table-cell office:value-type="float" office:value="0.793577015399933" calcext:value-type="float">
            <text:p>0.793577015399933</text:p>
          </table:table-cell>
          <table:table-cell office:value-type="float" office:value="0.217014848442153" calcext:value-type="float">
            <text:p>0.217014848442153</text:p>
          </table:table-cell>
          <table:table-cell table:number-columns-repeated="9"/>
        </table:table-row>
        <table:table-row table:style-name="ro1">
          <table:table-cell office:value-type="float" office:value="6.76651859283447" calcext:value-type="float">
            <text:p>6.76651859283447</text:p>
          </table:table-cell>
          <table:table-cell office:value-type="float" office:value="4.9506601978362" calcext:value-type="float">
            <text:p>4.9506601978362</text:p>
          </table:table-cell>
          <table:table-cell office:value-type="float" office:value="0.684163570404053" calcext:value-type="float">
            <text:p>0.684163570404053</text:p>
          </table:table-cell>
          <table:table-cell office:value-type="float" office:value="0.217038824866961" calcext:value-type="float">
            <text:p>0.217038824866961</text:p>
          </table:table-cell>
          <table:table-cell table:number-columns-repeated="9"/>
        </table:table-row>
        <table:table-row table:style-name="ro1">
          <table:table-cell office:value-type="float" office:value="12.194694519043" calcext:value-type="float">
            <text:p>12.194694519043</text:p>
          </table:table-cell>
          <table:table-cell office:value-type="float" office:value="4.95291984620312" calcext:value-type="float">
            <text:p>4.95291984620312</text:p>
          </table:table-cell>
          <table:table-cell office:value-type="float" office:value="0.124345034360886" calcext:value-type="float">
            <text:p>0.124345034360886</text:p>
          </table:table-cell>
          <table:table-cell office:value-type="float" office:value="0.216495116065147" calcext:value-type="float">
            <text:p>0.216495116065147</text:p>
          </table:table-cell>
          <table:table-cell table:number-columns-repeated="9"/>
        </table:table-row>
        <table:table-row table:style-name="ro1">
          <table:table-cell office:value-type="float" office:value="12.4431734085083" calcext:value-type="float">
            <text:p>12.4431734085083</text:p>
          </table:table-cell>
          <table:table-cell office:value-type="float" office:value="4.95440350489729" calcext:value-type="float">
            <text:p>4.95440350489729</text:p>
          </table:table-cell>
          <table:table-cell office:value-type="float" office:value="0.397411972284317" calcext:value-type="float">
            <text:p>0.397411972284317</text:p>
          </table:table-cell>
          <table:table-cell office:value-type="float" office:value="0.216423377147798" calcext:value-type="float">
            <text:p>0.216423377147798</text:p>
          </table:table-cell>
          <table:table-cell table:number-columns-repeated="9"/>
        </table:table-row>
        <table:table-row table:style-name="ro1">
          <table:table-cell office:value-type="float" office:value="11.5987844467163" calcext:value-type="float">
            <text:p>11.5987844467163</text:p>
          </table:table-cell>
          <table:table-cell office:value-type="float" office:value="4.95507783169904" calcext:value-type="float">
            <text:p>4.95507783169904</text:p>
          </table:table-cell>
          <table:table-cell office:value-type="float" office:value="0.601829707622528" calcext:value-type="float">
            <text:p>0.601829707622528</text:p>
          </table:table-cell>
          <table:table-cell office:value-type="float" office:value="0.216707872171012" calcext:value-type="float">
            <text:p>0.216707872171012</text:p>
          </table:table-cell>
          <table:table-cell table:number-columns-repeated="9"/>
        </table:table-row>
        <table:table-row table:style-name="ro1">
          <table:table-cell office:value-type="float" office:value="8.44513988494873" calcext:value-type="float">
            <text:p>8.44513988494873</text:p>
          </table:table-cell>
          <table:table-cell office:value-type="float" office:value="4.95497404790932" calcext:value-type="float">
            <text:p>4.95497404790932</text:p>
          </table:table-cell>
          <table:table-cell office:value-type="float" office:value="0.600977540016174" calcext:value-type="float">
            <text:p>0.600977540016174</text:p>
          </table:table-cell>
          <table:table-cell office:value-type="float" office:value="0.216722013656458" calcext:value-type="float">
            <text:p>0.216722013656458</text:p>
          </table:table-cell>
          <table:table-cell table:number-columns-repeated="9"/>
        </table:table-row>
        <table:table-row table:style-name="ro1">
          <table:table-cell office:value-type="float" office:value="8.08739852905273" calcext:value-type="float">
            <text:p>8.08739852905273</text:p>
          </table:table-cell>
          <table:table-cell office:value-type="float" office:value="4.95352378213354" calcext:value-type="float">
            <text:p>4.95352378213354</text:p>
          </table:table-cell>
          <table:table-cell office:value-type="float" office:value="0.599773406982422" calcext:value-type="float">
            <text:p>0.599773406982422</text:p>
          </table:table-cell>
          <table:table-cell office:value-type="float" office:value="0.216980151010129" calcext:value-type="float">
            <text:p>0.216980151010129</text:p>
          </table:table-cell>
          <table:table-cell table:number-columns-repeated="9"/>
        </table:table-row>
        <table:table-row table:style-name="ro1">
          <table:table-cell office:value-type="float" office:value="10.8918905258179" calcext:value-type="float">
            <text:p>10.8918905258179</text:p>
          </table:table-cell>
          <table:table-cell office:value-type="float" office:value="4.95330736287261" calcext:value-type="float">
            <text:p>4.95330736287261</text:p>
          </table:table-cell>
          <table:table-cell office:value-type="float" office:value="0.46576926112175" calcext:value-type="float">
            <text:p>0.46576926112175</text:p>
          </table:table-cell>
          <table:table-cell office:value-type="float" office:value="0.216985879288304" calcext:value-type="float">
            <text:p>0.216985879288304</text:p>
          </table:table-cell>
          <table:table-cell table:number-columns-repeated="9"/>
        </table:table-row>
        <table:table-row table:style-name="ro1">
          <table:table-cell office:value-type="float" office:value="12.3426122665405" calcext:value-type="float">
            <text:p>12.3426122665405</text:p>
          </table:table-cell>
          <table:table-cell office:value-type="float" office:value="4.95382399280249" calcext:value-type="float">
            <text:p>4.95382399280249</text:p>
          </table:table-cell>
          <table:table-cell office:value-type="float" office:value="0.256977677345276" calcext:value-type="float">
            <text:p>0.256977677345276</text:p>
          </table:table-cell>
          <table:table-cell office:value-type="float" office:value="0.216925207836945" calcext:value-type="float">
            <text:p>0.216925207836945</text:p>
          </table:table-cell>
          <table:table-cell table:number-columns-repeated="9"/>
        </table:table-row>
        <table:table-row table:style-name="ro1">
          <table:table-cell office:value-type="float" office:value="10.2200384140015" calcext:value-type="float">
            <text:p>10.2200384140015</text:p>
          </table:table-cell>
          <table:table-cell office:value-type="float" office:value="4.95602514300402" calcext:value-type="float">
            <text:p>4.95602514300402</text:p>
          </table:table-cell>
          <table:table-cell office:value-type="float" office:value="0.757599353790283" calcext:value-type="float">
            <text:p>0.757599353790283</text:p>
          </table:table-cell>
          <table:table-cell office:value-type="float" office:value="0.217208974282709" calcext:value-type="float">
            <text:p>0.217208974282709</text:p>
          </table:table-cell>
          <table:table-cell table:number-columns-repeated="9"/>
        </table:table-row>
        <table:table-row table:style-name="ro1">
          <table:table-cell office:value-type="float" office:value="9.85652923583984" calcext:value-type="float">
            <text:p>9.85652923583984</text:p>
          </table:table-cell>
          <table:table-cell office:value-type="float" office:value="4.95652592943567" calcext:value-type="float">
            <text:p>4.95652592943567</text:p>
          </table:table-cell>
          <table:table-cell office:value-type="float" office:value="0.378208547830582" calcext:value-type="float">
            <text:p>0.378208547830582</text:p>
          </table:table-cell>
          <table:table-cell office:value-type="float" office:value="0.217225594261865" calcext:value-type="float">
            <text:p>0.217225594261865</text:p>
          </table:table-cell>
          <table:table-cell table:number-columns-repeated="9"/>
        </table:table-row>
        <table:table-row table:style-name="ro1">
          <table:table-cell office:value-type="float" office:value="11.5338668823242" calcext:value-type="float">
            <text:p>11.5338668823242</text:p>
          </table:table-cell>
          <table:table-cell office:value-type="float" office:value="4.95869411970172" calcext:value-type="float">
            <text:p>4.95869411970172</text:p>
          </table:table-cell>
          <table:table-cell office:value-type="float" office:value="0.57947701215744" calcext:value-type="float">
            <text:p>0.57947701215744</text:p>
          </table:table-cell>
          <table:table-cell office:value-type="float" office:value="0.217262816156057" calcext:value-type="float">
            <text:p>0.217262816156057</text:p>
          </table:table-cell>
          <table:table-cell table:number-columns-repeated="9"/>
        </table:table-row>
        <table:table-row table:style-name="ro1">
          <table:table-cell office:value-type="float" office:value="5.41383457183838" calcext:value-type="float">
            <text:p>5.41383457183838</text:p>
          </table:table-cell>
          <table:table-cell office:value-type="float" office:value="4.95749650256591" calcext:value-type="float">
            <text:p>4.95749650256591</text:p>
          </table:table-cell>
          <table:table-cell office:value-type="float" office:value="0.481429874897003" calcext:value-type="float">
            <text:p>0.481429874897003</text:p>
          </table:table-cell>
          <table:table-cell office:value-type="float" office:value="0.217265968097644" calcext:value-type="float">
            <text:p>0.217265968097644</text:p>
          </table:table-cell>
          <table:table-cell table:number-columns-repeated="9"/>
        </table:table-row>
        <table:table-row table:style-name="ro1">
          <table:table-cell office:value-type="float" office:value="6.85992193222046" calcext:value-type="float">
            <text:p>6.85992193222046</text:p>
          </table:table-cell>
          <table:table-cell office:value-type="float" office:value="4.9562368584092" calcext:value-type="float">
            <text:p>4.9562368584092</text:p>
          </table:table-cell>
          <table:table-cell office:value-type="float" office:value="0.477054417133331" calcext:value-type="float">
            <text:p>0.477054417133331</text:p>
          </table:table-cell>
          <table:table-cell office:value-type="float" office:value="0.217286253018871" calcext:value-type="float">
            <text:p>0.217286253018871</text:p>
          </table:table-cell>
          <table:table-cell table:number-columns-repeated="9"/>
        </table:table-row>
        <table:table-row table:style-name="ro1">
          <table:table-cell office:value-type="float" office:value="9.04249477386475" calcext:value-type="float">
            <text:p>9.04249477386475</text:p>
          </table:table-cell>
          <table:table-cell office:value-type="float" office:value="4.9564859500995" calcext:value-type="float">
            <text:p>4.9564859500995</text:p>
          </table:table-cell>
          <table:table-cell office:value-type="float" office:value="0.570855379104614" calcext:value-type="float">
            <text:p>0.570855379104614</text:p>
          </table:table-cell>
          <table:table-cell office:value-type="float" office:value="0.217539375776075" calcext:value-type="float">
            <text:p>0.217539375776075</text:p>
          </table:table-cell>
          <table:table-cell table:number-columns-repeated="9"/>
        </table:table-row>
        <table:table-row table:style-name="ro1">
          <table:table-cell office:value-type="float" office:value="9.51543235778809" calcext:value-type="float">
            <text:p>9.51543235778809</text:p>
          </table:table-cell>
          <table:table-cell office:value-type="float" office:value="4.95705774888612" calcext:value-type="float">
            <text:p>4.95705774888612</text:p>
          </table:table-cell>
          <table:table-cell office:value-type="float" office:value="0.532137453556061" calcext:value-type="float">
            <text:p>0.532137453556061</text:p>
          </table:table-cell>
          <table:table-cell office:value-type="float" office:value="0.217665132854307" calcext:value-type="float">
            <text:p>0.217665132854307</text:p>
          </table:table-cell>
          <table:table-cell table:number-columns-repeated="9"/>
        </table:table-row>
        <table:table-row table:style-name="ro1">
          <table:table-cell office:value-type="float" office:value="9.56411266326904" calcext:value-type="float">
            <text:p>9.56411266326904</text:p>
          </table:table-cell>
          <table:table-cell office:value-type="float" office:value="4.9572960287678" calcext:value-type="float">
            <text:p>4.9572960287678</text:p>
          </table:table-cell>
          <table:table-cell office:value-type="float" office:value="0.48626247048378" calcext:value-type="float">
            <text:p>0.48626247048378</text:p>
          </table:table-cell>
          <table:table-cell office:value-type="float" office:value="0.217738186470834" calcext:value-type="float">
            <text:p>0.217738186470834</text:p>
          </table:table-cell>
          <table:table-cell table:number-columns-repeated="9"/>
        </table:table-row>
        <table:table-row table:style-name="ro1">
          <table:table-cell office:value-type="float" office:value="9.59700012207031" calcext:value-type="float">
            <text:p>9.59700012207031</text:p>
          </table:table-cell>
          <table:table-cell office:value-type="float" office:value="4.9585157030617" calcext:value-type="float">
            <text:p>4.9585157030617</text:p>
          </table:table-cell>
          <table:table-cell office:value-type="float" office:value="0.526145279407501" calcext:value-type="float">
            <text:p>0.526145279407501</text:p>
          </table:table-cell>
          <table:table-cell office:value-type="float" office:value="0.217710995753769" calcext:value-type="float">
            <text:p>0.217710995753769</text:p>
          </table:table-cell>
          <table:table-cell table:number-columns-repeated="9"/>
        </table:table-row>
        <table:table-row table:style-name="ro1">
          <table:table-cell office:value-type="float" office:value="7.60459613800049" calcext:value-type="float">
            <text:p>7.60459613800049</text:p>
          </table:table-cell>
          <table:table-cell office:value-type="float" office:value="4.95826480582112" calcext:value-type="float">
            <text:p>4.95826480582112</text:p>
          </table:table-cell>
          <table:table-cell office:value-type="float" office:value="0.258662462234497" calcext:value-type="float">
            <text:p>0.258662462234497</text:p>
          </table:table-cell>
          <table:table-cell office:value-type="float" office:value="0.217687665794911" calcext:value-type="float">
            <text:p>0.217687665794911</text:p>
          </table:table-cell>
          <table:table-cell table:number-columns-repeated="9"/>
        </table:table-row>
        <table:table-row table:style-name="ro1">
          <table:table-cell office:value-type="float" office:value="8.73013782501221" calcext:value-type="float">
            <text:p>8.73013782501221</text:p>
          </table:table-cell>
          <table:table-cell office:value-type="float" office:value="4.95790567053222" calcext:value-type="float">
            <text:p>4.95790567053222</text:p>
          </table:table-cell>
          <table:table-cell office:value-type="float" office:value="0.486341118812561" calcext:value-type="float">
            <text:p>0.486341118812561</text:p>
          </table:table-cell>
          <table:table-cell office:value-type="float" office:value="0.217576033831163" calcext:value-type="float">
            <text:p>0.217576033831163</text:p>
          </table:table-cell>
          <table:table-cell table:number-columns-repeated="9"/>
        </table:table-row>
        <table:table-row table:style-name="ro1">
          <table:table-cell office:value-type="float" office:value="7.40379953384399" calcext:value-type="float">
            <text:p>7.40379953384399</text:p>
          </table:table-cell>
          <table:table-cell office:value-type="float" office:value="4.95772283444384" calcext:value-type="float">
            <text:p>4.95772283444384</text:p>
          </table:table-cell>
          <table:table-cell office:value-type="float" office:value="0.292521446943283" calcext:value-type="float">
            <text:p>0.292521446943283</text:p>
          </table:table-cell>
          <table:table-cell office:value-type="float" office:value="0.217544528692191" calcext:value-type="float">
            <text:p>0.217544528692191</text:p>
          </table:table-cell>
          <table:table-cell table:number-columns-repeated="9"/>
        </table:table-row>
        <table:table-row table:style-name="ro1">
          <table:table-cell office:value-type="float" office:value="8.18609237670898" calcext:value-type="float">
            <text:p>8.18609237670898</text:p>
          </table:table-cell>
          <table:table-cell office:value-type="float" office:value="4.95834455759606" calcext:value-type="float">
            <text:p>4.95834455759606</text:p>
          </table:table-cell>
          <table:table-cell office:value-type="float" office:value="0.255429834127426" calcext:value-type="float">
            <text:p>0.255429834127426</text:p>
          </table:table-cell>
          <table:table-cell office:value-type="float" office:value="0.217482596285319" calcext:value-type="float">
            <text:p>0.217482596285319</text:p>
          </table:table-cell>
          <table:table-cell table:number-columns-repeated="9"/>
        </table:table-row>
        <table:table-row table:style-name="ro1">
          <table:table-cell office:value-type="float" office:value="8.31809139251709" calcext:value-type="float">
            <text:p>8.31809139251709</text:p>
          </table:table-cell>
          <table:table-cell office:value-type="float" office:value="4.95840040961782" calcext:value-type="float">
            <text:p>4.95840040961782</text:p>
          </table:table-cell>
          <table:table-cell office:value-type="float" office:value="0.211413100361824" calcext:value-type="float">
            <text:p>0.211413100361824</text:p>
          </table:table-cell>
          <table:table-cell office:value-type="float" office:value="0.217324465091487" calcext:value-type="float">
            <text:p>0.217324465091487</text:p>
          </table:table-cell>
          <table:table-cell table:number-columns-repeated="9"/>
        </table:table-row>
        <table:table-row table:style-name="ro1">
          <table:table-cell office:value-type="float" office:value="7.89964532852173" calcext:value-type="float">
            <text:p>7.89964532852173</text:p>
          </table:table-cell>
          <table:table-cell office:value-type="float" office:value="4.95800059878379" calcext:value-type="float">
            <text:p>4.95800059878379</text:p>
          </table:table-cell>
          <table:table-cell office:value-type="float" office:value="0.170337095856667" calcext:value-type="float">
            <text:p>0.170337095856667</text:p>
          </table:table-cell>
          <table:table-cell office:value-type="float" office:value="0.21723038320502" calcext:value-type="float">
            <text:p>0.21723038320502</text:p>
          </table:table-cell>
          <table:table-cell table:number-columns-repeated="9"/>
        </table:table-row>
        <table:table-row table:style-name="ro1">
          <table:table-cell office:value-type="float" office:value="7.36033248901367" calcext:value-type="float">
            <text:p>7.36033248901367</text:p>
          </table:table-cell>
          <table:table-cell office:value-type="float" office:value="4.95757292985779" calcext:value-type="float">
            <text:p>4.95757292985779</text:p>
          </table:table-cell>
          <table:table-cell office:value-type="float" office:value="0.295347899198532" calcext:value-type="float">
            <text:p>0.295347899198532</text:p>
          </table:table-cell>
          <table:table-cell office:value-type="float" office:value="0.217225756787825" calcext:value-type="float">
            <text:p>0.217225756787825</text:p>
          </table:table-cell>
          <table:table-cell table:number-columns-repeated="9"/>
        </table:table-row>
        <table:table-row table:style-name="ro1">
          <table:table-cell office:value-type="float" office:value="8.84271717071533" calcext:value-type="float">
            <text:p>8.84271717071533</text:p>
          </table:table-cell>
          <table:table-cell office:value-type="float" office:value="4.95769752283446" calcext:value-type="float">
            <text:p>4.95769752283446</text:p>
          </table:table-cell>
          <table:table-cell office:value-type="float" office:value="0.469765454530716" calcext:value-type="float">
            <text:p>0.469765454530716</text:p>
          </table:table-cell>
          <table:table-cell office:value-type="float" office:value="0.217229910691243" calcext:value-type="float">
            <text:p>0.217229910691243</text:p>
          </table:table-cell>
          <table:table-cell table:number-columns-repeated="9"/>
        </table:table-row>
        <table:table-row table:style-name="ro1">
          <table:table-cell office:value-type="float" office:value="9.84900760650635" calcext:value-type="float">
            <text:p>9.84900760650635</text:p>
          </table:table-cell>
          <table:table-cell office:value-type="float" office:value="4.95832750263907" calcext:value-type="float">
            <text:p>4.95832750263907</text:p>
          </table:table-cell>
          <table:table-cell office:value-type="float" office:value="0.561396360397339" calcext:value-type="float">
            <text:p>0.561396360397339</text:p>
          </table:table-cell>
          <table:table-cell office:value-type="float" office:value="0.217489586005217" calcext:value-type="float">
            <text:p>0.217489586005217</text:p>
          </table:table-cell>
          <table:table-cell table:number-columns-repeated="9"/>
        </table:table-row>
        <table:table-row table:style-name="ro1">
          <table:table-cell office:value-type="float" office:value="9.3658390045166" calcext:value-type="float">
            <text:p>9.3658390045166</text:p>
          </table:table-cell>
          <table:table-cell office:value-type="float" office:value="4.95877586476242" calcext:value-type="float">
            <text:p>4.95877586476242</text:p>
          </table:table-cell>
          <table:table-cell office:value-type="float" office:value="0.451896369457245" calcext:value-type="float">
            <text:p>0.451896369457245</text:p>
          </table:table-cell>
          <table:table-cell office:value-type="float" office:value="0.217560731917848" calcext:value-type="float">
            <text:p>0.217560731917848</text:p>
          </table:table-cell>
          <table:table-cell table:number-columns-repeated="9"/>
        </table:table-row>
        <table:table-row table:style-name="ro1">
          <table:table-cell office:value-type="float" office:value="8.34486865997314" calcext:value-type="float">
            <text:p>8.34486865997314</text:p>
          </table:table-cell>
          <table:table-cell office:value-type="float" office:value="4.95929309550449" calcext:value-type="float">
            <text:p>4.95929309550449</text:p>
          </table:table-cell>
          <table:table-cell office:value-type="float" office:value="0.230804145336151" calcext:value-type="float">
            <text:p>0.230804145336151</text:p>
          </table:table-cell>
          <table:table-cell office:value-type="float" office:value="0.217473389366841" calcext:value-type="float">
            <text:p>0.217473389366841</text:p>
          </table:table-cell>
          <table:table-cell table:number-columns-repeated="9"/>
        </table:table-row>
        <table:table-row table:style-name="ro1">
          <table:table-cell office:value-type="float" office:value="8.53744888305664" calcext:value-type="float">
            <text:p>8.53744888305664</text:p>
          </table:table-cell>
          <table:table-cell office:value-type="float" office:value="4.95933917459134" calcext:value-type="float">
            <text:p>4.95933917459134</text:p>
          </table:table-cell>
          <table:table-cell office:value-type="float" office:value="0.270454674959183" calcext:value-type="float">
            <text:p>0.270454674959183</text:p>
          </table:table-cell>
          <table:table-cell office:value-type="float" office:value="0.217344695839048" calcext:value-type="float">
            <text:p>0.217344695839048</text:p>
          </table:table-cell>
          <table:table-cell table:number-columns-repeated="9"/>
        </table:table-row>
        <table:table-row table:style-name="ro1">
          <table:table-cell office:value-type="float" office:value="8.52010154724121" calcext:value-type="float">
            <text:p>8.52010154724121</text:p>
          </table:table-cell>
          <table:table-cell office:value-type="float" office:value="4.95927229842734" calcext:value-type="float">
            <text:p>4.95927229842734</text:p>
          </table:table-cell>
          <table:table-cell office:value-type="float" office:value="0.338033318519592" calcext:value-type="float">
            <text:p>0.338033318519592</text:p>
          </table:table-cell>
          <table:table-cell office:value-type="float" office:value="0.217307965902761" calcext:value-type="float">
            <text:p>0.217307965902761</text:p>
          </table:table-cell>
          <table:table-cell table:number-columns-repeated="9"/>
        </table:table-row>
        <table:table-row table:style-name="ro1">
          <table:table-cell office:value-type="float" office:value="11.6235494613647" calcext:value-type="float">
            <text:p>11.6235494613647</text:p>
          </table:table-cell>
          <table:table-cell office:value-type="float" office:value="4.95984318133326" calcext:value-type="float">
            <text:p>4.95984318133326</text:p>
          </table:table-cell>
          <table:table-cell office:value-type="float" office:value="0.298506081104279" calcext:value-type="float">
            <text:p>0.298506081104279</text:p>
          </table:table-cell>
          <table:table-cell office:value-type="float" office:value="0.217225370556659" calcext:value-type="float">
            <text:p>0.217225370556659</text:p>
          </table:table-cell>
          <table:table-cell table:number-columns-repeated="9"/>
        </table:table-row>
        <table:table-row table:style-name="ro1">
          <table:table-cell office:value-type="float" office:value="7.89267826080322" calcext:value-type="float">
            <text:p>7.89267826080322</text:p>
          </table:table-cell>
          <table:table-cell office:value-type="float" office:value="4.95939228280073" calcext:value-type="float">
            <text:p>4.95939228280073</text:p>
          </table:table-cell>
          <table:table-cell office:value-type="float" office:value="0.862874090671539" calcext:value-type="float">
            <text:p>0.862874090671539</text:p>
          </table:table-cell>
          <table:table-cell office:value-type="float" office:value="0.217595357232386" calcext:value-type="float">
            <text:p>0.217595357232386</text:p>
          </table:table-cell>
          <table:table-cell table:number-columns-repeated="9"/>
        </table:table-row>
        <table:table-row table:style-name="ro1">
          <table:table-cell office:value-type="float" office:value="7.07025003433228" calcext:value-type="float">
            <text:p>7.07025003433228</text:p>
          </table:table-cell>
          <table:table-cell office:value-type="float" office:value="4.95870851461136" calcext:value-type="float">
            <text:p>4.95870851461136</text:p>
          </table:table-cell>
          <table:table-cell office:value-type="float" office:value="0.317792952060699" calcext:value-type="float">
            <text:p>0.317792952060699</text:p>
          </table:table-cell>
          <table:table-cell office:value-type="float" office:value="0.21758888510993" calcext:value-type="float">
            <text:p>0.21758888510993</text:p>
          </table:table-cell>
          <table:table-cell table:number-columns-repeated="9"/>
        </table:table-row>
        <table:table-row table:style-name="ro1">
          <table:table-cell office:value-type="float" office:value="7.28279781341553" calcext:value-type="float">
            <text:p>7.28279781341553</text:p>
          </table:table-cell>
          <table:table-cell office:value-type="float" office:value="4.9572480316385" calcext:value-type="float">
            <text:p>4.9572480316385</text:p>
          </table:table-cell>
          <table:table-cell office:value-type="float" office:value="0.390556067228317" calcext:value-type="float">
            <text:p>0.390556067228317</text:p>
          </table:table-cell>
          <table:table-cell office:value-type="float" office:value="0.217738621476187" calcext:value-type="float">
            <text:p>0.217738621476187</text:p>
          </table:table-cell>
          <table:table-cell table:number-columns-repeated="9"/>
        </table:table-row>
        <table:table-row table:style-name="ro1">
          <table:table-cell office:value-type="float" office:value="9.11481761932373" calcext:value-type="float">
            <text:p>9.11481761932373</text:p>
          </table:table-cell>
          <table:table-cell office:value-type="float" office:value="4.95699545049179" calcext:value-type="float">
            <text:p>4.95699545049179</text:p>
          </table:table-cell>
          <table:table-cell office:value-type="float" office:value="0.398328751325607" calcext:value-type="float">
            <text:p>0.398328751325607</text:p>
          </table:table-cell>
          <table:table-cell office:value-type="float" office:value="0.217764426445641" calcext:value-type="float">
            <text:p>0.217764426445641</text:p>
          </table:table-cell>
          <table:table-cell table:number-columns-repeated="9"/>
        </table:table-row>
        <table:table-row table:style-name="ro1">
          <table:table-cell office:value-type="float" office:value="8.57468605041504" calcext:value-type="float">
            <text:p>8.57468605041504</text:p>
          </table:table-cell>
          <table:table-cell office:value-type="float" office:value="4.95674049766685" calcext:value-type="float">
            <text:p>4.95674049766685</text:p>
          </table:table-cell>
          <table:table-cell office:value-type="float" office:value="0.498235285282135" calcext:value-type="float">
            <text:p>0.498235285282135</text:p>
          </table:table-cell>
          <table:table-cell office:value-type="float" office:value="0.217899928607959" calcext:value-type="float">
            <text:p>0.217899928607959</text:p>
          </table:table-cell>
          <table:table-cell table:number-columns-repeated="9"/>
        </table:table-row>
        <table:table-row table:style-name="ro1">
          <table:table-cell office:value-type="float" office:value="10.601487159729" calcext:value-type="float">
            <text:p>10.601487159729</text:p>
          </table:table-cell>
          <table:table-cell office:value-type="float" office:value="4.95622950495473" calcext:value-type="float">
            <text:p>4.95622950495473</text:p>
          </table:table-cell>
          <table:table-cell office:value-type="float" office:value="1.05612730979919" calcext:value-type="float">
            <text:p>1.05612730979919</text:p>
          </table:table-cell>
          <table:table-cell office:value-type="float" office:value="0.218166891587275" calcext:value-type="float">
            <text:p>0.218166891587275</text:p>
          </table:table-cell>
          <table:table-cell table:number-columns-repeated="9"/>
        </table:table-row>
        <table:table-row table:style-name="ro1">
          <table:table-cell office:value-type="float" office:value="10.0618619918823" calcext:value-type="float">
            <text:p>10.0618619918823</text:p>
          </table:table-cell>
          <table:table-cell office:value-type="float" office:value="4.95782273972612" calcext:value-type="float">
            <text:p>4.95782273972612</text:p>
          </table:table-cell>
          <table:table-cell office:value-type="float" office:value="0.493575394153595" calcext:value-type="float">
            <text:p>0.493575394153595</text:p>
          </table:table-cell>
          <table:table-cell office:value-type="float" office:value="0.218109984278795" calcext:value-type="float">
            <text:p>0.218109984278795</text:p>
          </table:table-cell>
          <table:table-cell table:number-columns-repeated="9"/>
        </table:table-row>
        <table:table-row table:style-name="ro1">
          <table:table-cell office:value-type="float" office:value="9.49841594696045" calcext:value-type="float">
            <text:p>9.49841594696045</text:p>
          </table:table-cell>
          <table:table-cell office:value-type="float" office:value="4.95784948153274" calcext:value-type="float">
            <text:p>4.95784948153274</text:p>
          </table:table-cell>
          <table:table-cell office:value-type="float" office:value="0.443184703588486" calcext:value-type="float">
            <text:p>0.443184703588486</text:p>
          </table:table-cell>
          <table:table-cell office:value-type="float" office:value="0.21819956257488" calcext:value-type="float">
            <text:p>0.21819956257488</text:p>
          </table:table-cell>
          <table:table-cell table:number-columns-repeated="9"/>
        </table:table-row>
        <table:table-row table:style-name="ro1">
          <table:table-cell office:value-type="float" office:value="8.88082218170166" calcext:value-type="float">
            <text:p>8.88082218170166</text:p>
          </table:table-cell>
          <table:table-cell office:value-type="float" office:value="4.95751658700578" calcext:value-type="float">
            <text:p>4.95751658700578</text:p>
          </table:table-cell>
          <table:table-cell office:value-type="float" office:value="0.332649290561676" calcext:value-type="float">
            <text:p>0.332649290561676</text:p>
          </table:table-cell>
          <table:table-cell office:value-type="float" office:value="0.218202708692712" calcext:value-type="float">
            <text:p>0.218202708692712</text:p>
          </table:table-cell>
          <table:table-cell table:number-columns-repeated="9"/>
        </table:table-row>
        <table:table-row table:style-name="ro1">
          <table:table-cell office:value-type="float" office:value="9.26308536529541" calcext:value-type="float">
            <text:p>9.26308536529541</text:p>
          </table:table-cell>
          <table:table-cell office:value-type="float" office:value="4.95715979594454" calcext:value-type="float">
            <text:p>4.95715979594454</text:p>
          </table:table-cell>
          <table:table-cell office:value-type="float" office:value="0.394574970006943" calcext:value-type="float">
            <text:p>0.394574970006943</text:p>
          </table:table-cell>
          <table:table-cell office:value-type="float" office:value="0.218059936864815" calcext:value-type="float">
            <text:p>0.218059936864815</text:p>
          </table:table-cell>
          <table:table-cell table:number-columns-repeated="9"/>
        </table:table-row>
        <table:table-row table:style-name="ro1">
          <table:table-cell office:value-type="float" office:value="7.90203428268433" calcext:value-type="float">
            <text:p>7.90203428268433</text:p>
          </table:table-cell>
          <table:table-cell office:value-type="float" office:value="4.95728248861062" calcext:value-type="float">
            <text:p>4.95728248861062</text:p>
          </table:table-cell>
          <table:table-cell office:value-type="float" office:value="0.376066505908966" calcext:value-type="float">
            <text:p>0.376066505908966</text:p>
          </table:table-cell>
          <table:table-cell office:value-type="float" office:value="0.218115165653432" calcext:value-type="float">
            <text:p>0.218115165653432</text:p>
          </table:table-cell>
          <table:table-cell table:number-columns-repeated="9"/>
        </table:table-row>
        <table:table-row table:style-name="ro1">
          <table:table-cell office:value-type="float" office:value="8.36654472351074" calcext:value-type="float">
            <text:p>8.36654472351074</text:p>
          </table:table-cell>
          <table:table-cell office:value-type="float" office:value="4.95635017259933" calcext:value-type="float">
            <text:p>4.95635017259933</text:p>
          </table:table-cell>
          <table:table-cell office:value-type="float" office:value="0.294874280691147" calcext:value-type="float">
            <text:p>0.294874280691147</text:p>
          </table:table-cell>
          <table:table-cell office:value-type="float" office:value="0.218109128638561" calcext:value-type="float">
            <text:p>0.218109128638561</text:p>
          </table:table-cell>
          <table:table-cell table:number-columns-repeated="9"/>
        </table:table-row>
        <table:table-row table:style-name="ro1">
          <table:table-cell office:value-type="float" office:value="9.35095691680908" calcext:value-type="float">
            <text:p>9.35095691680908</text:p>
          </table:table-cell>
          <table:table-cell office:value-type="float" office:value="4.9549346044654" calcext:value-type="float">
            <text:p>4.9549346044654</text:p>
          </table:table-cell>
          <table:table-cell office:value-type="float" office:value="0.316837280988693" calcext:value-type="float">
            <text:p>0.316837280988693</text:p>
          </table:table-cell>
          <table:table-cell office:value-type="float" office:value="0.217685958185815" calcext:value-type="float">
            <text:p>0.217685958185815</text:p>
          </table:table-cell>
          <table:table-cell table:number-columns-repeated="9"/>
        </table:table-row>
        <table:table-row table:style-name="ro1">
          <table:table-cell office:value-type="float" office:value="9.08356666564941" calcext:value-type="float">
            <text:p>9.08356666564941</text:p>
          </table:table-cell>
          <table:table-cell office:value-type="float" office:value="4.95457383809886" calcext:value-type="float">
            <text:p>4.95457383809886</text:p>
          </table:table-cell>
          <table:table-cell office:value-type="float" office:value="0.379786550998688" calcext:value-type="float">
            <text:p>0.379786550998688</text:p>
          </table:table-cell>
          <table:table-cell office:value-type="float" office:value="0.217675513291634" calcext:value-type="float">
            <text:p>0.217675513291634</text:p>
          </table:table-cell>
          <table:table-cell table:number-columns-repeated="9"/>
        </table:table-row>
        <table:table-row table:style-name="ro1">
          <table:table-cell office:value-type="float" office:value="10.4142389297485" calcext:value-type="float">
            <text:p>10.4142389297485</text:p>
          </table:table-cell>
          <table:table-cell office:value-type="float" office:value="4.95345267936543" calcext:value-type="float">
            <text:p>4.95345267936543</text:p>
          </table:table-cell>
          <table:table-cell office:value-type="float" office:value="0.378621608018875" calcext:value-type="float">
            <text:p>0.378621608018875</text:p>
          </table:table-cell>
          <table:table-cell office:value-type="float" office:value="0.217819501139918" calcext:value-type="float">
            <text:p>0.217819501139918</text:p>
          </table:table-cell>
          <table:table-cell table:number-columns-repeated="9"/>
        </table:table-row>
        <table:table-row table:style-name="ro1">
          <table:table-cell office:value-type="float" office:value="8.0123348236084" calcext:value-type="float">
            <text:p>8.0123348236084</text:p>
          </table:table-cell>
          <table:table-cell office:value-type="float" office:value="4.95287687677202" calcext:value-type="float">
            <text:p>4.95287687677202</text:p>
          </table:table-cell>
          <table:table-cell office:value-type="float" office:value="0.250842183828354" calcext:value-type="float">
            <text:p>0.250842183828354</text:p>
          </table:table-cell>
          <table:table-cell office:value-type="float" office:value="0.217777123160548" calcext:value-type="float">
            <text:p>0.217777123160548</text:p>
          </table:table-cell>
          <table:table-cell table:number-columns-repeated="9"/>
        </table:table-row>
        <table:table-row table:style-name="ro1">
          <table:table-cell office:value-type="float" office:value="8.04781532287598" calcext:value-type="float">
            <text:p>8.04781532287598</text:p>
          </table:table-cell>
          <table:table-cell office:value-type="float" office:value="4.95009917907842" calcext:value-type="float">
            <text:p>4.95009917907842</text:p>
          </table:table-cell>
          <table:table-cell office:value-type="float" office:value="0.229172989726067" calcext:value-type="float">
            <text:p>0.229172989726067</text:p>
          </table:table-cell>
          <table:table-cell office:value-type="float" office:value="0.217668424191057" calcext:value-type="float">
            <text:p>0.217668424191057</text:p>
          </table:table-cell>
          <table:table-cell table:number-columns-repeated="9"/>
        </table:table-row>
        <table:table-row table:style-name="ro1">
          <table:table-cell office:value-type="float" office:value="9.8997106552124" calcext:value-type="float">
            <text:p>9.8997106552124</text:p>
          </table:table-cell>
          <table:table-cell office:value-type="float" office:value="4.95017652879496" calcext:value-type="float">
            <text:p>4.95017652879496</text:p>
          </table:table-cell>
          <table:table-cell office:value-type="float" office:value="0.342520534992218" calcext:value-type="float">
            <text:p>0.342520534992218</text:p>
          </table:table-cell>
          <table:table-cell office:value-type="float" office:value="0.217681695226461" calcext:value-type="float">
            <text:p>0.217681695226461</text:p>
          </table:table-cell>
          <table:table-cell table:number-columns-repeated="9"/>
        </table:table-row>
        <table:table-row table:style-name="ro1">
          <table:table-cell office:value-type="float" office:value="9.81012344360352" calcext:value-type="float">
            <text:p>9.81012344360352</text:p>
          </table:table-cell>
          <table:table-cell office:value-type="float" office:value="4.950253855714" calcext:value-type="float">
            <text:p>4.950253855714</text:p>
          </table:table-cell>
          <table:table-cell office:value-type="float" office:value="0.389381796121597" calcext:value-type="float">
            <text:p>0.389381796121597</text:p>
          </table:table-cell>
          <table:table-cell office:value-type="float" office:value="0.217649452526277" calcext:value-type="float">
            <text:p>0.217649452526277</text:p>
          </table:table-cell>
          <table:table-cell table:number-columns-repeated="9"/>
        </table:table-row>
        <table:table-row table:style-name="ro1">
          <table:table-cell office:value-type="float" office:value="8.31627368927002" calcext:value-type="float">
            <text:p>8.31627368927002</text:p>
          </table:table-cell>
          <table:table-cell office:value-type="float" office:value="4.94995459994502" calcext:value-type="float">
            <text:p>4.94995459994502</text:p>
          </table:table-cell>
          <table:table-cell office:value-type="float" office:value="0.242720767855644" calcext:value-type="float">
            <text:p>0.242720767855644</text:p>
          </table:table-cell>
          <table:table-cell office:value-type="float" office:value="0.217615549748103" calcext:value-type="float">
            <text:p>0.217615549748103</text:p>
          </table:table-cell>
          <table:table-cell table:number-columns-repeated="9"/>
        </table:table-row>
        <table:table-row table:style-name="ro1">
          <table:table-cell office:value-type="float" office:value="9.63507270812988" calcext:value-type="float">
            <text:p>9.63507270812988</text:p>
          </table:table-cell>
          <table:table-cell office:value-type="float" office:value="4.94459716102538" calcext:value-type="float">
            <text:p>4.94459716102538</text:p>
          </table:table-cell>
          <table:table-cell office:value-type="float" office:value="0.464506775140762" calcext:value-type="float">
            <text:p>0.464506775140762</text:p>
          </table:table-cell>
          <table:table-cell office:value-type="float" office:value="0.217739785626051" calcext:value-type="float">
            <text:p>0.217739785626051</text:p>
          </table:table-cell>
          <table:table-cell table:number-columns-repeated="9"/>
        </table:table-row>
        <table:table-row table:style-name="ro1">
          <table:table-cell office:value-type="float" office:value="11.7910642623901" calcext:value-type="float">
            <text:p>11.7910642623901</text:p>
          </table:table-cell>
          <table:table-cell office:value-type="float" office:value="4.94506874147357" calcext:value-type="float">
            <text:p>4.94506874147357</text:p>
          </table:table-cell>
          <table:table-cell office:value-type="float" office:value="0.879144608974457" calcext:value-type="float">
            <text:p>0.879144608974457</text:p>
          </table:table-cell>
          <table:table-cell office:value-type="float" office:value="0.217869582015892" calcext:value-type="float">
            <text:p>0.217869582015892</text:p>
          </table:table-cell>
          <table:table-cell table:number-columns-repeated="9"/>
        </table:table-row>
        <table:table-row table:style-name="ro1">
          <table:table-cell office:value-type="float" office:value="13.8635482788086" calcext:value-type="float">
            <text:p>13.8635482788086</text:p>
          </table:table-cell>
          <table:table-cell office:value-type="float" office:value="4.94359118077576" calcext:value-type="float">
            <text:p>4.94359118077576</text:p>
          </table:table-cell>
          <table:table-cell office:value-type="float" office:value="0.284259825944901" calcext:value-type="float">
            <text:p>0.284259825944901</text:p>
          </table:table-cell>
          <table:table-cell office:value-type="float" office:value="0.217720065688409" calcext:value-type="float">
            <text:p>0.217720065688409</text:p>
          </table:table-cell>
          <table:table-cell table:number-columns-repeated="9"/>
        </table:table-row>
        <table:table-row table:style-name="ro1">
          <table:table-cell office:value-type="float" office:value="8.11823749542236" calcext:value-type="float">
            <text:p>8.11823749542236</text:p>
          </table:table-cell>
          <table:table-cell office:value-type="float" office:value="4.94336346363006" calcext:value-type="float">
            <text:p>4.94336346363006</text:p>
          </table:table-cell>
          <table:table-cell office:value-type="float" office:value="0.392749607563019" calcext:value-type="float">
            <text:p>0.392749607563019</text:p>
          </table:table-cell>
          <table:table-cell office:value-type="float" office:value="0.217685887303698" calcext:value-type="float">
            <text:p>0.217685887303698</text:p>
          </table:table-cell>
          <table:table-cell table:number-columns-repeated="9"/>
        </table:table-row>
        <table:table-row table:style-name="ro1">
          <table:table-cell office:value-type="float" office:value="7.27234840393066" calcext:value-type="float">
            <text:p>7.27234840393066</text:p>
          </table:table-cell>
          <table:table-cell office:value-type="float" office:value="4.94275014578467" calcext:value-type="float">
            <text:p>4.94275014578467</text:p>
          </table:table-cell>
          <table:table-cell office:value-type="float" office:value="0.495233297348022" calcext:value-type="float">
            <text:p>0.495233297348022</text:p>
          </table:table-cell>
          <table:table-cell office:value-type="float" office:value="0.217699886427548" calcext:value-type="float">
            <text:p>0.217699886427548</text:p>
          </table:table-cell>
          <table:table-cell table:number-columns-repeated="9"/>
        </table:table-row>
        <table:table-row table:style-name="ro1">
          <table:table-cell office:value-type="float" office:value="8.06175804138184" calcext:value-type="float">
            <text:p>8.06175804138184</text:p>
          </table:table-cell>
          <table:table-cell office:value-type="float" office:value="4.94250296976141" calcext:value-type="float">
            <text:p>4.94250296976141</text:p>
          </table:table-cell>
          <table:table-cell office:value-type="float" office:value="0.43981659412384" calcext:value-type="float">
            <text:p>0.43981659412384</text:p>
          </table:table-cell>
          <table:table-cell office:value-type="float" office:value="0.217701881989257" calcext:value-type="float">
            <text:p>0.217701881989257</text:p>
          </table:table-cell>
          <table:table-cell table:number-columns-repeated="9"/>
        </table:table-row>
        <table:table-row table:style-name="ro1">
          <table:table-cell office:value-type="float" office:value="9.58833408355713" calcext:value-type="float">
            <text:p>9.58833408355713</text:p>
          </table:table-cell>
          <table:table-cell office:value-type="float" office:value="4.94283144699204" calcext:value-type="float">
            <text:p>4.94283144699204</text:p>
          </table:table-cell>
          <table:table-cell office:value-type="float" office:value="0.43262842297554" calcext:value-type="float">
            <text:p>0.43262842297554</text:p>
          </table:table-cell>
          <table:table-cell office:value-type="float" office:value="0.217708420004792" calcext:value-type="float">
            <text:p>0.217708420004792</text:p>
          </table:table-cell>
          <table:table-cell table:number-columns-repeated="9"/>
        </table:table-row>
        <table:table-row table:style-name="ro1">
          <table:table-cell office:value-type="float" office:value="10.7286357879639" calcext:value-type="float">
            <text:p>10.7286357879639</text:p>
          </table:table-cell>
          <table:table-cell office:value-type="float" office:value="4.94299242643256" calcext:value-type="float">
            <text:p>4.94299242643256</text:p>
          </table:table-cell>
          <table:table-cell office:value-type="float" office:value="0.693154752254486" calcext:value-type="float">
            <text:p>0.693154752254486</text:p>
          </table:table-cell>
          <table:table-cell office:value-type="float" office:value="0.217767057208095" calcext:value-type="float">
            <text:p>0.217767057208095</text:p>
          </table:table-cell>
          <table:table-cell table:number-columns-repeated="9"/>
        </table:table-row>
        <table:table-row table:style-name="ro1">
          <table:table-cell office:value-type="float" office:value="10.2553873062134" calcext:value-type="float">
            <text:p>10.2553873062134</text:p>
          </table:table-cell>
          <table:table-cell office:value-type="float" office:value="4.94287954977693" calcext:value-type="float">
            <text:p>4.94287954977693</text:p>
          </table:table-cell>
          <table:table-cell office:value-type="float" office:value="0.453383535146713" calcext:value-type="float">
            <text:p>0.453383535146713</text:p>
          </table:table-cell>
          <table:table-cell office:value-type="float" office:value="0.21782005776924" calcext:value-type="float">
            <text:p>0.21782005776924</text:p>
          </table:table-cell>
          <table:table-cell table:number-columns-repeated="9"/>
        </table:table-row>
        <table:table-row table:style-name="ro1">
          <table:table-cell office:value-type="float" office:value="8.88510704040527" calcext:value-type="float">
            <text:p>8.88510704040527</text:p>
          </table:table-cell>
          <table:table-cell office:value-type="float" office:value="4.9424866050636" calcext:value-type="float">
            <text:p>4.9424866050636</text:p>
          </table:table-cell>
          <table:table-cell office:value-type="float" office:value="0.679750561714172" calcext:value-type="float">
            <text:p>0.679750561714172</text:p>
          </table:table-cell>
          <table:table-cell office:value-type="float" office:value="0.217901670542173" calcext:value-type="float">
            <text:p>0.217901670542173</text:p>
          </table:table-cell>
          <table:table-cell table:number-columns-repeated="9"/>
        </table:table-row>
        <table:table-row table:style-name="ro1">
          <table:table-cell office:value-type="float" office:value="9.24928092956543" calcext:value-type="float">
            <text:p>9.24928092956543</text:p>
          </table:table-cell>
          <table:table-cell office:value-type="float" office:value="4.94274683564788" calcext:value-type="float">
            <text:p>4.94274683564788</text:p>
          </table:table-cell>
          <table:table-cell office:value-type="float" office:value="0.643157720565796" calcext:value-type="float">
            <text:p>0.643157720565796</text:p>
          </table:table-cell>
          <table:table-cell office:value-type="float" office:value="0.217991083627652" calcext:value-type="float">
            <text:p>0.217991083627652</text:p>
          </table:table-cell>
          <table:table-cell table:number-columns-repeated="9"/>
        </table:table-row>
        <table:table-row table:style-name="ro1">
          <table:table-cell office:value-type="float" office:value="11.8259553909302" calcext:value-type="float">
            <text:p>11.8259553909302</text:p>
          </table:table-cell>
          <table:table-cell office:value-type="float" office:value="4.94415300517253" calcext:value-type="float">
            <text:p>4.94415300517253</text:p>
          </table:table-cell>
          <table:table-cell office:value-type="float" office:value="0.44183674454689" calcext:value-type="float">
            <text:p>0.44183674454689</text:p>
          </table:table-cell>
          <table:table-cell office:value-type="float" office:value="0.217998376582015" calcext:value-type="float">
            <text:p>0.217998376582015</text:p>
          </table:table-cell>
          <table:table-cell table:number-columns-repeated="9"/>
        </table:table-row>
        <table:table-row table:style-name="ro1">
          <table:table-cell office:value-type="float" office:value="8.13462352752686" calcext:value-type="float">
            <text:p>8.13462352752686</text:p>
          </table:table-cell>
          <table:table-cell office:value-type="float" office:value="4.9435259863419" calcext:value-type="float">
            <text:p>4.9435259863419</text:p>
          </table:table-cell>
          <table:table-cell office:value-type="float" office:value="0.396979570388794" calcext:value-type="float">
            <text:p>0.396979570388794</text:p>
          </table:table-cell>
          <table:table-cell office:value-type="float" office:value="0.218065298372798" calcext:value-type="float">
            <text:p>0.218065298372798</text:p>
          </table:table-cell>
          <table:table-cell table:number-columns-repeated="9"/>
        </table:table-row>
        <table:table-row table:style-name="ro1">
          <table:table-cell office:value-type="float" office:value="8.39883613586426" calcext:value-type="float">
            <text:p>8.39883613586426</text:p>
          </table:table-cell>
          <table:table-cell office:value-type="float" office:value="4.9424915146172" calcext:value-type="float">
            <text:p>4.9424915146172</text:p>
          </table:table-cell>
          <table:table-cell office:value-type="float" office:value="0.62751704454422" calcext:value-type="float">
            <text:p>0.62751704454422</text:p>
          </table:table-cell>
          <table:table-cell office:value-type="float" office:value="0.218298120825582" calcext:value-type="float">
            <text:p>0.218298120825582</text:p>
          </table:table-cell>
          <table:table-cell table:number-columns-repeated="9"/>
        </table:table-row>
        <table:table-row table:style-name="ro1">
          <table:table-cell office:value-type="float" office:value="8.55382823944092" calcext:value-type="float">
            <text:p>8.55382823944092</text:p>
          </table:table-cell>
          <table:table-cell office:value-type="float" office:value="4.94207501759452" calcext:value-type="float">
            <text:p>4.94207501759452</text:p>
          </table:table-cell>
          <table:table-cell office:value-type="float" office:value="0.53309690952301" calcext:value-type="float">
            <text:p>0.53309690952301</text:p>
          </table:table-cell>
          <table:table-cell office:value-type="float" office:value="0.218370241195811" calcext:value-type="float">
            <text:p>0.218370241195811</text:p>
          </table:table-cell>
          <table:table-cell table:number-columns-repeated="9"/>
        </table:table-row>
        <table:table-row table:style-name="ro1">
          <table:table-cell office:value-type="float" office:value="10.6812105178833" calcext:value-type="float">
            <text:p>10.6812105178833</text:p>
          </table:table-cell>
          <table:table-cell office:value-type="float" office:value="4.94198618463085" calcext:value-type="float">
            <text:p>4.94198618463085</text:p>
          </table:table-cell>
          <table:table-cell office:value-type="float" office:value="0.263780623674393" calcext:value-type="float">
            <text:p>0.263780623674393</text:p>
          </table:table-cell>
          <table:table-cell office:value-type="float" office:value="0.218351786754477" calcext:value-type="float">
            <text:p>0.218351786754477</text:p>
          </table:table-cell>
          <table:table-cell table:number-columns-repeated="9"/>
        </table:table-row>
        <table:table-row table:style-name="ro1">
          <table:table-cell office:value-type="float" office:value="8.13445377349854" calcext:value-type="float">
            <text:p>8.13445377349854</text:p>
          </table:table-cell>
          <table:table-cell office:value-type="float" office:value="4.93965562920289" calcext:value-type="float">
            <text:p>4.93965562920289</text:p>
          </table:table-cell>
          <table:table-cell office:value-type="float" office:value="0.413496375083923" calcext:value-type="float">
            <text:p>0.413496375083923</text:p>
          </table:table-cell>
          <table:table-cell office:value-type="float" office:value="0.217757561057592" calcext:value-type="float">
            <text:p>0.217757561057592</text:p>
          </table:table-cell>
          <table:table-cell table:number-columns-repeated="9"/>
        </table:table-row>
        <table:table-row table:style-name="ro1">
          <table:table-cell office:value-type="float" office:value="12.2158832550049" calcext:value-type="float">
            <text:p>12.2158832550049</text:p>
          </table:table-cell>
          <table:table-cell office:value-type="float" office:value="4.94042918751262" calcext:value-type="float">
            <text:p>4.94042918751262</text:p>
          </table:table-cell>
          <table:table-cell office:value-type="float" office:value="0.450528293848038" calcext:value-type="float">
            <text:p>0.450528293848038</text:p>
          </table:table-cell>
          <table:table-cell office:value-type="float" office:value="0.217808269048552" calcext:value-type="float">
            <text:p>0.217808269048552</text:p>
          </table:table-cell>
          <table:table-cell table:number-columns-repeated="9"/>
        </table:table-row>
        <table:table-row table:style-name="ro1">
          <table:table-cell office:value-type="float" office:value="8.26252365112305" calcext:value-type="float">
            <text:p>8.26252365112305</text:p>
          </table:table-cell>
          <table:table-cell office:value-type="float" office:value="4.9383986584194" calcext:value-type="float">
            <text:p>4.9383986584194</text:p>
          </table:table-cell>
          <table:table-cell office:value-type="float" office:value="0.766991198062897" calcext:value-type="float">
            <text:p>0.766991198062897</text:p>
          </table:table-cell>
          <table:table-cell office:value-type="float" office:value="0.217936200415755" calcext:value-type="float">
            <text:p>0.217936200415755</text:p>
          </table:table-cell>
          <table:table-cell table:number-columns-repeated="9"/>
        </table:table-row>
        <table:table-row table:style-name="ro1">
          <table:table-cell office:value-type="float" office:value="10.130597114563" calcext:value-type="float">
            <text:p>10.130597114563</text:p>
          </table:table-cell>
          <table:table-cell office:value-type="float" office:value="4.9386907224128" calcext:value-type="float">
            <text:p>4.9386907224128</text:p>
          </table:table-cell>
          <table:table-cell office:value-type="float" office:value="0.784562945365906" calcext:value-type="float">
            <text:p>0.784562945365906</text:p>
          </table:table-cell>
          <table:table-cell office:value-type="float" office:value="0.218288597789349" calcext:value-type="float">
            <text:p>0.218288597789349</text:p>
          </table:table-cell>
          <table:table-cell table:number-columns-repeated="9"/>
        </table:table-row>
        <table:table-row table:style-name="ro1">
          <table:table-cell office:value-type="float" office:value="14.0633668899536" calcext:value-type="float">
            <text:p>14.0633668899536</text:p>
          </table:table-cell>
          <table:table-cell office:value-type="float" office:value="4.94042149102039" calcext:value-type="float">
            <text:p>4.94042149102039</text:p>
          </table:table-cell>
          <table:table-cell office:value-type="float" office:value="0.459822416305542" calcext:value-type="float">
            <text:p>0.459822416305542</text:p>
          </table:table-cell>
          <table:table-cell office:value-type="float" office:value="0.218354420993021" calcext:value-type="float">
            <text:p>0.218354420993021</text:p>
          </table:table-cell>
          <table:table-cell table:number-columns-repeated="9"/>
        </table:table-row>
        <table:table-row table:style-name="ro1">
          <table:table-cell office:value-type="float" office:value="8.78569889068604" calcext:value-type="float">
            <text:p>8.78569889068604</text:p>
          </table:table-cell>
          <table:table-cell office:value-type="float" office:value="4.93992285064394" calcext:value-type="float">
            <text:p>4.93992285064394</text:p>
          </table:table-cell>
          <table:table-cell office:value-type="float" office:value="0.487671792507172" calcext:value-type="float">
            <text:p>0.487671792507172</text:p>
          </table:table-cell>
          <table:table-cell office:value-type="float" office:value="0.218300860391269" calcext:value-type="float">
            <text:p>0.218300860391269</text:p>
          </table:table-cell>
          <table:table-cell table:number-columns-repeated="9"/>
        </table:table-row>
        <table:table-row table:style-name="ro1">
          <table:table-cell office:value-type="float" office:value="10.663519859314" calcext:value-type="float">
            <text:p>10.663519859314</text:p>
          </table:table-cell>
          <table:table-cell office:value-type="float" office:value="4.94059219710188" calcext:value-type="float">
            <text:p>4.94059219710188</text:p>
          </table:table-cell>
          <table:table-cell office:value-type="float" office:value="0.251358807086945" calcext:value-type="float">
            <text:p>0.251358807086945</text:p>
          </table:table-cell>
          <table:table-cell office:value-type="float" office:value="0.218147206658352" calcext:value-type="float">
            <text:p>0.218147206658352</text:p>
          </table:table-cell>
          <table:table-cell table:number-columns-repeated="9"/>
        </table:table-row>
        <table:table-row table:style-name="ro1">
          <table:table-cell office:value-type="float" office:value="15.8567638397217" calcext:value-type="float">
            <text:p>15.8567638397217</text:p>
          </table:table-cell>
          <table:table-cell office:value-type="float" office:value="4.94176184117838" calcext:value-type="float">
            <text:p>4.94176184117838</text:p>
          </table:table-cell>
          <table:table-cell office:value-type="float" office:value="0.829432904720306" calcext:value-type="float">
            <text:p>0.829432904720306</text:p>
          </table:table-cell>
          <table:table-cell office:value-type="float" office:value="0.218463094644705" calcext:value-type="float">
            <text:p>0.218463094644705</text:p>
          </table:table-cell>
          <table:table-cell table:number-columns-repeated="9"/>
        </table:table-row>
        <table:table-row table:style-name="ro1">
          <table:table-cell office:value-type="float" office:value="11.7693548202515" calcext:value-type="float">
            <text:p>11.7693548202515</text:p>
          </table:table-cell>
          <table:table-cell office:value-type="float" office:value="4.94295195322077" calcext:value-type="float">
            <text:p>4.94295195322077</text:p>
          </table:table-cell>
          <table:table-cell office:value-type="float" office:value="0.569282591342926" calcext:value-type="float">
            <text:p>0.569282591342926</text:p>
          </table:table-cell>
          <table:table-cell office:value-type="float" office:value="0.218471197943898" calcext:value-type="float">
            <text:p>0.218471197943898</text:p>
          </table:table-cell>
          <table:table-cell table:number-columns-repeated="9"/>
        </table:table-row>
        <table:table-row table:style-name="ro1">
          <table:table-cell office:value-type="float" office:value="7.69965410232544" calcext:value-type="float">
            <text:p>7.69965410232544</text:p>
          </table:table-cell>
          <table:table-cell office:value-type="float" office:value="4.94216506557892" calcext:value-type="float">
            <text:p>4.94216506557892</text:p>
          </table:table-cell>
          <table:table-cell office:value-type="float" office:value="0.501675724983215" calcext:value-type="float">
            <text:p>0.501675724983215</text:p>
          </table:table-cell>
          <table:table-cell office:value-type="float" office:value="0.218402458472306" calcext:value-type="float">
            <text:p>0.218402458472306</text:p>
          </table:table-cell>
          <table:table-cell table:number-columns-repeated="9"/>
        </table:table-row>
        <table:table-row table:style-name="ro1">
          <table:table-cell office:value-type="float" office:value="9.30126762390137" calcext:value-type="float">
            <text:p>9.30126762390137</text:p>
          </table:table-cell>
          <table:table-cell office:value-type="float" office:value="4.94228745113014" calcext:value-type="float">
            <text:p>4.94228745113014</text:p>
          </table:table-cell>
          <table:table-cell office:value-type="float" office:value="0.719324946403503" calcext:value-type="float">
            <text:p>0.719324946403503</text:p>
          </table:table-cell>
          <table:table-cell office:value-type="float" office:value="0.218681389365478" calcext:value-type="float">
            <text:p>0.218681389365478</text:p>
          </table:table-cell>
          <table:table-cell table:number-columns-repeated="9"/>
        </table:table-row>
        <table:table-row table:style-name="ro1">
          <table:table-cell office:value-type="float" office:value="9.69492244720459" calcext:value-type="float">
            <text:p>9.69492244720459</text:p>
          </table:table-cell>
          <table:table-cell office:value-type="float" office:value="4.94260661076107" calcext:value-type="float">
            <text:p>4.94260661076107</text:p>
          </table:table-cell>
          <table:table-cell office:value-type="float" office:value="0.852831602096558" calcext:value-type="float">
            <text:p>0.852831602096558</text:p>
          </table:table-cell>
          <table:table-cell office:value-type="float" office:value="0.218898303419493" calcext:value-type="float">
            <text:p>0.218898303419493</text:p>
          </table:table-cell>
          <table:table-cell table:number-columns-repeated="9"/>
        </table:table-row>
        <table:table-row table:style-name="ro1">
          <table:table-cell office:value-type="float" office:value="6.69722032546997" calcext:value-type="float">
            <text:p>6.69722032546997</text:p>
          </table:table-cell>
          <table:table-cell office:value-type="float" office:value="4.9419727101108" calcext:value-type="float">
            <text:p>4.9419727101108</text:p>
          </table:table-cell>
          <table:table-cell office:value-type="float" office:value="0.858028829097748" calcext:value-type="float">
            <text:p>0.858028829097748</text:p>
          </table:table-cell>
          <table:table-cell office:value-type="float" office:value="0.219194934607287" calcext:value-type="float">
            <text:p>0.219194934607287</text:p>
          </table:table-cell>
          <table:table-cell table:number-columns-repeated="9"/>
        </table:table-row>
        <table:table-row table:style-name="ro1">
          <table:table-cell office:value-type="float" office:value="9.98181915283203" calcext:value-type="float">
            <text:p>9.98181915283203</text:p>
          </table:table-cell>
          <table:table-cell office:value-type="float" office:value="4.94485210760191" calcext:value-type="float">
            <text:p>4.94485210760191</text:p>
          </table:table-cell>
          <table:table-cell office:value-type="float" office:value="0.336400926113129" calcext:value-type="float">
            <text:p>0.336400926113129</text:p>
          </table:table-cell>
          <table:table-cell office:value-type="float" office:value="0.218920338078111" calcext:value-type="float">
            <text:p>0.218920338078111</text:p>
          </table:table-cell>
          <table:table-cell table:number-columns-repeated="9"/>
        </table:table-row>
        <table:table-row table:style-name="ro1">
          <table:table-cell office:value-type="float" office:value="7.92300128936768" calcext:value-type="float">
            <text:p>7.92300128936768</text:p>
          </table:table-cell>
          <table:table-cell office:value-type="float" office:value="4.94474046976982" calcext:value-type="float">
            <text:p>4.94474046976982</text:p>
          </table:table-cell>
          <table:table-cell office:value-type="float" office:value="0.561238884925842" calcext:value-type="float">
            <text:p>0.561238884925842</text:p>
          </table:table-cell>
          <table:table-cell office:value-type="float" office:value="0.219014384087932" calcext:value-type="float">
            <text:p>0.219014384087932</text:p>
          </table:table-cell>
          <table:table-cell table:number-columns-repeated="9"/>
        </table:table-row>
        <table:table-row table:style-name="ro1">
          <table:table-cell office:value-type="float" office:value="9.37576961517334" calcext:value-type="float">
            <text:p>9.37576961517334</text:p>
          </table:table-cell>
          <table:table-cell office:value-type="float" office:value="4.94571808709166" calcext:value-type="float">
            <text:p>4.94571808709166</text:p>
          </table:table-cell>
          <table:table-cell office:value-type="float" office:value="0.364642113447189" calcext:value-type="float">
            <text:p>0.364642113447189</text:p>
          </table:table-cell>
          <table:table-cell office:value-type="float" office:value="0.219028108133983" calcext:value-type="float">
            <text:p>0.219028108133983</text:p>
          </table:table-cell>
          <table:table-cell table:number-columns-repeated="9"/>
        </table:table-row>
        <table:table-row table:style-name="ro1">
          <table:table-cell office:value-type="float" office:value="12.1925868988037" calcext:value-type="float">
            <text:p>12.1925868988037</text:p>
          </table:table-cell>
          <table:table-cell office:value-type="float" office:value="4.94647603055111" calcext:value-type="float">
            <text:p>4.94647603055111</text:p>
          </table:table-cell>
          <table:table-cell office:value-type="float" office:value="0.885387897491455" calcext:value-type="float">
            <text:p>0.885387897491455</text:p>
          </table:table-cell>
          <table:table-cell office:value-type="float" office:value="0.219070898230213" calcext:value-type="float">
            <text:p>0.219070898230213</text:p>
          </table:table-cell>
          <table:table-cell table:number-columns-repeated="9"/>
        </table:table-row>
        <table:table-row table:style-name="ro1">
          <table:table-cell office:value-type="float" office:value="11.3154153823853" calcext:value-type="float">
            <text:p>11.3154153823853</text:p>
          </table:table-cell>
          <table:table-cell office:value-type="float" office:value="4.94773979516958" calcext:value-type="float">
            <text:p>4.94773979516958</text:p>
          </table:table-cell>
          <table:table-cell office:value-type="float" office:value="0.276409298181534" calcext:value-type="float">
            <text:p>0.276409298181534</text:p>
          </table:table-cell>
          <table:table-cell office:value-type="float" office:value="0.218964929630028" calcext:value-type="float">
            <text:p>0.218964929630028</text:p>
          </table:table-cell>
          <table:table-cell table:number-columns-repeated="9"/>
        </table:table-row>
        <table:table-row table:style-name="ro1">
          <table:table-cell office:value-type="float" office:value="10.2184648513794" calcext:value-type="float">
            <text:p>10.2184648513794</text:p>
          </table:table-cell>
          <table:table-cell office:value-type="float" office:value="4.94803153423763" calcext:value-type="float">
            <text:p>4.94803153423763</text:p>
          </table:table-cell>
          <table:table-cell office:value-type="float" office:value="0.417588144540787" calcext:value-type="float">
            <text:p>0.417588144540787</text:p>
          </table:table-cell>
          <table:table-cell office:value-type="float" office:value="0.219015690247503" calcext:value-type="float">
            <text:p>0.219015690247503</text:p>
          </table:table-cell>
          <table:table-cell table:number-columns-repeated="9"/>
        </table:table-row>
        <table:table-row table:style-name="ro1">
          <table:table-cell office:value-type="float" office:value="7.89257097244263" calcext:value-type="float">
            <text:p>7.89257097244263</text:p>
          </table:table-cell>
          <table:table-cell office:value-type="float" office:value="4.94729315026658" calcext:value-type="float">
            <text:p>4.94729315026658</text:p>
          </table:table-cell>
          <table:table-cell office:value-type="float" office:value="0.417422473430634" calcext:value-type="float">
            <text:p>0.417422473430634</text:p>
          </table:table-cell>
          <table:table-cell office:value-type="float" office:value="0.219089823426075" calcext:value-type="float">
            <text:p>0.219089823426075</text:p>
          </table:table-cell>
          <table:table-cell table:number-columns-repeated="9"/>
        </table:table-row>
        <table:table-row table:style-name="ro1">
          <table:table-cell office:value-type="float" office:value="13.1444568634033" calcext:value-type="float">
            <text:p>13.1444568634033</text:p>
          </table:table-cell>
          <table:table-cell office:value-type="float" office:value="4.9478897360982" calcext:value-type="float">
            <text:p>4.9478897360982</text:p>
          </table:table-cell>
          <table:table-cell office:value-type="float" office:value="0.829274117946625" calcext:value-type="float">
            <text:p>0.829274117946625</text:p>
          </table:table-cell>
          <table:table-cell office:value-type="float" office:value="0.219216472888463" calcext:value-type="float">
            <text:p>0.219216472888463</text:p>
          </table:table-cell>
          <table:table-cell table:number-columns-repeated="9"/>
        </table:table-row>
        <table:table-row table:style-name="ro1">
          <table:table-cell office:value-type="float" office:value="8.31565380096436" calcext:value-type="float">
            <text:p>8.31565380096436</text:p>
          </table:table-cell>
          <table:table-cell office:value-type="float" office:value="4.94761949012083" calcext:value-type="float">
            <text:p>4.94761949012083</text:p>
          </table:table-cell>
          <table:table-cell office:value-type="float" office:value="0.231136471033096" calcext:value-type="float">
            <text:p>0.231136471033096</text:p>
          </table:table-cell>
          <table:table-cell office:value-type="float" office:value="0.219155256359112" calcext:value-type="float">
            <text:p>0.219155256359112</text:p>
          </table:table-cell>
          <table:table-cell table:number-columns-repeated="9"/>
        </table:table-row>
        <table:table-row table:style-name="ro1">
          <table:table-cell office:value-type="float" office:value="9.81951522827148" calcext:value-type="float">
            <text:p>9.81951522827148</text:p>
          </table:table-cell>
          <table:table-cell office:value-type="float" office:value="4.94725049853351" calcext:value-type="float">
            <text:p>4.94725049853351</text:p>
          </table:table-cell>
          <table:table-cell office:value-type="float" office:value="0.758999049663544" calcext:value-type="float">
            <text:p>0.758999049663544</text:p>
          </table:table-cell>
          <table:table-cell office:value-type="float" office:value="0.219432390559973" calcext:value-type="float">
            <text:p>0.219432390559973</text:p>
          </table:table-cell>
          <table:table-cell table:number-columns-repeated="9"/>
        </table:table-row>
        <table:table-row table:style-name="ro1">
          <table:table-cell office:value-type="float" office:value="9.3141040802002" calcext:value-type="float">
            <text:p>9.3141040802002</text:p>
          </table:table-cell>
          <table:table-cell office:value-type="float" office:value="4.94682134654427" calcext:value-type="float">
            <text:p>4.94682134654427</text:p>
          </table:table-cell>
          <table:table-cell office:value-type="float" office:value="0.667532861232758" calcext:value-type="float">
            <text:p>0.667532861232758</text:p>
          </table:table-cell>
          <table:table-cell office:value-type="float" office:value="0.219570868033204" calcext:value-type="float">
            <text:p>0.219570868033204</text:p>
          </table:table-cell>
          <table:table-cell table:number-columns-repeated="9"/>
        </table:table-row>
        <table:table-row table:style-name="ro1">
          <table:table-cell office:value-type="float" office:value="9.80191421508789" calcext:value-type="float">
            <text:p>9.80191421508789</text:p>
          </table:table-cell>
          <table:table-cell office:value-type="float" office:value="4.94656412773271" calcext:value-type="float">
            <text:p>4.94656412773271</text:p>
          </table:table-cell>
          <table:table-cell office:value-type="float" office:value="0.369641572237015" calcext:value-type="float">
            <text:p>0.369641572237015</text:p>
          </table:table-cell>
          <table:table-cell office:value-type="float" office:value="0.219660439887537" calcext:value-type="float">
            <text:p>0.219660439887537</text:p>
          </table:table-cell>
          <table:table-cell table:number-columns-repeated="9"/>
        </table:table-row>
        <table:table-row table:style-name="ro1">
          <table:table-cell office:value-type="float" office:value="10.316219329834" calcext:value-type="float">
            <text:p>10.316219329834</text:p>
          </table:table-cell>
          <table:table-cell office:value-type="float" office:value="4.94684972232225" calcext:value-type="float">
            <text:p>4.94684972232225</text:p>
          </table:table-cell>
          <table:table-cell office:value-type="float" office:value="0.334226310253143" calcext:value-type="float">
            <text:p>0.334226310253143</text:p>
          </table:table-cell>
          <table:table-cell office:value-type="float" office:value="0.219699188680694" calcext:value-type="float">
            <text:p>0.219699188680694</text:p>
          </table:table-cell>
          <table:table-cell table:number-columns-repeated="9"/>
        </table:table-row>
        <table:table-row table:style-name="ro1">
          <table:table-cell office:value-type="float" office:value="8.38043308258057" calcext:value-type="float">
            <text:p>8.38043308258057</text:p>
          </table:table-cell>
          <table:table-cell office:value-type="float" office:value="4.94630503653255" calcext:value-type="float">
            <text:p>4.94630503653255</text:p>
          </table:table-cell>
          <table:table-cell office:value-type="float" office:value="0.431902348995209" calcext:value-type="float">
            <text:p>0.431902348995209</text:p>
          </table:table-cell>
          <table:table-cell office:value-type="float" office:value="0.219745286400945" calcext:value-type="float">
            <text:p>0.219745286400945</text:p>
          </table:table-cell>
          <table:table-cell table:number-columns-repeated="9"/>
        </table:table-row>
        <table:table-row table:style-name="ro1">
          <table:table-cell office:value-type="float" office:value="10.3461790084839" calcext:value-type="float">
            <text:p>10.3461790084839</text:p>
          </table:table-cell>
          <table:table-cell office:value-type="float" office:value="4.94643989639179" calcext:value-type="float">
            <text:p>4.94643989639179</text:p>
          </table:table-cell>
          <table:table-cell office:value-type="float" office:value="0.405613869428635" calcext:value-type="float">
            <text:p>0.405613869428635</text:p>
          </table:table-cell>
          <table:table-cell office:value-type="float" office:value="0.219720540743532" calcext:value-type="float">
            <text:p>0.219720540743532</text:p>
          </table:table-cell>
          <table:table-cell table:number-columns-repeated="9"/>
        </table:table-row>
        <table:table-row table:style-name="ro1">
          <table:table-cell office:value-type="float" office:value="9.73948383331299" calcext:value-type="float">
            <text:p>9.73948383331299</text:p>
          </table:table-cell>
          <table:table-cell office:value-type="float" office:value="4.94627507597723" calcext:value-type="float">
            <text:p>4.94627507597723</text:p>
          </table:table-cell>
          <table:table-cell office:value-type="float" office:value="0.347380131483078" calcext:value-type="float">
            <text:p>0.347380131483078</text:p>
          </table:table-cell>
          <table:table-cell office:value-type="float" office:value="0.219686149979662" calcext:value-type="float">
            <text:p>0.219686149979662</text:p>
          </table:table-cell>
          <table:table-cell table:number-columns-repeated="9"/>
        </table:table-row>
        <table:table-row table:style-name="ro1">
          <table:table-cell office:value-type="float" office:value="9.76540660858154" calcext:value-type="float">
            <text:p>9.76540660858154</text:p>
          </table:table-cell>
          <table:table-cell office:value-type="float" office:value="4.94640649201632" calcext:value-type="float">
            <text:p>4.94640649201632</text:p>
          </table:table-cell>
          <table:table-cell office:value-type="float" office:value="0.181807309389114" calcext:value-type="float">
            <text:p>0.181807309389114</text:p>
          </table:table-cell>
          <table:table-cell office:value-type="float" office:value="0.219349227185124" calcext:value-type="float">
            <text:p>0.219349227185124</text:p>
          </table:table-cell>
          <table:table-cell table:number-columns-repeated="9"/>
        </table:table-row>
        <table:table-row table:style-name="ro1">
          <table:table-cell office:value-type="float" office:value="8.23291397094727" calcext:value-type="float">
            <text:p>8.23291397094727</text:p>
          </table:table-cell>
          <table:table-cell office:value-type="float" office:value="4.94593335165033" calcext:value-type="float">
            <text:p>4.94593335165033</text:p>
          </table:table-cell>
          <table:table-cell office:value-type="float" office:value="0.213188961148262" calcext:value-type="float">
            <text:p>0.213188961148262</text:p>
          </table:table-cell>
          <table:table-cell office:value-type="float" office:value="0.219290564039504" calcext:value-type="float">
            <text:p>0.219290564039504</text:p>
          </table:table-cell>
          <table:table-cell table:number-columns-repeated="9"/>
        </table:table-row>
        <table:table-row table:style-name="ro1">
          <table:table-cell office:value-type="float" office:value="9.38451671600342" calcext:value-type="float">
            <text:p>9.38451671600342</text:p>
          </table:table-cell>
          <table:table-cell office:value-type="float" office:value="4.9444537536733" calcext:value-type="float">
            <text:p>4.9444537536733</text:p>
          </table:table-cell>
          <table:table-cell office:value-type="float" office:value="0.702259838581085" calcext:value-type="float">
            <text:p>0.702259838581085</text:p>
          </table:table-cell>
          <table:table-cell office:value-type="float" office:value="0.219444871663804" calcext:value-type="float">
            <text:p>0.219444871663804</text:p>
          </table:table-cell>
          <table:table-cell table:number-columns-repeated="9"/>
        </table:table-row>
        <table:table-row table:style-name="ro1">
          <table:table-cell office:value-type="float" office:value="10.4807872772217" calcext:value-type="float">
            <text:p>10.4807872772217</text:p>
          </table:table-cell>
          <table:table-cell office:value-type="float" office:value="4.94514121349176" calcext:value-type="float">
            <text:p>4.94514121349176</text:p>
          </table:table-cell>
          <table:table-cell office:value-type="float" office:value="0.883851051330566" calcext:value-type="float">
            <text:p>0.883851051330566</text:p>
          </table:table-cell>
          <table:table-cell office:value-type="float" office:value="0.219577705968119" calcext:value-type="float">
            <text:p>0.219577705968119</text:p>
          </table:table-cell>
          <table:table-cell table:number-columns-repeated="9"/>
        </table:table-row>
        <table:table-row table:style-name="ro1">
          <table:table-cell office:value-type="float" office:value="9.21035957336426" calcext:value-type="float">
            <text:p>9.21035957336426</text:p>
          </table:table-cell>
          <table:table-cell office:value-type="float" office:value="4.94548865788915" calcext:value-type="float">
            <text:p>4.94548865788915</text:p>
          </table:table-cell>
          <table:table-cell office:value-type="float" office:value="0.201260924339294" calcext:value-type="float">
            <text:p>0.201260924339294</text:p>
          </table:table-cell>
          <table:table-cell office:value-type="float" office:value="0.219423289960982" calcext:value-type="float">
            <text:p>0.219423289960982</text:p>
          </table:table-cell>
          <table:table-cell table:number-columns-repeated="9"/>
        </table:table-row>
        <table:table-row table:style-name="ro1">
          <table:table-cell office:value-type="float" office:value="7.85856437683106" calcext:value-type="float">
            <text:p>7.85856437683106</text:p>
          </table:table-cell>
          <table:table-cell office:value-type="float" office:value="4.94541248810548" calcext:value-type="float">
            <text:p>4.94541248810548</text:p>
          </table:table-cell>
          <table:table-cell office:value-type="float" office:value="0.306639701128006" calcext:value-type="float">
            <text:p>0.306639701128006</text:p>
          </table:table-cell>
          <table:table-cell office:value-type="float" office:value="0.21938771902186" calcext:value-type="float">
            <text:p>0.21938771902186</text:p>
          </table:table-cell>
          <table:table-cell table:number-columns-repeated="9"/>
        </table:table-row>
        <table:table-row table:style-name="ro1">
          <table:table-cell office:value-type="float" office:value="8.21371555328369" calcext:value-type="float">
            <text:p>8.21371555328369</text:p>
          </table:table-cell>
          <table:table-cell office:value-type="float" office:value="4.94382353506067" calcext:value-type="float">
            <text:p>4.94382353506067</text:p>
          </table:table-cell>
          <table:table-cell office:value-type="float" office:value="0.782246947288513" calcext:value-type="float">
            <text:p>0.782246947288513</text:p>
          </table:table-cell>
          <table:table-cell office:value-type="float" office:value="0.219463927940562" calcext:value-type="float">
            <text:p>0.219463927940562</text:p>
          </table:table-cell>
          <table:table-cell table:number-columns-repeated="9"/>
        </table:table-row>
        <table:table-row table:style-name="ro1">
          <table:table-cell office:value-type="float" office:value="9.65958499908447" calcext:value-type="float">
            <text:p>9.65958499908447</text:p>
          </table:table-cell>
          <table:table-cell office:value-type="float" office:value="4.94388246424846" calcext:value-type="float">
            <text:p>4.94388246424846</text:p>
          </table:table-cell>
          <table:table-cell office:value-type="float" office:value="0.590027868747711" calcext:value-type="float">
            <text:p>0.590027868747711</text:p>
          </table:table-cell>
          <table:table-cell office:value-type="float" office:value="0.219473678912026" calcext:value-type="float">
            <text:p>0.219473678912026</text:p>
          </table:table-cell>
          <table:table-cell table:number-columns-repeated="9"/>
        </table:table-row>
        <table:table-row table:style-name="ro1">
          <table:table-cell office:value-type="float" office:value="9.88990211486816" calcext:value-type="float">
            <text:p>9.88990211486816</text:p>
          </table:table-cell>
          <table:table-cell office:value-type="float" office:value="4.94727096577346" calcext:value-type="float">
            <text:p>4.94727096577346</text:p>
          </table:table-cell>
          <table:table-cell office:value-type="float" office:value="0.471137315034866" calcext:value-type="float">
            <text:p>0.471137315034866</text:p>
          </table:table-cell>
          <table:table-cell office:value-type="float" office:value="0.219126600346654" calcext:value-type="float">
            <text:p>0.219126600346654</text:p>
          </table:table-cell>
          <table:table-cell table:number-columns-repeated="9"/>
        </table:table-row>
        <table:table-row table:style-name="ro1">
          <table:table-cell office:value-type="float" office:value="9.35982704162598" calcext:value-type="float">
            <text:p>9.35982704162598</text:p>
          </table:table-cell>
          <table:table-cell office:value-type="float" office:value="4.94770418774892" calcext:value-type="float">
            <text:p>4.94770418774892</text:p>
          </table:table-cell>
          <table:table-cell office:value-type="float" office:value="0.423347443342209" calcext:value-type="float">
            <text:p>0.423347443342209</text:p>
          </table:table-cell>
          <table:table-cell office:value-type="float" office:value="0.219219093702387" calcext:value-type="float">
            <text:p>0.219219093702387</text:p>
          </table:table-cell>
          <table:table-cell table:number-columns-repeated="9"/>
        </table:table-row>
        <table:table-row table:style-name="ro1">
          <table:table-cell office:value-type="float" office:value="7.94975709915161" calcext:value-type="float">
            <text:p>7.94975709915161</text:p>
          </table:table-cell>
          <table:table-cell office:value-type="float" office:value="4.94764265606404" calcext:value-type="float">
            <text:p>4.94764265606404</text:p>
          </table:table-cell>
          <table:table-cell office:value-type="float" office:value="0.749250411987305" calcext:value-type="float">
            <text:p>0.749250411987305</text:p>
          </table:table-cell>
          <table:table-cell office:value-type="float" office:value="0.2192847258912" calcext:value-type="float">
            <text:p>0.2192847258912</text:p>
          </table:table-cell>
          <table:table-cell table:number-columns-repeated="9"/>
        </table:table-row>
        <table:table-row table:style-name="ro1">
          <table:table-cell office:value-type="float" office:value="9.69113826751709" calcext:value-type="float">
            <text:p>9.69113826751709</text:p>
          </table:table-cell>
          <table:table-cell office:value-type="float" office:value="4.94778447555315" calcext:value-type="float">
            <text:p>4.94778447555315</text:p>
          </table:table-cell>
          <table:table-cell office:value-type="float" office:value="0.374969661235809" calcext:value-type="float">
            <text:p>0.374969661235809</text:p>
          </table:table-cell>
          <table:table-cell office:value-type="float" office:value="0.219322518818236" calcext:value-type="float">
            <text:p>0.219322518818236</text:p>
          </table:table-cell>
          <table:table-cell table:number-columns-repeated="9"/>
        </table:table-row>
        <table:table-row table:style-name="ro1">
          <table:table-cell office:value-type="float" office:value="10.1912155151367" calcext:value-type="float">
            <text:p>10.1912155151367</text:p>
          </table:table-cell>
          <table:table-cell office:value-type="float" office:value="4.94896293073227" calcext:value-type="float">
            <text:p>4.94896293073227</text:p>
          </table:table-cell>
          <table:table-cell office:value-type="float" office:value="0.704749643802643" calcext:value-type="float">
            <text:p>0.704749643802643</text:p>
          </table:table-cell>
          <table:table-cell office:value-type="float" office:value="0.219620607341024" calcext:value-type="float">
            <text:p>0.219620607341024</text:p>
          </table:table-cell>
          <table:table-cell table:number-columns-repeated="9"/>
        </table:table-row>
        <table:table-row table:style-name="ro1">
          <table:table-cell office:value-type="float" office:value="8.86721897125244" calcext:value-type="float">
            <text:p>8.86721897125244</text:p>
          </table:table-cell>
          <table:table-cell office:value-type="float" office:value="4.94897599723466" calcext:value-type="float">
            <text:p>4.94897599723466</text:p>
          </table:table-cell>
          <table:table-cell office:value-type="float" office:value="0.420864790678024" calcext:value-type="float">
            <text:p>0.420864790678024</text:p>
          </table:table-cell>
          <table:table-cell office:value-type="float" office:value="0.219665532417955" calcext:value-type="float">
            <text:p>0.219665532417955</text:p>
          </table:table-cell>
          <table:table-cell table:number-columns-repeated="9"/>
        </table:table-row>
        <table:table-row table:style-name="ro1">
          <table:table-cell office:value-type="float" office:value="9.28451347351074" calcext:value-type="float">
            <text:p>9.28451347351074</text:p>
          </table:table-cell>
          <table:table-cell office:value-type="float" office:value="4.94788602035068" calcext:value-type="float">
            <text:p>4.94788602035068</text:p>
          </table:table-cell>
          <table:table-cell office:value-type="float" office:value="0.635322391986847" calcext:value-type="float">
            <text:p>0.635322391986847</text:p>
          </table:table-cell>
          <table:table-cell office:value-type="float" office:value="0.219984727973897" calcext:value-type="float">
            <text:p>0.219984727973897</text:p>
          </table:table-cell>
          <table:table-cell table:number-columns-repeated="9"/>
        </table:table-row>
        <table:table-row table:style-name="ro1">
          <table:table-cell office:value-type="float" office:value="7.43959188461304" calcext:value-type="float">
            <text:p>7.43959188461304</text:p>
          </table:table-cell>
          <table:table-cell office:value-type="float" office:value="4.94705321041439" calcext:value-type="float">
            <text:p>4.94705321041439</text:p>
          </table:table-cell>
          <table:table-cell office:value-type="float" office:value="0.224526196718216" calcext:value-type="float">
            <text:p>0.224526196718216</text:p>
          </table:table-cell>
          <table:table-cell office:value-type="float" office:value="0.219905769393618" calcext:value-type="float">
            <text:p>0.219905769393618</text:p>
          </table:table-cell>
          <table:table-cell table:number-columns-repeated="9"/>
        </table:table-row>
        <table:table-row table:style-name="ro1">
          <table:table-cell office:value-type="float" office:value="9.23918914794922" calcext:value-type="float">
            <text:p>9.23918914794922</text:p>
          </table:table-cell>
          <table:table-cell office:value-type="float" office:value="4.94703841476158" calcext:value-type="float">
            <text:p>4.94703841476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.2290096282959" calcext:value-type="float">
            <text:p>9.2290096282959</text:p>
          </table:table-cell>
          <table:table-cell office:value-type="float" office:value="4.9470319411625" calcext:value-type="float">
            <text:p>4.9470319411625</text:p>
          </table:table-cell>
          <table:table-cell office:value-type="float" office:value="0.0854188054800034" calcext:value-type="float">
            <text:p>0.085418805480003</text:p>
          </table:table-cell>
          <table:table-cell office:value-type="float" office:value="0.219886682941248" calcext:value-type="float">
            <text:p>0.219886682941248</text:p>
          </table:table-cell>
          <table:table-cell table:number-columns-repeated="9"/>
        </table:table-row>
        <table:table-row table:style-name="ro1">
          <table:table-cell office:value-type="float" office:value="8.83897972106934" calcext:value-type="float">
            <text:p>8.83897972106934</text:p>
          </table:table-cell>
          <table:table-cell office:value-type="float" office:value="4.94701347366469" calcext:value-type="float">
            <text:p>4.94701347366469</text:p>
          </table:table-cell>
          <table:table-cell office:value-type="float" office:value="0.0507123097777367" calcext:value-type="float">
            <text:p>0.050712309777737</text:p>
          </table:table-cell>
          <table:table-cell office:value-type="float" office:value="0.219844681014586" calcext:value-type="float">
            <text:p>0.219844681014586</text:p>
          </table:table-cell>
          <table:table-cell table:number-columns-repeated="9"/>
        </table:table-row>
        <table:table-row table:style-name="ro1">
          <table:table-cell office:value-type="float" office:value="8.40655040740967" calcext:value-type="float">
            <text:p>8.40655040740967</text:p>
          </table:table-cell>
          <table:table-cell office:value-type="float" office:value="4.94696845088024" calcext:value-type="float">
            <text:p>4.94696845088024</text:p>
          </table:table-cell>
          <table:table-cell office:value-type="float" office:value="0.0439862720668316" calcext:value-type="float">
            <text:p>0.043986272066832</text:p>
          </table:table-cell>
          <table:table-cell office:value-type="float" office:value="0.219800515464232" calcext:value-type="float">
            <text:p>0.219800515464232</text:p>
          </table:table-cell>
          <table:table-cell table:number-columns-repeated="9"/>
        </table:table-row>
        <table:table-row table:style-name="ro1">
          <table:table-cell office:value-type="float" office:value="11.0616598129272" calcext:value-type="float">
            <text:p>11.0616598129272</text:p>
          </table:table-cell>
          <table:table-cell office:value-type="float" office:value="4.94716818698136" calcext:value-type="float">
            <text:p>4.94716818698136</text:p>
          </table:table-cell>
          <table:table-cell office:value-type="float" office:value="0.109096862375736" calcext:value-type="float">
            <text:p>0.109096862375736</text:p>
          </table:table-cell>
          <table:table-cell office:value-type="float" office:value="0.219562838518051" calcext:value-type="float">
            <text:p>0.219562838518051</text:p>
          </table:table-cell>
          <table:table-cell table:number-columns-repeated="9"/>
        </table:table-row>
        <table:table-row table:style-name="ro1">
          <table:table-cell office:value-type="float" office:value="7.79734134674072" calcext:value-type="float">
            <text:p>7.79734134674072</text:p>
          </table:table-cell>
          <table:table-cell office:value-type="float" office:value="4.94662625319228" calcext:value-type="float">
            <text:p>4.94662625319228</text:p>
          </table:table-cell>
          <table:table-cell office:value-type="float" office:value="0.9088996052742" calcext:value-type="float">
            <text:p>0.9088996052742</text:p>
          </table:table-cell>
          <table:table-cell office:value-type="float" office:value="0.219746310825783" calcext:value-type="float">
            <text:p>0.219746310825783</text:p>
          </table:table-cell>
          <table:table-cell table:number-columns-repeated="9"/>
        </table:table-row>
        <table:table-row table:style-name="ro1">
          <table:table-cell office:value-type="float" office:value="6.09701251983643" calcext:value-type="float">
            <text:p>6.09701251983643</text:p>
          </table:table-cell>
          <table:table-cell office:value-type="float" office:value="4.94441416970907" calcext:value-type="float">
            <text:p>4.94441416970907</text:p>
          </table:table-cell>
          <table:table-cell office:value-type="float" office:value="0.449247866868973" calcext:value-type="float">
            <text:p>0.449247866868973</text:p>
          </table:table-cell>
          <table:table-cell office:value-type="float" office:value="0.219944797734373" calcext:value-type="float">
            <text:p>0.219944797734373</text:p>
          </table:table-cell>
          <table:table-cell table:number-columns-repeated="9"/>
        </table:table-row>
        <table:table-row table:style-name="ro1">
          <table:table-cell office:value-type="float" office:value="6.89612579345703" calcext:value-type="float">
            <text:p>6.89612579345703</text:p>
          </table:table-cell>
          <table:table-cell office:value-type="float" office:value="4.94354979700199" calcext:value-type="float">
            <text:p>4.94354979700199</text:p>
          </table:table-cell>
          <table:table-cell office:value-type="float" office:value="0.522639453411102" calcext:value-type="float">
            <text:p>0.522639453411102</text:p>
          </table:table-cell>
          <table:table-cell office:value-type="float" office:value="0.219946153867498" calcext:value-type="float">
            <text:p>0.219946153867498</text:p>
          </table:table-cell>
          <table:table-cell table:number-columns-repeated="9"/>
        </table:table-row>
        <table:table-row table:style-name="ro1">
          <table:table-cell office:value-type="float" office:value="8.58688068389893" calcext:value-type="float">
            <text:p>8.58688068389893</text:p>
          </table:table-cell>
          <table:table-cell office:value-type="float" office:value="4.94324221697015" calcext:value-type="float">
            <text:p>4.94324221697015</text:p>
          </table:table-cell>
          <table:table-cell office:value-type="float" office:value="0.468653857707977" calcext:value-type="float">
            <text:p>0.468653857707977</text:p>
          </table:table-cell>
          <table:table-cell office:value-type="float" office:value="0.220010791732221" calcext:value-type="float">
            <text:p>0.220010791732221</text:p>
          </table:table-cell>
          <table:table-cell table:number-columns-repeated="9"/>
        </table:table-row>
        <table:table-row table:style-name="ro1">
          <table:table-cell office:value-type="float" office:value="7.86960506439209" calcext:value-type="float">
            <text:p>7.86960506439209</text:p>
          </table:table-cell>
          <table:table-cell office:value-type="float" office:value="4.9429781865686" calcext:value-type="float">
            <text:p>4.9429781865686</text:p>
          </table:table-cell>
          <table:table-cell office:value-type="float" office:value="0.597659289836883" calcext:value-type="float">
            <text:p>0.597659289836883</text:p>
          </table:table-cell>
          <table:table-cell office:value-type="float" office:value="0.2201252164614" calcext:value-type="float">
            <text:p>0.2201252164614</text:p>
          </table:table-cell>
          <table:table-cell table:number-columns-repeated="9"/>
        </table:table-row>
        <table:table-row table:style-name="ro1">
          <table:table-cell office:value-type="float" office:value="8.38773345947266" calcext:value-type="float">
            <text:p>8.38773345947266</text:p>
          </table:table-cell>
          <table:table-cell office:value-type="float" office:value="4.94287595562874" calcext:value-type="float">
            <text:p>4.94287595562874</text:p>
          </table:table-cell>
          <table:table-cell office:value-type="float" office:value="0.445899128913879" calcext:value-type="float">
            <text:p>0.445899128913879</text:p>
          </table:table-cell>
          <table:table-cell office:value-type="float" office:value="0.220134817692762" calcext:value-type="float">
            <text:p>0.220134817692762</text:p>
          </table:table-cell>
          <table:table-cell table:number-columns-repeated="9"/>
        </table:table-row>
        <table:table-row table:style-name="ro1">
          <table:table-cell office:value-type="float" office:value="8.34026336669922" calcext:value-type="float">
            <text:p>8.34026336669922</text:p>
          </table:table-cell>
          <table:table-cell office:value-type="float" office:value="4.94287447348533" calcext:value-type="float">
            <text:p>4.94287447348533</text:p>
          </table:table-cell>
          <table:table-cell office:value-type="float" office:value="0.312858462333679" calcext:value-type="float">
            <text:p>0.312858462333679</text:p>
          </table:table-cell>
          <table:table-cell office:value-type="float" office:value="0.220105862826115" calcext:value-type="float">
            <text:p>0.220105862826115</text:p>
          </table:table-cell>
          <table:table-cell table:number-columns-repeated="9"/>
        </table:table-row>
        <table:table-row table:style-name="ro1">
          <table:table-cell office:value-type="float" office:value="9.72845554351807" calcext:value-type="float">
            <text:p>9.72845554351807</text:p>
          </table:table-cell>
          <table:table-cell office:value-type="float" office:value="4.94417162805576" calcext:value-type="float">
            <text:p>4.94417162805576</text:p>
          </table:table-cell>
          <table:table-cell office:value-type="float" office:value="0.440443128347397" calcext:value-type="float">
            <text:p>0.440443128347397</text:p>
          </table:table-cell>
          <table:table-cell office:value-type="float" office:value="0.219899663934418" calcext:value-type="float">
            <text:p>0.219899663934418</text:p>
          </table:table-cell>
          <table:table-cell table:number-columns-repeated="9"/>
        </table:table-row>
        <table:table-row table:style-name="ro1">
          <table:table-cell office:value-type="float" office:value="8.8123722076416" calcext:value-type="float">
            <text:p>8.8123722076416</text:p>
          </table:table-cell>
          <table:table-cell office:value-type="float" office:value="4.94388240339721" calcext:value-type="float">
            <text:p>4.94388240339721</text:p>
          </table:table-cell>
          <table:table-cell office:value-type="float" office:value="0.372379690408707" calcext:value-type="float">
            <text:p>0.372379690408707</text:p>
          </table:table-cell>
          <table:table-cell office:value-type="float" office:value="0.220064994560182" calcext:value-type="float">
            <text:p>0.220064994560182</text:p>
          </table:table-cell>
          <table:table-cell table:number-columns-repeated="9"/>
        </table:table-row>
        <table:table-row table:style-name="ro1">
          <table:table-cell office:value-type="float" office:value="8.59758472442627" calcext:value-type="float">
            <text:p>8.59758472442627</text:p>
          </table:table-cell>
          <table:table-cell office:value-type="float" office:value="4.94411246302051" calcext:value-type="float">
            <text:p>4.94411246302051</text:p>
          </table:table-cell>
          <table:table-cell office:value-type="float" office:value="0.149113148450851" calcext:value-type="float">
            <text:p>0.149113148450851</text:p>
          </table:table-cell>
          <table:table-cell office:value-type="float" office:value="0.219929786734511" calcext:value-type="float">
            <text:p>0.219929786734511</text:p>
          </table:table-cell>
          <table:table-cell table:number-columns-repeated="9"/>
        </table:table-row>
        <table:table-row table:style-name="ro1">
          <table:table-cell office:value-type="float" office:value="7.91111326217651" calcext:value-type="float">
            <text:p>7.91111326217651</text:p>
          </table:table-cell>
          <table:table-cell office:value-type="float" office:value="4.94378408108364" calcext:value-type="float">
            <text:p>4.94378408108364</text:p>
          </table:table-cell>
          <table:table-cell office:value-type="float" office:value="0.131953790783882" calcext:value-type="float">
            <text:p>0.131953790783882</text:p>
          </table:table-cell>
          <table:table-cell office:value-type="float" office:value="0.219842183713509" calcext:value-type="float">
            <text:p>0.219842183713509</text:p>
          </table:table-cell>
          <table:table-cell table:number-columns-repeated="9"/>
        </table:table-row>
        <table:table-row table:style-name="ro1">
          <table:table-cell office:value-type="float" office:value="9.02652835845947" calcext:value-type="float">
            <text:p>9.02652835845947</text:p>
          </table:table-cell>
          <table:table-cell office:value-type="float" office:value="4.94270860639619" calcext:value-type="float">
            <text:p>4.94270860639619</text:p>
          </table:table-cell>
          <table:table-cell office:value-type="float" office:value="0.390933483839035" calcext:value-type="float">
            <text:p>0.390933483839035</text:p>
          </table:table-cell>
          <table:table-cell office:value-type="float" office:value="0.219640640254258" calcext:value-type="float">
            <text:p>0.219640640254258</text:p>
          </table:table-cell>
          <table:table-cell table:number-columns-repeated="9"/>
        </table:table-row>
        <table:table-row table:style-name="ro1">
          <table:table-cell office:value-type="float" office:value="9.42062568664551" calcext:value-type="float">
            <text:p>9.42062568664551</text:p>
          </table:table-cell>
          <table:table-cell office:value-type="float" office:value="4.94262674973939" calcext:value-type="float">
            <text:p>4.94262674973939</text:p>
          </table:table-cell>
          <table:table-cell office:value-type="float" office:value="0.532106995582581" calcext:value-type="float">
            <text:p>0.532106995582581</text:p>
          </table:table-cell>
          <table:table-cell office:value-type="float" office:value="0.219747717397431" calcext:value-type="float">
            <text:p>0.219747717397431</text:p>
          </table:table-cell>
          <table:table-cell table:number-columns-repeated="9"/>
        </table:table-row>
        <table:table-row table:style-name="ro1">
          <table:table-cell office:value-type="float" office:value="11.6822509765625" calcext:value-type="float">
            <text:p>11.6822509765625</text:p>
          </table:table-cell>
          <table:table-cell office:value-type="float" office:value="4.94293070082763" calcext:value-type="float">
            <text:p>4.94293070082763</text:p>
          </table:table-cell>
          <table:table-cell office:value-type="float" office:value="0.457089841365814" calcext:value-type="float">
            <text:p>0.457089841365814</text:p>
          </table:table-cell>
          <table:table-cell office:value-type="float" office:value="0.219780827084673" calcext:value-type="float">
            <text:p>0.219780827084673</text:p>
          </table:table-cell>
          <table:table-cell table:number-columns-repeated="9"/>
        </table:table-row>
        <table:table-row table:style-name="ro1">
          <table:table-cell office:value-type="float" office:value="5.84037208557129" calcext:value-type="float">
            <text:p>5.84037208557129</text:p>
          </table:table-cell>
          <table:table-cell office:value-type="float" office:value="4.94209104287209" calcext:value-type="float">
            <text:p>4.94209104287209</text:p>
          </table:table-cell>
          <table:table-cell office:value-type="float" office:value="0.403994500637054" calcext:value-type="float">
            <text:p>0.403994500637054</text:p>
          </table:table-cell>
          <table:table-cell office:value-type="float" office:value="0.219757751385115" calcext:value-type="float">
            <text:p>0.219757751385115</text:p>
          </table:table-cell>
          <table:table-cell table:number-columns-repeated="9"/>
        </table:table-row>
        <table:table-row table:style-name="ro1">
          <table:table-cell office:value-type="float" office:value="8.73628902435303" calcext:value-type="float">
            <text:p>8.73628902435303</text:p>
          </table:table-cell>
          <table:table-cell office:value-type="float" office:value="4.94204880159159" calcext:value-type="float">
            <text:p>4.94204880159159</text:p>
          </table:table-cell>
          <table:table-cell office:value-type="float" office:value="0.400064200162888" calcext:value-type="float">
            <text:p>0.400064200162888</text:p>
          </table:table-cell>
          <table:table-cell office:value-type="float" office:value="0.219678781172394" calcext:value-type="float">
            <text:p>0.219678781172394</text:p>
          </table:table-cell>
          <table:table-cell table:number-columns-repeated="9"/>
        </table:table-row>
        <table:table-row table:style-name="ro1">
          <table:table-cell office:value-type="float" office:value="9.14850330352783" calcext:value-type="float">
            <text:p>9.14850330352783</text:p>
          </table:table-cell>
          <table:table-cell office:value-type="float" office:value="4.94201839143967" calcext:value-type="float">
            <text:p>4.94201839143967</text:p>
          </table:table-cell>
          <table:table-cell office:value-type="float" office:value="0.443143427371979" calcext:value-type="float">
            <text:p>0.443143427371979</text:p>
          </table:table-cell>
          <table:table-cell office:value-type="float" office:value="0.219645118667991" calcext:value-type="float">
            <text:p>0.219645118667991</text:p>
          </table:table-cell>
          <table:table-cell table:number-columns-repeated="9"/>
        </table:table-row>
        <table:table-row table:style-name="ro1">
          <table:table-cell office:value-type="float" office:value="10.067084312439" calcext:value-type="float">
            <text:p>10.067084312439</text:p>
          </table:table-cell>
          <table:table-cell office:value-type="float" office:value="4.94073379696752" calcext:value-type="float">
            <text:p>4.94073379696752</text:p>
          </table:table-cell>
          <table:table-cell office:value-type="float" office:value="1.17875826358795" calcext:value-type="float">
            <text:p>1.17875826358795</text:p>
          </table:table-cell>
          <table:table-cell office:value-type="float" office:value="0.220400009524887" calcext:value-type="float">
            <text:p>0.220400009524887</text:p>
          </table:table-cell>
          <table:table-cell table:number-columns-repeated="9"/>
        </table:table-row>
        <table:table-row table:style-name="ro1">
          <table:table-cell office:value-type="float" office:value="6.67398643493652" calcext:value-type="float">
            <text:p>6.67398643493652</text:p>
          </table:table-cell>
          <table:table-cell office:value-type="float" office:value="4.94049242177427" calcext:value-type="float">
            <text:p>4.94049242177427</text:p>
          </table:table-cell>
          <table:table-cell office:value-type="float" office:value="0.435879915952683" calcext:value-type="float">
            <text:p>0.435879915952683</text:p>
          </table:table-cell>
          <table:table-cell office:value-type="float" office:value="0.220386807323299" calcext:value-type="float">
            <text:p>0.220386807323299</text:p>
          </table:table-cell>
          <table:table-cell table:number-columns-repeated="9"/>
        </table:table-row>
        <table:table-row table:style-name="ro1">
          <table:table-cell office:value-type="float" office:value="8.49432945251465" calcext:value-type="float">
            <text:p>8.49432945251465</text:p>
          </table:table-cell>
          <table:table-cell office:value-type="float" office:value="4.93971311795148" calcext:value-type="float">
            <text:p>4.93971311795148</text:p>
          </table:table-cell>
          <table:table-cell office:value-type="float" office:value="0.338032215833664" calcext:value-type="float">
            <text:p>0.338032215833664</text:p>
          </table:table-cell>
          <table:table-cell office:value-type="float" office:value="0.220274277461528" calcext:value-type="float">
            <text:p>0.220274277461528</text:p>
          </table:table-cell>
          <table:table-cell table:number-columns-repeated="9"/>
        </table:table-row>
        <table:table-row table:style-name="ro1">
          <table:table-cell office:value-type="float" office:value="8.85325336456299" calcext:value-type="float">
            <text:p>8.85325336456299</text:p>
          </table:table-cell>
          <table:table-cell office:value-type="float" office:value="4.93930968995242" calcext:value-type="float">
            <text:p>4.93930968995242</text:p>
          </table:table-cell>
          <table:table-cell office:value-type="float" office:value="0.36202797293663" calcext:value-type="float">
            <text:p>0.36202797293663</text:p>
          </table:table-cell>
          <table:table-cell office:value-type="float" office:value="0.220181532399863" calcext:value-type="float">
            <text:p>0.220181532399863</text:p>
          </table:table-cell>
          <table:table-cell table:number-columns-repeated="9"/>
        </table:table-row>
        <table:table-row table:style-name="ro1">
          <table:table-cell office:value-type="float" office:value="8.82238388061523" calcext:value-type="float">
            <text:p>8.82238388061523</text:p>
          </table:table-cell>
          <table:table-cell office:value-type="float" office:value="4.93921189660418" calcext:value-type="float">
            <text:p>4.93921189660418</text:p>
          </table:table-cell>
          <table:table-cell office:value-type="float" office:value="0.0734912231564522" calcext:value-type="float">
            <text:p>0.073491223156452</text:p>
          </table:table-cell>
          <table:table-cell office:value-type="float" office:value="0.220053778483053" calcext:value-type="float">
            <text:p>0.220053778483053</text:p>
          </table:table-cell>
          <table:table-cell table:number-columns-repeated="9"/>
        </table:table-row>
        <table:table-row table:style-name="ro1">
          <table:table-cell office:value-type="float" office:value="12.6974420547485" calcext:value-type="float">
            <text:p>12.6974420547485</text:p>
          </table:table-cell>
          <table:table-cell office:value-type="float" office:value="4.94070698771143" calcext:value-type="float">
            <text:p>4.94070698771143</text:p>
          </table:table-cell>
          <table:table-cell office:value-type="float" office:value="0.541720271110535" calcext:value-type="float">
            <text:p>0.541720271110535</text:p>
          </table:table-cell>
          <table:table-cell office:value-type="float" office:value="0.219808515874593" calcext:value-type="float">
            <text:p>0.219808515874593</text:p>
          </table:table-cell>
          <table:table-cell table:number-columns-repeated="9"/>
        </table:table-row>
        <table:table-row table:style-name="ro1">
          <table:table-cell office:value-type="float" office:value="8.59781455993652" calcext:value-type="float">
            <text:p>8.59781455993652</text:p>
          </table:table-cell>
          <table:table-cell office:value-type="float" office:value="4.94055587503055" calcext:value-type="float">
            <text:p>4.94055587503055</text:p>
          </table:table-cell>
          <table:table-cell office:value-type="float" office:value="0.742641746997833" calcext:value-type="float">
            <text:p>0.742641746997833</text:p>
          </table:table-cell>
          <table:table-cell office:value-type="float" office:value="0.219883637995833" calcext:value-type="float">
            <text:p>0.219883637995833</text:p>
          </table:table-cell>
          <table:table-cell table:number-columns-repeated="9"/>
        </table:table-row>
        <table:table-row table:style-name="ro1">
          <table:table-cell office:value-type="float" office:value="12.2358722686768" calcext:value-type="float">
            <text:p>12.2358722686768</text:p>
          </table:table-cell>
          <table:table-cell office:value-type="float" office:value="4.94171283359064" calcext:value-type="float">
            <text:p>4.94171283359064</text:p>
          </table:table-cell>
          <table:table-cell office:value-type="float" office:value="0.950052559375763" calcext:value-type="float">
            <text:p>0.950052559375763</text:p>
          </table:table-cell>
          <table:table-cell office:value-type="float" office:value="0.220186161446076" calcext:value-type="float">
            <text:p>0.220186161446076</text:p>
          </table:table-cell>
          <table:table-cell table:number-columns-repeated="9"/>
        </table:table-row>
        <table:table-row table:style-name="ro1">
          <table:table-cell office:value-type="float" office:value="9.05679512023926" calcext:value-type="float">
            <text:p>9.05679512023926</text:p>
          </table:table-cell>
          <table:table-cell office:value-type="float" office:value="4.94095382682531" calcext:value-type="float">
            <text:p>4.94095382682531</text:p>
          </table:table-cell>
          <table:table-cell office:value-type="float" office:value="0.900098979473114" calcext:value-type="float">
            <text:p>0.900098979473114</text:p>
          </table:table-cell>
          <table:table-cell office:value-type="float" office:value="0.22052099079847" calcext:value-type="float">
            <text:p>0.22052099079847</text:p>
          </table:table-cell>
          <table:table-cell table:number-columns-repeated="9"/>
        </table:table-row>
        <table:table-row table:style-name="ro1">
          <table:table-cell office:value-type="float" office:value="9.53142261505127" calcext:value-type="float">
            <text:p>9.53142261505127</text:p>
          </table:table-cell>
          <table:table-cell office:value-type="float" office:value="4.93864961005418" calcext:value-type="float">
            <text:p>4.93864961005418</text:p>
          </table:table-cell>
          <table:table-cell office:value-type="float" office:value="0.674814105033875" calcext:value-type="float">
            <text:p>0.674814105033875</text:p>
          </table:table-cell>
          <table:table-cell office:value-type="float" office:value="0.220680190620896" calcext:value-type="float">
            <text:p>0.220680190620896</text:p>
          </table:table-cell>
          <table:table-cell table:number-columns-repeated="9"/>
        </table:table-row>
        <table:table-row table:style-name="ro1">
          <table:table-cell office:value-type="float" office:value="12.3484830856323" calcext:value-type="float">
            <text:p>12.3484830856323</text:p>
          </table:table-cell>
          <table:table-cell office:value-type="float" office:value="4.93874057002152" calcext:value-type="float">
            <text:p>4.93874057002152</text:p>
          </table:table-cell>
          <table:table-cell office:value-type="float" office:value="0.376544713973999" calcext:value-type="float">
            <text:p>0.376544713973999</text:p>
          </table:table-cell>
          <table:table-cell office:value-type="float" office:value="0.22065569493485" calcext:value-type="float">
            <text:p>0.22065569493485</text:p>
          </table:table-cell>
          <table:table-cell table:number-columns-repeated="9"/>
        </table:table-row>
        <table:table-row table:style-name="ro1">
          <table:table-cell office:value-type="float" office:value="7.1401834487915" calcext:value-type="float">
            <text:p>7.1401834487915</text:p>
          </table:table-cell>
          <table:table-cell office:value-type="float" office:value="4.93763710323177" calcext:value-type="float">
            <text:p>4.93763710323177</text:p>
          </table:table-cell>
          <table:table-cell office:value-type="float" office:value="0.496648162603378" calcext:value-type="float">
            <text:p>0.496648162603378</text:p>
          </table:table-cell>
          <table:table-cell office:value-type="float" office:value="0.220663201165304" calcext:value-type="float">
            <text:p>0.220663201165304</text:p>
          </table:table-cell>
          <table:table-cell table:number-columns-repeated="9"/>
        </table:table-row>
        <table:table-row table:style-name="ro1">
          <table:table-cell office:value-type="float" office:value="8.74504852294922" calcext:value-type="float">
            <text:p>8.74504852294922</text:p>
          </table:table-cell>
          <table:table-cell office:value-type="float" office:value="4.93632242576487" calcext:value-type="float">
            <text:p>4.93632242576487</text:p>
          </table:table-cell>
          <table:table-cell office:value-type="float" office:value="0.551845490932465" calcext:value-type="float">
            <text:p>0.551845490932465</text:p>
          </table:table-cell>
          <table:table-cell office:value-type="float" office:value="0.220667910686405" calcext:value-type="float">
            <text:p>0.220667910686405</text:p>
          </table:table-cell>
          <table:table-cell table:number-columns-repeated="9"/>
        </table:table-row>
        <table:table-row table:style-name="ro1">
          <table:table-cell office:value-type="float" office:value="9.86102199554443" calcext:value-type="float">
            <text:p>9.86102199554443</text:p>
          </table:table-cell>
          <table:table-cell office:value-type="float" office:value="4.9371378929249" calcext:value-type="float">
            <text:p>4.9371378929249</text:p>
          </table:table-cell>
          <table:table-cell office:value-type="float" office:value="0.566460728645325" calcext:value-type="float">
            <text:p>0.566460728645325</text:p>
          </table:table-cell>
          <table:table-cell office:value-type="float" office:value="0.220706195753841" calcext:value-type="float">
            <text:p>0.220706195753841</text:p>
          </table:table-cell>
          <table:table-cell table:number-columns-repeated="9"/>
        </table:table-row>
        <table:table-row table:style-name="ro1">
          <table:table-cell office:value-type="float" office:value="8.21835231781006" calcext:value-type="float">
            <text:p>8.21835231781006</text:p>
          </table:table-cell>
          <table:table-cell office:value-type="float" office:value="4.93695031411719" calcext:value-type="float">
            <text:p>4.93695031411719</text:p>
          </table:table-cell>
          <table:table-cell office:value-type="float" office:value="0.566484689712524" calcext:value-type="float">
            <text:p>0.566484689712524</text:p>
          </table:table-cell>
          <table:table-cell office:value-type="float" office:value="0.220804366056245" calcext:value-type="float">
            <text:p>0.220804366056245</text:p>
          </table:table-cell>
          <table:table-cell table:number-columns-repeated="9"/>
        </table:table-row>
        <table:table-row table:style-name="ro1">
          <table:table-cell office:value-type="float" office:value="8.18324947357178" calcext:value-type="float">
            <text:p>8.18324947357178</text:p>
          </table:table-cell>
          <table:table-cell office:value-type="float" office:value="4.93587858410321" calcext:value-type="float">
            <text:p>4.93587858410321</text:p>
          </table:table-cell>
          <table:table-cell office:value-type="float" office:value="0.528525650501251" calcext:value-type="float">
            <text:p>0.528525650501251</text:p>
          </table:table-cell>
          <table:table-cell office:value-type="float" office:value="0.220999472457334" calcext:value-type="float">
            <text:p>0.220999472457334</text:p>
          </table:table-cell>
          <table:table-cell table:number-columns-repeated="9"/>
        </table:table-row>
        <table:table-row table:style-name="ro1">
          <table:table-cell office:value-type="float" office:value="8.6987419128418" calcext:value-type="float">
            <text:p>8.6987419128418</text:p>
          </table:table-cell>
          <table:table-cell office:value-type="float" office:value="4.93533572464962" calcext:value-type="float">
            <text:p>4.93533572464962</text:p>
          </table:table-cell>
          <table:table-cell office:value-type="float" office:value="0.402456134557724" calcext:value-type="float">
            <text:p>0.402456134557724</text:p>
          </table:table-cell>
          <table:table-cell office:value-type="float" office:value="0.221021705240537" calcext:value-type="float">
            <text:p>0.221021705240537</text:p>
          </table:table-cell>
          <table:table-cell table:number-columns-repeated="9"/>
        </table:table-row>
        <table:table-row table:style-name="ro1">
          <table:table-cell office:value-type="float" office:value="8.44741916656494" calcext:value-type="float">
            <text:p>8.44741916656494</text:p>
          </table:table-cell>
          <table:table-cell office:value-type="float" office:value="4.93347166693276" calcext:value-type="float">
            <text:p>4.93347166693276</text:p>
          </table:table-cell>
          <table:table-cell office:value-type="float" office:value="0.545944511890411" calcext:value-type="float">
            <text:p>0.545944511890411</text:p>
          </table:table-cell>
          <table:table-cell office:value-type="float" office:value="0.221144498162965" calcext:value-type="float">
            <text:p>0.221144498162965</text:p>
          </table:table-cell>
          <table:table-cell table:number-columns-repeated="9"/>
        </table:table-row>
        <table:table-row table:style-name="ro1">
          <table:table-cell office:value-type="float" office:value="10.1041269302368" calcext:value-type="float">
            <text:p>10.1041269302368</text:p>
          </table:table-cell>
          <table:table-cell office:value-type="float" office:value="4.9316477035908" calcext:value-type="float">
            <text:p>4.9316477035908</text:p>
          </table:table-cell>
          <table:table-cell office:value-type="float" office:value="0.77792102098465" calcext:value-type="float">
            <text:p>0.77792102098465</text:p>
          </table:table-cell>
          <table:table-cell office:value-type="float" office:value="0.221292428384362" calcext:value-type="float">
            <text:p>0.221292428384362</text:p>
          </table:table-cell>
          <table:table-cell table:number-columns-repeated="9"/>
        </table:table-row>
        <table:table-row table:style-name="ro1">
          <table:table-cell office:value-type="float" office:value="10.0238609313965" calcext:value-type="float">
            <text:p>10.0238609313965</text:p>
          </table:table-cell>
          <table:table-cell office:value-type="float" office:value="4.9312449992413" calcext:value-type="float">
            <text:p>4.9312449992413</text:p>
          </table:table-cell>
          <table:table-cell office:value-type="float" office:value="0.184916332364082" calcext:value-type="float">
            <text:p>0.184916332364082</text:p>
          </table:table-cell>
          <table:table-cell office:value-type="float" office:value="0.22107973606471" calcext:value-type="float">
            <text:p>0.22107973606471</text:p>
          </table:table-cell>
          <table:table-cell table:number-columns-repeated="9"/>
        </table:table-row>
        <table:table-row table:style-name="ro1">
          <table:table-cell office:value-type="float" office:value="9.769606590271" calcext:value-type="float">
            <text:p>9.769606590271</text:p>
          </table:table-cell>
          <table:table-cell office:value-type="float" office:value="4.93120014291425" calcext:value-type="float">
            <text:p>4.93120014291425</text:p>
          </table:table-cell>
          <table:table-cell office:value-type="float" office:value="0.550789952278137" calcext:value-type="float">
            <text:p>0.550789952278137</text:p>
          </table:table-cell>
          <table:table-cell office:value-type="float" office:value="0.221101926139914" calcext:value-type="float">
            <text:p>0.221101926139914</text:p>
          </table:table-cell>
          <table:table-cell table:number-columns-repeated="9"/>
        </table:table-row>
        <table:table-row table:style-name="ro1">
          <table:table-cell office:value-type="float" office:value="11.5642127990723" calcext:value-type="float">
            <text:p>11.5642127990723</text:p>
          </table:table-cell>
          <table:table-cell office:value-type="float" office:value="4.93109248409285" calcext:value-type="float">
            <text:p>4.93109248409285</text:p>
          </table:table-cell>
          <table:table-cell office:value-type="float" office:value="0.359941124916077" calcext:value-type="float">
            <text:p>0.359941124916077</text:p>
          </table:table-cell>
          <table:table-cell office:value-type="float" office:value="0.221098493692309" calcext:value-type="float">
            <text:p>0.221098493692309</text:p>
          </table:table-cell>
          <table:table-cell table:number-columns-repeated="9"/>
        </table:table-row>
        <table:table-row table:style-name="ro1">
          <table:table-cell office:value-type="float" office:value="8.12249946594238" calcext:value-type="float">
            <text:p>8.12249946594238</text:p>
          </table:table-cell>
          <table:table-cell office:value-type="float" office:value="4.93089400227952" calcext:value-type="float">
            <text:p>4.93089400227952</text:p>
          </table:table-cell>
          <table:table-cell office:value-type="float" office:value="0.358565241098404" calcext:value-type="float">
            <text:p>0.358565241098404</text:p>
          </table:table-cell>
          <table:table-cell office:value-type="float" office:value="0.221100314168196" calcext:value-type="float">
            <text:p>0.221100314168196</text:p>
          </table:table-cell>
          <table:table-cell table:number-columns-repeated="9"/>
        </table:table-row>
        <table:table-row table:style-name="ro1">
          <table:table-cell office:value-type="float" office:value="8.10941123962402" calcext:value-type="float">
            <text:p>8.10941123962402</text:p>
          </table:table-cell>
          <table:table-cell office:value-type="float" office:value="4.93030918650482" calcext:value-type="float">
            <text:p>4.93030918650482</text:p>
          </table:table-cell>
          <table:table-cell office:value-type="float" office:value="0.672885000705719" calcext:value-type="float">
            <text:p>0.672885000705719</text:p>
          </table:table-cell>
          <table:table-cell office:value-type="float" office:value="0.221204358130461" calcext:value-type="float">
            <text:p>0.221204358130461</text:p>
          </table:table-cell>
          <table:table-cell table:number-columns-repeated="9"/>
        </table:table-row>
        <table:table-row table:style-name="ro1">
          <table:table-cell office:value-type="float" office:value="10.2404718399048" calcext:value-type="float">
            <text:p>10.2404718399048</text:p>
          </table:table-cell>
          <table:table-cell office:value-type="float" office:value="4.93072994737204" calcext:value-type="float">
            <text:p>4.93072994737204</text:p>
          </table:table-cell>
          <table:table-cell office:value-type="float" office:value="0.830581724643707" calcext:value-type="float">
            <text:p>0.830581724643707</text:p>
          </table:table-cell>
          <table:table-cell office:value-type="float" office:value="0.22135257705331" calcext:value-type="float">
            <text:p>0.22135257705331</text:p>
          </table:table-cell>
          <table:table-cell table:number-columns-repeated="9"/>
        </table:table-row>
        <table:table-row table:style-name="ro1">
          <table:table-cell office:value-type="float" office:value="11.0111999511719" calcext:value-type="float">
            <text:p>11.0111999511719</text:p>
          </table:table-cell>
          <table:table-cell office:value-type="float" office:value="4.93176447270321" calcext:value-type="float">
            <text:p>4.93176447270321</text:p>
          </table:table-cell>
          <table:table-cell office:value-type="float" office:value="0.796996176242828" calcext:value-type="float">
            <text:p>0.796996176242828</text:p>
          </table:table-cell>
          <table:table-cell office:value-type="float" office:value="0.221647844046819" calcext:value-type="float">
            <text:p>0.221647844046819</text:p>
          </table:table-cell>
          <table:table-cell table:number-columns-repeated="9"/>
        </table:table-row>
        <table:table-row table:style-name="ro1">
          <table:table-cell office:value-type="float" office:value="7.906090259552" calcext:value-type="float">
            <text:p>7.906090259552</text:p>
          </table:table-cell>
          <table:table-cell office:value-type="float" office:value="4.93108671631309" calcext:value-type="float">
            <text:p>4.93108671631309</text:p>
          </table:table-cell>
          <table:table-cell office:value-type="float" office:value="0.246721208095551" calcext:value-type="float">
            <text:p>0.246721208095551</text:p>
          </table:table-cell>
          <table:table-cell office:value-type="float" office:value="0.22158132787683" calcext:value-type="float">
            <text:p>0.22158132787683</text:p>
          </table:table-cell>
          <table:table-cell table:number-columns-repeated="9"/>
        </table:table-row>
        <table:table-row table:style-name="ro1">
          <table:table-cell office:value-type="float" office:value="8.86346054077148" calcext:value-type="float">
            <text:p>8.86346054077148</text:p>
          </table:table-cell>
          <table:table-cell office:value-type="float" office:value="4.93093659756426" calcext:value-type="float">
            <text:p>4.93093659756426</text:p>
          </table:table-cell>
          <table:table-cell office:value-type="float" office:value="0.353505790233612" calcext:value-type="float">
            <text:p>0.353505790233612</text:p>
          </table:table-cell>
          <table:table-cell office:value-type="float" office:value="0.221572126836006" calcext:value-type="float">
            <text:p>0.221572126836006</text:p>
          </table:table-cell>
          <table:table-cell table:number-columns-repeated="9"/>
        </table:table-row>
        <table:table-row table:style-name="ro1">
          <table:table-cell office:value-type="float" office:value="8.70477867126465" calcext:value-type="float">
            <text:p>8.70477867126465</text:p>
          </table:table-cell>
          <table:table-cell office:value-type="float" office:value="4.93084319983652" calcext:value-type="float">
            <text:p>4.93084319983652</text:p>
          </table:table-cell>
          <table:table-cell office:value-type="float" office:value="0.37121719121933" calcext:value-type="float">
            <text:p>0.37121719121933</text:p>
          </table:table-cell>
          <table:table-cell office:value-type="float" office:value="0.221617040083171" calcext:value-type="float">
            <text:p>0.221617040083171</text:p>
          </table:table-cell>
          <table:table-cell table:number-columns-repeated="9"/>
        </table:table-row>
        <table:table-row table:style-name="ro1">
          <table:table-cell office:value-type="float" office:value="8.72038078308106" calcext:value-type="float">
            <text:p>8.72038078308106</text:p>
          </table:table-cell>
          <table:table-cell office:value-type="float" office:value="4.93087640416086" calcext:value-type="float">
            <text:p>4.93087640416086</text:p>
          </table:table-cell>
          <table:table-cell office:value-type="float" office:value="0.338352918624878" calcext:value-type="float">
            <text:p>0.338352918624878</text:p>
          </table:table-cell>
          <table:table-cell office:value-type="float" office:value="0.221669720787353" calcext:value-type="float">
            <text:p>0.221669720787353</text:p>
          </table:table-cell>
          <table:table-cell table:number-columns-repeated="9"/>
        </table:table-row>
        <table:table-row table:style-name="ro1">
          <table:table-cell office:value-type="float" office:value="9.36446189880371" calcext:value-type="float">
            <text:p>9.36446189880371</text:p>
          </table:table-cell>
          <table:table-cell office:value-type="float" office:value="4.93110389518053" calcext:value-type="float">
            <text:p>4.93110389518053</text:p>
          </table:table-cell>
          <table:table-cell office:value-type="float" office:value="0.280921250581741" calcext:value-type="float">
            <text:p>0.280921250581741</text:p>
          </table:table-cell>
          <table:table-cell office:value-type="float" office:value="0.221678038838817" calcext:value-type="float">
            <text:p>0.221678038838817</text:p>
          </table:table-cell>
          <table:table-cell table:number-columns-repeated="9"/>
        </table:table-row>
        <table:table-row table:style-name="ro1">
          <table:table-cell office:value-type="float" office:value="8.48883819580078" calcext:value-type="float">
            <text:p>8.48883819580078</text:p>
          </table:table-cell>
          <table:table-cell office:value-type="float" office:value="4.93057686725785" calcext:value-type="float">
            <text:p>4.93057686725785</text:p>
          </table:table-cell>
          <table:table-cell office:value-type="float" office:value="0.371379762887955" calcext:value-type="float">
            <text:p>0.371379762887955</text:p>
          </table:table-cell>
          <table:table-cell office:value-type="float" office:value="0.22170032335849" calcext:value-type="float">
            <text:p>0.22170032335849</text:p>
          </table:table-cell>
          <table:table-cell table:number-columns-repeated="9"/>
        </table:table-row>
        <table:table-row table:style-name="ro1">
          <table:table-cell office:value-type="float" office:value="13.7423458099365" calcext:value-type="float">
            <text:p>13.7423458099365</text:p>
          </table:table-cell>
          <table:table-cell office:value-type="float" office:value="4.9311827535735" calcext:value-type="float">
            <text:p>4.9311827535735</text:p>
          </table:table-cell>
          <table:table-cell office:value-type="float" office:value="0.665293335914612" calcext:value-type="float">
            <text:p>0.665293335914612</text:p>
          </table:table-cell>
          <table:table-cell office:value-type="float" office:value="0.221780761795507" calcext:value-type="float">
            <text:p>0.221780761795507</text:p>
          </table:table-cell>
          <table:table-cell table:number-columns-repeated="9"/>
        </table:table-row>
        <table:table-row table:style-name="ro1">
          <table:table-cell office:value-type="float" office:value="6.3445463180542" calcext:value-type="float">
            <text:p>6.3445463180542</text:p>
          </table:table-cell>
          <table:table-cell office:value-type="float" office:value="4.93073418835506" calcext:value-type="float">
            <text:p>4.93073418835506</text:p>
          </table:table-cell>
          <table:table-cell office:value-type="float" office:value="0.288417518138885" calcext:value-type="float">
            <text:p>0.288417518138885</text:p>
          </table:table-cell>
          <table:table-cell office:value-type="float" office:value="0.221791153614091" calcext:value-type="float">
            <text:p>0.221791153614091</text:p>
          </table:table-cell>
          <table:table-cell table:number-columns-repeated="9"/>
        </table:table-row>
        <table:table-row table:style-name="ro1">
          <table:table-cell office:value-type="float" office:value="9.20705795288086" calcext:value-type="float">
            <text:p>9.20705795288086</text:p>
          </table:table-cell>
          <table:table-cell office:value-type="float" office:value="4.9283164416451" calcext:value-type="float">
            <text:p>4.9283164416451</text:p>
          </table:table-cell>
          <table:table-cell office:value-type="float" office:value="0.337139070034027" calcext:value-type="float">
            <text:p>0.337139070034027</text:p>
          </table:table-cell>
          <table:table-cell office:value-type="float" office:value="0.221452611515931" calcext:value-type="float">
            <text:p>0.221452611515931</text:p>
          </table:table-cell>
          <table:table-cell table:number-columns-repeated="9"/>
        </table:table-row>
        <table:table-row table:style-name="ro1">
          <table:table-cell office:value-type="float" office:value="9.86046123504639" calcext:value-type="float">
            <text:p>9.86046123504639</text:p>
          </table:table-cell>
          <table:table-cell office:value-type="float" office:value="4.92839171544008" calcext:value-type="float">
            <text:p>4.92839171544008</text:p>
          </table:table-cell>
          <table:table-cell office:value-type="float" office:value="0.362387269735336" calcext:value-type="float">
            <text:p>0.362387269735336</text:p>
          </table:table-cell>
          <table:table-cell office:value-type="float" office:value="0.221474343655293" calcext:value-type="float">
            <text:p>0.221474343655293</text:p>
          </table:table-cell>
          <table:table-cell table:number-columns-repeated="9"/>
        </table:table-row>
        <table:table-row table:style-name="ro1">
          <table:table-cell office:value-type="float" office:value="9.2156229019165" calcext:value-type="float">
            <text:p>9.2156229019165</text:p>
          </table:table-cell>
          <table:table-cell office:value-type="float" office:value="4.9282319628973" calcext:value-type="float">
            <text:p>4.9282319628973</text:p>
          </table:table-cell>
          <table:table-cell office:value-type="float" office:value="0.21034337580204" calcext:value-type="float">
            <text:p>0.21034337580204</text:p>
          </table:table-cell>
          <table:table-cell office:value-type="float" office:value="0.221409300456851" calcext:value-type="float">
            <text:p>0.221409300456851</text:p>
          </table:table-cell>
          <table:table-cell table:number-columns-repeated="9"/>
        </table:table-row>
        <table:table-row table:style-name="ro1">
          <table:table-cell office:value-type="float" office:value="10.1763410568237" calcext:value-type="float">
            <text:p>10.1763410568237</text:p>
          </table:table-cell>
          <table:table-cell office:value-type="float" office:value="4.92842034602789" calcext:value-type="float">
            <text:p>4.92842034602789</text:p>
          </table:table-cell>
          <table:table-cell office:value-type="float" office:value="0.241995647549629" calcext:value-type="float">
            <text:p>0.241995647549629</text:p>
          </table:table-cell>
          <table:table-cell office:value-type="float" office:value="0.221381368790259" calcext:value-type="float">
            <text:p>0.221381368790259</text:p>
          </table:table-cell>
          <table:table-cell table:number-columns-repeated="9"/>
        </table:table-row>
        <table:table-row table:style-name="ro1">
          <table:table-cell office:value-type="float" office:value="7.59503984451294" calcext:value-type="float">
            <text:p>7.59503984451294</text:p>
          </table:table-cell>
          <table:table-cell office:value-type="float" office:value="4.92648389611813" calcext:value-type="float">
            <text:p>4.92648389611813</text:p>
          </table:table-cell>
          <table:table-cell office:value-type="float" office:value="0.361347138881683" calcext:value-type="float">
            <text:p>0.361347138881683</text:p>
          </table:table-cell>
          <table:table-cell office:value-type="float" office:value="0.221171596428061" calcext:value-type="float">
            <text:p>0.221171596428061</text:p>
          </table:table-cell>
          <table:table-cell table:number-columns-repeated="9"/>
        </table:table-row>
        <table:table-row table:style-name="ro1">
          <table:table-cell office:value-type="float" office:value="7.16295576095581" calcext:value-type="float">
            <text:p>7.16295576095581</text:p>
          </table:table-cell>
          <table:table-cell office:value-type="float" office:value="4.92599993564813" calcext:value-type="float">
            <text:p>4.92599993564813</text:p>
          </table:table-cell>
          <table:table-cell office:value-type="float" office:value="0.569722771644592" calcext:value-type="float">
            <text:p>0.569722771644592</text:p>
          </table:table-cell>
          <table:table-cell office:value-type="float" office:value="0.221272739388933" calcext:value-type="float">
            <text:p>0.221272739388933</text:p>
          </table:table-cell>
          <table:table-cell table:number-columns-repeated="9"/>
        </table:table-row>
        <table:table-row table:style-name="ro1">
          <table:table-cell office:value-type="float" office:value="8.71412754058838" calcext:value-type="float">
            <text:p>8.71412754058838</text:p>
          </table:table-cell>
          <table:table-cell office:value-type="float" office:value="4.9252091784987" calcext:value-type="float">
            <text:p>4.9252091784987</text:p>
          </table:table-cell>
          <table:table-cell office:value-type="float" office:value="0.317814141511917" calcext:value-type="float">
            <text:p>0.317814141511917</text:p>
          </table:table-cell>
          <table:table-cell office:value-type="float" office:value="0.221204835304165" calcext:value-type="float">
            <text:p>0.221204835304165</text:p>
          </table:table-cell>
          <table:table-cell table:number-columns-repeated="9"/>
        </table:table-row>
        <table:table-row table:style-name="ro1">
          <table:table-cell office:value-type="float" office:value="8.58793067932129" calcext:value-type="float">
            <text:p>8.58793067932129</text:p>
          </table:table-cell>
          <table:table-cell office:value-type="float" office:value="4.9248374429747" calcext:value-type="float">
            <text:p>4.9248374429747</text:p>
          </table:table-cell>
          <table:table-cell office:value-type="float" office:value="0.579045593738556" calcext:value-type="float">
            <text:p>0.579045593738556</text:p>
          </table:table-cell>
          <table:table-cell office:value-type="float" office:value="0.221325309597834" calcext:value-type="float">
            <text:p>0.221325309597834</text:p>
          </table:table-cell>
          <table:table-cell table:number-columns-repeated="9"/>
        </table:table-row>
        <table:table-row table:style-name="ro1">
          <table:table-cell office:value-type="float" office:value="10.6822233200073" calcext:value-type="float">
            <text:p>10.6822233200073</text:p>
          </table:table-cell>
          <table:table-cell office:value-type="float" office:value="4.92477033432475" calcext:value-type="float">
            <text:p>4.92477033432475</text:p>
          </table:table-cell>
          <table:table-cell office:value-type="float" office:value="0.263671159744263" calcext:value-type="float">
            <text:p>0.263671159744263</text:p>
          </table:table-cell>
          <table:table-cell office:value-type="float" office:value="0.221323618753576" calcext:value-type="float">
            <text:p>0.221323618753576</text:p>
          </table:table-cell>
          <table:table-cell table:number-columns-repeated="9"/>
        </table:table-row>
        <table:table-row table:style-name="ro1">
          <table:table-cell office:value-type="float" office:value="10.486777305603" calcext:value-type="float">
            <text:p>10.486777305603</text:p>
          </table:table-cell>
          <table:table-cell office:value-type="float" office:value="4.92452093270403" calcext:value-type="float">
            <text:p>4.92452093270403</text:p>
          </table:table-cell>
          <table:table-cell office:value-type="float" office:value="0.39926490187645" calcext:value-type="float">
            <text:p>0.39926490187645</text:p>
          </table:table-cell>
          <table:table-cell office:value-type="float" office:value="0.221319556991801" calcext:value-type="float">
            <text:p>0.221319556991801</text:p>
          </table:table-cell>
          <table:table-cell table:number-columns-repeated="9"/>
        </table:table-row>
        <table:table-row table:style-name="ro1">
          <table:table-cell office:value-type="float" office:value="9.0088357925415" calcext:value-type="float">
            <text:p>9.0088357925415</text:p>
          </table:table-cell>
          <table:table-cell office:value-type="float" office:value="4.92448213920562" calcext:value-type="float">
            <text:p>4.92448213920562</text:p>
          </table:table-cell>
          <table:table-cell office:value-type="float" office:value="0.356292545795441" calcext:value-type="float">
            <text:p>0.356292545795441</text:p>
          </table:table-cell>
          <table:table-cell office:value-type="float" office:value="0.221327331468392" calcext:value-type="float">
            <text:p>0.221327331468392</text:p>
          </table:table-cell>
          <table:table-cell table:number-columns-repeated="9"/>
        </table:table-row>
        <table:table-row table:style-name="ro1">
          <table:table-cell office:value-type="float" office:value="10.1875610351563" calcext:value-type="float">
            <text:p>10.1875610351563</text:p>
          </table:table-cell>
          <table:table-cell office:value-type="float" office:value="4.92430062623809" calcext:value-type="float">
            <text:p>4.92430062623809</text:p>
          </table:table-cell>
          <table:table-cell office:value-type="float" office:value="0.564095020294189" calcext:value-type="float">
            <text:p>0.564095020294189</text:p>
          </table:table-cell>
          <table:table-cell office:value-type="float" office:value="0.221302901813927" calcext:value-type="float">
            <text:p>0.221302901813927</text:p>
          </table:table-cell>
          <table:table-cell table:number-columns-repeated="9"/>
        </table:table-row>
        <table:table-row table:style-name="ro1">
          <table:table-cell office:value-type="float" office:value="9.40944576263428" calcext:value-type="float">
            <text:p>9.40944576263428</text:p>
          </table:table-cell>
          <table:table-cell office:value-type="float" office:value="4.92370009143957" calcext:value-type="float">
            <text:p>4.92370009143957</text:p>
          </table:table-cell>
          <table:table-cell office:value-type="float" office:value="0.620157778263092" calcext:value-type="float">
            <text:p>0.620157778263092</text:p>
          </table:table-cell>
          <table:table-cell office:value-type="float" office:value="0.221334966569971" calcext:value-type="float">
            <text:p>0.221334966569971</text:p>
          </table:table-cell>
          <table:table-cell table:number-columns-repeated="9"/>
        </table:table-row>
        <table:table-row table:style-name="ro1">
          <table:table-cell office:value-type="float" office:value="10.9293766021729" calcext:value-type="float">
            <text:p>10.9293766021729</text:p>
          </table:table-cell>
          <table:table-cell office:value-type="float" office:value="4.92674165385602" calcext:value-type="float">
            <text:p>4.92674165385602</text:p>
          </table:table-cell>
          <table:table-cell office:value-type="float" office:value="0.31990122795105" calcext:value-type="float">
            <text:p>0.31990122795105</text:p>
          </table:table-cell>
          <table:table-cell office:value-type="float" office:value="0.221189353639872" calcext:value-type="float">
            <text:p>0.221189353639872</text:p>
          </table:table-cell>
          <table:table-cell table:number-columns-repeated="9"/>
        </table:table-row>
        <table:table-row table:style-name="ro1">
          <table:table-cell office:value-type="float" office:value="7.97479343414307" calcext:value-type="float">
            <text:p>7.97479343414307</text:p>
          </table:table-cell>
          <table:table-cell office:value-type="float" office:value="4.92643418074884" calcext:value-type="float">
            <text:p>4.92643418074884</text:p>
          </table:table-cell>
          <table:table-cell office:value-type="float" office:value="0.596457064151764" calcext:value-type="float">
            <text:p>0.596457064151764</text:p>
          </table:table-cell>
          <table:table-cell office:value-type="float" office:value="0.221203506834491" calcext:value-type="float">
            <text:p>0.221203506834491</text:p>
          </table:table-cell>
          <table:table-cell table:number-columns-repeated="9"/>
        </table:table-row>
        <table:table-row table:style-name="ro1">
          <table:table-cell office:value-type="float" office:value="7.47834157943726" calcext:value-type="float">
            <text:p>7.47834157943726</text:p>
          </table:table-cell>
          <table:table-cell office:value-type="float" office:value="4.9255998385349" calcext:value-type="float">
            <text:p>4.9255998385349</text:p>
          </table:table-cell>
          <table:table-cell office:value-type="float" office:value="0.44535493850708" calcext:value-type="float">
            <text:p>0.44535493850708</text:p>
          </table:table-cell>
          <table:table-cell office:value-type="float" office:value="0.221218802586599" calcext:value-type="float">
            <text:p>0.221218802586599</text:p>
          </table:table-cell>
          <table:table-cell table:number-columns-repeated="9"/>
        </table:table-row>
        <table:table-row table:style-name="ro1">
          <table:table-cell office:value-type="float" office:value="8.99144458770752" calcext:value-type="float">
            <text:p>8.99144458770752</text:p>
          </table:table-cell>
          <table:table-cell office:value-type="float" office:value="4.92533694885261" calcext:value-type="float">
            <text:p>4.92533694885261</text:p>
          </table:table-cell>
          <table:table-cell office:value-type="float" office:value="0.278282105922699" calcext:value-type="float">
            <text:p>0.278282105922699</text:p>
          </table:table-cell>
          <table:table-cell office:value-type="float" office:value="0.221165420821206" calcext:value-type="float">
            <text:p>0.221165420821206</text:p>
          </table:table-cell>
          <table:table-cell table:number-columns-repeated="9"/>
        </table:table-row>
        <table:table-row table:style-name="ro1">
          <table:table-cell office:value-type="float" office:value="9.8535680770874" calcext:value-type="float">
            <text:p>9.8535680770874</text:p>
          </table:table-cell>
          <table:table-cell office:value-type="float" office:value="4.9256924720116" calcext:value-type="float">
            <text:p>4.9256924720116</text:p>
          </table:table-cell>
          <table:table-cell office:value-type="float" office:value="0.427106648683548" calcext:value-type="float">
            <text:p>0.427106648683548</text:p>
          </table:table-cell>
          <table:table-cell office:value-type="float" office:value="0.221199324517634" calcext:value-type="float">
            <text:p>0.221199324517634</text:p>
          </table:table-cell>
          <table:table-cell table:number-columns-repeated="9"/>
        </table:table-row>
        <table:table-row table:style-name="ro1">
          <table:table-cell office:value-type="float" office:value="7.78395843505859" calcext:value-type="float">
            <text:p>7.78395843505859</text:p>
          </table:table-cell>
          <table:table-cell office:value-type="float" office:value="4.92554832071575" calcext:value-type="float">
            <text:p>4.92554832071575</text:p>
          </table:table-cell>
          <table:table-cell office:value-type="float" office:value="0.734408736228943" calcext:value-type="float">
            <text:p>0.734408736228943</text:p>
          </table:table-cell>
          <table:table-cell office:value-type="float" office:value="0.22128445959636" calcext:value-type="float">
            <text:p>0.22128445959636</text:p>
          </table:table-cell>
          <table:table-cell table:number-columns-repeated="9"/>
        </table:table-row>
        <table:table-row table:style-name="ro1">
          <table:table-cell office:value-type="float" office:value="11.4885015487671" calcext:value-type="float">
            <text:p>11.4885015487671</text:p>
          </table:table-cell>
          <table:table-cell office:value-type="float" office:value="4.92633899115187" calcext:value-type="float">
            <text:p>4.92633899115187</text:p>
          </table:table-cell>
          <table:table-cell office:value-type="float" office:value="0.630821347236633" calcext:value-type="float">
            <text:p>0.630821347236633</text:p>
          </table:table-cell>
          <table:table-cell office:value-type="float" office:value="0.221326991668942" calcext:value-type="float">
            <text:p>0.221326991668942</text:p>
          </table:table-cell>
          <table:table-cell table:number-columns-repeated="9"/>
        </table:table-row>
        <table:table-row table:style-name="ro1">
          <table:table-cell office:value-type="float" office:value="7.56783676147461" calcext:value-type="float">
            <text:p>7.56783676147461</text:p>
          </table:table-cell>
          <table:table-cell office:value-type="float" office:value="4.9257516111471" calcext:value-type="float">
            <text:p>4.9257516111471</text:p>
          </table:table-cell>
          <table:table-cell office:value-type="float" office:value="0.408096700906754" calcext:value-type="float">
            <text:p>0.408096700906754</text:p>
          </table:table-cell>
          <table:table-cell office:value-type="float" office:value="0.221370328918166" calcext:value-type="float">
            <text:p>0.221370328918166</text:p>
          </table:table-cell>
          <table:table-cell table:number-columns-repeated="9"/>
        </table:table-row>
        <table:table-row table:style-name="ro1">
          <table:table-cell office:value-type="float" office:value="7.71628046035767" calcext:value-type="float">
            <text:p>7.71628046035767</text:p>
          </table:table-cell>
          <table:table-cell office:value-type="float" office:value="4.92509246382002" calcext:value-type="float">
            <text:p>4.92509246382002</text:p>
          </table:table-cell>
          <table:table-cell office:value-type="float" office:value="0.260946869850159" calcext:value-type="float">
            <text:p>0.260946869850159</text:p>
          </table:table-cell>
          <table:table-cell office:value-type="float" office:value="0.221172222925694" calcext:value-type="float">
            <text:p>0.221172222925694</text:p>
          </table:table-cell>
          <table:table-cell table:number-columns-repeated="9"/>
        </table:table-row>
        <table:table-row table:style-name="ro1">
          <table:table-cell office:value-type="float" office:value="8.63656425476074" calcext:value-type="float">
            <text:p>8.63656425476074</text:p>
          </table:table-cell>
          <table:table-cell office:value-type="float" office:value="4.92478407015741" calcext:value-type="float">
            <text:p>4.92478407015741</text:p>
          </table:table-cell>
          <table:table-cell office:value-type="float" office:value="0.359867095947266" calcext:value-type="float">
            <text:p>0.359867095947266</text:p>
          </table:table-cell>
          <table:table-cell office:value-type="float" office:value="0.221177515429741" calcext:value-type="float">
            <text:p>0.221177515429741</text:p>
          </table:table-cell>
          <table:table-cell table:number-columns-repeated="9"/>
        </table:table-row>
        <table:table-row table:style-name="ro1">
          <table:table-cell office:value-type="float" office:value="9.37269115447998" calcext:value-type="float">
            <text:p>9.37269115447998</text:p>
          </table:table-cell>
          <table:table-cell office:value-type="float" office:value="4.92516180199158" calcext:value-type="float">
            <text:p>4.92516180199158</text:p>
          </table:table-cell>
          <table:table-cell office:value-type="float" office:value="0.401543140411377" calcext:value-type="float">
            <text:p>0.401543140411377</text:p>
          </table:table-cell>
          <table:table-cell office:value-type="float" office:value="0.221202063694968" calcext:value-type="float">
            <text:p>0.221202063694968</text:p>
          </table:table-cell>
          <table:table-cell table:number-columns-repeated="9"/>
        </table:table-row>
        <table:table-row table:style-name="ro1">
          <table:table-cell office:value-type="float" office:value="8.22224807739258" calcext:value-type="float">
            <text:p>8.22224807739258</text:p>
          </table:table-cell>
          <table:table-cell office:value-type="float" office:value="4.92504681120387" calcext:value-type="float">
            <text:p>4.92504681120387</text:p>
          </table:table-cell>
          <table:table-cell office:value-type="float" office:value="0.178948730230331" calcext:value-type="float">
            <text:p>0.178948730230331</text:p>
          </table:table-cell>
          <table:table-cell office:value-type="float" office:value="0.22111430109078" calcext:value-type="float">
            <text:p>0.22111430109078</text:p>
          </table:table-cell>
          <table:table-cell table:number-columns-repeated="9"/>
        </table:table-row>
        <table:table-row table:style-name="ro1">
          <table:table-cell office:value-type="float" office:value="9.67209243774414" calcext:value-type="float">
            <text:p>9.67209243774414</text:p>
          </table:table-cell>
          <table:table-cell office:value-type="float" office:value="4.92499293176435" calcext:value-type="float">
            <text:p>4.92499293176435</text:p>
          </table:table-cell>
          <table:table-cell office:value-type="float" office:value="0.614163398742676" calcext:value-type="float">
            <text:p>0.614163398742676</text:p>
          </table:table-cell>
          <table:table-cell office:value-type="float" office:value="0.221201635526534" calcext:value-type="float">
            <text:p>0.221201635526534</text:p>
          </table:table-cell>
          <table:table-cell table:number-columns-repeated="9"/>
        </table:table-row>
        <table:table-row table:style-name="ro1">
          <table:table-cell office:value-type="float" office:value="10.4763355255127" calcext:value-type="float">
            <text:p>10.4763355255127</text:p>
          </table:table-cell>
          <table:table-cell office:value-type="float" office:value="4.92511631020544" calcext:value-type="float">
            <text:p>4.92511631020544</text:p>
          </table:table-cell>
          <table:table-cell office:value-type="float" office:value="0.290268272161484" calcext:value-type="float">
            <text:p>0.290268272161484</text:p>
          </table:table-cell>
          <table:table-cell office:value-type="float" office:value="0.221156906928499" calcext:value-type="float">
            <text:p>0.221156906928499</text:p>
          </table:table-cell>
          <table:table-cell table:number-columns-repeated="9"/>
        </table:table-row>
        <table:table-row table:style-name="ro1">
          <table:table-cell office:value-type="float" office:value="12.5637359619141" calcext:value-type="float">
            <text:p>12.5637359619141</text:p>
          </table:table-cell>
          <table:table-cell office:value-type="float" office:value="4.92756302864347" calcext:value-type="float">
            <text:p>4.92756302864347</text:p>
          </table:table-cell>
          <table:table-cell office:value-type="float" office:value="0.469071954488754" calcext:value-type="float">
            <text:p>0.469071954488754</text:p>
          </table:table-cell>
          <table:table-cell office:value-type="float" office:value="0.220986940440489" calcext:value-type="float">
            <text:p>0.220986940440489</text:p>
          </table:table-cell>
          <table:table-cell table:number-columns-repeated="9"/>
        </table:table-row>
        <table:table-row table:style-name="ro1">
          <table:table-cell office:value-type="float" office:value="7.34296035766602" calcext:value-type="float">
            <text:p>7.34296035766602</text:p>
          </table:table-cell>
          <table:table-cell office:value-type="float" office:value="4.9274800729787" calcext:value-type="float">
            <text:p>4.9274800729787</text:p>
          </table:table-cell>
          <table:table-cell office:value-type="float" office:value="0.426687210798264" calcext:value-type="float">
            <text:p>0.426687210798264</text:p>
          </table:table-cell>
          <table:table-cell office:value-type="float" office:value="0.221059562165018" calcext:value-type="float">
            <text:p>0.221059562165018</text:p>
          </table:table-cell>
          <table:table-cell table:number-columns-repeated="9"/>
        </table:table-row>
        <table:table-row table:style-name="ro1">
          <table:table-cell office:value-type="float" office:value="7.96211719512939" calcext:value-type="float">
            <text:p>7.96211719512939</text:p>
          </table:table-cell>
          <table:table-cell office:value-type="float" office:value="4.92726406820968" calcext:value-type="float">
            <text:p>4.92726406820968</text:p>
          </table:table-cell>
          <table:table-cell office:value-type="float" office:value="0.132877930998802" calcext:value-type="float">
            <text:p>0.132877930998802</text:p>
          </table:table-cell>
          <table:table-cell office:value-type="float" office:value="0.22099445379862" calcext:value-type="float">
            <text:p>0.22099445379862</text:p>
          </table:table-cell>
          <table:table-cell table:number-columns-repeated="9"/>
        </table:table-row>
        <table:table-row table:style-name="ro1">
          <table:table-cell office:value-type="float" office:value="9.02544116973877" calcext:value-type="float">
            <text:p>9.02544116973877</text:p>
          </table:table-cell>
          <table:table-cell office:value-type="float" office:value="4.92721089405663" calcext:value-type="float">
            <text:p>4.92721089405663</text:p>
          </table:table-cell>
          <table:table-cell office:value-type="float" office:value="0.34287217259407" calcext:value-type="float">
            <text:p>0.34287217259407</text:p>
          </table:table-cell>
          <table:table-cell office:value-type="float" office:value="0.220922444416045" calcext:value-type="float">
            <text:p>0.220922444416045</text:p>
          </table:table-cell>
          <table:table-cell table:number-columns-repeated="9"/>
        </table:table-row>
        <table:table-row table:style-name="ro1">
          <table:table-cell office:value-type="float" office:value="9.39833927154541" calcext:value-type="float">
            <text:p>9.39833927154541</text:p>
          </table:table-cell>
          <table:table-cell office:value-type="float" office:value="4.92723771686931" calcext:value-type="float">
            <text:p>4.92723771686931</text:p>
          </table:table-cell>
          <table:table-cell office:value-type="float" office:value="0.62229323387146" calcext:value-type="float">
            <text:p>0.62229323387146</text:p>
          </table:table-cell>
          <table:table-cell office:value-type="float" office:value="0.220945369540865" calcext:value-type="float">
            <text:p>0.220945369540865</text:p>
          </table:table-cell>
          <table:table-cell table:number-columns-repeated="9"/>
        </table:table-row>
        <table:table-row table:style-name="ro1">
          <table:table-cell office:value-type="float" office:value="12.1394824981689" calcext:value-type="float">
            <text:p>12.1394824981689</text:p>
          </table:table-cell>
          <table:table-cell office:value-type="float" office:value="4.92855304277312" calcext:value-type="float">
            <text:p>4.92855304277312</text:p>
          </table:table-cell>
          <table:table-cell office:value-type="float" office:value="0.607317388057709" calcext:value-type="float">
            <text:p>0.607317388057709</text:p>
          </table:table-cell>
          <table:table-cell office:value-type="float" office:value="0.220932091491347" calcext:value-type="float">
            <text:p>0.220932091491347</text:p>
          </table:table-cell>
          <table:table-cell table:number-columns-repeated="9"/>
        </table:table-row>
        <table:table-row table:style-name="ro1">
          <table:table-cell office:value-type="float" office:value="9.57322788238525" calcext:value-type="float">
            <text:p>9.57322788238525</text:p>
          </table:table-cell>
          <table:table-cell office:value-type="float" office:value="4.92868606129337" calcext:value-type="float">
            <text:p>4.92868606129337</text:p>
          </table:table-cell>
          <table:table-cell office:value-type="float" office:value="0.29159078001976" calcext:value-type="float">
            <text:p>0.29159078001976</text:p>
          </table:table-cell>
          <table:table-cell office:value-type="float" office:value="0.220915903828789" calcext:value-type="float">
            <text:p>0.220915903828789</text:p>
          </table:table-cell>
          <table:table-cell table:number-columns-repeated="9"/>
        </table:table-row>
        <table:table-row table:style-name="ro1">
          <table:table-cell office:value-type="float" office:value="9.1995267868042" calcext:value-type="float">
            <text:p>9.1995267868042</text:p>
          </table:table-cell>
          <table:table-cell office:value-type="float" office:value="4.92888165592398" calcext:value-type="float">
            <text:p>4.92888165592398</text:p>
          </table:table-cell>
          <table:table-cell office:value-type="float" office:value="0.340873897075653" calcext:value-type="float">
            <text:p>0.340873897075653</text:p>
          </table:table-cell>
          <table:table-cell office:value-type="float" office:value="0.220887236851333" calcext:value-type="float">
            <text:p>0.220887236851333</text:p>
          </table:table-cell>
          <table:table-cell table:number-columns-repeated="9"/>
        </table:table-row>
        <table:table-row table:style-name="ro1">
          <table:table-cell office:value-type="float" office:value="8.6325216293335" calcext:value-type="float">
            <text:p>8.6325216293335</text:p>
          </table:table-cell>
          <table:table-cell office:value-type="float" office:value="4.92913124553872" calcext:value-type="float">
            <text:p>4.92913124553872</text:p>
          </table:table-cell>
          <table:table-cell office:value-type="float" office:value="0.350237935781479" calcext:value-type="float">
            <text:p>0.350237935781479</text:p>
          </table:table-cell>
          <table:table-cell office:value-type="float" office:value="0.220843338248429" calcext:value-type="float">
            <text:p>0.220843338248429</text:p>
          </table:table-cell>
          <table:table-cell table:number-columns-repeated="9"/>
        </table:table-row>
        <table:table-row table:style-name="ro1">
          <table:table-cell office:value-type="float" office:value="9.3076286315918" calcext:value-type="float">
            <text:p>9.3076286315918</text:p>
          </table:table-cell>
          <table:table-cell office:value-type="float" office:value="4.92865627483822" calcext:value-type="float">
            <text:p>4.92865627483822</text:p>
          </table:table-cell>
          <table:table-cell office:value-type="float" office:value="0.607707381248474" calcext:value-type="float">
            <text:p>0.607707381248474</text:p>
          </table:table-cell>
          <table:table-cell office:value-type="float" office:value="0.220928693894176" calcext:value-type="float">
            <text:p>0.220928693894176</text:p>
          </table:table-cell>
          <table:table-cell table:number-columns-repeated="9"/>
        </table:table-row>
        <table:table-row table:style-name="ro1">
          <table:table-cell office:value-type="float" office:value="7.0839319229126" calcext:value-type="float">
            <text:p>7.0839319229126</text:p>
          </table:table-cell>
          <table:table-cell office:value-type="float" office:value="4.92830230504922" calcext:value-type="float">
            <text:p>4.92830230504922</text:p>
          </table:table-cell>
          <table:table-cell office:value-type="float" office:value="0.8802610039711" calcext:value-type="float">
            <text:p>0.8802610039711</text:p>
          </table:table-cell>
          <table:table-cell office:value-type="float" office:value="0.221033183418524" calcext:value-type="float">
            <text:p>0.221033183418524</text:p>
          </table:table-cell>
          <table:table-cell table:number-columns-repeated="9"/>
        </table:table-row>
        <table:table-row table:style-name="ro1">
          <table:table-cell office:value-type="float" office:value="14.555103302002" calcext:value-type="float">
            <text:p>14.555103302002</text:p>
          </table:table-cell>
          <table:table-cell office:value-type="float" office:value="4.92987623092549" calcext:value-type="float">
            <text:p>4.92987623092549</text:p>
          </table:table-cell>
          <table:table-cell office:value-type="float" office:value="0.399196118116379" calcext:value-type="float">
            <text:p>0.399196118116379</text:p>
          </table:table-cell>
          <table:table-cell office:value-type="float" office:value="0.221086799705303" calcext:value-type="float">
            <text:p>0.221086799705303</text:p>
          </table:table-cell>
          <table:table-cell table:number-columns-repeated="9"/>
        </table:table-row>
        <table:table-row table:style-name="ro1">
          <table:table-cell office:value-type="float" office:value="8.22201061248779" calcext:value-type="float">
            <text:p>8.22201061248779</text:p>
          </table:table-cell>
          <table:table-cell office:value-type="float" office:value="4.92988781614237" calcext:value-type="float">
            <text:p>4.92988781614237</text:p>
          </table:table-cell>
          <table:table-cell office:value-type="float" office:value="0.234647467732429" calcext:value-type="float">
            <text:p>0.234647467732429</text:p>
          </table:table-cell>
          <table:table-cell office:value-type="float" office:value="0.221040933216376" calcext:value-type="float">
            <text:p>0.221040933216376</text:p>
          </table:table-cell>
          <table:table-cell table:number-columns-repeated="9"/>
        </table:table-row>
        <table:table-row table:style-name="ro1">
          <table:table-cell office:value-type="float" office:value="8.32403755187988" calcext:value-type="float">
            <text:p>8.32403755187988</text:p>
          </table:table-cell>
          <table:table-cell office:value-type="float" office:value="4.92929590747806" calcext:value-type="float">
            <text:p>4.92929590747806</text:p>
          </table:table-cell>
          <table:table-cell office:value-type="float" office:value="0.650401830673218" calcext:value-type="float">
            <text:p>0.650401830673218</text:p>
          </table:table-cell>
          <table:table-cell office:value-type="float" office:value="0.221229634055775" calcext:value-type="float">
            <text:p>0.221229634055775</text:p>
          </table:table-cell>
          <table:table-cell table:number-columns-repeated="9"/>
        </table:table-row>
        <table:table-row table:style-name="ro1">
          <table:table-cell office:value-type="float" office:value="8.82675457000732" calcext:value-type="float">
            <text:p>8.82675457000732</text:p>
          </table:table-cell>
          <table:table-cell office:value-type="float" office:value="4.92930199314238" calcext:value-type="float">
            <text:p>4.92930199314238</text:p>
          </table:table-cell>
          <table:table-cell office:value-type="float" office:value="0.156875446438789" calcext:value-type="float">
            <text:p>0.156875446438789</text:p>
          </table:table-cell>
          <table:table-cell office:value-type="float" office:value="0.221158451019467" calcext:value-type="float">
            <text:p>0.221158451019467</text:p>
          </table:table-cell>
          <table:table-cell table:number-columns-repeated="9"/>
        </table:table-row>
        <table:table-row table:style-name="ro1">
          <table:table-cell office:value-type="float" office:value="9.1658353805542" calcext:value-type="float">
            <text:p>9.1658353805542</text:p>
          </table:table-cell>
          <table:table-cell office:value-type="float" office:value="4.92920648528248" calcext:value-type="float">
            <text:p>4.92920648528248</text:p>
          </table:table-cell>
          <table:table-cell office:value-type="float" office:value="0.299247324466705" calcext:value-type="float">
            <text:p>0.299247324466705</text:p>
          </table:table-cell>
          <table:table-cell office:value-type="float" office:value="0.221112903964807" calcext:value-type="float">
            <text:p>0.221112903964807</text:p>
          </table:table-cell>
          <table:table-cell table:number-columns-repeated="9"/>
        </table:table-row>
        <table:table-row table:style-name="ro1">
          <table:table-cell office:value-type="float" office:value="7.60284519195557" calcext:value-type="float">
            <text:p>7.60284519195557</text:p>
          </table:table-cell>
          <table:table-cell office:value-type="float" office:value="4.92849254273616" calcext:value-type="float">
            <text:p>4.92849254273616</text:p>
          </table:table-cell>
          <table:table-cell office:value-type="float" office:value="0.388765126466751" calcext:value-type="float">
            <text:p>0.388765126466751</text:p>
          </table:table-cell>
          <table:table-cell office:value-type="float" office:value="0.221113464805957" calcext:value-type="float">
            <text:p>0.221113464805957</text:p>
          </table:table-cell>
          <table:table-cell table:number-columns-repeated="9"/>
        </table:table-row>
        <table:table-row table:style-name="ro1">
          <table:table-cell office:value-type="float" office:value="8.84759712219238" calcext:value-type="float">
            <text:p>8.84759712219238</text:p>
          </table:table-cell>
          <table:table-cell office:value-type="float" office:value="4.92779557995614" calcext:value-type="float">
            <text:p>4.92779557995614</text:p>
          </table:table-cell>
          <table:table-cell office:value-type="float" office:value="0.285638630390167" calcext:value-type="float">
            <text:p>0.285638630390167</text:p>
          </table:table-cell>
          <table:table-cell office:value-type="float" office:value="0.220965727744329" calcext:value-type="float">
            <text:p>0.220965727744329</text:p>
          </table:table-cell>
          <table:table-cell table:number-columns-repeated="9"/>
        </table:table-row>
        <table:table-row table:style-name="ro1">
          <table:table-cell office:value-type="float" office:value="8.34797954559326" calcext:value-type="float">
            <text:p>8.34797954559326</text:p>
          </table:table-cell>
          <table:table-cell office:value-type="float" office:value="4.92741636132584" calcext:value-type="float">
            <text:p>4.92741636132584</text:p>
          </table:table-cell>
          <table:table-cell office:value-type="float" office:value="0.330217927694321" calcext:value-type="float">
            <text:p>0.330217927694321</text:p>
          </table:table-cell>
          <table:table-cell office:value-type="float" office:value="0.220934759878216" calcext:value-type="float">
            <text:p>0.220934759878216</text:p>
          </table:table-cell>
          <table:table-cell table:number-columns-repeated="9"/>
        </table:table-row>
        <table:table-row table:style-name="ro1">
          <table:table-cell office:value-type="float" office:value="9.17386817932129" calcext:value-type="float">
            <text:p>9.17386817932129</text:p>
          </table:table-cell>
          <table:table-cell office:value-type="float" office:value="4.92760340216397" calcext:value-type="float">
            <text:p>4.92760340216397</text:p>
          </table:table-cell>
          <table:table-cell office:value-type="float" office:value="0.163658991456032" calcext:value-type="float">
            <text:p>0.163658991456032</text:p>
          </table:table-cell>
          <table:table-cell office:value-type="float" office:value="0.220861909208086" calcext:value-type="float">
            <text:p>0.220861909208086</text:p>
          </table:table-cell>
          <table:table-cell table:number-columns-repeated="9"/>
        </table:table-row>
        <table:table-row table:style-name="ro1">
          <table:table-cell office:value-type="float" office:value="8.83631229400635" calcext:value-type="float">
            <text:p>8.83631229400635</text:p>
          </table:table-cell>
          <table:table-cell office:value-type="float" office:value="4.92770758694453" calcext:value-type="float">
            <text:p>4.92770758694453</text:p>
          </table:table-cell>
          <table:table-cell office:value-type="float" office:value="0.260288506746292" calcext:value-type="float">
            <text:p>0.260288506746292</text:p>
          </table:table-cell>
          <table:table-cell office:value-type="float" office:value="0.220839447581867" calcext:value-type="float">
            <text:p>0.220839447581867</text:p>
          </table:table-cell>
          <table:table-cell table:number-columns-repeated="9"/>
        </table:table-row>
        <table:table-row table:style-name="ro1">
          <table:table-cell office:value-type="float" office:value="8.88854885101318" calcext:value-type="float">
            <text:p>8.88854885101318</text:p>
          </table:table-cell>
          <table:table-cell office:value-type="float" office:value="4.92773216631282" calcext:value-type="float">
            <text:p>4.92773216631282</text:p>
          </table:table-cell>
          <table:table-cell office:value-type="float" office:value="0.366582214832306" calcext:value-type="float">
            <text:p>0.366582214832306</text:p>
          </table:table-cell>
          <table:table-cell office:value-type="float" office:value="0.220915836642395" calcext:value-type="float">
            <text:p>0.220915836642395</text:p>
          </table:table-cell>
          <table:table-cell table:number-columns-repeated="9"/>
        </table:table-row>
        <table:table-row table:style-name="ro1">
          <table:table-cell office:value-type="float" office:value="6.97410821914673" calcext:value-type="float">
            <text:p>6.97410821914673</text:p>
          </table:table-cell>
          <table:table-cell office:value-type="float" office:value="4.92691494613948" calcext:value-type="float">
            <text:p>4.92691494613948</text:p>
          </table:table-cell>
          <table:table-cell office:value-type="float" office:value="0.713752388954163" calcext:value-type="float">
            <text:p>0.713752388954163</text:p>
          </table:table-cell>
          <table:table-cell office:value-type="float" office:value="0.221046843228169" calcext:value-type="float">
            <text:p>0.221046843228169</text:p>
          </table:table-cell>
          <table:table-cell table:number-columns-repeated="9"/>
        </table:table-row>
        <table:table-row table:style-name="ro1">
          <table:table-cell office:value-type="float" office:value="7.58758020401001" calcext:value-type="float">
            <text:p>7.58758020401001</text:p>
          </table:table-cell>
          <table:table-cell office:value-type="float" office:value="4.92521302306616" calcext:value-type="float">
            <text:p>4.92521302306616</text:p>
          </table:table-cell>
          <table:table-cell office:value-type="float" office:value="0.656867623329163" calcext:value-type="float">
            <text:p>0.656867623329163</text:p>
          </table:table-cell>
          <table:table-cell office:value-type="float" office:value="0.221043376581614" calcext:value-type="float">
            <text:p>0.221043376581614</text:p>
          </table:table-cell>
          <table:table-cell table:number-columns-repeated="9"/>
        </table:table-row>
        <table:table-row table:style-name="ro1">
          <table:table-cell office:value-type="float" office:value="11.1168870925903" calcext:value-type="float">
            <text:p>11.1168870925903</text:p>
          </table:table-cell>
          <table:table-cell office:value-type="float" office:value="4.92504706738379" calcext:value-type="float">
            <text:p>4.92504706738379</text:p>
          </table:table-cell>
          <table:table-cell office:value-type="float" office:value="0.423092722892761" calcext:value-type="float">
            <text:p>0.423092722892761</text:p>
          </table:table-cell>
          <table:table-cell office:value-type="float" office:value="0.22106164478524" calcext:value-type="float">
            <text:p>0.22106164478524</text:p>
          </table:table-cell>
          <table:table-cell table:number-columns-repeated="9"/>
        </table:table-row>
        <table:table-row table:style-name="ro1">
          <table:table-cell office:value-type="float" office:value="6.71277904510498" calcext:value-type="float">
            <text:p>6.71277904510498</text:p>
          </table:table-cell>
          <table:table-cell office:value-type="float" office:value="4.92354574668196" calcext:value-type="float">
            <text:p>4.92354574668196</text:p>
          </table:table-cell>
          <table:table-cell office:value-type="float" office:value="0.574435114860535" calcext:value-type="float">
            <text:p>0.574435114860535</text:p>
          </table:table-cell>
          <table:table-cell office:value-type="float" office:value="0.221078268117296" calcext:value-type="float">
            <text:p>0.221078268117296</text:p>
          </table:table-cell>
          <table:table-cell table:number-columns-repeated="9"/>
        </table:table-row>
        <table:table-row table:style-name="ro1">
          <table:table-cell office:value-type="float" office:value="8.4380054473877" calcext:value-type="float">
            <text:p>8.4380054473877</text:p>
          </table:table-cell>
          <table:table-cell office:value-type="float" office:value="4.92342677940852" calcext:value-type="float">
            <text:p>4.92342677940852</text:p>
          </table:table-cell>
          <table:table-cell office:value-type="float" office:value="0.0677214860916138" calcext:value-type="float">
            <text:p>0.067721486091614</text:p>
          </table:table-cell>
          <table:table-cell office:value-type="float" office:value="0.220952404059384" calcext:value-type="float">
            <text:p>0.220952404059384</text:p>
          </table:table-cell>
          <table:table-cell table:number-columns-repeated="9"/>
        </table:table-row>
        <table:table-row table:style-name="ro1">
          <table:table-cell office:value-type="float" office:value="9.6602954864502" calcext:value-type="float">
            <text:p>9.6602954864502</text:p>
          </table:table-cell>
          <table:table-cell office:value-type="float" office:value="4.92417872344473" calcext:value-type="float">
            <text:p>4.92417872344473</text:p>
          </table:table-cell>
          <table:table-cell office:value-type="float" office:value="0.166341781616211" calcext:value-type="float">
            <text:p>0.166341781616211</text:p>
          </table:table-cell>
          <table:table-cell office:value-type="float" office:value="0.220786872290081" calcext:value-type="float">
            <text:p>0.220786872290081</text:p>
          </table:table-cell>
          <table:table-cell table:number-columns-repeated="9"/>
        </table:table-row>
        <table:table-row table:style-name="ro1">
          <table:table-cell office:value-type="float" office:value="9.25621700286865" calcext:value-type="float">
            <text:p>9.25621700286865</text:p>
          </table:table-cell>
          <table:table-cell office:value-type="float" office:value="4.92423860770084" calcext:value-type="float">
            <text:p>4.92423860770084</text:p>
          </table:table-cell>
          <table:table-cell office:value-type="float" office:value="0.417142361402512" calcext:value-type="float">
            <text:p>0.417142361402512</text:p>
          </table:table-cell>
          <table:table-cell office:value-type="float" office:value="0.220827288821584" calcext:value-type="float">
            <text:p>0.220827288821584</text:p>
          </table:table-cell>
          <table:table-cell table:number-columns-repeated="9"/>
        </table:table-row>
        <table:table-row table:style-name="ro1">
          <table:table-cell office:value-type="float" office:value="11.3386325836182" calcext:value-type="float">
            <text:p>11.3386325836182</text:p>
          </table:table-cell>
          <table:table-cell office:value-type="float" office:value="4.92389572217934" calcext:value-type="float">
            <text:p>4.92389572217934</text:p>
          </table:table-cell>
          <table:table-cell office:value-type="float" office:value="0.813903391361237" calcext:value-type="float">
            <text:p>0.813903391361237</text:p>
          </table:table-cell>
          <table:table-cell office:value-type="float" office:value="0.221213773109579" calcext:value-type="float">
            <text:p>0.221213773109579</text:p>
          </table:table-cell>
          <table:table-cell table:number-columns-repeated="9"/>
        </table:table-row>
        <table:table-row table:style-name="ro1">
          <table:table-cell office:value-type="float" office:value="10.5926847457886" calcext:value-type="float">
            <text:p>10.5926847457886</text:p>
          </table:table-cell>
          <table:table-cell office:value-type="float" office:value="4.92438471410508" calcext:value-type="float">
            <text:p>4.92438471410508</text:p>
          </table:table-cell>
          <table:table-cell office:value-type="float" office:value="0.702939510345459" calcext:value-type="float">
            <text:p>0.702939510345459</text:p>
          </table:table-cell>
          <table:table-cell office:value-type="float" office:value="0.221388202432975" calcext:value-type="float">
            <text:p>0.221388202432975</text:p>
          </table:table-cell>
          <table:table-cell table:number-columns-repeated="9"/>
        </table:table-row>
        <table:table-row table:style-name="ro1">
          <table:table-cell office:value-type="float" office:value="7.93160247802734" calcext:value-type="float">
            <text:p>7.93160247802734</text:p>
          </table:table-cell>
          <table:table-cell office:value-type="float" office:value="4.92273282935901" calcext:value-type="float">
            <text:p>4.92273282935901</text:p>
          </table:table-cell>
          <table:table-cell office:value-type="float" office:value="0.333152949810028" calcext:value-type="float">
            <text:p>0.333152949810028</text:p>
          </table:table-cell>
          <table:table-cell office:value-type="float" office:value="0.221323247125706" calcext:value-type="float">
            <text:p>0.221323247125706</text:p>
          </table:table-cell>
          <table:table-cell table:number-columns-repeated="9"/>
        </table:table-row>
        <table:table-row table:style-name="ro1">
          <table:table-cell office:value-type="float" office:value="8.45228481292725" calcext:value-type="float">
            <text:p>8.45228481292725</text:p>
          </table:table-cell>
          <table:table-cell office:value-type="float" office:value="4.92249788195675" calcext:value-type="float">
            <text:p>4.92249788195675</text:p>
          </table:table-cell>
          <table:table-cell office:value-type="float" office:value="0.180202513933182" calcext:value-type="float">
            <text:p>0.180202513933182</text:p>
          </table:table-cell>
          <table:table-cell office:value-type="float" office:value="0.221251067494948" calcext:value-type="float">
            <text:p>0.221251067494948</text:p>
          </table:table-cell>
          <table:table-cell table:number-columns-repeated="9"/>
        </table:table-row>
        <table:table-row table:style-name="ro1">
          <table:table-cell office:value-type="float" office:value="9.18165397644043" calcext:value-type="float">
            <text:p>9.18165397644043</text:p>
          </table:table-cell>
          <table:table-cell office:value-type="float" office:value="4.92261800354773" calcext:value-type="float">
            <text:p>4.92261800354773</text:p>
          </table:table-cell>
          <table:table-cell office:value-type="float" office:value="0.355352729558945" calcext:value-type="float">
            <text:p>0.355352729558945</text:p>
          </table:table-cell>
          <table:table-cell office:value-type="float" office:value="0.221199326905365" calcext:value-type="float">
            <text:p>0.221199326905365</text:p>
          </table:table-cell>
          <table:table-cell table:number-columns-repeated="9"/>
        </table:table-row>
        <table:table-row table:style-name="ro1">
          <table:table-cell office:value-type="float" office:value="9.52077007293701" calcext:value-type="float">
            <text:p>9.52077007293701</text:p>
          </table:table-cell>
          <table:table-cell office:value-type="float" office:value="4.92277349745696" calcext:value-type="float">
            <text:p>4.92277349745696</text:p>
          </table:table-cell>
          <table:table-cell office:value-type="float" office:value="0.591619729995728" calcext:value-type="float">
            <text:p>0.591619729995728</text:p>
          </table:table-cell>
          <table:table-cell office:value-type="float" office:value="0.221197395867973" calcext:value-type="float">
            <text:p>0.221197395867973</text:p>
          </table:table-cell>
          <table:table-cell table:number-columns-repeated="9"/>
        </table:table-row>
        <table:table-row table:style-name="ro1">
          <table:table-cell office:value-type="float" office:value="9.16160106658936" calcext:value-type="float">
            <text:p>9.16160106658936</text:p>
          </table:table-cell>
          <table:table-cell office:value-type="float" office:value="4.92304988832245" calcext:value-type="float">
            <text:p>4.92304988832245</text:p>
          </table:table-cell>
          <table:table-cell office:value-type="float" office:value="0.605052888393402" calcext:value-type="float">
            <text:p>0.605052888393402</text:p>
          </table:table-cell>
          <table:table-cell office:value-type="float" office:value="0.221409388685631" calcext:value-type="float">
            <text:p>0.221409388685631</text:p>
          </table:table-cell>
          <table:table-cell table:number-columns-repeated="9"/>
        </table:table-row>
        <table:table-row table:style-name="ro1">
          <table:table-cell office:value-type="float" office:value="8.49394512176514" calcext:value-type="float">
            <text:p>8.49394512176514</text:p>
          </table:table-cell>
          <table:table-cell office:value-type="float" office:value="4.92380406973591" calcext:value-type="float">
            <text:p>4.92380406973591</text:p>
          </table:table-cell>
          <table:table-cell office:value-type="float" office:value="0.612382113933563" calcext:value-type="float">
            <text:p>0.612382113933563</text:p>
          </table:table-cell>
          <table:table-cell office:value-type="float" office:value="0.221726948548092" calcext:value-type="float">
            <text:p>0.221726948548092</text:p>
          </table:table-cell>
          <table:table-cell table:number-columns-repeated="9"/>
        </table:table-row>
        <table:table-row table:style-name="ro1">
          <table:table-cell office:value-type="float" office:value="9.84843158721924" calcext:value-type="float">
            <text:p>9.84843158721924</text:p>
          </table:table-cell>
          <table:table-cell office:value-type="float" office:value="4.92407223139281" calcext:value-type="float">
            <text:p>4.92407223139281</text:p>
          </table:table-cell>
          <table:table-cell office:value-type="float" office:value="0.407741785049439" calcext:value-type="float">
            <text:p>0.407741785049439</text:p>
          </table:table-cell>
          <table:table-cell office:value-type="float" office:value="0.221725908336753" calcext:value-type="float">
            <text:p>0.221725908336753</text:p>
          </table:table-cell>
          <table:table-cell table:number-columns-repeated="9"/>
        </table:table-row>
        <table:table-row table:style-name="ro1">
          <table:table-cell office:value-type="float" office:value="7.96073436737061" calcext:value-type="float">
            <text:p>7.96073436737061</text:p>
          </table:table-cell>
          <table:table-cell office:value-type="float" office:value="4.92365219656115" calcext:value-type="float">
            <text:p>4.92365219656115</text:p>
          </table:table-cell>
          <table:table-cell office:value-type="float" office:value="0.811467349529266" calcext:value-type="float">
            <text:p>0.811467349529266</text:p>
          </table:table-cell>
          <table:table-cell office:value-type="float" office:value="0.221815806039177" calcext:value-type="float">
            <text:p>0.221815806039177</text:p>
          </table:table-cell>
          <table:table-cell table:number-columns-repeated="9"/>
        </table:table-row>
        <table:table-row table:style-name="ro1">
          <table:table-cell office:value-type="float" office:value="6.59487533569336" calcext:value-type="float">
            <text:p>6.59487533569336</text:p>
          </table:table-cell>
          <table:table-cell office:value-type="float" office:value="4.92285291538404" calcext:value-type="float">
            <text:p>4.92285291538404</text:p>
          </table:table-cell>
          <table:table-cell office:value-type="float" office:value="0.394102662801743" calcext:value-type="float">
            <text:p>0.394102662801743</text:p>
          </table:table-cell>
          <table:table-cell office:value-type="float" office:value="0.221837418378433" calcext:value-type="float">
            <text:p>0.221837418378433</text:p>
          </table:table-cell>
          <table:table-cell table:number-columns-repeated="9"/>
        </table:table-row>
        <table:table-row table:style-name="ro1">
          <table:table-cell office:value-type="float" office:value="9.84499168395996" calcext:value-type="float">
            <text:p>9.84499168395996</text:p>
          </table:table-cell>
          <table:table-cell office:value-type="float" office:value="4.92271812100842" calcext:value-type="float">
            <text:p>4.92271812100842</text:p>
          </table:table-cell>
          <table:table-cell office:value-type="float" office:value="0.513857066631317" calcext:value-type="float">
            <text:p>0.513857066631317</text:p>
          </table:table-cell>
          <table:table-cell office:value-type="float" office:value="0.221843103699507" calcext:value-type="float">
            <text:p>0.221843103699507</text:p>
          </table:table-cell>
          <table:table-cell table:number-columns-repeated="9"/>
        </table:table-row>
        <table:table-row table:style-name="ro1">
          <table:table-cell office:value-type="float" office:value="10.2992076873779" calcext:value-type="float">
            <text:p>10.2992076873779</text:p>
          </table:table-cell>
          <table:table-cell office:value-type="float" office:value="4.92369118323764" calcext:value-type="float">
            <text:p>4.92369118323764</text:p>
          </table:table-cell>
          <table:table-cell office:value-type="float" office:value="0.520649492740631" calcext:value-type="float">
            <text:p>0.520649492740631</text:p>
          </table:table-cell>
          <table:table-cell office:value-type="float" office:value="0.221932885329166" calcext:value-type="float">
            <text:p>0.221932885329166</text:p>
          </table:table-cell>
          <table:table-cell table:number-columns-repeated="9"/>
        </table:table-row>
        <table:table-row table:style-name="ro1">
          <table:table-cell office:value-type="float" office:value="12.9866561889648" calcext:value-type="float">
            <text:p>12.9866561889648</text:p>
          </table:table-cell>
          <table:table-cell office:value-type="float" office:value="4.92540016521677" calcext:value-type="float">
            <text:p>4.92540016521677</text:p>
          </table:table-cell>
          <table:table-cell office:value-type="float" office:value="0.18126967549324" calcext:value-type="float">
            <text:p>0.18126967549324</text:p>
          </table:table-cell>
          <table:table-cell office:value-type="float" office:value="0.22170227489457" calcext:value-type="float">
            <text:p>0.22170227489457</text:p>
          </table:table-cell>
          <table:table-cell table:number-columns-repeated="9"/>
        </table:table-row>
        <table:table-row table:style-name="ro1">
          <table:table-cell office:value-type="float" office:value="12.1682348251343" calcext:value-type="float">
            <text:p>12.1682348251343</text:p>
          </table:table-cell>
          <table:table-cell office:value-type="float" office:value="4.92623909955001" calcext:value-type="float">
            <text:p>4.92623909955001</text:p>
          </table:table-cell>
          <table:table-cell office:value-type="float" office:value="0.381169706583023" calcext:value-type="float">
            <text:p>0.381169706583023</text:p>
          </table:table-cell>
          <table:table-cell office:value-type="float" office:value="0.221637333703518" calcext:value-type="float">
            <text:p>0.221637333703518</text:p>
          </table:table-cell>
          <table:table-cell table:number-columns-repeated="9"/>
        </table:table-row>
        <table:table-row table:style-name="ro1">
          <table:table-cell office:value-type="float" office:value="8.28398895263672" calcext:value-type="float">
            <text:p>8.28398895263672</text:p>
          </table:table-cell>
          <table:table-cell office:value-type="float" office:value="4.92641352617833" calcext:value-type="float">
            <text:p>4.92641352617833</text:p>
          </table:table-cell>
          <table:table-cell office:value-type="float" office:value="0.379200130701065" calcext:value-type="float">
            <text:p>0.379200130701065</text:p>
          </table:table-cell>
          <table:table-cell office:value-type="float" office:value="0.221600016200859" calcext:value-type="float">
            <text:p>0.221600016200859</text:p>
          </table:table-cell>
          <table:table-cell table:number-columns-repeated="9"/>
        </table:table-row>
        <table:table-row table:style-name="ro1">
          <table:table-cell office:value-type="float" office:value="8.61056995391846" calcext:value-type="float">
            <text:p>8.61056995391846</text:p>
          </table:table-cell>
          <table:table-cell office:value-type="float" office:value="4.92748432070465" calcext:value-type="float">
            <text:p>4.92748432070465</text:p>
          </table:table-cell>
          <table:table-cell office:value-type="float" office:value="0.661280393600464" calcext:value-type="float">
            <text:p>0.661280393600464</text:p>
          </table:table-cell>
          <table:table-cell office:value-type="float" office:value="0.222571941858844" calcext:value-type="float">
            <text:p>0.222571941858844</text:p>
          </table:table-cell>
          <table:table-cell table:number-columns-repeated="9"/>
        </table:table-row>
        <table:table-row table:style-name="ro1">
          <table:table-cell office:value-type="float" office:value="8.58824348449707" calcext:value-type="float">
            <text:p>8.58824348449707</text:p>
          </table:table-cell>
          <table:table-cell office:value-type="float" office:value="4.92756211086379" calcext:value-type="float">
            <text:p>4.92756211086379</text:p>
          </table:table-cell>
          <table:table-cell office:value-type="float" office:value="0.185532927513123" calcext:value-type="float">
            <text:p>0.185532927513123</text:p>
          </table:table-cell>
          <table:table-cell office:value-type="float" office:value="0.22252654245399" calcext:value-type="float">
            <text:p>0.22252654245399</text:p>
          </table:table-cell>
          <table:table-cell table:number-columns-repeated="9"/>
        </table:table-row>
        <table:table-row table:style-name="ro1">
          <table:table-cell office:value-type="float" office:value="8.57275009155273" calcext:value-type="float">
            <text:p>8.57275009155273</text:p>
          </table:table-cell>
          <table:table-cell office:value-type="float" office:value="4.92757582340008" calcext:value-type="float">
            <text:p>4.92757582340008</text:p>
          </table:table-cell>
          <table:table-cell office:value-type="float" office:value="0.317498028278351" calcext:value-type="float">
            <text:p>0.317498028278351</text:p>
          </table:table-cell>
          <table:table-cell office:value-type="float" office:value="0.222524160911296" calcext:value-type="float">
            <text:p>0.22252416091129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.76330947875977" calcext:value-type="float">
            <text:p>7.76330947875977</text:p>
          </table:table-cell>
          <table:table-cell office:value-type="float" office:value="4.92754428973816" calcext:value-type="float">
            <text:p>4.92754428973816</text:p>
          </table:table-cell>
          <table:table-cell office:value-type="float" office:value="0.306693583726883" calcext:value-type="float">
            <text:p>0.306693583726883</text:p>
          </table:table-cell>
          <table:table-cell office:value-type="float" office:value="0.222523341769833" calcext:value-type="float">
            <text:p>0.222523341769833</text:p>
          </table:table-cell>
          <table:table-cell table:number-columns-repeated="9"/>
        </table:table-row>
        <table:table-row table:style-name="ro1">
          <table:table-cell office:value-type="float" office:value="8.04440593719482" calcext:value-type="float">
            <text:p>8.04440593719482</text:p>
          </table:table-cell>
          <table:table-cell office:value-type="float" office:value="4.92755435637965" calcext:value-type="float">
            <text:p>4.92755435637965</text:p>
          </table:table-cell>
          <table:table-cell office:value-type="float" office:value="0.208690166473389" calcext:value-type="float">
            <text:p>0.208690166473389</text:p>
          </table:table-cell>
          <table:table-cell office:value-type="float" office:value="0.222513438795735" calcext:value-type="float">
            <text:p>0.222513438795735</text:p>
          </table:table-cell>
          <table:table-cell table:number-columns-repeated="9"/>
        </table:table-row>
        <table:table-row table:style-name="ro1">
          <table:table-cell office:value-type="float" office:value="8.0438756942749" calcext:value-type="float">
            <text:p>8.0438756942749</text:p>
          </table:table-cell>
          <table:table-cell office:value-type="float" office:value="4.92759776953154" calcext:value-type="float">
            <text:p>4.92759776953154</text:p>
          </table:table-cell>
          <table:table-cell office:value-type="float" office:value="0.201806664466858" calcext:value-type="float">
            <text:p>0.201806664466858</text:p>
          </table:table-cell>
          <table:table-cell office:value-type="float" office:value="0.222499551352613" calcext:value-type="float">
            <text:p>0.222499551352613</text:p>
          </table:table-cell>
          <table:table-cell table:number-columns-repeated="9"/>
        </table:table-row>
        <table:table-row table:style-name="ro1">
          <table:table-cell office:value-type="float" office:value="7.74063587188721" calcext:value-type="float">
            <text:p>7.74063587188721</text:p>
          </table:table-cell>
          <table:table-cell office:value-type="float" office:value="4.92727787535783" calcext:value-type="float">
            <text:p>4.92727787535783</text:p>
          </table:table-cell>
          <table:table-cell office:value-type="float" office:value="0.0400485917925835" calcext:value-type="float">
            <text:p>0.040048591792584</text:p>
          </table:table-cell>
          <table:table-cell office:value-type="float" office:value="0.222326193750661" calcext:value-type="float">
            <text:p>0.222326193750661</text:p>
          </table:table-cell>
          <table:table-cell table:number-columns-repeated="9"/>
        </table:table-row>
        <table:table-row table:style-name="ro1">
          <table:table-cell office:value-type="float" office:value="7.70302629470825" calcext:value-type="float">
            <text:p>7.70302629470825</text:p>
          </table:table-cell>
          <table:table-cell office:value-type="float" office:value="4.92715204944031" calcext:value-type="float">
            <text:p>4.92715204944031</text:p>
          </table:table-cell>
          <table:table-cell office:value-type="float" office:value="0.144810393452644" calcext:value-type="float">
            <text:p>0.144810393452644</text:p>
          </table:table-cell>
          <table:table-cell office:value-type="float" office:value="0.222259785460896" calcext:value-type="float">
            <text:p>0.222259785460896</text:p>
          </table:table-cell>
          <table:table-cell table:number-columns-repeated="9"/>
        </table:table-row>
        <table:table-row table:style-name="ro1">
          <table:table-cell office:value-type="float" office:value="9.41524696350098" calcext:value-type="float">
            <text:p>9.41524696350098</text:p>
          </table:table-cell>
          <table:table-cell office:value-type="float" office:value="4.92677948328182" calcext:value-type="float">
            <text:p>4.92677948328182</text:p>
          </table:table-cell>
          <table:table-cell office:value-type="float" office:value="0.565649688243866" calcext:value-type="float">
            <text:p>0.565649688243866</text:p>
          </table:table-cell>
          <table:table-cell office:value-type="float" office:value="0.222176256223186" calcext:value-type="float">
            <text:p>0.222176256223186</text:p>
          </table:table-cell>
          <table:table-cell table:number-columns-repeated="9"/>
        </table:table-row>
        <table:table-row table:style-name="ro1">
          <table:table-cell office:value-type="float" office:value="5.5123782157898" calcext:value-type="float">
            <text:p>5.5123782157898</text:p>
          </table:table-cell>
          <table:table-cell office:value-type="float" office:value="4.92619813130763" calcext:value-type="float">
            <text:p>4.92619813130763</text:p>
          </table:table-cell>
          <table:table-cell office:value-type="float" office:value="0.669591546058655" calcext:value-type="float">
            <text:p>0.669591546058655</text:p>
          </table:table-cell>
          <table:table-cell office:value-type="float" office:value="0.222191768287353" calcext:value-type="float">
            <text:p>0.222191768287353</text:p>
          </table:table-cell>
          <table:table-cell table:number-columns-repeated="9"/>
        </table:table-row>
        <table:table-row table:style-name="ro1">
          <table:table-cell office:value-type="float" office:value="5.75146961212158" calcext:value-type="float">
            <text:p>5.75146961212158</text:p>
          </table:table-cell>
          <table:table-cell office:value-type="float" office:value="4.92425520221176" calcext:value-type="float">
            <text:p>4.92425520221176</text:p>
          </table:table-cell>
          <table:table-cell office:value-type="float" office:value="0.222438633441925" calcext:value-type="float">
            <text:p>0.222438633441925</text:p>
          </table:table-cell>
          <table:table-cell office:value-type="float" office:value="0.222060640749629" calcext:value-type="float">
            <text:p>0.222060640749629</text:p>
          </table:table-cell>
          <table:table-cell table:number-columns-repeated="9"/>
        </table:table-row>
        <table:table-row table:style-name="ro1">
          <table:table-cell office:value-type="float" office:value="7.35609912872314" calcext:value-type="float">
            <text:p>7.35609912872314</text:p>
          </table:table-cell>
          <table:table-cell office:value-type="float" office:value="4.92400015069086" calcext:value-type="float">
            <text:p>4.92400015069086</text:p>
          </table:table-cell>
          <table:table-cell office:value-type="float" office:value="0.653200030326843" calcext:value-type="float">
            <text:p>0.653200030326843</text:p>
          </table:table-cell>
          <table:table-cell office:value-type="float" office:value="0.222193026148839" calcext:value-type="float">
            <text:p>0.222193026148839</text:p>
          </table:table-cell>
          <table:table-cell table:number-columns-repeated="9"/>
        </table:table-row>
        <table:table-row table:style-name="ro1">
          <table:table-cell office:value-type="float" office:value="10.8630208969116" calcext:value-type="float">
            <text:p>10.8630208969116</text:p>
          </table:table-cell>
          <table:table-cell office:value-type="float" office:value="4.92457723049842" calcext:value-type="float">
            <text:p>4.92457723049842</text:p>
          </table:table-cell>
          <table:table-cell office:value-type="float" office:value="0.280776739120483" calcext:value-type="float">
            <text:p>0.280776739120483</text:p>
          </table:table-cell>
          <table:table-cell office:value-type="float" office:value="0.222126156687752" calcext:value-type="float">
            <text:p>0.222126156687752</text:p>
          </table:table-cell>
          <table:table-cell table:number-columns-repeated="9"/>
        </table:table-row>
        <table:table-row table:style-name="ro1">
          <table:table-cell office:value-type="float" office:value="10.3438377380371" calcext:value-type="float">
            <text:p>10.3438377380371</text:p>
          </table:table-cell>
          <table:table-cell office:value-type="float" office:value="4.92481747396978" calcext:value-type="float">
            <text:p>4.92481747396978</text:p>
          </table:table-cell>
          <table:table-cell office:value-type="float" office:value="0.199947133660317" calcext:value-type="float">
            <text:p>0.199947133660317</text:p>
          </table:table-cell>
          <table:table-cell office:value-type="float" office:value="0.222079637699509" calcext:value-type="float">
            <text:p>0.222079637699509</text:p>
          </table:table-cell>
          <table:table-cell table:number-columns-repeated="9"/>
        </table:table-row>
        <table:table-row table:style-name="ro1">
          <table:table-cell office:value-type="float" office:value="9.63349723815918" calcext:value-type="float">
            <text:p>9.63349723815918</text:p>
          </table:table-cell>
          <table:table-cell office:value-type="float" office:value="4.92455349065699" calcext:value-type="float">
            <text:p>4.92455349065699</text:p>
          </table:table-cell>
          <table:table-cell office:value-type="float" office:value="0.389412194490433" calcext:value-type="float">
            <text:p>0.389412194490433</text:p>
          </table:table-cell>
          <table:table-cell office:value-type="float" office:value="0.222107167434961" calcext:value-type="float">
            <text:p>0.222107167434961</text:p>
          </table:table-cell>
          <table:table-cell table:number-columns-repeated="9"/>
        </table:table-row>
        <table:table-row table:style-name="ro1">
          <table:table-cell office:value-type="float" office:value="9.61201763153076" calcext:value-type="float">
            <text:p>9.61201763153076</text:p>
          </table:table-cell>
          <table:table-cell office:value-type="float" office:value="4.92464901022928" calcext:value-type="float">
            <text:p>4.92464901022928</text:p>
          </table:table-cell>
          <table:table-cell office:value-type="float" office:value="0.47906368970871" calcext:value-type="float">
            <text:p>0.47906368970871</text:p>
          </table:table-cell>
          <table:table-cell office:value-type="float" office:value="0.222116920876125" calcext:value-type="float">
            <text:p>0.222116920876125</text:p>
          </table:table-cell>
          <table:table-cell table:number-columns-repeated="9"/>
        </table:table-row>
        <table:table-row table:style-name="ro1">
          <table:table-cell office:value-type="float" office:value="8.7807149887085" calcext:value-type="float">
            <text:p>8.7807149887085</text:p>
          </table:table-cell>
          <table:table-cell office:value-type="float" office:value="4.92484787491873" calcext:value-type="float">
            <text:p>4.92484787491873</text:p>
          </table:table-cell>
          <table:table-cell office:value-type="float" office:value="0.387742042541504" calcext:value-type="float">
            <text:p>0.387742042541504</text:p>
          </table:table-cell>
          <table:table-cell office:value-type="float" office:value="0.222147338362484" calcext:value-type="float">
            <text:p>0.222147338362484</text:p>
          </table:table-cell>
          <table:table-cell table:number-columns-repeated="9"/>
        </table:table-row>
        <table:table-row table:style-name="ro1">
          <table:table-cell office:value-type="float" office:value="8.45921897888184" calcext:value-type="float">
            <text:p>8.45921897888184</text:p>
          </table:table-cell>
          <table:table-cell office:value-type="float" office:value="4.92613397840862" calcext:value-type="float">
            <text:p>4.92613397840862</text:p>
          </table:table-cell>
          <table:table-cell office:value-type="float" office:value="0.626541018486023" calcext:value-type="float">
            <text:p>0.626541018486023</text:p>
          </table:table-cell>
          <table:table-cell office:value-type="float" office:value="0.222230543336288" calcext:value-type="float">
            <text:p>0.222230543336288</text:p>
          </table:table-cell>
          <table:table-cell table:number-columns-repeated="9"/>
        </table:table-row>
        <table:table-row table:style-name="ro1">
          <table:table-cell office:value-type="float" office:value="8.25399971008301" calcext:value-type="float">
            <text:p>8.25399971008301</text:p>
          </table:table-cell>
          <table:table-cell office:value-type="float" office:value="4.92626209985964" calcext:value-type="float">
            <text:p>4.92626209985964</text:p>
          </table:table-cell>
          <table:table-cell office:value-type="float" office:value="0.421924203634262" calcext:value-type="float">
            <text:p>0.421924203634262</text:p>
          </table:table-cell>
          <table:table-cell office:value-type="float" office:value="0.222325632923798" calcext:value-type="float">
            <text:p>0.222325632923798</text:p>
          </table:table-cell>
          <table:table-cell table:number-columns-repeated="9"/>
        </table:table-row>
        <table:table-row table:style-name="ro1">
          <table:table-cell office:value-type="float" office:value="7.86943531036377" calcext:value-type="float">
            <text:p>7.86943531036377</text:p>
          </table:table-cell>
          <table:table-cell office:value-type="float" office:value="4.92621298225013" calcext:value-type="float">
            <text:p>4.92621298225013</text:p>
          </table:table-cell>
          <table:table-cell office:value-type="float" office:value="0.373640805482864" calcext:value-type="float">
            <text:p>0.373640805482864</text:p>
          </table:table-cell>
          <table:table-cell office:value-type="float" office:value="0.222320411276059" calcext:value-type="float">
            <text:p>0.222320411276059</text:p>
          </table:table-cell>
          <table:table-cell table:number-columns-repeated="9"/>
        </table:table-row>
        <table:table-row table:style-name="ro1">
          <table:table-cell office:value-type="float" office:value="6.60617923736572" calcext:value-type="float">
            <text:p>6.60617923736572</text:p>
          </table:table-cell>
          <table:table-cell office:value-type="float" office:value="4.92532937139019" calcext:value-type="float">
            <text:p>4.92532937139019</text:p>
          </table:table-cell>
          <table:table-cell office:value-type="float" office:value="0.347462117671967" calcext:value-type="float">
            <text:p>0.347462117671967</text:p>
          </table:table-cell>
          <table:table-cell office:value-type="float" office:value="0.222269890980587" calcext:value-type="float">
            <text:p>0.222269890980587</text:p>
          </table:table-cell>
          <table:table-cell table:number-columns-repeated="9"/>
        </table:table-row>
        <table:table-row table:style-name="ro1">
          <table:table-cell office:value-type="float" office:value="7.04721736907959" calcext:value-type="float">
            <text:p>7.04721736907959</text:p>
          </table:table-cell>
          <table:table-cell office:value-type="float" office:value="4.9249744448514" calcext:value-type="float">
            <text:p>4.9249744448514</text:p>
          </table:table-cell>
          <table:table-cell office:value-type="float" office:value="0.407640814781189" calcext:value-type="float">
            <text:p>0.407640814781189</text:p>
          </table:table-cell>
          <table:table-cell office:value-type="float" office:value="0.222266379882148" calcext:value-type="float">
            <text:p>0.222266379882148</text:p>
          </table:table-cell>
          <table:table-cell table:number-columns-repeated="9"/>
        </table:table-row>
        <table:table-row table:style-name="ro1">
          <table:table-cell office:value-type="float" office:value="10.8977298736572" calcext:value-type="float">
            <text:p>10.8977298736572</text:p>
          </table:table-cell>
          <table:table-cell office:value-type="float" office:value="4.92535495674555" calcext:value-type="float">
            <text:p>4.92535495674555</text:p>
          </table:table-cell>
          <table:table-cell office:value-type="float" office:value="0.431525766849518" calcext:value-type="float">
            <text:p>0.431525766849518</text:p>
          </table:table-cell>
          <table:table-cell office:value-type="float" office:value="0.222216630380405" calcext:value-type="float">
            <text:p>0.222216630380405</text:p>
          </table:table-cell>
          <table:table-cell table:number-columns-repeated="9"/>
        </table:table-row>
        <table:table-row table:style-name="ro1">
          <table:table-cell office:value-type="float" office:value="8.94274139404297" calcext:value-type="float">
            <text:p>8.94274139404297</text:p>
          </table:table-cell>
          <table:table-cell office:value-type="float" office:value="4.92533178932134" calcext:value-type="float">
            <text:p>4.92533178932134</text:p>
          </table:table-cell>
          <table:table-cell office:value-type="float" office:value="0.540072917938232" calcext:value-type="float">
            <text:p>0.540072917938232</text:p>
          </table:table-cell>
          <table:table-cell office:value-type="float" office:value="0.222335854615189" calcext:value-type="float">
            <text:p>0.222335854615189</text:p>
          </table:table-cell>
          <table:table-cell table:number-columns-repeated="9"/>
        </table:table-row>
        <table:table-row table:style-name="ro1">
          <table:table-cell office:value-type="float" office:value="6.9458646774292" calcext:value-type="float">
            <text:p>6.9458646774292</text:p>
          </table:table-cell>
          <table:table-cell office:value-type="float" office:value="4.92423839326882" calcext:value-type="float">
            <text:p>4.92423839326882</text:p>
          </table:table-cell>
          <table:table-cell office:value-type="float" office:value="0.288281708955765" calcext:value-type="float">
            <text:p>0.288281708955765</text:p>
          </table:table-cell>
          <table:table-cell office:value-type="float" office:value="0.222250419072441" calcext:value-type="float">
            <text:p>0.222250419072441</text:p>
          </table:table-cell>
          <table:table-cell table:number-columns-repeated="9"/>
        </table:table-row>
        <table:table-row table:style-name="ro1">
          <table:table-cell office:value-type="float" office:value="8.47129344940186" calcext:value-type="float">
            <text:p>8.47129344940186</text:p>
          </table:table-cell>
          <table:table-cell office:value-type="float" office:value="4.92438860909658" calcext:value-type="float">
            <text:p>4.92438860909658</text:p>
          </table:table-cell>
          <table:table-cell office:value-type="float" office:value="0.875302851200104" calcext:value-type="float">
            <text:p>0.875302851200104</text:p>
          </table:table-cell>
          <table:table-cell office:value-type="float" office:value="0.222466878258635" calcext:value-type="float">
            <text:p>0.222466878258635</text:p>
          </table:table-cell>
          <table:table-cell table:number-columns-repeated="9"/>
        </table:table-row>
        <table:table-row table:style-name="ro1">
          <table:table-cell office:value-type="float" office:value="12.5673904418945" calcext:value-type="float">
            <text:p>12.5673904418945</text:p>
          </table:table-cell>
          <table:table-cell office:value-type="float" office:value="4.92517346215988" calcext:value-type="float">
            <text:p>4.92517346215988</text:p>
          </table:table-cell>
          <table:table-cell office:value-type="float" office:value="0.840997755527496" calcext:value-type="float">
            <text:p>0.840997755527496</text:p>
          </table:table-cell>
          <table:table-cell office:value-type="float" office:value="0.22259451428242" calcext:value-type="float">
            <text:p>0.22259451428242</text:p>
          </table:table-cell>
          <table:table-cell table:number-columns-repeated="9"/>
        </table:table-row>
        <table:table-row table:style-name="ro1">
          <table:table-cell office:value-type="float" office:value="8.55770587921143" calcext:value-type="float">
            <text:p>8.55770587921143</text:p>
          </table:table-cell>
          <table:table-cell office:value-type="float" office:value="4.92541578745757" calcext:value-type="float">
            <text:p>4.92541578745757</text:p>
          </table:table-cell>
          <table:table-cell office:value-type="float" office:value="0.777173042297363" calcext:value-type="float">
            <text:p>0.777173042297363</text:p>
          </table:table-cell>
          <table:table-cell office:value-type="float" office:value="0.2227876949847" calcext:value-type="float">
            <text:p>0.2227876949847</text:p>
          </table:table-cell>
          <table:table-cell table:number-columns-repeated="9"/>
        </table:table-row>
        <table:table-row table:style-name="ro1">
          <table:table-cell office:value-type="float" office:value="6.74387788772583" calcext:value-type="float">
            <text:p>6.74387788772583</text:p>
          </table:table-cell>
          <table:table-cell office:value-type="float" office:value="4.92470436985084" calcext:value-type="float">
            <text:p>4.92470436985084</text:p>
          </table:table-cell>
          <table:table-cell office:value-type="float" office:value="0.673512279987335" calcext:value-type="float">
            <text:p>0.673512279987335</text:p>
          </table:table-cell>
          <table:table-cell office:value-type="float" office:value="0.223470967520184" calcext:value-type="float">
            <text:p>0.223470967520184</text:p>
          </table:table-cell>
          <table:table-cell table:number-columns-repeated="9"/>
        </table:table-row>
        <table:table-row table:style-name="ro1">
          <table:table-cell office:value-type="float" office:value="6.16176652908325" calcext:value-type="float">
            <text:p>6.16176652908325</text:p>
          </table:table-cell>
          <table:table-cell office:value-type="float" office:value="4.92450631666254" calcext:value-type="float">
            <text:p>4.92450631666254</text:p>
          </table:table-cell>
          <table:table-cell office:value-type="float" office:value="0.157370358705521" calcext:value-type="float">
            <text:p>0.157370358705521</text:p>
          </table:table-cell>
          <table:table-cell office:value-type="float" office:value="0.223383592139784" calcext:value-type="float">
            <text:p>0.223383592139784</text:p>
          </table:table-cell>
          <table:table-cell table:number-columns-repeated="9"/>
        </table:table-row>
        <table:table-row table:style-name="ro1">
          <table:table-cell office:value-type="float" office:value="8.66449546813965" calcext:value-type="float">
            <text:p>8.66449546813965</text:p>
          </table:table-cell>
          <table:table-cell office:value-type="float" office:value="4.9239279045792" calcext:value-type="float">
            <text:p>4.9239279045792</text:p>
          </table:table-cell>
          <table:table-cell office:value-type="float" office:value="0.375194549560547" calcext:value-type="float">
            <text:p>0.375194549560547</text:p>
          </table:table-cell>
          <table:table-cell office:value-type="float" office:value="0.223340940682423" calcext:value-type="float">
            <text:p>0.223340940682423</text:p>
          </table:table-cell>
          <table:table-cell table:number-columns-repeated="9"/>
        </table:table-row>
        <table:table-row table:style-name="ro1">
          <table:table-cell office:value-type="float" office:value="7.59506225585938" calcext:value-type="float">
            <text:p>7.59506225585938</text:p>
          </table:table-cell>
          <table:table-cell office:value-type="float" office:value="4.92355969347466" calcext:value-type="float">
            <text:p>4.92355969347466</text:p>
          </table:table-cell>
          <table:table-cell office:value-type="float" office:value="0.246646299958229" calcext:value-type="float">
            <text:p>0.246646299958229</text:p>
          </table:table-cell>
          <table:table-cell office:value-type="float" office:value="0.223313946902502" calcext:value-type="float">
            <text:p>0.223313946902502</text:p>
          </table:table-cell>
          <table:table-cell table:number-columns-repeated="9"/>
        </table:table-row>
        <table:table-row table:style-name="ro1">
          <table:table-cell office:value-type="float" office:value="9.50706958770752" calcext:value-type="float">
            <text:p>9.50706958770752</text:p>
          </table:table-cell>
          <table:table-cell office:value-type="float" office:value="4.92409108992039" calcext:value-type="float">
            <text:p>4.92409108992039</text:p>
          </table:table-cell>
          <table:table-cell office:value-type="float" office:value="0.357320815324783" calcext:value-type="float">
            <text:p>0.357320815324783</text:p>
          </table:table-cell>
          <table:table-cell office:value-type="float" office:value="0.222958547124209" calcext:value-type="float">
            <text:p>0.222958547124209</text:p>
          </table:table-cell>
          <table:table-cell table:number-columns-repeated="9"/>
        </table:table-row>
        <table:table-row table:style-name="ro1">
          <table:table-cell office:value-type="float" office:value="8.05320358276367" calcext:value-type="float">
            <text:p>8.05320358276367</text:p>
          </table:table-cell>
          <table:table-cell office:value-type="float" office:value="4.92440882220116" calcext:value-type="float">
            <text:p>4.92440882220116</text:p>
          </table:table-cell>
          <table:table-cell office:value-type="float" office:value="0.368651628494263" calcext:value-type="float">
            <text:p>0.368651628494263</text:p>
          </table:table-cell>
          <table:table-cell office:value-type="float" office:value="0.222940349335648" calcext:value-type="float">
            <text:p>0.222940349335648</text:p>
          </table:table-cell>
          <table:table-cell table:number-columns-repeated="9"/>
        </table:table-row>
        <table:table-row table:style-name="ro1">
          <table:table-cell office:value-type="float" office:value="9.17250347137451" calcext:value-type="float">
            <text:p>9.17250347137451</text:p>
          </table:table-cell>
          <table:table-cell office:value-type="float" office:value="4.9245767646419" calcext:value-type="float">
            <text:p>4.9245767646419</text:p>
          </table:table-cell>
          <table:table-cell office:value-type="float" office:value="0.654560267925262" calcext:value-type="float">
            <text:p>0.654560267925262</text:p>
          </table:table-cell>
          <table:table-cell office:value-type="float" office:value="0.22299009042955" calcext:value-type="float">
            <text:p>0.22299009042955</text:p>
          </table:table-cell>
          <table:table-cell table:number-columns-repeated="9"/>
        </table:table-row>
        <table:table-row table:style-name="ro1">
          <table:table-cell office:value-type="float" office:value="9.15187549591064" calcext:value-type="float">
            <text:p>9.15187549591064</text:p>
          </table:table-cell>
          <table:table-cell office:value-type="float" office:value="4.92488635015555" calcext:value-type="float">
            <text:p>4.92488635015555</text:p>
          </table:table-cell>
          <table:table-cell office:value-type="float" office:value="0.359268993139267" calcext:value-type="float">
            <text:p>0.359268993139267</text:p>
          </table:table-cell>
          <table:table-cell office:value-type="float" office:value="0.223002492185878" calcext:value-type="float">
            <text:p>0.223002492185878</text:p>
          </table:table-cell>
          <table:table-cell table:number-columns-repeated="9"/>
        </table:table-row>
        <table:table-row table:style-name="ro1">
          <table:table-cell office:value-type="float" office:value="8.80968761444092" calcext:value-type="float">
            <text:p>8.80968761444092</text:p>
          </table:table-cell>
          <table:table-cell office:value-type="float" office:value="4.92577104723781" calcext:value-type="float">
            <text:p>4.92577104723781</text:p>
          </table:table-cell>
          <table:table-cell office:value-type="float" office:value="0.426282346248627" calcext:value-type="float">
            <text:p>0.426282346248627</text:p>
          </table:table-cell>
          <table:table-cell office:value-type="float" office:value="0.222954558493374" calcext:value-type="float">
            <text:p>0.222954558493374</text:p>
          </table:table-cell>
          <table:table-cell table:number-columns-repeated="9"/>
        </table:table-row>
        <table:table-row table:style-name="ro1">
          <table:table-cell office:value-type="float" office:value="6.52546119689941" calcext:value-type="float">
            <text:p>6.52546119689941</text:p>
          </table:table-cell>
          <table:table-cell office:value-type="float" office:value="4.92571761923021" calcext:value-type="float">
            <text:p>4.92571761923021</text:p>
          </table:table-cell>
          <table:table-cell office:value-type="float" office:value="0.564007639884949" calcext:value-type="float">
            <text:p>0.564007639884949</text:p>
          </table:table-cell>
          <table:table-cell office:value-type="float" office:value="0.223050362313748" calcext:value-type="float">
            <text:p>0.223050362313748</text:p>
          </table:table-cell>
          <table:table-cell table:number-columns-repeated="9"/>
        </table:table-row>
        <table:table-row table:style-name="ro1">
          <table:table-cell office:value-type="float" office:value="8.13293075561523" calcext:value-type="float">
            <text:p>8.13293075561523</text:p>
          </table:table-cell>
          <table:table-cell office:value-type="float" office:value="4.92567643385903" calcext:value-type="float">
            <text:p>4.92567643385903</text:p>
          </table:table-cell>
          <table:table-cell office:value-type="float" office:value="0.493200272321701" calcext:value-type="float">
            <text:p>0.493200272321701</text:p>
          </table:table-cell>
          <table:table-cell office:value-type="float" office:value="0.2230879535069" calcext:value-type="float">
            <text:p>0.2230879535069</text:p>
          </table:table-cell>
          <table:table-cell table:number-columns-repeated="9"/>
        </table:table-row>
        <table:table-row table:style-name="ro1">
          <table:table-cell office:value-type="float" office:value="8.21604728698731" calcext:value-type="float">
            <text:p>8.21604728698731</text:p>
          </table:table-cell>
          <table:table-cell office:value-type="float" office:value="4.92596732139184" calcext:value-type="float">
            <text:p>4.92596732139184</text:p>
          </table:table-cell>
          <table:table-cell office:value-type="float" office:value="0.514873087406158" calcext:value-type="float">
            <text:p>0.514873087406158</text:p>
          </table:table-cell>
          <table:table-cell office:value-type="float" office:value="0.223194647260729" calcext:value-type="float">
            <text:p>0.223194647260729</text:p>
          </table:table-cell>
          <table:table-cell table:number-columns-repeated="9"/>
        </table:table-row>
        <table:table-row table:style-name="ro1">
          <table:table-cell office:value-type="float" office:value="11.8147497177124" calcext:value-type="float">
            <text:p>11.8147497177124</text:p>
          </table:table-cell>
          <table:table-cell office:value-type="float" office:value="4.92824518891439" calcext:value-type="float">
            <text:p>4.92824518891439</text:p>
          </table:table-cell>
          <table:table-cell office:value-type="float" office:value="0.739443898200989" calcext:value-type="float">
            <text:p>0.739443898200989</text:p>
          </table:table-cell>
          <table:table-cell office:value-type="float" office:value="0.223375407449455" calcext:value-type="float">
            <text:p>0.223375407449455</text:p>
          </table:table-cell>
          <table:table-cell table:number-columns-repeated="9"/>
        </table:table-row>
        <table:table-row table:style-name="ro1">
          <table:table-cell office:value-type="float" office:value="10.7777271270752" calcext:value-type="float">
            <text:p>10.7777271270752</text:p>
          </table:table-cell>
          <table:table-cell office:value-type="float" office:value="4.92937211886653" calcext:value-type="float">
            <text:p>4.92937211886653</text:p>
          </table:table-cell>
          <table:table-cell office:value-type="float" office:value="0.468141943216324" calcext:value-type="float">
            <text:p>0.468141943216324</text:p>
          </table:table-cell>
          <table:table-cell office:value-type="float" office:value="0.223362164931546" calcext:value-type="float">
            <text:p>0.223362164931546</text:p>
          </table:table-cell>
          <table:table-cell table:number-columns-repeated="9"/>
        </table:table-row>
        <table:table-row table:style-name="ro1">
          <table:table-cell office:value-type="float" office:value="10.5101566314697" calcext:value-type="float">
            <text:p>10.5101566314697</text:p>
          </table:table-cell>
          <table:table-cell office:value-type="float" office:value="4.92943591397696" calcext:value-type="float">
            <text:p>4.92943591397696</text:p>
          </table:table-cell>
          <table:table-cell office:value-type="float" office:value="0.351803869009018" calcext:value-type="float">
            <text:p>0.351803869009018</text:p>
          </table:table-cell>
          <table:table-cell office:value-type="float" office:value="0.223265509521489" calcext:value-type="float">
            <text:p>0.223265509521489</text:p>
          </table:table-cell>
          <table:table-cell table:number-columns-repeated="9"/>
        </table:table-row>
        <table:table-row table:style-name="ro1">
          <table:table-cell office:value-type="float" office:value="8.39625263214111" calcext:value-type="float">
            <text:p>8.39625263214111</text:p>
          </table:table-cell>
          <table:table-cell office:value-type="float" office:value="4.92953198995495" calcext:value-type="float">
            <text:p>4.92953198995495</text:p>
          </table:table-cell>
          <table:table-cell office:value-type="float" office:value="0.181411668658257" calcext:value-type="float">
            <text:p>0.181411668658257</text:p>
          </table:table-cell>
          <table:table-cell office:value-type="float" office:value="0.22317712361803" calcext:value-type="float">
            <text:p>0.22317712361803</text:p>
          </table:table-cell>
          <table:table-cell table:number-columns-repeated="9"/>
        </table:table-row>
        <table:table-row table:style-name="ro1">
          <table:table-cell office:value-type="float" office:value="7.42504644393921" calcext:value-type="float">
            <text:p>7.42504644393921</text:p>
          </table:table-cell>
          <table:table-cell office:value-type="float" office:value="4.92910844386036" calcext:value-type="float">
            <text:p>4.92910844386036</text:p>
          </table:table-cell>
          <table:table-cell office:value-type="float" office:value="0.370246231555939" calcext:value-type="float">
            <text:p>0.370246231555939</text:p>
          </table:table-cell>
          <table:table-cell office:value-type="float" office:value="0.223054813146725" calcext:value-type="float">
            <text:p>0.223054813146725</text:p>
          </table:table-cell>
          <table:table-cell table:number-columns-repeated="9"/>
        </table:table-row>
        <table:table-row table:style-name="ro1">
          <table:table-cell office:value-type="float" office:value="7.33514595031738" calcext:value-type="float">
            <text:p>7.33514595031738</text:p>
          </table:table-cell>
          <table:table-cell office:value-type="float" office:value="4.9290516023728" calcext:value-type="float">
            <text:p>4.9290516023728</text:p>
          </table:table-cell>
          <table:table-cell office:value-type="float" office:value="0.218236088752747" calcext:value-type="float">
            <text:p>0.218236088752747</text:p>
          </table:table-cell>
          <table:table-cell office:value-type="float" office:value="0.222997254904939" calcext:value-type="float">
            <text:p>0.222997254904939</text:p>
          </table:table-cell>
          <table:table-cell table:number-columns-repeated="9"/>
        </table:table-row>
        <table:table-row table:style-name="ro1">
          <table:table-cell office:value-type="float" office:value="9.30423641204834" calcext:value-type="float">
            <text:p>9.30423641204834</text:p>
          </table:table-cell>
          <table:table-cell office:value-type="float" office:value="4.92901279655077" calcext:value-type="float">
            <text:p>4.92901279655077</text:p>
          </table:table-cell>
          <table:table-cell office:value-type="float" office:value="0.348709434270859" calcext:value-type="float">
            <text:p>0.348709434270859</text:p>
          </table:table-cell>
          <table:table-cell office:value-type="float" office:value="0.222910225651987" calcext:value-type="float">
            <text:p>0.222910225651987</text:p>
          </table:table-cell>
          <table:table-cell table:number-columns-repeated="9"/>
        </table:table-row>
        <table:table-row table:style-name="ro1">
          <table:table-cell office:value-type="float" office:value="6.90290594100952" calcext:value-type="float">
            <text:p>6.90290594100952</text:p>
          </table:table-cell>
          <table:table-cell office:value-type="float" office:value="4.92860250860959" calcext:value-type="float">
            <text:p>4.92860250860959</text:p>
          </table:table-cell>
          <table:table-cell office:value-type="float" office:value="0.381860703229904" calcext:value-type="float">
            <text:p>0.381860703229904</text:p>
          </table:table-cell>
          <table:table-cell office:value-type="float" office:value="0.222874107191316" calcext:value-type="float">
            <text:p>0.222874107191316</text:p>
          </table:table-cell>
          <table:table-cell table:number-columns-repeated="9"/>
        </table:table-row>
        <table:table-row table:style-name="ro1">
          <table:table-cell office:value-type="float" office:value="6.93337774276733" calcext:value-type="float">
            <text:p>6.93337774276733</text:p>
          </table:table-cell>
          <table:table-cell office:value-type="float" office:value="4.92814466522485" calcext:value-type="float">
            <text:p>4.92814466522485</text:p>
          </table:table-cell>
          <table:table-cell office:value-type="float" office:value="0.733285486698151" calcext:value-type="float">
            <text:p>0.733285486698151</text:p>
          </table:table-cell>
          <table:table-cell office:value-type="float" office:value="0.223085878930098" calcext:value-type="float">
            <text:p>0.223085878930098</text:p>
          </table:table-cell>
          <table:table-cell table:number-columns-repeated="9"/>
        </table:table-row>
        <table:table-row table:style-name="ro1">
          <table:table-cell office:value-type="float" office:value="7.14680147171021" calcext:value-type="float">
            <text:p>7.14680147171021</text:p>
          </table:table-cell>
          <table:table-cell office:value-type="float" office:value="4.92810402011362" calcext:value-type="float">
            <text:p>4.92810402011362</text:p>
          </table:table-cell>
          <table:table-cell office:value-type="float" office:value="0.405948042869568" calcext:value-type="float">
            <text:p>0.405948042869568</text:p>
          </table:table-cell>
          <table:table-cell office:value-type="float" office:value="0.223085896524951" calcext:value-type="float">
            <text:p>0.223085896524951</text:p>
          </table:table-cell>
          <table:table-cell table:number-columns-repeated="9"/>
        </table:table-row>
        <table:table-row table:style-name="ro1">
          <table:table-cell office:value-type="float" office:value="8.58827114105225" calcext:value-type="float">
            <text:p>8.58827114105225</text:p>
          </table:table-cell>
          <table:table-cell office:value-type="float" office:value="4.92812293804148" calcext:value-type="float">
            <text:p>4.92812293804148</text:p>
          </table:table-cell>
          <table:table-cell office:value-type="float" office:value="0.264233499765396" calcext:value-type="float">
            <text:p>0.264233499765396</text:p>
          </table:table-cell>
          <table:table-cell office:value-type="float" office:value="0.223080586175691" calcext:value-type="float">
            <text:p>0.223080586175691</text:p>
          </table:table-cell>
          <table:table-cell table:number-columns-repeated="9"/>
        </table:table-row>
        <table:table-row table:style-name="ro1">
          <table:table-cell office:value-type="float" office:value="8.58799743652344" calcext:value-type="float">
            <text:p>8.58799743652344</text:p>
          </table:table-cell>
          <table:table-cell office:value-type="float" office:value="4.92956788232369" calcext:value-type="float">
            <text:p>4.92956788232369</text:p>
          </table:table-cell>
          <table:table-cell office:value-type="float" office:value="0.601117193698883" calcext:value-type="float">
            <text:p>0.601117193698883</text:p>
          </table:table-cell>
          <table:table-cell office:value-type="float" office:value="0.222837863052158" calcext:value-type="float">
            <text:p>0.222837863052158</text:p>
          </table:table-cell>
          <table:table-cell table:number-columns-repeated="9"/>
        </table:table-row>
        <table:table-row table:style-name="ro1">
          <table:table-cell office:value-type="float" office:value="7.58215618133545" calcext:value-type="float">
            <text:p>7.58215618133545</text:p>
          </table:table-cell>
          <table:table-cell office:value-type="float" office:value="4.92955998325267" calcext:value-type="float">
            <text:p>4.92955998325267</text:p>
          </table:table-cell>
          <table:table-cell office:value-type="float" office:value="0.67722624540329" calcext:value-type="float">
            <text:p>0.67722624540329</text:p>
          </table:table-cell>
          <table:table-cell office:value-type="float" office:value="0.223028420458424" calcext:value-type="float">
            <text:p>0.223028420458424</text:p>
          </table:table-cell>
          <table:table-cell table:number-columns-repeated="9"/>
        </table:table-row>
        <table:table-row table:style-name="ro1">
          <table:table-cell office:value-type="float" office:value="8.61724376678467" calcext:value-type="float">
            <text:p>8.61724376678467</text:p>
          </table:table-cell>
          <table:table-cell office:value-type="float" office:value="4.92912769455933" calcext:value-type="float">
            <text:p>4.92912769455933</text:p>
          </table:table-cell>
          <table:table-cell office:value-type="float" office:value="0.407259315252304" calcext:value-type="float">
            <text:p>0.407259315252304</text:p>
          </table:table-cell>
          <table:table-cell office:value-type="float" office:value="0.223039676954309" calcext:value-type="float">
            <text:p>0.223039676954309</text:p>
          </table:table-cell>
          <table:table-cell table:number-columns-repeated="9"/>
        </table:table-row>
        <table:table-row table:style-name="ro1">
          <table:table-cell office:value-type="float" office:value="7.42703151702881" calcext:value-type="float">
            <text:p>7.42703151702881</text:p>
          </table:table-cell>
          <table:table-cell office:value-type="float" office:value="4.92916658135659" calcext:value-type="float">
            <text:p>4.92916658135659</text:p>
          </table:table-cell>
          <table:table-cell office:value-type="float" office:value="0.122360356152058" calcext:value-type="float">
            <text:p>0.122360356152058</text:p>
          </table:table-cell>
          <table:table-cell office:value-type="float" office:value="0.222951627927458" calcext:value-type="float">
            <text:p>0.222951627927458</text:p>
          </table:table-cell>
          <table:table-cell table:number-columns-repeated="9"/>
        </table:table-row>
        <table:table-row table:style-name="ro1">
          <table:table-cell office:value-type="float" office:value="14.5034132003784" calcext:value-type="float">
            <text:p>14.5034132003784</text:p>
          </table:table-cell>
          <table:table-cell office:value-type="float" office:value="4.93306268737277" calcext:value-type="float">
            <text:p>4.93306268737277</text:p>
          </table:table-cell>
          <table:table-cell office:value-type="float" office:value="0.407896250486374" calcext:value-type="float">
            <text:p>0.407896250486374</text:p>
          </table:table-cell>
          <table:table-cell office:value-type="float" office:value="0.222879955409803" calcext:value-type="float">
            <text:p>0.222879955409803</text:p>
          </table:table-cell>
          <table:table-cell table:number-columns-repeated="9"/>
        </table:table-row>
        <table:table-row table:style-name="ro1">
          <table:table-cell office:value-type="float" office:value="6.47566604614258" calcext:value-type="float">
            <text:p>6.47566604614258</text:p>
          </table:table-cell>
          <table:table-cell office:value-type="float" office:value="4.93305831735944" calcext:value-type="float">
            <text:p>4.93305831735944</text:p>
          </table:table-cell>
          <table:table-cell office:value-type="float" office:value="0.118461355566978" calcext:value-type="float">
            <text:p>0.118461355566978</text:p>
          </table:table-cell>
          <table:table-cell office:value-type="float" office:value="0.2228573161628" calcext:value-type="float">
            <text:p>0.2228573161628</text:p>
          </table:table-cell>
          <table:table-cell table:number-columns-repeated="9"/>
        </table:table-row>
        <table:table-row table:style-name="ro1">
          <table:table-cell office:value-type="float" office:value="9.19673633575439" calcext:value-type="float">
            <text:p>9.19673633575439</text:p>
          </table:table-cell>
          <table:table-cell office:value-type="float" office:value="4.93317758336417" calcext:value-type="float">
            <text:p>4.93317758336417</text:p>
          </table:table-cell>
          <table:table-cell office:value-type="float" office:value="0.335709422826767" calcext:value-type="float">
            <text:p>0.335709422826767</text:p>
          </table:table-cell>
          <table:table-cell office:value-type="float" office:value="0.222642173032054" calcext:value-type="float">
            <text:p>0.222642173032054</text:p>
          </table:table-cell>
          <table:table-cell table:number-columns-repeated="9"/>
        </table:table-row>
        <table:table-row table:style-name="ro1">
          <table:table-cell office:value-type="float" office:value="6.81182098388672" calcext:value-type="float">
            <text:p>6.81182098388672</text:p>
          </table:table-cell>
          <table:table-cell office:value-type="float" office:value="4.93333371897207" calcext:value-type="float">
            <text:p>4.93333371897207</text:p>
          </table:table-cell>
          <table:table-cell office:value-type="float" office:value="0.328120827674866" calcext:value-type="float">
            <text:p>0.328120827674866</text:p>
          </table:table-cell>
          <table:table-cell office:value-type="float" office:value="0.222648698636797" calcext:value-type="float">
            <text:p>0.222648698636797</text:p>
          </table:table-cell>
          <table:table-cell table:number-columns-repeated="9"/>
        </table:table-row>
        <table:table-row table:style-name="ro1">
          <table:table-cell office:value-type="float" office:value="7.03287410736084" calcext:value-type="float">
            <text:p>7.03287410736084</text:p>
          </table:table-cell>
          <table:table-cell office:value-type="float" office:value="4.93341260690532" calcext:value-type="float">
            <text:p>4.93341260690532</text:p>
          </table:table-cell>
          <table:table-cell office:value-type="float" office:value="0.342464298009872" calcext:value-type="float">
            <text:p>0.342464298009872</text:p>
          </table:table-cell>
          <table:table-cell office:value-type="float" office:value="0.222654617156626" calcext:value-type="float">
            <text:p>0.222654617156626</text:p>
          </table:table-cell>
          <table:table-cell table:number-columns-repeated="9"/>
        </table:table-row>
        <table:table-row table:style-name="ro1">
          <table:table-cell office:value-type="float" office:value="6.95212364196777" calcext:value-type="float">
            <text:p>6.95212364196777</text:p>
          </table:table-cell>
          <table:table-cell office:value-type="float" office:value="4.93334908262361" calcext:value-type="float">
            <text:p>4.93334908262361</text:p>
          </table:table-cell>
          <table:table-cell office:value-type="float" office:value="0.257118344306946" calcext:value-type="float">
            <text:p>0.257118344306946</text:p>
          </table:table-cell>
          <table:table-cell office:value-type="float" office:value="0.222630214085302" calcext:value-type="float">
            <text:p>0.222630214085302</text:p>
          </table:table-cell>
          <table:table-cell table:number-columns-repeated="9"/>
        </table:table-row>
        <table:table-row table:style-name="ro1">
          <table:table-cell office:value-type="float" office:value="8.36307525634766" calcext:value-type="float">
            <text:p>8.36307525634766</text:p>
          </table:table-cell>
          <table:table-cell office:value-type="float" office:value="4.93381215182975" calcext:value-type="float">
            <text:p>4.93381215182975</text:p>
          </table:table-cell>
          <table:table-cell office:value-type="float" office:value="0.33254012465477" calcext:value-type="float">
            <text:p>0.33254012465477</text:p>
          </table:table-cell>
          <table:table-cell office:value-type="float" office:value="0.222612913956007" calcext:value-type="float">
            <text:p>0.222612913956007</text:p>
          </table:table-cell>
          <table:table-cell table:number-columns-repeated="9"/>
        </table:table-row>
        <table:table-row table:style-name="ro1">
          <table:table-cell office:value-type="float" office:value="7.34113597869873" calcext:value-type="float">
            <text:p>7.34113597869873</text:p>
          </table:table-cell>
          <table:table-cell office:value-type="float" office:value="4.93384606184054" calcext:value-type="float">
            <text:p>4.93384606184054</text:p>
          </table:table-cell>
          <table:table-cell office:value-type="float" office:value="0.222395285964012" calcext:value-type="float">
            <text:p>0.222395285964012</text:p>
          </table:table-cell>
          <table:table-cell office:value-type="float" office:value="0.222524676606099" calcext:value-type="float">
            <text:p>0.222524676606099</text:p>
          </table:table-cell>
          <table:table-cell table:number-columns-repeated="9"/>
        </table:table-row>
        <table:table-row table:style-name="ro1">
          <table:table-cell office:value-type="float" office:value="7.25867891311646" calcext:value-type="float">
            <text:p>7.25867891311646</text:p>
          </table:table-cell>
          <table:table-cell office:value-type="float" office:value="4.93387628590643" calcext:value-type="float">
            <text:p>4.93387628590643</text:p>
          </table:table-cell>
          <table:table-cell office:value-type="float" office:value="0.29020756483078" calcext:value-type="float">
            <text:p>0.29020756483078</text:p>
          </table:table-cell>
          <table:table-cell office:value-type="float" office:value="0.222466671688933" calcext:value-type="float">
            <text:p>0.222466671688933</text:p>
          </table:table-cell>
          <table:table-cell table:number-columns-repeated="9"/>
        </table:table-row>
        <table:table-row table:style-name="ro1">
          <table:table-cell office:value-type="float" office:value="8.76287746429443" calcext:value-type="float">
            <text:p>8.76287746429443</text:p>
          </table:table-cell>
          <table:table-cell office:value-type="float" office:value="4.93437329598676" calcext:value-type="float">
            <text:p>4.93437329598676</text:p>
          </table:table-cell>
          <table:table-cell office:value-type="float" office:value="0.607965171337128" calcext:value-type="float">
            <text:p>0.607965171337128</text:p>
          </table:table-cell>
          <table:table-cell office:value-type="float" office:value="0.222493622296681" calcext:value-type="float">
            <text:p>0.222493622296681</text:p>
          </table:table-cell>
          <table:table-cell table:number-columns-repeated="9"/>
        </table:table-row>
        <table:table-row table:style-name="ro1">
          <table:table-cell office:value-type="float" office:value="7.76667785644531" calcext:value-type="float">
            <text:p>7.76667785644531</text:p>
          </table:table-cell>
          <table:table-cell office:value-type="float" office:value="4.93456678700052" calcext:value-type="float">
            <text:p>4.93456678700052</text:p>
          </table:table-cell>
          <table:table-cell office:value-type="float" office:value="0.637593984603882" calcext:value-type="float">
            <text:p>0.637593984603882</text:p>
          </table:table-cell>
          <table:table-cell office:value-type="float" office:value="0.222562138592743" calcext:value-type="float">
            <text:p>0.222562138592743</text:p>
          </table:table-cell>
          <table:table-cell table:number-columns-repeated="9"/>
        </table:table-row>
        <table:table-row table:style-name="ro1">
          <table:table-cell office:value-type="float" office:value="8.6197624206543" calcext:value-type="float">
            <text:p>8.6197624206543</text:p>
          </table:table-cell>
          <table:table-cell office:value-type="float" office:value="4.93492208211255" calcext:value-type="float">
            <text:p>4.93492208211255</text:p>
          </table:table-cell>
          <table:table-cell office:value-type="float" office:value="0.542142510414124" calcext:value-type="float">
            <text:p>0.542142510414124</text:p>
          </table:table-cell>
          <table:table-cell office:value-type="float" office:value="0.222583326234521" calcext:value-type="float">
            <text:p>0.222583326234521</text:p>
          </table:table-cell>
          <table:table-cell table:number-columns-repeated="9"/>
        </table:table-row>
        <table:table-row table:style-name="ro1">
          <table:table-cell office:value-type="float" office:value="6.8812255859375" calcext:value-type="float">
            <text:p>6.8812255859375</text:p>
          </table:table-cell>
          <table:table-cell office:value-type="float" office:value="4.93274208017669" calcext:value-type="float">
            <text:p>4.93274208017669</text:p>
          </table:table-cell>
          <table:table-cell office:value-type="float" office:value="0.680690586566925" calcext:value-type="float">
            <text:p>0.680690586566925</text:p>
          </table:table-cell>
          <table:table-cell office:value-type="float" office:value="0.222974451579472" calcext:value-type="float">
            <text:p>0.222974451579472</text:p>
          </table:table-cell>
          <table:table-cell table:number-columns-repeated="9"/>
        </table:table-row>
        <table:table-row table:style-name="ro1">
          <table:table-cell office:value-type="float" office:value="8.6262378692627" calcext:value-type="float">
            <text:p>8.6262378692627</text:p>
          </table:table-cell>
          <table:table-cell office:value-type="float" office:value="4.93353304919256" calcext:value-type="float">
            <text:p>4.93353304919256</text:p>
          </table:table-cell>
          <table:table-cell office:value-type="float" office:value="0.490134835243225" calcext:value-type="float">
            <text:p>0.490134835243225</text:p>
          </table:table-cell>
          <table:table-cell office:value-type="float" office:value="0.223018358704967" calcext:value-type="float">
            <text:p>0.223018358704967</text:p>
          </table:table-cell>
          <table:table-cell table:number-columns-repeated="9"/>
        </table:table-row>
        <table:table-row table:style-name="ro1">
          <table:table-cell office:value-type="float" office:value="9.9036340713501" calcext:value-type="float">
            <text:p>9.9036340713501</text:p>
          </table:table-cell>
          <table:table-cell office:value-type="float" office:value="4.9371101797797" calcext:value-type="float">
            <text:p>4.9371101797797</text:p>
          </table:table-cell>
          <table:table-cell office:value-type="float" office:value="0.415074467658997" calcext:value-type="float">
            <text:p>0.415074467658997</text:p>
          </table:table-cell>
          <table:table-cell office:value-type="float" office:value="0.22287517080601" calcext:value-type="float">
            <text:p>0.22287517080601</text:p>
          </table:table-cell>
          <table:table-cell table:number-columns-repeated="9"/>
        </table:table-row>
        <table:table-row table:style-name="ro1">
          <table:table-cell office:value-type="float" office:value="8.11380672454834" calcext:value-type="float">
            <text:p>8.11380672454834</text:p>
          </table:table-cell>
          <table:table-cell office:value-type="float" office:value="4.937416012751" calcext:value-type="float">
            <text:p>4.937416012751</text:p>
          </table:table-cell>
          <table:table-cell office:value-type="float" office:value="0.242001697421074" calcext:value-type="float">
            <text:p>0.242001697421074</text:p>
          </table:table-cell>
          <table:table-cell office:value-type="float" office:value="0.222844502567058" calcext:value-type="float">
            <text:p>0.222844502567058</text:p>
          </table:table-cell>
          <table:table-cell table:number-columns-repeated="9"/>
        </table:table-row>
        <table:table-row table:style-name="ro1">
          <table:table-cell office:value-type="float" office:value="13.1714496612549" calcext:value-type="float">
            <text:p>13.1714496612549</text:p>
          </table:table-cell>
          <table:table-cell office:value-type="float" office:value="4.93881518089185" calcext:value-type="float">
            <text:p>4.93881518089185</text:p>
          </table:table-cell>
          <table:table-cell office:value-type="float" office:value="0.661753177642822" calcext:value-type="float">
            <text:p>0.661753177642822</text:p>
          </table:table-cell>
          <table:table-cell office:value-type="float" office:value="0.223003492163156" calcext:value-type="float">
            <text:p>0.223003492163156</text:p>
          </table:table-cell>
          <table:table-cell table:number-columns-repeated="9"/>
        </table:table-row>
        <table:table-row table:style-name="ro1">
          <table:table-cell office:value-type="float" office:value="15.0655450820923" calcext:value-type="float">
            <text:p>15.0655450820923</text:p>
          </table:table-cell>
          <table:table-cell office:value-type="float" office:value="4.94108270926057" calcext:value-type="float">
            <text:p>4.94108270926057</text:p>
          </table:table-cell>
          <table:table-cell office:value-type="float" office:value="0.310894697904587" calcext:value-type="float">
            <text:p>0.310894697904587</text:p>
          </table:table-cell>
          <table:table-cell office:value-type="float" office:value="0.222904253245338" calcext:value-type="float">
            <text:p>0.222904253245338</text:p>
          </table:table-cell>
          <table:table-cell table:number-columns-repeated="9"/>
        </table:table-row>
        <table:table-row table:style-name="ro1">
          <table:table-cell office:value-type="float" office:value="7.06926965713501" calcext:value-type="float">
            <text:p>7.06926965713501</text:p>
          </table:table-cell>
          <table:table-cell office:value-type="float" office:value="4.94041368342518" calcext:value-type="float">
            <text:p>4.94041368342518</text:p>
          </table:table-cell>
          <table:table-cell office:value-type="float" office:value="0.369857311248779" calcext:value-type="float">
            <text:p>0.369857311248779</text:p>
          </table:table-cell>
          <table:table-cell office:value-type="float" office:value="0.222861437419109" calcext:value-type="float">
            <text:p>0.222861437419109</text:p>
          </table:table-cell>
          <table:table-cell table:number-columns-repeated="9"/>
        </table:table-row>
        <table:table-row table:style-name="ro1">
          <table:table-cell office:value-type="float" office:value="8.77779388427734" calcext:value-type="float">
            <text:p>8.77779388427734</text:p>
          </table:table-cell>
          <table:table-cell office:value-type="float" office:value="4.9386655516696" calcext:value-type="float">
            <text:p>4.9386655516696</text:p>
          </table:table-cell>
          <table:table-cell office:value-type="float" office:value="0.94250750541687" calcext:value-type="float">
            <text:p>0.94250750541687</text:p>
          </table:table-cell>
          <table:table-cell office:value-type="float" office:value="0.223405037828381" calcext:value-type="float">
            <text:p>0.223405037828381</text:p>
          </table:table-cell>
          <table:table-cell table:number-columns-repeated="9"/>
        </table:table-row>
        <table:table-row table:style-name="ro1">
          <table:table-cell office:value-type="float" office:value="6.36050271987915" calcext:value-type="float">
            <text:p>6.36050271987915</text:p>
          </table:table-cell>
          <table:table-cell office:value-type="float" office:value="4.93798572740854" calcext:value-type="float">
            <text:p>4.93798572740854</text:p>
          </table:table-cell>
          <table:table-cell office:value-type="float" office:value="0.725160777568817" calcext:value-type="float">
            <text:p>0.725160777568817</text:p>
          </table:table-cell>
          <table:table-cell office:value-type="float" office:value="0.223454903227423" calcext:value-type="float">
            <text:p>0.223454903227423</text:p>
          </table:table-cell>
          <table:table-cell table:number-columns-repeated="9"/>
        </table:table-row>
        <table:table-row table:style-name="ro1">
          <table:table-cell office:value-type="float" office:value="6.28630781173706" calcext:value-type="float">
            <text:p>6.28630781173706</text:p>
          </table:table-cell>
          <table:table-cell office:value-type="float" office:value="4.93741123176528" calcext:value-type="float">
            <text:p>4.93741123176528</text:p>
          </table:table-cell>
          <table:table-cell office:value-type="float" office:value="0.394973129034042" calcext:value-type="float">
            <text:p>0.394973129034042</text:p>
          </table:table-cell>
          <table:table-cell office:value-type="float" office:value="0.223433626329824" calcext:value-type="float">
            <text:p>0.223433626329824</text:p>
          </table:table-cell>
          <table:table-cell table:number-columns-repeated="9"/>
        </table:table-row>
        <table:table-row table:style-name="ro1">
          <table:table-cell office:value-type="float" office:value="10.3635349273682" calcext:value-type="float">
            <text:p>10.3635349273682</text:p>
          </table:table-cell>
          <table:table-cell office:value-type="float" office:value="4.93813112659506" calcext:value-type="float">
            <text:p>4.93813112659506</text:p>
          </table:table-cell>
          <table:table-cell office:value-type="float" office:value="0.501871943473816" calcext:value-type="float">
            <text:p>0.501871943473816</text:p>
          </table:table-cell>
          <table:table-cell office:value-type="float" office:value="0.223447032252066" calcext:value-type="float">
            <text:p>0.223447032252066</text:p>
          </table:table-cell>
          <table:table-cell table:number-columns-repeated="9"/>
        </table:table-row>
        <table:table-row table:style-name="ro1">
          <table:table-cell office:value-type="float" office:value="7.62409973144531" calcext:value-type="float">
            <text:p>7.62409973144531</text:p>
          </table:table-cell>
          <table:table-cell office:value-type="float" office:value="4.93793452766478" calcext:value-type="float">
            <text:p>4.93793452766478</text:p>
          </table:table-cell>
          <table:table-cell office:value-type="float" office:value="0.421725869178772" calcext:value-type="float">
            <text:p>0.421725869178772</text:p>
          </table:table-cell>
          <table:table-cell office:value-type="float" office:value="0.223439514643093" calcext:value-type="float">
            <text:p>0.223439514643093</text:p>
          </table:table-cell>
          <table:table-cell table:number-columns-repeated="9"/>
        </table:table-row>
        <table:table-row table:style-name="ro1">
          <table:table-cell office:value-type="float" office:value="10.8405799865723" calcext:value-type="float">
            <text:p>10.8405799865723</text:p>
          </table:table-cell>
          <table:table-cell office:value-type="float" office:value="4.9402864339912" calcext:value-type="float">
            <text:p>4.9402864339912</text:p>
          </table:table-cell>
          <table:table-cell office:value-type="float" office:value="1.0681608915329" calcext:value-type="float">
            <text:p>1.0681608915329</text:p>
          </table:table-cell>
          <table:table-cell office:value-type="float" office:value="0.223627287464531" calcext:value-type="float">
            <text:p>0.223627287464531</text:p>
          </table:table-cell>
          <table:table-cell table:number-columns-repeated="9"/>
        </table:table-row>
        <table:table-row table:style-name="ro1">
          <table:table-cell office:value-type="float" office:value="5.29266786575317" calcext:value-type="float">
            <text:p>5.29266786575317</text:p>
          </table:table-cell>
          <table:table-cell office:value-type="float" office:value="4.93966520643134" calcext:value-type="float">
            <text:p>4.93966520643134</text:p>
          </table:table-cell>
          <table:table-cell office:value-type="float" office:value="0.991372108459473" calcext:value-type="float">
            <text:p>0.991372108459473</text:p>
          </table:table-cell>
          <table:table-cell office:value-type="float" office:value="0.223707206453704" calcext:value-type="float">
            <text:p>0.223707206453704</text:p>
          </table:table-cell>
          <table:table-cell table:number-columns-repeated="9"/>
        </table:table-row>
        <table:table-row table:style-name="ro1">
          <table:table-cell office:value-type="float" office:value="8.72319507598877" calcext:value-type="float">
            <text:p>8.72319507598877</text:p>
          </table:table-cell>
          <table:table-cell office:value-type="float" office:value="4.9397283016646" calcext:value-type="float">
            <text:p>4.9397283016646</text:p>
          </table:table-cell>
          <table:table-cell office:value-type="float" office:value="0.396565943956375" calcext:value-type="float">
            <text:p>0.396565943956375</text:p>
          </table:table-cell>
          <table:table-cell office:value-type="float" office:value="0.223678087618577" calcext:value-type="float">
            <text:p>0.223678087618577</text:p>
          </table:table-cell>
          <table:table-cell table:number-columns-repeated="9"/>
        </table:table-row>
        <table:table-row table:style-name="ro1">
          <table:table-cell office:value-type="float" office:value="8.2494421005249" calcext:value-type="float">
            <text:p>8.2494421005249</text:p>
          </table:table-cell>
          <table:table-cell office:value-type="float" office:value="4.93991231007787" calcext:value-type="float">
            <text:p>4.93991231007787</text:p>
          </table:table-cell>
          <table:table-cell office:value-type="float" office:value="0.14280977845192" calcext:value-type="float">
            <text:p>0.14280977845192</text:p>
          </table:table-cell>
          <table:table-cell office:value-type="float" office:value="0.223606732932043" calcext:value-type="float">
            <text:p>0.223606732932043</text:p>
          </table:table-cell>
          <table:table-cell table:number-columns-repeated="9"/>
        </table:table-row>
        <table:table-row table:style-name="ro1">
          <table:table-cell office:value-type="float" office:value="10.3229379653931" calcext:value-type="float">
            <text:p>10.3229379653931</text:p>
          </table:table-cell>
          <table:table-cell office:value-type="float" office:value="4.93977786007355" calcext:value-type="float">
            <text:p>4.93977786007355</text:p>
          </table:table-cell>
          <table:table-cell office:value-type="float" office:value="0.87965452671051" calcext:value-type="float">
            <text:p>0.87965452671051</text:p>
          </table:table-cell>
          <table:table-cell office:value-type="float" office:value="0.223749427483583" calcext:value-type="float">
            <text:p>0.223749427483583</text:p>
          </table:table-cell>
          <table:table-cell table:number-columns-repeated="9"/>
        </table:table-row>
        <table:table-row table:style-name="ro1">
          <table:table-cell office:value-type="float" office:value="6.44501256942749" calcext:value-type="float">
            <text:p>6.44501256942749</text:p>
          </table:table-cell>
          <table:table-cell office:value-type="float" office:value="4.93883632238679" calcext:value-type="float">
            <text:p>4.93883632238679</text:p>
          </table:table-cell>
          <table:table-cell office:value-type="float" office:value="0.45730859041214" calcext:value-type="float">
            <text:p>0.45730859041214</text:p>
          </table:table-cell>
          <table:table-cell office:value-type="float" office:value="0.22383676696875" calcext:value-type="float">
            <text:p>0.22383676696875</text:p>
          </table:table-cell>
          <table:table-cell table:number-columns-repeated="9"/>
        </table:table-row>
        <table:table-row table:style-name="ro1">
          <table:table-cell office:value-type="float" office:value="8.20501327514648" calcext:value-type="float">
            <text:p>8.20501327514648</text:p>
          </table:table-cell>
          <table:table-cell office:value-type="float" office:value="4.93879680276069" calcext:value-type="float">
            <text:p>4.93879680276069</text:p>
          </table:table-cell>
          <table:table-cell office:value-type="float" office:value="0.816986382007599" calcext:value-type="float">
            <text:p>0.816986382007599</text:p>
          </table:table-cell>
          <table:table-cell office:value-type="float" office:value="0.223980637218727" calcext:value-type="float">
            <text:p>0.223980637218727</text:p>
          </table:table-cell>
          <table:table-cell table:number-columns-repeated="9"/>
        </table:table-row>
        <table:table-row table:style-name="ro1">
          <table:table-cell office:value-type="float" office:value="10.7585401535034" calcext:value-type="float">
            <text:p>10.7585401535034</text:p>
          </table:table-cell>
          <table:table-cell office:value-type="float" office:value="4.93929995723433" calcext:value-type="float">
            <text:p>4.93929995723433</text:p>
          </table:table-cell>
          <table:table-cell office:value-type="float" office:value="0.965941369533539" calcext:value-type="float">
            <text:p>0.965941369533539</text:p>
          </table:table-cell>
          <table:table-cell office:value-type="float" office:value="0.224059846211275" calcext:value-type="float">
            <text:p>0.224059846211275</text:p>
          </table:table-cell>
          <table:table-cell table:number-columns-repeated="9"/>
        </table:table-row>
        <table:table-row table:style-name="ro1">
          <table:table-cell office:value-type="float" office:value="9.45872688293457" calcext:value-type="float">
            <text:p>9.45872688293457</text:p>
          </table:table-cell>
          <table:table-cell office:value-type="float" office:value="4.94048763699575" calcext:value-type="float">
            <text:p>4.94048763699575</text:p>
          </table:table-cell>
          <table:table-cell office:value-type="float" office:value="0.424687474966049" calcext:value-type="float">
            <text:p>0.424687474966049</text:p>
          </table:table-cell>
          <table:table-cell office:value-type="float" office:value="0.224090061881514" calcext:value-type="float">
            <text:p>0.224090061881514</text:p>
          </table:table-cell>
          <table:table-cell table:number-columns-repeated="9"/>
        </table:table-row>
        <table:table-row table:style-name="ro1">
          <table:table-cell office:value-type="float" office:value="7.41403293609619" calcext:value-type="float">
            <text:p>7.41403293609619</text:p>
          </table:table-cell>
          <table:table-cell office:value-type="float" office:value="4.9403716747514" calcext:value-type="float">
            <text:p>4.9403716747514</text:p>
          </table:table-cell>
          <table:table-cell office:value-type="float" office:value="0.177067682147026" calcext:value-type="float">
            <text:p>0.177067682147026</text:p>
          </table:table-cell>
          <table:table-cell office:value-type="float" office:value="0.224032944052104" calcext:value-type="float">
            <text:p>0.224032944052104</text:p>
          </table:table-cell>
          <table:table-cell table:number-columns-repeated="9"/>
        </table:table-row>
        <table:table-row table:style-name="ro1">
          <table:table-cell office:value-type="float" office:value="11.0979528427124" calcext:value-type="float">
            <text:p>11.0979528427124</text:p>
          </table:table-cell>
          <table:table-cell office:value-type="float" office:value="4.9410270696656" calcext:value-type="float">
            <text:p>4.9410270696656</text:p>
          </table:table-cell>
          <table:table-cell office:value-type="float" office:value="0.578494668006897" calcext:value-type="float">
            <text:p>0.578494668006897</text:p>
          </table:table-cell>
          <table:table-cell office:value-type="float" office:value="0.224290735246235" calcext:value-type="float">
            <text:p>0.224290735246235</text:p>
          </table:table-cell>
          <table:table-cell table:number-columns-repeated="9"/>
        </table:table-row>
        <table:table-row table:style-name="ro1">
          <table:table-cell office:value-type="float" office:value="7.6526255607605" calcext:value-type="float">
            <text:p>7.6526255607605</text:p>
          </table:table-cell>
          <table:table-cell office:value-type="float" office:value="4.94176172880751" calcext:value-type="float">
            <text:p>4.94176172880751</text:p>
          </table:table-cell>
          <table:table-cell office:value-type="float" office:value="0.525243520736694" calcext:value-type="float">
            <text:p>0.525243520736694</text:p>
          </table:table-cell>
          <table:table-cell office:value-type="float" office:value="0.224307683847347" calcext:value-type="float">
            <text:p>0.224307683847347</text:p>
          </table:table-cell>
          <table:table-cell table:number-columns-repeated="9"/>
        </table:table-row>
        <table:table-row table:style-name="ro1">
          <table:table-cell office:value-type="float" office:value="7.61404180526733" calcext:value-type="float">
            <text:p>7.61404180526733</text:p>
          </table:table-cell>
          <table:table-cell office:value-type="float" office:value="4.94171604498164" calcext:value-type="float">
            <text:p>4.94171604498164</text:p>
          </table:table-cell>
          <table:table-cell office:value-type="float" office:value="0.138788923621178" calcext:value-type="float">
            <text:p>0.138788923621178</text:p>
          </table:table-cell>
          <table:table-cell office:value-type="float" office:value="0.224207202134874" calcext:value-type="float">
            <text:p>0.224207202134874</text:p>
          </table:table-cell>
          <table:table-cell table:number-columns-repeated="9"/>
        </table:table-row>
        <table:table-row table:style-name="ro1">
          <table:table-cell office:value-type="float" office:value="7.25792360305786" calcext:value-type="float">
            <text:p>7.25792360305786</text:p>
          </table:table-cell>
          <table:table-cell office:value-type="float" office:value="4.94145616779622" calcext:value-type="float">
            <text:p>4.94145616779622</text:p>
          </table:table-cell>
          <table:table-cell office:value-type="float" office:value="0.314267486333847" calcext:value-type="float">
            <text:p>0.314267486333847</text:p>
          </table:table-cell>
          <table:table-cell office:value-type="float" office:value="0.224198776056398" calcext:value-type="float">
            <text:p>0.224198776056398</text:p>
          </table:table-cell>
          <table:table-cell table:number-columns-repeated="9"/>
        </table:table-row>
        <table:table-row table:style-name="ro1">
          <table:table-cell office:value-type="float" office:value="10.9133214950562" calcext:value-type="float">
            <text:p>10.9133214950562</text:p>
          </table:table-cell>
          <table:table-cell office:value-type="float" office:value="4.94157752959452" calcext:value-type="float">
            <text:p>4.94157752959452</text:p>
          </table:table-cell>
          <table:table-cell office:value-type="float" office:value="0.412897795438767" calcext:value-type="float">
            <text:p>0.412897795438767</text:p>
          </table:table-cell>
          <table:table-cell office:value-type="float" office:value="0.224269816351773" calcext:value-type="float">
            <text:p>0.224269816351773</text:p>
          </table:table-cell>
          <table:table-cell table:number-columns-repeated="9"/>
        </table:table-row>
        <table:table-row table:style-name="ro1">
          <table:table-cell office:value-type="float" office:value="8.29546928405762" calcext:value-type="float">
            <text:p>8.29546928405762</text:p>
          </table:table-cell>
          <table:table-cell office:value-type="float" office:value="4.94152885318013" calcext:value-type="float">
            <text:p>4.94152885318013</text:p>
          </table:table-cell>
          <table:table-cell office:value-type="float" office:value="0.854953527450562" calcext:value-type="float">
            <text:p>0.854953527450562</text:p>
          </table:table-cell>
          <table:table-cell office:value-type="float" office:value="0.224344806897216" calcext:value-type="float">
            <text:p>0.224344806897216</text:p>
          </table:table-cell>
          <table:table-cell table:number-columns-repeated="9"/>
        </table:table-row>
        <table:table-row table:style-name="ro1">
          <table:table-cell office:value-type="float" office:value="8.73005962371826" calcext:value-type="float">
            <text:p>8.73005962371826</text:p>
          </table:table-cell>
          <table:table-cell office:value-type="float" office:value="4.94168801305587" calcext:value-type="float">
            <text:p>4.94168801305587</text:p>
          </table:table-cell>
          <table:table-cell office:value-type="float" office:value="0.722945034503937" calcext:value-type="float">
            <text:p>0.722945034503937</text:p>
          </table:table-cell>
          <table:table-cell office:value-type="float" office:value="0.224522169018769" calcext:value-type="float">
            <text:p>0.224522169018769</text:p>
          </table:table-cell>
          <table:table-cell table:number-columns-repeated="9"/>
        </table:table-row>
        <table:table-row table:style-name="ro1">
          <table:table-cell office:value-type="float" office:value="7.52099323272705" calcext:value-type="float">
            <text:p>7.52099323272705</text:p>
          </table:table-cell>
          <table:table-cell office:value-type="float" office:value="4.94163059354899" calcext:value-type="float">
            <text:p>4.94163059354899</text:p>
          </table:table-cell>
          <table:table-cell office:value-type="float" office:value="0.835642099380493" calcext:value-type="float">
            <text:p>0.835642099380493</text:p>
          </table:table-cell>
          <table:table-cell office:value-type="float" office:value="0.224627773961883" calcext:value-type="float">
            <text:p>0.224627773961883</text:p>
          </table:table-cell>
          <table:table-cell table:number-columns-repeated="9"/>
        </table:table-row>
        <table:table-row table:style-name="ro1">
          <table:table-cell office:value-type="float" office:value="9.95489120483398" calcext:value-type="float">
            <text:p>9.95489120483398</text:p>
          </table:table-cell>
          <table:table-cell office:value-type="float" office:value="4.94171082665323" calcext:value-type="float">
            <text:p>4.94171082665323</text:p>
          </table:table-cell>
          <table:table-cell office:value-type="float" office:value="0.297953903675079" calcext:value-type="float">
            <text:p>0.297953903675079</text:p>
          </table:table-cell>
          <table:table-cell office:value-type="float" office:value="0.224571119004833" calcext:value-type="float">
            <text:p>0.224571119004833</text:p>
          </table:table-cell>
          <table:table-cell table:number-columns-repeated="9"/>
        </table:table-row>
        <table:table-row table:style-name="ro1">
          <table:table-cell office:value-type="float" office:value="11.3364734649658" calcext:value-type="float">
            <text:p>11.3364734649658</text:p>
          </table:table-cell>
          <table:table-cell office:value-type="float" office:value="4.94215090355887" calcext:value-type="float">
            <text:p>4.94215090355887</text:p>
          </table:table-cell>
          <table:table-cell office:value-type="float" office:value="0.366780459880829" calcext:value-type="float">
            <text:p>0.366780459880829</text:p>
          </table:table-cell>
          <table:table-cell office:value-type="float" office:value="0.224576052618938" calcext:value-type="float">
            <text:p>0.224576052618938</text:p>
          </table:table-cell>
          <table:table-cell table:number-columns-repeated="9"/>
        </table:table-row>
        <table:table-row table:style-name="ro1">
          <table:table-cell office:value-type="float" office:value="7.78470754623413" calcext:value-type="float">
            <text:p>7.78470754623413</text:p>
          </table:table-cell>
          <table:table-cell office:value-type="float" office:value="4.94206706173074" calcext:value-type="float">
            <text:p>4.94206706173074</text:p>
          </table:table-cell>
          <table:table-cell office:value-type="float" office:value="0.3030925989151" calcext:value-type="float">
            <text:p>0.3030925989151</text:p>
          </table:table-cell>
          <table:table-cell office:value-type="float" office:value="0.224463018634286" calcext:value-type="float">
            <text:p>0.224463018634286</text:p>
          </table:table-cell>
          <table:table-cell table:number-columns-repeated="9"/>
        </table:table-row>
        <table:table-row table:style-name="ro1">
          <table:table-cell office:value-type="float" office:value="9.56093406677246" calcext:value-type="float">
            <text:p>9.56093406677246</text:p>
          </table:table-cell>
          <table:table-cell office:value-type="float" office:value="4.94224785119162" calcext:value-type="float">
            <text:p>4.94224785119162</text:p>
          </table:table-cell>
          <table:table-cell office:value-type="float" office:value="0.194576308131218" calcext:value-type="float">
            <text:p>0.194576308131218</text:p>
          </table:table-cell>
          <table:table-cell office:value-type="float" office:value="0.224407132666807" calcext:value-type="float">
            <text:p>0.224407132666807</text:p>
          </table:table-cell>
          <table:table-cell table:number-columns-repeated="9"/>
        </table:table-row>
        <table:table-row table:style-name="ro1">
          <table:table-cell office:value-type="float" office:value="7.73635482788086" calcext:value-type="float">
            <text:p>7.73635482788086</text:p>
          </table:table-cell>
          <table:table-cell office:value-type="float" office:value="4.94214845122265" calcext:value-type="float">
            <text:p>4.94214845122265</text:p>
          </table:table-cell>
          <table:table-cell office:value-type="float" office:value="0.29259318113327" calcext:value-type="float">
            <text:p>0.29259318113327</text:p>
          </table:table-cell>
          <table:table-cell office:value-type="float" office:value="0.224335228064226" calcext:value-type="float">
            <text:p>0.224335228064226</text:p>
          </table:table-cell>
          <table:table-cell table:number-columns-repeated="9"/>
        </table:table-row>
        <table:table-row table:style-name="ro1">
          <table:table-cell office:value-type="float" office:value="6.78005933761597" calcext:value-type="float">
            <text:p>6.78005933761597</text:p>
          </table:table-cell>
          <table:table-cell office:value-type="float" office:value="4.94169792613675" calcext:value-type="float">
            <text:p>4.94169792613675</text:p>
          </table:table-cell>
          <table:table-cell office:value-type="float" office:value="0.221406742930412" calcext:value-type="float">
            <text:p>0.221406742930412</text:p>
          </table:table-cell>
          <table:table-cell office:value-type="float" office:value="0.224281266791517" calcext:value-type="float">
            <text:p>0.224281266791517</text:p>
          </table:table-cell>
          <table:table-cell table:number-columns-repeated="9"/>
        </table:table-row>
        <table:table-row table:style-name="ro1">
          <table:table-cell office:value-type="float" office:value="6.63011455535889" calcext:value-type="float">
            <text:p>6.63011455535889</text:p>
          </table:table-cell>
          <table:table-cell office:value-type="float" office:value="4.94141032429882" calcext:value-type="float">
            <text:p>4.94141032429882</text:p>
          </table:table-cell>
          <table:table-cell office:value-type="float" office:value="0.192243948578835" calcext:value-type="float">
            <text:p>0.192243948578835</text:p>
          </table:table-cell>
          <table:table-cell office:value-type="float" office:value="0.22425384705614" calcext:value-type="float">
            <text:p>0.22425384705614</text:p>
          </table:table-cell>
          <table:table-cell table:number-columns-repeated="9"/>
        </table:table-row>
        <table:table-row table:style-name="ro1">
          <table:table-cell office:value-type="float" office:value="9.4070987701416" calcext:value-type="float">
            <text:p>9.4070987701416</text:p>
          </table:table-cell>
          <table:table-cell office:value-type="float" office:value="4.94155510907763" calcext:value-type="float">
            <text:p>4.94155510907763</text:p>
          </table:table-cell>
          <table:table-cell office:value-type="float" office:value="0.189612612128258" calcext:value-type="float">
            <text:p>0.189612612128258</text:p>
          </table:table-cell>
          <table:table-cell office:value-type="float" office:value="0.224131873628894" calcext:value-type="float">
            <text:p>0.224131873628894</text:p>
          </table:table-cell>
          <table:table-cell table:number-columns-repeated="9"/>
        </table:table-row>
        <table:table-row table:style-name="ro1">
          <table:table-cell office:value-type="float" office:value="11.318941116333" calcext:value-type="float">
            <text:p>11.318941116333</text:p>
          </table:table-cell>
          <table:table-cell office:value-type="float" office:value="4.94189311317129" calcext:value-type="float">
            <text:p>4.94189311317129</text:p>
          </table:table-cell>
          <table:table-cell office:value-type="float" office:value="0.395094156265259" calcext:value-type="float">
            <text:p>0.395094156265259</text:p>
          </table:table-cell>
          <table:table-cell office:value-type="float" office:value="0.224100113462293" calcext:value-type="float">
            <text:p>0.224100113462293</text:p>
          </table:table-cell>
          <table:table-cell table:number-columns-repeated="9"/>
        </table:table-row>
        <table:table-row table:style-name="ro1">
          <table:table-cell office:value-type="float" office:value="9.38712501525879" calcext:value-type="float">
            <text:p>9.38712501525879</text:p>
          </table:table-cell>
          <table:table-cell office:value-type="float" office:value="4.94283232446832" calcext:value-type="float">
            <text:p>4.94283232446832</text:p>
          </table:table-cell>
          <table:table-cell office:value-type="float" office:value="0.411814570426941" calcext:value-type="float">
            <text:p>0.411814570426941</text:p>
          </table:table-cell>
          <table:table-cell office:value-type="float" office:value="0.224127791973427" calcext:value-type="float">
            <text:p>0.224127791973427</text:p>
          </table:table-cell>
          <table:table-cell table:number-columns-repeated="9"/>
        </table:table-row>
        <table:table-row table:style-name="ro1">
          <table:table-cell office:value-type="float" office:value="7.8529748916626" calcext:value-type="float">
            <text:p>7.8529748916626</text:p>
          </table:table-cell>
          <table:table-cell office:value-type="float" office:value="4.94314293224098" calcext:value-type="float">
            <text:p>4.94314293224098</text:p>
          </table:table-cell>
          <table:table-cell office:value-type="float" office:value="0.649004578590393" calcext:value-type="float">
            <text:p>0.649004578590393</text:p>
          </table:table-cell>
          <table:table-cell office:value-type="float" office:value="0.224282375212252" calcext:value-type="float">
            <text:p>0.224282375212252</text:p>
          </table:table-cell>
          <table:table-cell table:number-columns-repeated="9"/>
        </table:table-row>
        <table:table-row table:style-name="ro1">
          <table:table-cell office:value-type="float" office:value="6.73609924316406" calcext:value-type="float">
            <text:p>6.73609924316406</text:p>
          </table:table-cell>
          <table:table-cell office:value-type="float" office:value="4.94289869274863" calcext:value-type="float">
            <text:p>4.94289869274863</text:p>
          </table:table-cell>
          <table:table-cell office:value-type="float" office:value="0.412498295307159" calcext:value-type="float">
            <text:p>0.412498295307159</text:p>
          </table:table-cell>
          <table:table-cell office:value-type="float" office:value="0.224275569864755" calcext:value-type="float">
            <text:p>0.224275569864755</text:p>
          </table:table-cell>
          <table:table-cell table:number-columns-repeated="9"/>
        </table:table-row>
        <table:table-row table:style-name="ro1">
          <table:table-cell office:value-type="float" office:value="8.95195198059082" calcext:value-type="float">
            <text:p>8.95195198059082</text:p>
          </table:table-cell>
          <table:table-cell office:value-type="float" office:value="4.94266624096543" calcext:value-type="float">
            <text:p>4.94266624096543</text:p>
          </table:table-cell>
          <table:table-cell office:value-type="float" office:value="0.309289783239365" calcext:value-type="float">
            <text:p>0.309289783239365</text:p>
          </table:table-cell>
          <table:table-cell office:value-type="float" office:value="0.224223890230217" calcext:value-type="float">
            <text:p>0.224223890230217</text:p>
          </table:table-cell>
          <table:table-cell table:number-columns-repeated="9"/>
        </table:table-row>
        <table:table-row table:style-name="ro1">
          <table:table-cell office:value-type="float" office:value="11.5665397644043" calcext:value-type="float">
            <text:p>11.5665397644043</text:p>
          </table:table-cell>
          <table:table-cell office:value-type="float" office:value="4.9439986707956" calcext:value-type="float">
            <text:p>4.9439986707956</text:p>
          </table:table-cell>
          <table:table-cell office:value-type="float" office:value="0.649748921394348" calcext:value-type="float">
            <text:p>0.649748921394348</text:p>
          </table:table-cell>
          <table:table-cell office:value-type="float" office:value="0.224353892006347" calcext:value-type="float">
            <text:p>0.224353892006347</text:p>
          </table:table-cell>
          <table:table-cell table:number-columns-repeated="9"/>
        </table:table-row>
        <table:table-row table:style-name="ro1">
          <table:table-cell office:value-type="float" office:value="8.61222553253174" calcext:value-type="float">
            <text:p>8.61222553253174</text:p>
          </table:table-cell>
          <table:table-cell office:value-type="float" office:value="4.94336779366142" calcext:value-type="float">
            <text:p>4.94336779366142</text:p>
          </table:table-cell>
          <table:table-cell office:value-type="float" office:value="0.853532433509827" calcext:value-type="float">
            <text:p>0.853532433509827</text:p>
          </table:table-cell>
          <table:table-cell office:value-type="float" office:value="0.225067788046714" calcext:value-type="float">
            <text:p>0.225067788046714</text:p>
          </table:table-cell>
          <table:table-cell table:number-columns-repeated="9"/>
        </table:table-row>
        <table:table-row table:style-name="ro1">
          <table:table-cell office:value-type="float" office:value="8.99325084686279" calcext:value-type="float">
            <text:p>8.99325084686279</text:p>
          </table:table-cell>
          <table:table-cell office:value-type="float" office:value="4.9436972081215" calcext:value-type="float">
            <text:p>4.9436972081215</text:p>
          </table:table-cell>
          <table:table-cell office:value-type="float" office:value="0.931710839271545" calcext:value-type="float">
            <text:p>0.931710839271545</text:p>
          </table:table-cell>
          <table:table-cell office:value-type="float" office:value="0.225289487900407" calcext:value-type="float">
            <text:p>0.225289487900407</text:p>
          </table:table-cell>
          <table:table-cell table:number-columns-repeated="9"/>
        </table:table-row>
        <table:table-row table:style-name="ro1">
          <table:table-cell office:value-type="float" office:value="6.91067934036255" calcext:value-type="float">
            <text:p>6.91067934036255</text:p>
          </table:table-cell>
          <table:table-cell office:value-type="float" office:value="4.94331005425862" calcext:value-type="float">
            <text:p>4.94331005425862</text:p>
          </table:table-cell>
          <table:table-cell office:value-type="float" office:value="0.13043512403965" calcext:value-type="float">
            <text:p>0.13043512403965</text:p>
          </table:table-cell>
          <table:table-cell office:value-type="float" office:value="0.225185685093321" calcext:value-type="float">
            <text:p>0.225185685093321</text:p>
          </table:table-cell>
          <table:table-cell table:number-columns-repeated="9"/>
        </table:table-row>
        <table:table-row table:style-name="ro1">
          <table:table-cell office:value-type="float" office:value="8.44681835174561" calcext:value-type="float">
            <text:p>8.44681835174561</text:p>
          </table:table-cell>
          <table:table-cell office:value-type="float" office:value="4.94344080646066" calcext:value-type="float">
            <text:p>4.94344080646066</text:p>
          </table:table-cell>
          <table:table-cell office:value-type="float" office:value="0.465530604124069" calcext:value-type="float">
            <text:p>0.465530604124069</text:p>
          </table:table-cell>
          <table:table-cell office:value-type="float" office:value="0.225220227426319" calcext:value-type="float">
            <text:p>0.225220227426319</text:p>
          </table:table-cell>
          <table:table-cell table:number-columns-repeated="9"/>
        </table:table-row>
        <table:table-row table:style-name="ro1">
          <table:table-cell office:value-type="float" office:value="9.20946025848389" calcext:value-type="float">
            <text:p>9.20946025848389</text:p>
          </table:table-cell>
          <table:table-cell office:value-type="float" office:value="4.94396405885986" calcext:value-type="float">
            <text:p>4.94396405885986</text:p>
          </table:table-cell>
          <table:table-cell office:value-type="float" office:value="0.456664204597473" calcext:value-type="float">
            <text:p>0.456664204597473</text:p>
          </table:table-cell>
          <table:table-cell office:value-type="float" office:value="0.225225945051916" calcext:value-type="float">
            <text:p>0.225225945051916</text:p>
          </table:table-cell>
          <table:table-cell table:number-columns-repeated="9"/>
        </table:table-row>
        <table:table-row table:style-name="ro1">
          <table:table-cell office:value-type="float" office:value="7.81500291824341" calcext:value-type="float">
            <text:p>7.81500291824341</text:p>
          </table:table-cell>
          <table:table-cell office:value-type="float" office:value="4.94394035210912" calcext:value-type="float">
            <text:p>4.94394035210912</text:p>
          </table:table-cell>
          <table:table-cell office:value-type="float" office:value="0.247229963541031" calcext:value-type="float">
            <text:p>0.247229963541031</text:p>
          </table:table-cell>
          <table:table-cell office:value-type="float" office:value="0.225219954387676" calcext:value-type="float">
            <text:p>0.225219954387676</text:p>
          </table:table-cell>
          <table:table-cell table:number-columns-repeated="9"/>
        </table:table-row>
        <table:table-row table:style-name="ro1">
          <table:table-cell office:value-type="float" office:value="5.98040771484375" calcext:value-type="float">
            <text:p>5.98040771484375</text:p>
          </table:table-cell>
          <table:table-cell office:value-type="float" office:value="4.94341510933022" calcext:value-type="float">
            <text:p>4.94341510933022</text:p>
          </table:table-cell>
          <table:table-cell office:value-type="float" office:value="0.178143933415413" calcext:value-type="float">
            <text:p>0.178143933415413</text:p>
          </table:table-cell>
          <table:table-cell office:value-type="float" office:value="0.225163480790817" calcext:value-type="float">
            <text:p>0.225163480790817</text:p>
          </table:table-cell>
          <table:table-cell table:number-columns-repeated="9"/>
        </table:table-row>
        <table:table-row table:style-name="ro1">
          <table:table-cell office:value-type="float" office:value="6.26496028900147" calcext:value-type="float">
            <text:p>6.26496028900147</text:p>
          </table:table-cell>
          <table:table-cell office:value-type="float" office:value="4.94303033180887" calcext:value-type="float">
            <text:p>4.94303033180887</text:p>
          </table:table-cell>
          <table:table-cell office:value-type="float" office:value="0.124075546860695" calcext:value-type="float">
            <text:p>0.124075546860695</text:p>
          </table:table-cell>
          <table:table-cell office:value-type="float" office:value="0.225085910045876" calcext:value-type="float">
            <text:p>0.225085910045876</text:p>
          </table:table-cell>
          <table:table-cell table:number-columns-repeated="9"/>
        </table:table-row>
        <table:table-row table:style-name="ro1">
          <table:table-cell office:value-type="float" office:value="8.94052219390869" calcext:value-type="float">
            <text:p>8.94052219390869</text:p>
          </table:table-cell>
          <table:table-cell office:value-type="float" office:value="4.94402247084812" calcext:value-type="float">
            <text:p>4.94402247084812</text:p>
          </table:table-cell>
          <table:table-cell office:value-type="float" office:value="0.357886642217636" calcext:value-type="float">
            <text:p>0.357886642217636</text:p>
          </table:table-cell>
          <table:table-cell office:value-type="float" office:value="0.225022755852957" calcext:value-type="float">
            <text:p>0.225022755852957</text:p>
          </table:table-cell>
          <table:table-cell table:number-columns-repeated="9"/>
        </table:table-row>
        <table:table-row table:style-name="ro1">
          <table:table-cell office:value-type="float" office:value="7.7895359992981" calcext:value-type="float">
            <text:p>7.7895359992981</text:p>
          </table:table-cell>
          <table:table-cell office:value-type="float" office:value="4.9440585330943" calcext:value-type="float">
            <text:p>4.9440585330943</text:p>
          </table:table-cell>
          <table:table-cell office:value-type="float" office:value="0.103654362261295" calcext:value-type="float">
            <text:p>0.103654362261295</text:p>
          </table:table-cell>
          <table:table-cell office:value-type="float" office:value="0.225014378659645" calcext:value-type="float">
            <text:p>0.225014378659645</text:p>
          </table:table-cell>
          <table:table-cell table:number-columns-repeated="9"/>
        </table:table-row>
        <table:table-row table:style-name="ro1">
          <table:table-cell office:value-type="float" office:value="7.99692487716675" calcext:value-type="float">
            <text:p>7.99692487716675</text:p>
          </table:table-cell>
          <table:table-cell office:value-type="float" office:value="4.94450597467147" calcext:value-type="float">
            <text:p>4.94450597467147</text:p>
          </table:table-cell>
          <table:table-cell office:value-type="float" office:value="0.718484818935394" calcext:value-type="float">
            <text:p>0.718484818935394</text:p>
          </table:table-cell>
          <table:table-cell office:value-type="float" office:value="0.225091789315039" calcext:value-type="float">
            <text:p>0.225091789315039</text:p>
          </table:table-cell>
          <table:table-cell table:number-columns-repeated="9"/>
        </table:table-row>
        <table:table-row table:style-name="ro1">
          <table:table-cell office:value-type="float" office:value="8.42036533355713" calcext:value-type="float">
            <text:p>8.42036533355713</text:p>
          </table:table-cell>
          <table:table-cell office:value-type="float" office:value="4.94468614320668" calcext:value-type="float">
            <text:p>4.94468614320668</text:p>
          </table:table-cell>
          <table:table-cell office:value-type="float" office:value="0.365864932537079" calcext:value-type="float">
            <text:p>0.365864932537079</text:p>
          </table:table-cell>
          <table:table-cell office:value-type="float" office:value="0.22510289426732" calcext:value-type="float">
            <text:p>0.22510289426732</text:p>
          </table:table-cell>
          <table:table-cell table:number-columns-repeated="9"/>
        </table:table-row>
        <table:table-row table:style-name="ro1">
          <table:table-cell office:value-type="float" office:value="7.79763317108154" calcext:value-type="float">
            <text:p>7.79763317108154</text:p>
          </table:table-cell>
          <table:table-cell office:value-type="float" office:value="4.94354417088063" calcext:value-type="float">
            <text:p>4.94354417088063</text:p>
          </table:table-cell>
          <table:table-cell office:value-type="float" office:value="0.480186849832535" calcext:value-type="float">
            <text:p>0.480186849832535</text:p>
          </table:table-cell>
          <table:table-cell office:value-type="float" office:value="0.225137906312416" calcext:value-type="float">
            <text:p>0.225137906312416</text:p>
          </table:table-cell>
          <table:table-cell table:number-columns-repeated="9"/>
        </table:table-row>
        <table:table-row table:style-name="ro1">
          <table:table-cell office:value-type="float" office:value="7.28761672973633" calcext:value-type="float">
            <text:p>7.28761672973633</text:p>
          </table:table-cell>
          <table:table-cell office:value-type="float" office:value="4.9434478054079" calcext:value-type="float">
            <text:p>4.9434478054079</text:p>
          </table:table-cell>
          <table:table-cell office:value-type="float" office:value="0.460157185792923" calcext:value-type="float">
            <text:p>0.460157185792923</text:p>
          </table:table-cell>
          <table:table-cell office:value-type="float" office:value="0.225158964441981" calcext:value-type="float">
            <text:p>0.225158964441981</text:p>
          </table:table-cell>
          <table:table-cell table:number-columns-repeated="9"/>
        </table:table-row>
        <table:table-row table:style-name="ro1">
          <table:table-cell office:value-type="float" office:value="7.98878526687622" calcext:value-type="float">
            <text:p>7.98878526687622</text:p>
          </table:table-cell>
          <table:table-cell office:value-type="float" office:value="4.94359025664221" calcext:value-type="float">
            <text:p>4.94359025664221</text:p>
          </table:table-cell>
          <table:table-cell office:value-type="float" office:value="0.184253245592117" calcext:value-type="float">
            <text:p>0.184253245592117</text:p>
          </table:table-cell>
          <table:table-cell office:value-type="float" office:value="0.225124251450458" calcext:value-type="float">
            <text:p>0.225124251450458</text:p>
          </table:table-cell>
          <table:table-cell table:number-columns-repeated="9"/>
        </table:table-row>
        <table:table-row table:style-name="ro1">
          <table:table-cell office:value-type="float" office:value="7.84650897979736" calcext:value-type="float">
            <text:p>7.84650897979736</text:p>
          </table:table-cell>
          <table:table-cell office:value-type="float" office:value="4.94467483349295" calcext:value-type="float">
            <text:p>4.94467483349295</text:p>
          </table:table-cell>
          <table:table-cell office:value-type="float" office:value="0.318250834941864" calcext:value-type="float">
            <text:p>0.318250834941864</text:p>
          </table:table-cell>
          <table:table-cell office:value-type="float" office:value="0.22490837642496" calcext:value-type="float">
            <text:p>0.22490837642496</text:p>
          </table:table-cell>
          <table:table-cell table:number-columns-repeated="9"/>
        </table:table-row>
        <table:table-row table:style-name="ro1">
          <table:table-cell office:value-type="float" office:value="9.4141788482666" calcext:value-type="float">
            <text:p>9.4141788482666</text:p>
          </table:table-cell>
          <table:table-cell office:value-type="float" office:value="4.94495435808418" calcext:value-type="float">
            <text:p>4.94495435808418</text:p>
          </table:table-cell>
          <table:table-cell office:value-type="float" office:value="0.412469148635864" calcext:value-type="float">
            <text:p>0.412469148635864</text:p>
          </table:table-cell>
          <table:table-cell office:value-type="float" office:value="0.224852528078507" calcext:value-type="float">
            <text:p>0.224852528078507</text:p>
          </table:table-cell>
          <table:table-cell table:number-columns-repeated="9"/>
        </table:table-row>
        <table:table-row table:style-name="ro1">
          <table:table-cell office:value-type="float" office:value="6.80967521667481" calcext:value-type="float">
            <text:p>6.80967521667481</text:p>
          </table:table-cell>
          <table:table-cell office:value-type="float" office:value="4.94186469040224" calcext:value-type="float">
            <text:p>4.94186469040224</text:p>
          </table:table-cell>
          <table:table-cell office:value-type="float" office:value="1.04177641868591" calcext:value-type="float">
            <text:p>1.04177641868591</text:p>
          </table:table-cell>
          <table:table-cell office:value-type="float" office:value="0.225284819509578" calcext:value-type="float">
            <text:p>0.225284819509578</text:p>
          </table:table-cell>
          <table:table-cell table:number-columns-repeated="9"/>
        </table:table-row>
        <table:table-row table:style-name="ro1">
          <table:table-cell office:value-type="float" office:value="8.16451358795166" calcext:value-type="float">
            <text:p>8.16451358795166</text:p>
          </table:table-cell>
          <table:table-cell office:value-type="float" office:value="4.94173314585667" calcext:value-type="float">
            <text:p>4.94173314585667</text:p>
          </table:table-cell>
          <table:table-cell office:value-type="float" office:value="1.22711288928986" calcext:value-type="float">
            <text:p>1.22711288928986</text:p>
          </table:table-cell>
          <table:table-cell office:value-type="float" office:value="0.225382532874398" calcext:value-type="float">
            <text:p>0.225382532874398</text:p>
          </table:table-cell>
          <table:table-cell table:number-columns-repeated="9"/>
        </table:table-row>
        <table:table-row table:style-name="ro1">
          <table:table-cell office:value-type="float" office:value="7.12772607803345" calcext:value-type="float">
            <text:p>7.12772607803345</text:p>
          </table:table-cell>
          <table:table-cell office:value-type="float" office:value="4.94129991716588" calcext:value-type="float">
            <text:p>4.94129991716588</text:p>
          </table:table-cell>
          <table:table-cell office:value-type="float" office:value="0.28393030166626" calcext:value-type="float">
            <text:p>0.28393030166626</text:p>
          </table:table-cell>
          <table:table-cell office:value-type="float" office:value="0.225274763682478" calcext:value-type="float">
            <text:p>0.225274763682478</text:p>
          </table:table-cell>
          <table:table-cell table:number-columns-repeated="9"/>
        </table:table-row>
        <table:table-row table:style-name="ro1">
          <table:table-cell office:value-type="float" office:value="6.91950130462647" calcext:value-type="float">
            <text:p>6.91950130462647</text:p>
          </table:table-cell>
          <table:table-cell office:value-type="float" office:value="4.941065195639" calcext:value-type="float">
            <text:p>4.941065195639</text:p>
          </table:table-cell>
          <table:table-cell office:value-type="float" office:value="0.191109389066696" calcext:value-type="float">
            <text:p>0.191109389066696</text:p>
          </table:table-cell>
          <table:table-cell office:value-type="float" office:value="0.225250159445424" calcext:value-type="float">
            <text:p>0.225250159445424</text:p>
          </table:table-cell>
          <table:table-cell table:number-columns-repeated="9"/>
        </table:table-row>
        <table:table-row table:style-name="ro1">
          <table:table-cell office:value-type="float" office:value="6.87853765487671" calcext:value-type="float">
            <text:p>6.87853765487671</text:p>
          </table:table-cell>
          <table:table-cell office:value-type="float" office:value="4.94091269401613" calcext:value-type="float">
            <text:p>4.94091269401613</text:p>
          </table:table-cell>
          <table:table-cell office:value-type="float" office:value="0.189146175980568" calcext:value-type="float">
            <text:p>0.189146175980568</text:p>
          </table:table-cell>
          <table:table-cell office:value-type="float" office:value="0.225185729930579" calcext:value-type="float">
            <text:p>0.225185729930579</text:p>
          </table:table-cell>
          <table:table-cell table:number-columns-repeated="9"/>
        </table:table-row>
        <table:table-row table:style-name="ro1">
          <table:table-cell office:value-type="float" office:value="6.56047105789185" calcext:value-type="float">
            <text:p>6.56047105789185</text:p>
          </table:table-cell>
          <table:table-cell office:value-type="float" office:value="4.94047745090733" calcext:value-type="float">
            <text:p>4.94047745090733</text:p>
          </table:table-cell>
          <table:table-cell office:value-type="float" office:value="0.185698017477989" calcext:value-type="float">
            <text:p>0.185698017477989</text:p>
          </table:table-cell>
          <table:table-cell office:value-type="float" office:value="0.225148441420704" calcext:value-type="float">
            <text:p>0.225148441420704</text:p>
          </table:table-cell>
          <table:table-cell table:number-columns-repeated="9"/>
        </table:table-row>
        <table:table-row table:style-name="ro1">
          <table:table-cell office:value-type="float" office:value="7.02341985702515" calcext:value-type="float">
            <text:p>7.02341985702515</text:p>
          </table:table-cell>
          <table:table-cell office:value-type="float" office:value="4.94046777191432" calcext:value-type="float">
            <text:p>4.94046777191432</text:p>
          </table:table-cell>
          <table:table-cell office:value-type="float" office:value="0.246137946844101" calcext:value-type="float">
            <text:p>0.246137946844101</text:p>
          </table:table-cell>
          <table:table-cell office:value-type="float" office:value="0.225120219221919" calcext:value-type="float">
            <text:p>0.225120219221919</text:p>
          </table:table-cell>
          <table:table-cell table:number-columns-repeated="9"/>
        </table:table-row>
        <table:table-row table:style-name="ro1">
          <table:table-cell office:value-type="float" office:value="7.86484384536743" calcext:value-type="float">
            <text:p>7.86484384536743</text:p>
          </table:table-cell>
          <table:table-cell office:value-type="float" office:value="4.94047540156207" calcext:value-type="float">
            <text:p>4.94047540156207</text:p>
          </table:table-cell>
          <table:table-cell office:value-type="float" office:value="0.416364878416061" calcext:value-type="float">
            <text:p>0.416364878416061</text:p>
          </table:table-cell>
          <table:table-cell office:value-type="float" office:value="0.225119894869971" calcext:value-type="float">
            <text:p>0.225119894869971</text:p>
          </table:table-cell>
          <table:table-cell table:number-columns-repeated="9"/>
        </table:table-row>
        <table:table-row table:style-name="ro1">
          <table:table-cell office:value-type="float" office:value="8.04074668884277" calcext:value-type="float">
            <text:p>8.04074668884277</text:p>
          </table:table-cell>
          <table:table-cell office:value-type="float" office:value="4.94056885343751" calcext:value-type="float">
            <text:p>4.94056885343751</text:p>
          </table:table-cell>
          <table:table-cell office:value-type="float" office:value="0.412211716175079" calcext:value-type="float">
            <text:p>0.412211716175079</text:p>
          </table:table-cell>
          <table:table-cell office:value-type="float" office:value="0.225134866403352" calcext:value-type="float">
            <text:p>0.225134866403352</text:p>
          </table:table-cell>
          <table:table-cell table:number-columns-repeated="9"/>
        </table:table-row>
        <table:table-row table:style-name="ro1">
          <table:table-cell office:value-type="float" office:value="7.49481439590454" calcext:value-type="float">
            <text:p>7.49481439590454</text:p>
          </table:table-cell>
          <table:table-cell office:value-type="float" office:value="4.94046384768945" calcext:value-type="float">
            <text:p>4.94046384768945</text:p>
          </table:table-cell>
          <table:table-cell office:value-type="float" office:value="0.229466825723648" calcext:value-type="float">
            <text:p>0.229466825723648</text:p>
          </table:table-cell>
          <table:table-cell office:value-type="float" office:value="0.225078454292739" calcext:value-type="float">
            <text:p>0.225078454292739</text:p>
          </table:table-cell>
          <table:table-cell table:number-columns-repeated="9"/>
        </table:table-row>
        <table:table-row table:style-name="ro1">
          <table:table-cell office:value-type="float" office:value="6.87060928344727" calcext:value-type="float">
            <text:p>6.87060928344727</text:p>
          </table:table-cell>
          <table:table-cell office:value-type="float" office:value="4.94019529521199" calcext:value-type="float">
            <text:p>4.94019529521199</text:p>
          </table:table-cell>
          <table:table-cell office:value-type="float" office:value="0.740322053432465" calcext:value-type="float">
            <text:p>0.740322053432465</text:p>
          </table:table-cell>
          <table:table-cell office:value-type="float" office:value="0.225139261550367" calcext:value-type="float">
            <text:p>0.225139261550367</text:p>
          </table:table-cell>
          <table:table-cell table:number-columns-repeated="9"/>
        </table:table-row>
        <table:table-row table:style-name="ro1">
          <table:table-cell office:value-type="float" office:value="7.15047597885132" calcext:value-type="float">
            <text:p>7.15047597885132</text:p>
          </table:table-cell>
          <table:table-cell office:value-type="float" office:value="4.93935173300815" calcext:value-type="float">
            <text:p>4.93935173300815</text:p>
          </table:table-cell>
          <table:table-cell office:value-type="float" office:value="0.798773944377899" calcext:value-type="float">
            <text:p>0.798773944377899</text:p>
          </table:table-cell>
          <table:table-cell office:value-type="float" office:value="0.225351812971302" calcext:value-type="float">
            <text:p>0.225351812971302</text:p>
          </table:table-cell>
          <table:table-cell table:number-columns-repeated="9"/>
        </table:table-row>
        <table:table-row table:style-name="ro1">
          <table:table-cell office:value-type="float" office:value="10.3326892852783" calcext:value-type="float">
            <text:p>10.3326892852783</text:p>
          </table:table-cell>
          <table:table-cell office:value-type="float" office:value="4.93993591418437" calcext:value-type="float">
            <text:p>4.93993591418437</text:p>
          </table:table-cell>
          <table:table-cell office:value-type="float" office:value="0.297548443078995" calcext:value-type="float">
            <text:p>0.297548443078995</text:p>
          </table:table-cell>
          <table:table-cell office:value-type="float" office:value="0.225297454431624" calcext:value-type="float">
            <text:p>0.225297454431624</text:p>
          </table:table-cell>
          <table:table-cell table:number-columns-repeated="9"/>
        </table:table-row>
        <table:table-row table:style-name="ro1">
          <table:table-cell office:value-type="float" office:value="7.17893886566162" calcext:value-type="float">
            <text:p>7.17893886566162</text:p>
          </table:table-cell>
          <table:table-cell office:value-type="float" office:value="4.93976162388994" calcext:value-type="float">
            <text:p>4.93976162388994</text:p>
          </table:table-cell>
          <table:table-cell office:value-type="float" office:value="0.405567526817322" calcext:value-type="float">
            <text:p>0.405567526817322</text:p>
          </table:table-cell>
          <table:table-cell office:value-type="float" office:value="0.225248483071045" calcext:value-type="float">
            <text:p>0.225248483071045</text:p>
          </table:table-cell>
          <table:table-cell table:number-columns-repeated="9"/>
        </table:table-row>
        <table:table-row table:style-name="ro1">
          <table:table-cell office:value-type="float" office:value="9.59235000610352" calcext:value-type="float">
            <text:p>9.59235000610352</text:p>
          </table:table-cell>
          <table:table-cell office:value-type="float" office:value="4.94014088685952" calcext:value-type="float">
            <text:p>4.94014088685952</text:p>
          </table:table-cell>
          <table:table-cell office:value-type="float" office:value="0.548329651355743" calcext:value-type="float">
            <text:p>0.548329651355743</text:p>
          </table:table-cell>
          <table:table-cell office:value-type="float" office:value="0.225520154194491" calcext:value-type="float">
            <text:p>0.225520154194491</text:p>
          </table:table-cell>
          <table:table-cell table:number-columns-repeated="9"/>
        </table:table-row>
        <table:table-row table:style-name="ro1">
          <table:table-cell office:value-type="float" office:value="7.70484161376953" calcext:value-type="float">
            <text:p>7.70484161376953</text:p>
          </table:table-cell>
          <table:table-cell office:value-type="float" office:value="4.94016643011979" calcext:value-type="float">
            <text:p>4.94016643011979</text:p>
          </table:table-cell>
          <table:table-cell office:value-type="float" office:value="0.267586201429367" calcext:value-type="float">
            <text:p>0.267586201429367</text:p>
          </table:table-cell>
          <table:table-cell office:value-type="float" office:value="0.225464185471338" calcext:value-type="float">
            <text:p>0.225464185471338</text:p>
          </table:table-cell>
          <table:table-cell table:number-columns-repeated="9"/>
        </table:table-row>
        <table:table-row table:style-name="ro1">
          <table:table-cell office:value-type="float" office:value="7.56955432891846" calcext:value-type="float">
            <text:p>7.56955432891846</text:p>
          </table:table-cell>
          <table:table-cell office:value-type="float" office:value="4.9402065346991" calcext:value-type="float">
            <text:p>4.9402065346991</text:p>
          </table:table-cell>
          <table:table-cell office:value-type="float" office:value="0.531546473503113" calcext:value-type="float">
            <text:p>0.531546473503113</text:p>
          </table:table-cell>
          <table:table-cell office:value-type="float" office:value="0.225477375989178" calcext:value-type="float">
            <text:p>0.225477375989178</text:p>
          </table:table-cell>
          <table:table-cell table:number-columns-repeated="9"/>
        </table:table-row>
        <table:table-row table:style-name="ro1">
          <table:table-cell office:value-type="float" office:value="7.07996940612793" calcext:value-type="float">
            <text:p>7.07996940612793</text:p>
          </table:table-cell>
          <table:table-cell office:value-type="float" office:value="4.94014708585414" calcext:value-type="float">
            <text:p>4.94014708585414</text:p>
          </table:table-cell>
          <table:table-cell office:value-type="float" office:value="0.294996351003647" calcext:value-type="float">
            <text:p>0.294996351003647</text:p>
          </table:table-cell>
          <table:table-cell office:value-type="float" office:value="0.225410350355056" calcext:value-type="float">
            <text:p>0.225410350355056</text:p>
          </table:table-cell>
          <table:table-cell table:number-columns-repeated="9"/>
        </table:table-row>
        <table:table-row table:style-name="ro1">
          <table:table-cell office:value-type="float" office:value="7.271653175354" calcext:value-type="float">
            <text:p>7.271653175354</text:p>
          </table:table-cell>
          <table:table-cell office:value-type="float" office:value="4.94017843765556" calcext:value-type="float">
            <text:p>4.94017843765556</text:p>
          </table:table-cell>
          <table:table-cell office:value-type="float" office:value="0.229085072875023" calcext:value-type="float">
            <text:p>0.229085072875023</text:p>
          </table:table-cell>
          <table:table-cell office:value-type="float" office:value="0.225367232021947" calcext:value-type="float">
            <text:p>0.225367232021947</text:p>
          </table:table-cell>
          <table:table-cell table:number-columns-repeated="9"/>
        </table:table-row>
        <table:table-row table:style-name="ro1">
          <table:table-cell office:value-type="float" office:value="8.16654396057129" calcext:value-type="float">
            <text:p>8.16654396057129</text:p>
          </table:table-cell>
          <table:table-cell office:value-type="float" office:value="4.94084041799644" calcext:value-type="float">
            <text:p>4.94084041799644</text:p>
          </table:table-cell>
          <table:table-cell office:value-type="float" office:value="0.252996295690536" calcext:value-type="float">
            <text:p>0.252996295690536</text:p>
          </table:table-cell>
          <table:table-cell office:value-type="float" office:value="0.225270792913938" calcext:value-type="float">
            <text:p>0.225270792913938</text:p>
          </table:table-cell>
          <table:table-cell table:number-columns-repeated="9"/>
        </table:table-row>
        <table:table-row table:style-name="ro1">
          <table:table-cell office:value-type="float" office:value="7.04083251953125" calcext:value-type="float">
            <text:p>7.04083251953125</text:p>
          </table:table-cell>
          <table:table-cell office:value-type="float" office:value="4.9403474801373" calcext:value-type="float">
            <text:p>4.9403474801373</text:p>
          </table:table-cell>
          <table:table-cell office:value-type="float" office:value="0.610560178756714" calcext:value-type="float">
            <text:p>0.610560178756714</text:p>
          </table:table-cell>
          <table:table-cell office:value-type="float" office:value="0.225434360837161" calcext:value-type="float">
            <text:p>0.225434360837161</text:p>
          </table:table-cell>
          <table:table-cell table:number-columns-repeated="9"/>
        </table:table-row>
        <table:table-row table:style-name="ro1">
          <table:table-cell office:value-type="float" office:value="6.75353384017944" calcext:value-type="float">
            <text:p>6.75353384017944</text:p>
          </table:table-cell>
          <table:table-cell office:value-type="float" office:value="4.93972479411441" calcext:value-type="float">
            <text:p>4.93972479411441</text:p>
          </table:table-cell>
          <table:table-cell office:value-type="float" office:value="0.371820390224457" calcext:value-type="float">
            <text:p>0.371820390224457</text:p>
          </table:table-cell>
          <table:table-cell office:value-type="float" office:value="0.225390229984441" calcext:value-type="float">
            <text:p>0.225390229984441</text:p>
          </table:table-cell>
          <table:table-cell table:number-columns-repeated="9"/>
        </table:table-row>
        <table:table-row table:style-name="ro1">
          <table:table-cell office:value-type="float" office:value="6.83795213699341" calcext:value-type="float">
            <text:p>6.83795213699341</text:p>
          </table:table-cell>
          <table:table-cell office:value-type="float" office:value="4.93900588890648" calcext:value-type="float">
            <text:p>4.93900588890648</text:p>
          </table:table-cell>
          <table:table-cell office:value-type="float" office:value="0.295533180236816" calcext:value-type="float">
            <text:p>0.295533180236816</text:p>
          </table:table-cell>
          <table:table-cell office:value-type="float" office:value="0.225308648992718" calcext:value-type="float">
            <text:p>0.225308648992718</text:p>
          </table:table-cell>
          <table:table-cell table:number-columns-repeated="9"/>
        </table:table-row>
        <table:table-row table:style-name="ro1">
          <table:table-cell office:value-type="float" office:value="8.47619152069092" calcext:value-type="float">
            <text:p>8.47619152069092</text:p>
          </table:table-cell>
          <table:table-cell office:value-type="float" office:value="4.93917395178461" calcext:value-type="float">
            <text:p>4.93917395178461</text:p>
          </table:table-cell>
          <table:table-cell office:value-type="float" office:value="0.546973645687103" calcext:value-type="float">
            <text:p>0.546973645687103</text:p>
          </table:table-cell>
          <table:table-cell office:value-type="float" office:value="0.225317828978891" calcext:value-type="float">
            <text:p>0.225317828978891</text:p>
          </table:table-cell>
          <table:table-cell table:number-columns-repeated="9"/>
        </table:table-row>
        <table:table-row table:style-name="ro1">
          <table:table-cell office:value-type="float" office:value="7.53584146499634" calcext:value-type="float">
            <text:p>7.53584146499634</text:p>
          </table:table-cell>
          <table:table-cell office:value-type="float" office:value="4.93926996090565" calcext:value-type="float">
            <text:p>4.93926996090565</text:p>
          </table:table-cell>
          <table:table-cell office:value-type="float" office:value="0.159674257040024" calcext:value-type="float">
            <text:p>0.159674257040024</text:p>
          </table:table-cell>
          <table:table-cell office:value-type="float" office:value="0.225278826617099" calcext:value-type="float">
            <text:p>0.225278826617099</text:p>
          </table:table-cell>
          <table:table-cell table:number-columns-repeated="9"/>
        </table:table-row>
        <table:table-row table:style-name="ro1">
          <table:table-cell office:value-type="float" office:value="12.1990623474121" calcext:value-type="float">
            <text:p>12.1990623474121</text:p>
          </table:table-cell>
          <table:table-cell office:value-type="float" office:value="4.93998270261024" calcext:value-type="float">
            <text:p>4.93998270261024</text:p>
          </table:table-cell>
          <table:table-cell office:value-type="float" office:value="0.92155110836029" calcext:value-type="float">
            <text:p>0.92155110836029</text:p>
          </table:table-cell>
          <table:table-cell office:value-type="float" office:value="0.225355542080202" calcext:value-type="float">
            <text:p>0.225355542080202</text:p>
          </table:table-cell>
          <table:table-cell table:number-columns-repeated="9"/>
        </table:table-row>
        <table:table-row table:style-name="ro1">
          <table:table-cell office:value-type="float" office:value="6.4177360534668" calcext:value-type="float">
            <text:p>6.4177360534668</text:p>
          </table:table-cell>
          <table:table-cell office:value-type="float" office:value="4.93549831243755" calcext:value-type="float">
            <text:p>4.93549831243755</text:p>
          </table:table-cell>
          <table:table-cell office:value-type="float" office:value="1.13514482975006" calcext:value-type="float">
            <text:p>1.13514482975006</text:p>
          </table:table-cell>
          <table:table-cell office:value-type="float" office:value="0.225699253311871" calcext:value-type="float">
            <text:p>0.225699253311871</text:p>
          </table:table-cell>
          <table:table-cell table:number-columns-repeated="9"/>
        </table:table-row>
        <table:table-row table:style-name="ro1">
          <table:table-cell office:value-type="float" office:value="9.31205654144287" calcext:value-type="float">
            <text:p>9.31205654144287</text:p>
          </table:table-cell>
          <table:table-cell office:value-type="float" office:value="4.93480054937916" calcext:value-type="float">
            <text:p>4.93480054937916</text:p>
          </table:table-cell>
          <table:table-cell office:value-type="float" office:value="0.495738327503204" calcext:value-type="float">
            <text:p>0.495738327503204</text:p>
          </table:table-cell>
          <table:table-cell office:value-type="float" office:value="0.225804282539419" calcext:value-type="float">
            <text:p>0.225804282539419</text:p>
          </table:table-cell>
          <table:table-cell table:number-columns-repeated="9"/>
        </table:table-row>
        <table:table-row table:style-name="ro1">
          <table:table-cell office:value-type="float" office:value="9.6420783996582" calcext:value-type="float">
            <text:p>9.6420783996582</text:p>
          </table:table-cell>
          <table:table-cell office:value-type="float" office:value="4.93614517022521" calcext:value-type="float">
            <text:p>4.93614517022521</text:p>
          </table:table-cell>
          <table:table-cell office:value-type="float" office:value="0.486045300960541" calcext:value-type="float">
            <text:p>0.486045300960541</text:p>
          </table:table-cell>
          <table:table-cell office:value-type="float" office:value="0.225955047219363" calcext:value-type="float">
            <text:p>0.225955047219363</text:p>
          </table:table-cell>
          <table:table-cell table:number-columns-repeated="9"/>
        </table:table-row>
        <table:table-row table:style-name="ro1">
          <table:table-cell office:value-type="float" office:value="9.01842880249023" calcext:value-type="float">
            <text:p>9.01842880249023</text:p>
          </table:table-cell>
          <table:table-cell office:value-type="float" office:value="4.93668186121214" calcext:value-type="float">
            <text:p>4.93668186121214</text:p>
          </table:table-cell>
          <table:table-cell office:value-type="float" office:value="0.339032500982285" calcext:value-type="float">
            <text:p>0.339032500982285</text:p>
          </table:table-cell>
          <table:table-cell office:value-type="float" office:value="0.225933013000864" calcext:value-type="float">
            <text:p>0.225933013000864</text:p>
          </table:table-cell>
          <table:table-cell table:number-columns-repeated="9"/>
        </table:table-row>
        <table:table-row table:style-name="ro1">
          <table:table-cell office:value-type="float" office:value="6.34994125366211" calcext:value-type="float">
            <text:p>6.34994125366211</text:p>
          </table:table-cell>
          <table:table-cell office:value-type="float" office:value="4.93609796861791" calcext:value-type="float">
            <text:p>4.93609796861791</text:p>
          </table:table-cell>
          <table:table-cell office:value-type="float" office:value="0.493835002183914" calcext:value-type="float">
            <text:p>0.493835002183914</text:p>
          </table:table-cell>
          <table:table-cell office:value-type="float" office:value="0.225965012460149" calcext:value-type="float">
            <text:p>0.225965012460149</text:p>
          </table:table-cell>
          <table:table-cell table:number-columns-repeated="9"/>
        </table:table-row>
        <table:table-row table:style-name="ro1">
          <table:table-cell office:value-type="float" office:value="7.76134204864502" calcext:value-type="float">
            <text:p>7.76134204864502</text:p>
          </table:table-cell>
          <table:table-cell office:value-type="float" office:value="4.93631444261969" calcext:value-type="float">
            <text:p>4.93631444261969</text:p>
          </table:table-cell>
          <table:table-cell office:value-type="float" office:value="0.535936415195465" calcext:value-type="float">
            <text:p>0.535936415195465</text:p>
          </table:table-cell>
          <table:table-cell office:value-type="float" office:value="0.226123565309071" calcext:value-type="float">
            <text:p>0.226123565309071</text:p>
          </table:table-cell>
          <table:table-cell table:number-columns-repeated="9"/>
        </table:table-row>
        <table:table-row table:style-name="ro1">
          <table:table-cell office:value-type="float" office:value="8.04602718353272" calcext:value-type="float">
            <text:p>8.04602718353272</text:p>
          </table:table-cell>
          <table:table-cell office:value-type="float" office:value="4.93584544609503" calcext:value-type="float">
            <text:p>4.93584544609503</text:p>
          </table:table-cell>
          <table:table-cell office:value-type="float" office:value="0.332544237375259" calcext:value-type="float">
            <text:p>0.332544237375259</text:p>
          </table:table-cell>
          <table:table-cell office:value-type="float" office:value="0.226130799137473" calcext:value-type="float">
            <text:p>0.226130799137473</text:p>
          </table:table-cell>
          <table:table-cell table:number-columns-repeated="9"/>
        </table:table-row>
        <table:table-row table:style-name="ro1">
          <table:table-cell office:value-type="float" office:value="7.45255136489868" calcext:value-type="float">
            <text:p>7.45255136489868</text:p>
          </table:table-cell>
          <table:table-cell office:value-type="float" office:value="4.93545445970125" calcext:value-type="float">
            <text:p>4.93545445970125</text:p>
          </table:table-cell>
          <table:table-cell office:value-type="float" office:value="0.730635166168213" calcext:value-type="float">
            <text:p>0.730635166168213</text:p>
          </table:table-cell>
          <table:table-cell office:value-type="float" office:value="0.226165166462003" calcext:value-type="float">
            <text:p>0.226165166462003</text:p>
          </table:table-cell>
          <table:table-cell table:number-columns-repeated="9"/>
        </table:table-row>
        <table:table-row table:style-name="ro1">
          <table:table-cell office:value-type="float" office:value="7.25393342971802" calcext:value-type="float">
            <text:p>7.25393342971802</text:p>
          </table:table-cell>
          <table:table-cell office:value-type="float" office:value="4.93270442597949" calcext:value-type="float">
            <text:p>4.93270442597949</text:p>
          </table:table-cell>
          <table:table-cell office:value-type="float" office:value="0.407743513584137" calcext:value-type="float">
            <text:p>0.407743513584137</text:p>
          </table:table-cell>
          <table:table-cell office:value-type="float" office:value="0.226003779680686" calcext:value-type="float">
            <text:p>0.226003779680686</text:p>
          </table:table-cell>
          <table:table-cell table:number-columns-repeated="9"/>
        </table:table-row>
        <table:table-row table:style-name="ro1">
          <table:table-cell office:value-type="float" office:value="8.38645648956299" calcext:value-type="float">
            <text:p>8.38645648956299</text:p>
          </table:table-cell>
          <table:table-cell office:value-type="float" office:value="4.93279909644781" calcext:value-type="float">
            <text:p>4.93279909644781</text:p>
          </table:table-cell>
          <table:table-cell office:value-type="float" office:value="0.814776182174683" calcext:value-type="float">
            <text:p>0.814776182174683</text:p>
          </table:table-cell>
          <table:table-cell office:value-type="float" office:value="0.226031677423848" calcext:value-type="float">
            <text:p>0.226031677423848</text:p>
          </table:table-cell>
          <table:table-cell table:number-columns-repeated="9"/>
        </table:table-row>
        <table:table-row table:style-name="ro1">
          <table:table-cell office:value-type="float" office:value="9.72834491729736" calcext:value-type="float">
            <text:p>9.72834491729736</text:p>
          </table:table-cell>
          <table:table-cell office:value-type="float" office:value="4.93416087651438" calcext:value-type="float">
            <text:p>4.93416087651438</text:p>
          </table:table-cell>
          <table:table-cell office:value-type="float" office:value="0.442011475563049" calcext:value-type="float">
            <text:p>0.442011475563049</text:p>
          </table:table-cell>
          <table:table-cell office:value-type="float" office:value="0.226033754744345" calcext:value-type="float">
            <text:p>0.226033754744345</text:p>
          </table:table-cell>
          <table:table-cell table:number-columns-repeated="9"/>
        </table:table-row>
        <table:table-row table:style-name="ro1">
          <table:table-cell office:value-type="float" office:value="7.97774934768677" calcext:value-type="float">
            <text:p>7.97774934768677</text:p>
          </table:table-cell>
          <table:table-cell office:value-type="float" office:value="4.93416792023998" calcext:value-type="float">
            <text:p>4.93416792023998</text:p>
          </table:table-cell>
          <table:table-cell office:value-type="float" office:value="0.779058992862701" calcext:value-type="float">
            <text:p>0.779058992862701</text:p>
          </table:table-cell>
          <table:table-cell office:value-type="float" office:value="0.226204970324847" calcext:value-type="float">
            <text:p>0.226204970324847</text:p>
          </table:table-cell>
          <table:table-cell table:number-columns-repeated="9"/>
        </table:table-row>
        <table:table-row table:style-name="ro1">
          <table:table-cell office:value-type="float" office:value="6.03448534011841" calcext:value-type="float">
            <text:p>6.03448534011841</text:p>
          </table:table-cell>
          <table:table-cell office:value-type="float" office:value="4.9334773883327" calcext:value-type="float">
            <text:p>4.9334773883327</text:p>
          </table:table-cell>
          <table:table-cell office:value-type="float" office:value="0.646064400672913" calcext:value-type="float">
            <text:p>0.646064400672913</text:p>
          </table:table-cell>
          <table:table-cell office:value-type="float" office:value="0.226193227172472" calcext:value-type="float">
            <text:p>0.226193227172472</text:p>
          </table:table-cell>
          <table:table-cell table:number-columns-repeated="9"/>
        </table:table-row>
        <table:table-row table:style-name="ro1">
          <table:table-cell office:value-type="float" office:value="8.40838527679443" calcext:value-type="float">
            <text:p>8.40838527679443</text:p>
          </table:table-cell>
          <table:table-cell office:value-type="float" office:value="4.93360327312125" calcext:value-type="float">
            <text:p>4.93360327312125</text:p>
          </table:table-cell>
          <table:table-cell office:value-type="float" office:value="0.441302210092545" calcext:value-type="float">
            <text:p>0.441302210092545</text:p>
          </table:table-cell>
          <table:table-cell office:value-type="float" office:value="0.226197153221781" calcext:value-type="float">
            <text:p>0.226197153221781</text:p>
          </table:table-cell>
          <table:table-cell table:number-columns-repeated="9"/>
        </table:table-row>
        <table:table-row table:style-name="ro1">
          <table:table-cell office:value-type="float" office:value="10.0917387008667" calcext:value-type="float">
            <text:p>10.0917387008667</text:p>
          </table:table-cell>
          <table:table-cell office:value-type="float" office:value="4.93468696685228" calcext:value-type="float">
            <text:p>4.93468696685228</text:p>
          </table:table-cell>
          <table:table-cell office:value-type="float" office:value="0.461488395929337" calcext:value-type="float">
            <text:p>0.461488395929337</text:p>
          </table:table-cell>
          <table:table-cell office:value-type="float" office:value="0.226048297087962" calcext:value-type="float">
            <text:p>0.226048297087962</text:p>
          </table:table-cell>
          <table:table-cell table:number-columns-repeated="9"/>
        </table:table-row>
        <table:table-row table:style-name="ro1">
          <table:table-cell office:value-type="float" office:value="6.65703916549683" calcext:value-type="float">
            <text:p>6.65703916549683</text:p>
          </table:table-cell>
          <table:table-cell office:value-type="float" office:value="4.9340067890668" calcext:value-type="float">
            <text:p>4.9340067890668</text:p>
          </table:table-cell>
          <table:table-cell office:value-type="float" office:value="0.732164323329926" calcext:value-type="float">
            <text:p>0.732164323329926</text:p>
          </table:table-cell>
          <table:table-cell office:value-type="float" office:value="0.226175347596504" calcext:value-type="float">
            <text:p>0.226175347596504</text:p>
          </table:table-cell>
          <table:table-cell table:number-columns-repeated="9"/>
        </table:table-row>
        <table:table-row table:style-name="ro1">
          <table:table-cell office:value-type="float" office:value="14.173942565918" calcext:value-type="float">
            <text:p>14.173942565918</text:p>
          </table:table-cell>
          <table:table-cell office:value-type="float" office:value="4.9357467157503" calcext:value-type="float">
            <text:p>4.9357467157503</text:p>
          </table:table-cell>
          <table:table-cell office:value-type="float" office:value="0.331975013017654" calcext:value-type="float">
            <text:p>0.331975013017654</text:p>
          </table:table-cell>
          <table:table-cell office:value-type="float" office:value="0.22613864340071" calcext:value-type="float">
            <text:p>0.22613864340071</text:p>
          </table:table-cell>
          <table:table-cell table:number-columns-repeated="9"/>
        </table:table-row>
        <table:table-row table:style-name="ro1">
          <table:table-cell office:value-type="float" office:value="9.46913623809814" calcext:value-type="float">
            <text:p>9.46913623809814</text:p>
          </table:table-cell>
          <table:table-cell office:value-type="float" office:value="4.93586990127314" calcext:value-type="float">
            <text:p>4.93586990127314</text:p>
          </table:table-cell>
          <table:table-cell office:value-type="float" office:value="0.725500226020813" calcext:value-type="float">
            <text:p>0.725500226020813</text:p>
          </table:table-cell>
          <table:table-cell office:value-type="float" office:value="0.226243693095847" calcext:value-type="float">
            <text:p>0.226243693095847</text:p>
          </table:table-cell>
          <table:table-cell table:number-columns-repeated="9"/>
        </table:table-row>
        <table:table-row table:style-name="ro1">
          <table:table-cell office:value-type="float" office:value="8.62506484985352" calcext:value-type="float">
            <text:p>8.62506484985352</text:p>
          </table:table-cell>
          <table:table-cell office:value-type="float" office:value="4.9353681954449" calcext:value-type="float">
            <text:p>4.9353681954449</text:p>
          </table:table-cell>
          <table:table-cell office:value-type="float" office:value="0.748269498348236" calcext:value-type="float">
            <text:p>0.748269498348236</text:p>
          </table:table-cell>
          <table:table-cell office:value-type="float" office:value="0.226296039437311" calcext:value-type="float">
            <text:p>0.226296039437311</text:p>
          </table:table-cell>
          <table:table-cell table:number-columns-repeated="9"/>
        </table:table-row>
        <table:table-row table:style-name="ro1">
          <table:table-cell office:value-type="float" office:value="6.39666032791138" calcext:value-type="float">
            <text:p>6.39666032791138</text:p>
          </table:table-cell>
          <table:table-cell office:value-type="float" office:value="4.93487780746551" calcext:value-type="float">
            <text:p>4.93487780746551</text:p>
          </table:table-cell>
          <table:table-cell office:value-type="float" office:value="0.548152923583984" calcext:value-type="float">
            <text:p>0.548152923583984</text:p>
          </table:table-cell>
          <table:table-cell office:value-type="float" office:value="0.226291526097919" calcext:value-type="float">
            <text:p>0.226291526097919</text:p>
          </table:table-cell>
          <table:table-cell table:number-columns-repeated="9"/>
        </table:table-row>
        <table:table-row table:style-name="ro1">
          <table:table-cell office:value-type="float" office:value="11.1927366256714" calcext:value-type="float">
            <text:p>11.1927366256714</text:p>
          </table:table-cell>
          <table:table-cell office:value-type="float" office:value="4.93516858073194" calcext:value-type="float">
            <text:p>4.93516858073194</text:p>
          </table:table-cell>
          <table:table-cell office:value-type="float" office:value="0.311302751302719" calcext:value-type="float">
            <text:p>0.311302751302719</text:p>
          </table:table-cell>
          <table:table-cell office:value-type="float" office:value="0.22626040571973" calcext:value-type="float">
            <text:p>0.22626040571973</text:p>
          </table:table-cell>
          <table:table-cell table:number-columns-repeated="9"/>
        </table:table-row>
        <table:table-row table:style-name="ro1">
          <table:table-cell office:value-type="float" office:value="13.0637674331665" calcext:value-type="float">
            <text:p>13.0637674331665</text:p>
          </table:table-cell>
          <table:table-cell office:value-type="float" office:value="4.93569739372633" calcext:value-type="float">
            <text:p>4.93569739372633</text:p>
          </table:table-cell>
          <table:table-cell office:value-type="float" office:value="0.987769305706024" calcext:value-type="float">
            <text:p>0.987769305706024</text:p>
          </table:table-cell>
          <table:table-cell office:value-type="float" office:value="0.22634093046426" calcext:value-type="float">
            <text:p>0.22634093046426</text:p>
          </table:table-cell>
          <table:table-cell table:number-columns-repeated="9"/>
        </table:table-row>
        <table:table-row table:style-name="ro1">
          <table:table-cell office:value-type="float" office:value="6.60956239700317" calcext:value-type="float">
            <text:p>6.60956239700317</text:p>
          </table:table-cell>
          <table:table-cell office:value-type="float" office:value="4.93425174979746" calcext:value-type="float">
            <text:p>4.93425174979746</text:p>
          </table:table-cell>
          <table:table-cell office:value-type="float" office:value="0.27387398481369" calcext:value-type="float">
            <text:p>0.27387398481369</text:p>
          </table:table-cell>
          <table:table-cell office:value-type="float" office:value="0.226145204053013" calcext:value-type="float">
            <text:p>0.226145204053013</text:p>
          </table:table-cell>
          <table:table-cell table:number-columns-repeated="9"/>
        </table:table-row>
        <table:table-row table:style-name="ro1">
          <table:table-cell office:value-type="float" office:value="9.72207450866699" calcext:value-type="float">
            <text:p>9.72207450866699</text:p>
          </table:table-cell>
          <table:table-cell office:value-type="float" office:value="4.93444730189412" calcext:value-type="float">
            <text:p>4.93444730189412</text:p>
          </table:table-cell>
          <table:table-cell office:value-type="float" office:value="0.200786098837852" calcext:value-type="float">
            <text:p>0.200786098837852</text:p>
          </table:table-cell>
          <table:table-cell office:value-type="float" office:value="0.226114329337292" calcext:value-type="float">
            <text:p>0.226114329337292</text:p>
          </table:table-cell>
          <table:table-cell table:number-columns-repeated="9"/>
        </table:table-row>
        <table:table-row table:style-name="ro1">
          <table:table-cell office:value-type="float" office:value="8.88638496398926" calcext:value-type="float">
            <text:p>8.88638496398926</text:p>
          </table:table-cell>
          <table:table-cell office:value-type="float" office:value="4.93446102381529" calcext:value-type="float">
            <text:p>4.93446102381529</text:p>
          </table:table-cell>
          <table:table-cell office:value-type="float" office:value="0.305098623037338" calcext:value-type="float">
            <text:p>0.305098623037338</text:p>
          </table:table-cell>
          <table:table-cell office:value-type="float" office:value="0.226108814016447" calcext:value-type="float">
            <text:p>0.226108814016447</text:p>
          </table:table-cell>
          <table:table-cell table:number-columns-repeated="9"/>
        </table:table-row>
        <table:table-row table:style-name="ro1">
          <table:table-cell office:value-type="float" office:value="9.07274436950684" calcext:value-type="float">
            <text:p>9.07274436950684</text:p>
          </table:table-cell>
          <table:table-cell office:value-type="float" office:value="4.93471124012459" calcext:value-type="float">
            <text:p>4.93471124012459</text:p>
          </table:table-cell>
          <table:table-cell office:value-type="float" office:value="0.486730664968491" calcext:value-type="float">
            <text:p>0.486730664968491</text:p>
          </table:table-cell>
          <table:table-cell office:value-type="float" office:value="0.226200396613371" calcext:value-type="float">
            <text:p>0.226200396613371</text:p>
          </table:table-cell>
          <table:table-cell table:number-columns-repeated="9"/>
        </table:table-row>
        <table:table-row table:style-name="ro1">
          <table:table-cell office:value-type="float" office:value="13.024829864502" calcext:value-type="float">
            <text:p>13.024829864502</text:p>
          </table:table-cell>
          <table:table-cell office:value-type="float" office:value="4.93418368089494" calcext:value-type="float">
            <text:p>4.93418368089494</text:p>
          </table:table-cell>
          <table:table-cell office:value-type="float" office:value="0.348884731531143" calcext:value-type="float">
            <text:p>0.348884731531143</text:p>
          </table:table-cell>
          <table:table-cell office:value-type="float" office:value="0.226109664992226" calcext:value-type="float">
            <text:p>0.226109664992226</text:p>
          </table:table-cell>
          <table:table-cell table:number-columns-repeated="9"/>
        </table:table-row>
        <table:table-row table:style-name="ro1">
          <table:table-cell office:value-type="float" office:value="8.01227951049805" calcext:value-type="float">
            <text:p>8.01227951049805</text:p>
          </table:table-cell>
          <table:table-cell office:value-type="float" office:value="4.93402419951136" calcext:value-type="float">
            <text:p>4.93402419951136</text:p>
          </table:table-cell>
          <table:table-cell office:value-type="float" office:value="0.347735911607742" calcext:value-type="float">
            <text:p>0.347735911607742</text:p>
          </table:table-cell>
          <table:table-cell office:value-type="float" office:value="0.22608686687795" calcext:value-type="float">
            <text:p>0.22608686687795</text:p>
          </table:table-cell>
          <table:table-cell table:number-columns-repeated="9"/>
        </table:table-row>
        <table:table-row table:style-name="ro1">
          <table:table-cell office:value-type="float" office:value="7.82014799118042" calcext:value-type="float">
            <text:p>7.82014799118042</text:p>
          </table:table-cell>
          <table:table-cell office:value-type="float" office:value="4.93349069023199" calcext:value-type="float">
            <text:p>4.93349069023199</text:p>
          </table:table-cell>
          <table:table-cell office:value-type="float" office:value="0.315440148115158" calcext:value-type="float">
            <text:p>0.315440148115158</text:p>
          </table:table-cell>
          <table:table-cell office:value-type="float" office:value="0.226040127819917" calcext:value-type="float">
            <text:p>0.226040127819917</text:p>
          </table:table-cell>
          <table:table-cell table:number-columns-repeated="9"/>
        </table:table-row>
        <table:table-row table:style-name="ro1">
          <table:table-cell office:value-type="float" office:value="9.76128005981445" calcext:value-type="float">
            <text:p>9.76128005981445</text:p>
          </table:table-cell>
          <table:table-cell office:value-type="float" office:value="4.93395256217702" calcext:value-type="float">
            <text:p>4.93395256217702</text:p>
          </table:table-cell>
          <table:table-cell office:value-type="float" office:value="0.911165177822113" calcext:value-type="float">
            <text:p>0.911165177822113</text:p>
          </table:table-cell>
          <table:table-cell office:value-type="float" office:value="0.226107442057376" calcext:value-type="float">
            <text:p>0.226107442057376</text:p>
          </table:table-cell>
          <table:table-cell table:number-columns-repeated="9"/>
        </table:table-row>
        <table:table-row table:style-name="ro1">
          <table:table-cell office:value-type="float" office:value="10.3182001113892" calcext:value-type="float">
            <text:p>10.3182001113892</text:p>
          </table:table-cell>
          <table:table-cell office:value-type="float" office:value="4.9341963132319" calcext:value-type="float">
            <text:p>4.9341963132319</text:p>
          </table:table-cell>
          <table:table-cell office:value-type="float" office:value="0.572936594486237" calcext:value-type="float">
            <text:p>0.572936594486237</text:p>
          </table:table-cell>
          <table:table-cell office:value-type="float" office:value="0.226151137507779" calcext:value-type="float">
            <text:p>0.226151137507779</text:p>
          </table:table-cell>
          <table:table-cell table:number-columns-repeated="9"/>
        </table:table-row>
        <table:table-row table:style-name="ro1">
          <table:table-cell office:value-type="float" office:value="9.77926158905029" calcext:value-type="float">
            <text:p>9.77926158905029</text:p>
          </table:table-cell>
          <table:table-cell office:value-type="float" office:value="4.93455702293739" calcext:value-type="float">
            <text:p>4.93455702293739</text:p>
          </table:table-cell>
          <table:table-cell office:value-type="float" office:value="0.393279939889908" calcext:value-type="float">
            <text:p>0.393279939889908</text:p>
          </table:table-cell>
          <table:table-cell office:value-type="float" office:value="0.226099207866699" calcext:value-type="float">
            <text:p>0.226099207866699</text:p>
          </table:table-cell>
          <table:table-cell table:number-columns-repeated="9"/>
        </table:table-row>
        <table:table-row table:style-name="ro1">
          <table:table-cell office:value-type="float" office:value="8.24441814422607" calcext:value-type="float">
            <text:p>8.24441814422607</text:p>
          </table:table-cell>
          <table:table-cell office:value-type="float" office:value="4.93434866977104" calcext:value-type="float">
            <text:p>4.93434866977104</text:p>
          </table:table-cell>
          <table:table-cell office:value-type="float" office:value="0.441955953836441" calcext:value-type="float">
            <text:p>0.441955953836441</text:p>
          </table:table-cell>
          <table:table-cell office:value-type="float" office:value="0.226068131860039" calcext:value-type="float">
            <text:p>0.226068131860039</text:p>
          </table:table-cell>
          <table:table-cell table:number-columns-repeated="9"/>
        </table:table-row>
        <table:table-row table:style-name="ro1">
          <table:table-cell office:value-type="float" office:value="9.44370937347412" calcext:value-type="float">
            <text:p>9.44370937347412</text:p>
          </table:table-cell>
          <table:table-cell office:value-type="float" office:value="4.93445637050189" calcext:value-type="float">
            <text:p>4.93445637050189</text:p>
          </table:table-cell>
          <table:table-cell office:value-type="float" office:value="0.395505040884018" calcext:value-type="float">
            <text:p>0.395505040884018</text:p>
          </table:table-cell>
          <table:table-cell office:value-type="float" office:value="0.225891722897061" calcext:value-type="float">
            <text:p>0.225891722897061</text:p>
          </table:table-cell>
          <table:table-cell table:number-columns-repeated="9"/>
        </table:table-row>
        <table:table-row table:style-name="ro1">
          <table:table-cell office:value-type="float" office:value="8.94645118713379" calcext:value-type="float">
            <text:p>8.94645118713379</text:p>
          </table:table-cell>
          <table:table-cell office:value-type="float" office:value="4.93396475291189" calcext:value-type="float">
            <text:p>4.93396475291189</text:p>
          </table:table-cell>
          <table:table-cell office:value-type="float" office:value="0.311208158731461" calcext:value-type="float">
            <text:p>0.311208158731461</text:p>
          </table:table-cell>
          <table:table-cell office:value-type="float" office:value="0.225758164925161" calcext:value-type="float">
            <text:p>0.225758164925161</text:p>
          </table:table-cell>
          <table:table-cell table:number-columns-repeated="9"/>
        </table:table-row>
        <table:table-row table:style-name="ro1">
          <table:table-cell office:value-type="float" office:value="7.4327917098999" calcext:value-type="float">
            <text:p>7.4327917098999</text:p>
          </table:table-cell>
          <table:table-cell office:value-type="float" office:value="4.93403946720124" calcext:value-type="float">
            <text:p>4.93403946720124</text:p>
          </table:table-cell>
          <table:table-cell office:value-type="float" office:value="0.536432683467865" calcext:value-type="float">
            <text:p>0.536432683467865</text:p>
          </table:table-cell>
          <table:table-cell office:value-type="float" office:value="0.225794252087998" calcext:value-type="float">
            <text:p>0.225794252087998</text:p>
          </table:table-cell>
          <table:table-cell table:number-columns-repeated="9"/>
        </table:table-row>
        <table:table-row table:style-name="ro1">
          <table:table-cell office:value-type="float" office:value="7.6253867149353" calcext:value-type="float">
            <text:p>7.6253867149353</text:p>
          </table:table-cell>
          <table:table-cell office:value-type="float" office:value="4.93382817050312" calcext:value-type="float">
            <text:p>4.93382817050312</text:p>
          </table:table-cell>
          <table:table-cell office:value-type="float" office:value="0.404629617929459" calcext:value-type="float">
            <text:p>0.404629617929459</text:p>
          </table:table-cell>
          <table:table-cell office:value-type="float" office:value="0.225805411368455" calcext:value-type="float">
            <text:p>0.225805411368455</text:p>
          </table:table-cell>
          <table:table-cell table:number-columns-repeated="9"/>
        </table:table-row>
        <table:table-row table:style-name="ro1">
          <table:table-cell office:value-type="float" office:value="11.0853700637817" calcext:value-type="float">
            <text:p>11.0853700637817</text:p>
          </table:table-cell>
          <table:table-cell office:value-type="float" office:value="4.93401185642992" calcext:value-type="float">
            <text:p>4.93401185642992</text:p>
          </table:table-cell>
          <table:table-cell office:value-type="float" office:value="0.340812653303146" calcext:value-type="float">
            <text:p>0.340812653303146</text:p>
          </table:table-cell>
          <table:table-cell office:value-type="float" office:value="0.225796500340743" calcext:value-type="float">
            <text:p>0.225796500340743</text:p>
          </table:table-cell>
          <table:table-cell table:number-columns-repeated="9"/>
        </table:table-row>
        <table:table-row table:style-name="ro1">
          <table:table-cell office:value-type="float" office:value="6.10229873657227" calcext:value-type="float">
            <text:p>6.10229873657227</text:p>
          </table:table-cell>
          <table:table-cell office:value-type="float" office:value="4.93375648570051" calcext:value-type="float">
            <text:p>4.93375648570051</text:p>
          </table:table-cell>
          <table:table-cell office:value-type="float" office:value="0.421466082334518" calcext:value-type="float">
            <text:p>0.421466082334518</text:p>
          </table:table-cell>
          <table:table-cell office:value-type="float" office:value="0.225787415924451" calcext:value-type="float">
            <text:p>0.225787415924451</text:p>
          </table:table-cell>
          <table:table-cell table:number-columns-repeated="9"/>
        </table:table-row>
        <table:table-row table:style-name="ro1">
          <table:table-cell office:value-type="float" office:value="8.11402034759522" calcext:value-type="float">
            <text:p>8.11402034759522</text:p>
          </table:table-cell>
          <table:table-cell office:value-type="float" office:value="4.93303323459776" calcext:value-type="float">
            <text:p>4.93303323459776</text:p>
          </table:table-cell>
          <table:table-cell office:value-type="float" office:value="0.64983856678009" calcext:value-type="float">
            <text:p>0.64983856678009</text:p>
          </table:table-cell>
          <table:table-cell office:value-type="float" office:value="0.225901654924913" calcext:value-type="float">
            <text:p>0.225901654924913</text:p>
          </table:table-cell>
          <table:table-cell table:number-columns-repeated="9"/>
        </table:table-row>
        <table:table-row table:style-name="ro1">
          <table:table-cell office:value-type="float" office:value="6.10173320770264" calcext:value-type="float">
            <text:p>6.10173320770264</text:p>
          </table:table-cell>
          <table:table-cell office:value-type="float" office:value="4.93200835915873" calcext:value-type="float">
            <text:p>4.93200835915873</text:p>
          </table:table-cell>
          <table:table-cell office:value-type="float" office:value="0.659726619720459" calcext:value-type="float">
            <text:p>0.659726619720459</text:p>
          </table:table-cell>
          <table:table-cell office:value-type="float" office:value="0.225963067976739" calcext:value-type="float">
            <text:p>0.225963067976739</text:p>
          </table:table-cell>
          <table:table-cell table:number-columns-repeated="9"/>
        </table:table-row>
        <table:table-row table:style-name="ro1">
          <table:table-cell office:value-type="float" office:value="8.00547599792481" calcext:value-type="float">
            <text:p>8.00547599792481</text:p>
          </table:table-cell>
          <table:table-cell office:value-type="float" office:value="4.9319784682455" calcext:value-type="float">
            <text:p>4.9319784682455</text:p>
          </table:table-cell>
          <table:table-cell office:value-type="float" office:value="0.607204139232636" calcext:value-type="float">
            <text:p>0.607204139232636</text:p>
          </table:table-cell>
          <table:table-cell office:value-type="float" office:value="0.225991392975884" calcext:value-type="float">
            <text:p>0.225991392975884</text:p>
          </table:table-cell>
          <table:table-cell table:number-columns-repeated="9"/>
        </table:table-row>
        <table:table-row table:style-name="ro1">
          <table:table-cell office:value-type="float" office:value="8.46198844909668" calcext:value-type="float">
            <text:p>8.46198844909668</text:p>
          </table:table-cell>
          <table:table-cell office:value-type="float" office:value="4.93203877984455" calcext:value-type="float">
            <text:p>4.93203877984455</text:p>
          </table:table-cell>
          <table:table-cell office:value-type="float" office:value="0.4472676217556" calcext:value-type="float">
            <text:p>0.4472676217556</text:p>
          </table:table-cell>
          <table:table-cell office:value-type="float" office:value="0.226000538605437" calcext:value-type="float">
            <text:p>0.226000538605437</text:p>
          </table:table-cell>
          <table:table-cell table:number-columns-repeated="9"/>
        </table:table-row>
        <table:table-row table:style-name="ro1">
          <table:table-cell office:value-type="float" office:value="8.41914081573486" calcext:value-type="float">
            <text:p>8.41914081573486</text:p>
          </table:table-cell>
          <table:table-cell office:value-type="float" office:value="4.93167330591607" calcext:value-type="float">
            <text:p>4.93167330591607</text:p>
          </table:table-cell>
          <table:table-cell office:value-type="float" office:value="0.299508810043335" calcext:value-type="float">
            <text:p>0.299508810043335</text:p>
          </table:table-cell>
          <table:table-cell office:value-type="float" office:value="0.225844443484137" calcext:value-type="float">
            <text:p>0.225844443484137</text:p>
          </table:table-cell>
          <table:table-cell table:number-columns-repeated="9"/>
        </table:table-row>
        <table:table-row table:style-name="ro1">
          <table:table-cell office:value-type="float" office:value="8.87759304046631" calcext:value-type="float">
            <text:p>8.87759304046631</text:p>
          </table:table-cell>
          <table:table-cell office:value-type="float" office:value="4.9316005977151" calcext:value-type="float">
            <text:p>4.9316005977151</text:p>
          </table:table-cell>
          <table:table-cell office:value-type="float" office:value="0.073676273226738" calcext:value-type="float">
            <text:p>0.073676273226738</text:p>
          </table:table-cell>
          <table:table-cell office:value-type="float" office:value="0.225706971459169" calcext:value-type="float">
            <text:p>0.225706971459169</text:p>
          </table:table-cell>
          <table:table-cell table:number-columns-repeated="9"/>
        </table:table-row>
        <table:table-row table:style-name="ro1">
          <table:table-cell office:value-type="float" office:value="9.31192207336426" calcext:value-type="float">
            <text:p>9.31192207336426</text:p>
          </table:table-cell>
          <table:table-cell office:value-type="float" office:value="4.93154866757287" calcext:value-type="float">
            <text:p>4.93154866757287</text:p>
          </table:table-cell>
          <table:table-cell office:value-type="float" office:value="0.0948787778615952" calcext:value-type="float">
            <text:p>0.094878777861595</text:p>
          </table:table-cell>
          <table:table-cell office:value-type="float" office:value="0.225553248428397" calcext:value-type="float">
            <text:p>0.225553248428397</text:p>
          </table:table-cell>
          <table:table-cell table:number-columns-repeated="9"/>
        </table:table-row>
        <table:table-row table:style-name="ro1">
          <table:table-cell office:value-type="float" office:value="8.71827602386475" calcext:value-type="float">
            <text:p>8.71827602386475</text:p>
          </table:table-cell>
          <table:table-cell office:value-type="float" office:value="4.93263187260278" calcext:value-type="float">
            <text:p>4.93263187260278</text:p>
          </table:table-cell>
          <table:table-cell office:value-type="float" office:value="0.723542392253876" calcext:value-type="float">
            <text:p>0.723542392253876</text:p>
          </table:table-cell>
          <table:table-cell office:value-type="float" office:value="0.225624905800938" calcext:value-type="float">
            <text:p>0.225624905800938</text:p>
          </table:table-cell>
          <table:table-cell table:number-columns-repeated="9"/>
        </table:table-row>
        <table:table-row table:style-name="ro1">
          <table:table-cell office:value-type="float" office:value="8.7452449798584" calcext:value-type="float">
            <text:p>8.7452449798584</text:p>
          </table:table-cell>
          <table:table-cell office:value-type="float" office:value="4.93263213916989" calcext:value-type="float">
            <text:p>4.93263213916989</text:p>
          </table:table-cell>
          <table:table-cell office:value-type="float" office:value="0.754016876220703" calcext:value-type="float">
            <text:p>0.754016876220703</text:p>
          </table:table-cell>
          <table:table-cell office:value-type="float" office:value="0.225724192809813" calcext:value-type="float">
            <text:p>0.225724192809813</text:p>
          </table:table-cell>
          <table:table-cell table:number-columns-repeated="9"/>
        </table:table-row>
        <table:table-row table:style-name="ro1">
          <table:table-cell office:value-type="float" office:value="10.1332931518555" calcext:value-type="float">
            <text:p>10.1332931518555</text:p>
          </table:table-cell>
          <table:table-cell office:value-type="float" office:value="4.9318312322283" calcext:value-type="float">
            <text:p>4.9318312322283</text:p>
          </table:table-cell>
          <table:table-cell office:value-type="float" office:value="0.798932433128357" calcext:value-type="float">
            <text:p>0.798932433128357</text:p>
          </table:table-cell>
          <table:table-cell office:value-type="float" office:value="0.226045285116284" calcext:value-type="float">
            <text:p>0.226045285116284</text:p>
          </table:table-cell>
          <table:table-cell table:number-columns-repeated="9"/>
        </table:table-row>
        <table:table-row table:style-name="ro1">
          <table:table-cell office:value-type="float" office:value="9.998366355896" calcext:value-type="float">
            <text:p>9.998366355896</text:p>
          </table:table-cell>
          <table:table-cell office:value-type="float" office:value="4.93213385967157" calcext:value-type="float">
            <text:p>4.93213385967157</text:p>
          </table:table-cell>
          <table:table-cell office:value-type="float" office:value="0.89280092716217" calcext:value-type="float">
            <text:p>0.89280092716217</text:p>
          </table:table-cell>
          <table:table-cell office:value-type="float" office:value="0.226145414011203" calcext:value-type="float">
            <text:p>0.226145414011203</text:p>
          </table:table-cell>
          <table:table-cell table:number-columns-repeated="9"/>
        </table:table-row>
        <table:table-row table:style-name="ro1">
          <table:table-cell office:value-type="float" office:value="10.7807312011719" calcext:value-type="float">
            <text:p>10.7807312011719</text:p>
          </table:table-cell>
          <table:table-cell office:value-type="float" office:value="4.93426368122748" calcext:value-type="float">
            <text:p>4.93426368122748</text:p>
          </table:table-cell>
          <table:table-cell office:value-type="float" office:value="0.341506421566009" calcext:value-type="float">
            <text:p>0.341506421566009</text:p>
          </table:table-cell>
          <table:table-cell office:value-type="float" office:value="0.226057389264816" calcext:value-type="float">
            <text:p>0.226057389264816</text:p>
          </table:table-cell>
          <table:table-cell table:number-columns-repeated="9"/>
        </table:table-row>
        <table:table-row table:style-name="ro1">
          <table:table-cell office:value-type="float" office:value="8.99995613098145" calcext:value-type="float">
            <text:p>8.99995613098145</text:p>
          </table:table-cell>
          <table:table-cell office:value-type="float" office:value="4.93445273463837" calcext:value-type="float">
            <text:p>4.93445273463837</text:p>
          </table:table-cell>
          <table:table-cell office:value-type="float" office:value="0.335169047117233" calcext:value-type="float">
            <text:p>0.335169047117233</text:p>
          </table:table-cell>
          <table:table-cell office:value-type="float" office:value="0.226049571450522" calcext:value-type="float">
            <text:p>0.226049571450522</text:p>
          </table:table-cell>
          <table:table-cell table:number-columns-repeated="9"/>
        </table:table-row>
        <table:table-row table:style-name="ro1">
          <table:table-cell office:value-type="float" office:value="7.01916217803955" calcext:value-type="float">
            <text:p>7.01916217803955</text:p>
          </table:table-cell>
          <table:table-cell office:value-type="float" office:value="4.93421971048113" calcext:value-type="float">
            <text:p>4.93421971048113</text:p>
          </table:table-cell>
          <table:table-cell office:value-type="float" office:value="0.487848699092865" calcext:value-type="float">
            <text:p>0.487848699092865</text:p>
          </table:table-cell>
          <table:table-cell office:value-type="float" office:value="0.22606230712804" calcext:value-type="float">
            <text:p>0.22606230712804</text:p>
          </table:table-cell>
          <table:table-cell table:number-columns-repeated="9"/>
        </table:table-row>
        <table:table-row table:style-name="ro1">
          <table:table-cell office:value-type="float" office:value="5.91382265090942" calcext:value-type="float">
            <text:p>5.91382265090942</text:p>
          </table:table-cell>
          <table:table-cell office:value-type="float" office:value="4.93377595562754" calcext:value-type="float">
            <text:p>4.93377595562754</text:p>
          </table:table-cell>
          <table:table-cell office:value-type="float" office:value="1.00728178024292" calcext:value-type="float">
            <text:p>1.00728178024292</text:p>
          </table:table-cell>
          <table:table-cell office:value-type="float" office:value="0.226163804048627" calcext:value-type="float">
            <text:p>0.226163804048627</text:p>
          </table:table-cell>
          <table:table-cell table:number-columns-repeated="9"/>
        </table:table-row>
        <table:table-row table:style-name="ro1">
          <table:table-cell office:value-type="float" office:value="6.35809087753296" calcext:value-type="float">
            <text:p>6.35809087753296</text:p>
          </table:table-cell>
          <table:table-cell office:value-type="float" office:value="4.93240799273375" calcext:value-type="float">
            <text:p>4.93240799273375</text:p>
          </table:table-cell>
          <table:table-cell office:value-type="float" office:value="1.05640614032745" calcext:value-type="float">
            <text:p>1.05640614032745</text:p>
          </table:table-cell>
          <table:table-cell office:value-type="float" office:value="0.226384732405176" calcext:value-type="float">
            <text:p>0.226384732405176</text:p>
          </table:table-cell>
          <table:table-cell table:number-columns-repeated="9"/>
        </table:table-row>
        <table:table-row table:style-name="ro1">
          <table:table-cell office:value-type="float" office:value="5.35782957077026" calcext:value-type="float">
            <text:p>5.35782957077026</text:p>
          </table:table-cell>
          <table:table-cell office:value-type="float" office:value="4.93160412251724" calcext:value-type="float">
            <text:p>4.93160412251724</text:p>
          </table:table-cell>
          <table:table-cell office:value-type="float" office:value="1.01030540466309" calcext:value-type="float">
            <text:p>1.01030540466309</text:p>
          </table:table-cell>
          <table:table-cell office:value-type="float" office:value="0.226468182288798" calcext:value-type="float">
            <text:p>0.226468182288798</text:p>
          </table:table-cell>
          <table:table-cell table:number-columns-repeated="9"/>
        </table:table-row>
        <table:table-row table:style-name="ro1">
          <table:table-cell office:value-type="float" office:value="9.36716938018799" calcext:value-type="float">
            <text:p>9.36716938018799</text:p>
          </table:table-cell>
          <table:table-cell office:value-type="float" office:value="4.93201590595708" calcext:value-type="float">
            <text:p>4.93201590595708</text:p>
          </table:table-cell>
          <table:table-cell office:value-type="float" office:value="0.250905305147171" calcext:value-type="float">
            <text:p>0.250905305147171</text:p>
          </table:table-cell>
          <table:table-cell office:value-type="float" office:value="0.226433790069575" calcext:value-type="float">
            <text:p>0.226433790069575</text:p>
          </table:table-cell>
          <table:table-cell table:number-columns-repeated="9"/>
        </table:table-row>
        <table:table-row table:style-name="ro1">
          <table:table-cell office:value-type="float" office:value="7.76169157028198" calcext:value-type="float">
            <text:p>7.76169157028198</text:p>
          </table:table-cell>
          <table:table-cell office:value-type="float" office:value="4.93203725968974" calcext:value-type="float">
            <text:p>4.93203725968974</text:p>
          </table:table-cell>
          <table:table-cell office:value-type="float" office:value="0.368785113096237" calcext:value-type="float">
            <text:p>0.368785113096237</text:p>
          </table:table-cell>
          <table:table-cell office:value-type="float" office:value="0.226390910913729" calcext:value-type="float">
            <text:p>0.226390910913729</text:p>
          </table:table-cell>
          <table:table-cell table:number-columns-repeated="9"/>
        </table:table-row>
        <table:table-row table:style-name="ro1">
          <table:table-cell office:value-type="float" office:value="7.99909830093384" calcext:value-type="float">
            <text:p>7.99909830093384</text:p>
          </table:table-cell>
          <table:table-cell office:value-type="float" office:value="4.93199744093273" calcext:value-type="float">
            <text:p>4.93199744093273</text:p>
          </table:table-cell>
          <table:table-cell office:value-type="float" office:value="0.573141038417816" calcext:value-type="float">
            <text:p>0.573141038417816</text:p>
          </table:table-cell>
          <table:table-cell office:value-type="float" office:value="0.22642699158098" calcext:value-type="float">
            <text:p>0.22642699158098</text:p>
          </table:table-cell>
          <table:table-cell table:number-columns-repeated="9"/>
        </table:table-row>
        <table:table-row table:style-name="ro1">
          <table:table-cell office:value-type="float" office:value="8.24302864074707" calcext:value-type="float">
            <text:p>8.24302864074707</text:p>
          </table:table-cell>
          <table:table-cell office:value-type="float" office:value="4.93214416874595" calcext:value-type="float">
            <text:p>4.93214416874595</text:p>
          </table:table-cell>
          <table:table-cell office:value-type="float" office:value="0.31262069940567" calcext:value-type="float">
            <text:p>0.31262069940567</text:p>
          </table:table-cell>
          <table:table-cell office:value-type="float" office:value="0.22641720681667" calcext:value-type="float">
            <text:p>0.22641720681667</text:p>
          </table:table-cell>
          <table:table-cell table:number-columns-repeated="9"/>
        </table:table-row>
        <table:table-row table:style-name="ro1">
          <table:table-cell office:value-type="float" office:value="13.8224315643311" calcext:value-type="float">
            <text:p>13.8224315643311</text:p>
          </table:table-cell>
          <table:table-cell office:value-type="float" office:value="4.9340110656514" calcext:value-type="float">
            <text:p>4.9340110656514</text:p>
          </table:table-cell>
          <table:table-cell office:value-type="float" office:value="0.40008482336998" calcext:value-type="float">
            <text:p>0.40008482336998</text:p>
          </table:table-cell>
          <table:table-cell office:value-type="float" office:value="0.226438264314528" calcext:value-type="float">
            <text:p>0.226438264314528</text:p>
          </table:table-cell>
          <table:table-cell table:number-columns-repeated="9"/>
        </table:table-row>
        <table:table-row table:style-name="ro1">
          <table:table-cell office:value-type="float" office:value="5.92133808135986" calcext:value-type="float">
            <text:p>5.92133808135986</text:p>
          </table:table-cell>
          <table:table-cell office:value-type="float" office:value="4.93377458629606" calcext:value-type="float">
            <text:p>4.93377458629606</text:p>
          </table:table-cell>
          <table:table-cell office:value-type="float" office:value="0.306750267744064" calcext:value-type="float">
            <text:p>0.306750267744064</text:p>
          </table:table-cell>
          <table:table-cell office:value-type="float" office:value="0.226409194150758" calcext:value-type="float">
            <text:p>0.226409194150758</text:p>
          </table:table-cell>
          <table:table-cell table:number-columns-repeated="9"/>
        </table:table-row>
        <table:table-row table:style-name="ro1">
          <table:table-cell office:value-type="float" office:value="9.28849506378174" calcext:value-type="float">
            <text:p>9.28849506378174</text:p>
          </table:table-cell>
          <table:table-cell office:value-type="float" office:value="4.93385824243862" calcext:value-type="float">
            <text:p>4.93385824243862</text:p>
          </table:table-cell>
          <table:table-cell office:value-type="float" office:value="0.104367107152939" calcext:value-type="float">
            <text:p>0.104367107152939</text:p>
          </table:table-cell>
          <table:table-cell office:value-type="float" office:value="0.226391196885015" calcext:value-type="float">
            <text:p>0.226391196885015</text:p>
          </table:table-cell>
          <table:table-cell table:number-columns-repeated="9"/>
        </table:table-row>
        <table:table-row table:style-name="ro1">
          <table:table-cell office:value-type="float" office:value="9.26745891571045" calcext:value-type="float">
            <text:p>9.26745891571045</text:p>
          </table:table-cell>
          <table:table-cell office:value-type="float" office:value="4.93463501555692" calcext:value-type="float">
            <text:p>4.93463501555692</text:p>
          </table:table-cell>
          <table:table-cell office:value-type="float" office:value="0.438343375921249" calcext:value-type="float">
            <text:p>0.438343375921249</text:p>
          </table:table-cell>
          <table:table-cell office:value-type="float" office:value="0.226448261317158" calcext:value-type="float">
            <text:p>0.226448261317158</text:p>
          </table:table-cell>
          <table:table-cell table:number-columns-repeated="9"/>
        </table:table-row>
        <table:table-row table:style-name="ro1">
          <table:table-cell office:value-type="float" office:value="6.03620719909668" calcext:value-type="float">
            <text:p>6.03620719909668</text:p>
          </table:table-cell>
          <table:table-cell office:value-type="float" office:value="4.93344828625556" calcext:value-type="float">
            <text:p>4.93344828625556</text:p>
          </table:table-cell>
          <table:table-cell office:value-type="float" office:value="0.49919468164444" calcext:value-type="float">
            <text:p>0.49919468164444</text:p>
          </table:table-cell>
          <table:table-cell office:value-type="float" office:value="0.226451724369375" calcext:value-type="float">
            <text:p>0.226451724369375</text:p>
          </table:table-cell>
          <table:table-cell table:number-columns-repeated="9"/>
        </table:table-row>
        <table:table-row table:style-name="ro1">
          <table:table-cell office:value-type="float" office:value="8.4087381362915" calcext:value-type="float">
            <text:p>8.4087381362915</text:p>
          </table:table-cell>
          <table:table-cell office:value-type="float" office:value="4.93284365214694" calcext:value-type="float">
            <text:p>4.93284365214694</text:p>
          </table:table-cell>
          <table:table-cell office:value-type="float" office:value="0.518739402294159" calcext:value-type="float">
            <text:p>0.518739402294159</text:p>
          </table:table-cell>
          <table:table-cell office:value-type="float" office:value="0.226446671020547" calcext:value-type="float">
            <text:p>0.226446671020547</text:p>
          </table:table-cell>
          <table:table-cell table:number-columns-repeated="9"/>
        </table:table-row>
        <table:table-row table:style-name="ro1">
          <table:table-cell office:value-type="float" office:value="7.76544523239136" calcext:value-type="float">
            <text:p>7.76544523239136</text:p>
          </table:table-cell>
          <table:table-cell office:value-type="float" office:value="4.932530662067" calcext:value-type="float">
            <text:p>4.932530662067</text:p>
          </table:table-cell>
          <table:table-cell office:value-type="float" office:value="0.464173913002014" calcext:value-type="float">
            <text:p>0.464173913002014</text:p>
          </table:table-cell>
          <table:table-cell office:value-type="float" office:value="0.226397710912532" calcext:value-type="float">
            <text:p>0.226397710912532</text:p>
          </table:table-cell>
          <table:table-cell table:number-columns-repeated="9"/>
        </table:table-row>
        <table:table-row table:style-name="ro1">
          <table:table-cell office:value-type="float" office:value="7.12192010879517" calcext:value-type="float">
            <text:p>7.12192010879517</text:p>
          </table:table-cell>
          <table:table-cell office:value-type="float" office:value="4.93206810154375" calcext:value-type="float">
            <text:p>4.93206810154375</text:p>
          </table:table-cell>
          <table:table-cell office:value-type="float" office:value="0.114459253847599" calcext:value-type="float">
            <text:p>0.114459253847599</text:p>
          </table:table-cell>
          <table:table-cell office:value-type="float" office:value="0.226159585350357" calcext:value-type="float">
            <text:p>0.226159585350357</text:p>
          </table:table-cell>
          <table:table-cell table:number-columns-repeated="9"/>
        </table:table-row>
        <table:table-row table:style-name="ro1">
          <table:table-cell office:value-type="float" office:value="6.78189992904663" calcext:value-type="float">
            <text:p>6.78189992904663</text:p>
          </table:table-cell>
          <table:table-cell office:value-type="float" office:value="4.93190699524794" calcext:value-type="float">
            <text:p>4.93190699524794</text:p>
          </table:table-cell>
          <table:table-cell office:value-type="float" office:value="0.170976117253304" calcext:value-type="float">
            <text:p>0.170976117253304</text:p>
          </table:table-cell>
          <table:table-cell office:value-type="float" office:value="0.226116649357634" calcext:value-type="float">
            <text:p>0.226116649357634</text:p>
          </table:table-cell>
          <table:table-cell table:number-columns-repeated="9"/>
        </table:table-row>
        <table:table-row table:style-name="ro1">
          <table:table-cell office:value-type="float" office:value="8.73479080200195" calcext:value-type="float">
            <text:p>8.73479080200195</text:p>
          </table:table-cell>
          <table:table-cell office:value-type="float" office:value="4.93203799040127" calcext:value-type="float">
            <text:p>4.93203799040127</text:p>
          </table:table-cell>
          <table:table-cell office:value-type="float" office:value="0.556258857250214" calcext:value-type="float">
            <text:p>0.556258857250214</text:p>
          </table:table-cell>
          <table:table-cell office:value-type="float" office:value="0.226227031515928" calcext:value-type="float">
            <text:p>0.226227031515928</text:p>
          </table:table-cell>
          <table:table-cell table:number-columns-repeated="9"/>
        </table:table-row>
        <table:table-row table:style-name="ro1">
          <table:table-cell office:value-type="float" office:value="7.82781028747559" calcext:value-type="float">
            <text:p>7.82781028747559</text:p>
          </table:table-cell>
          <table:table-cell office:value-type="float" office:value="4.93207818376353" calcext:value-type="float">
            <text:p>4.93207818376353</text:p>
          </table:table-cell>
          <table:table-cell office:value-type="float" office:value="0.486510545015335" calcext:value-type="float">
            <text:p>0.486510545015335</text:p>
          </table:table-cell>
          <table:table-cell office:value-type="float" office:value="0.226252015553528" calcext:value-type="float">
            <text:p>0.226252015553528</text:p>
          </table:table-cell>
          <table:table-cell table:number-columns-repeated="9"/>
        </table:table-row>
        <table:table-row table:style-name="ro1">
          <table:table-cell office:value-type="float" office:value="7.63518857955933" calcext:value-type="float">
            <text:p>7.63518857955933</text:p>
          </table:table-cell>
          <table:table-cell office:value-type="float" office:value="4.93203051765216" calcext:value-type="float">
            <text:p>4.93203051765216</text:p>
          </table:table-cell>
          <table:table-cell office:value-type="float" office:value="0.247421085834503" calcext:value-type="float">
            <text:p>0.247421085834503</text:p>
          </table:table-cell>
          <table:table-cell office:value-type="float" office:value="0.226162843321408" calcext:value-type="float">
            <text:p>0.226162843321408</text:p>
          </table:table-cell>
          <table:table-cell table:number-columns-repeated="9"/>
        </table:table-row>
        <table:table-row table:style-name="ro1">
          <table:table-cell office:value-type="float" office:value="8.93106842041016" calcext:value-type="float">
            <text:p>8.93106842041016</text:p>
          </table:table-cell>
          <table:table-cell office:value-type="float" office:value="4.93257234028614" calcext:value-type="float">
            <text:p>4.93257234028614</text:p>
          </table:table-cell>
          <table:table-cell office:value-type="float" office:value="0.297860890626907" calcext:value-type="float">
            <text:p>0.297860890626907</text:p>
          </table:table-cell>
          <table:table-cell office:value-type="float" office:value="0.226091397817933" calcext:value-type="float">
            <text:p>0.226091397817933</text:p>
          </table:table-cell>
          <table:table-cell table:number-columns-repeated="9"/>
        </table:table-row>
        <table:table-row table:style-name="ro1">
          <table:table-cell office:value-type="float" office:value="14.3015489578247" calcext:value-type="float">
            <text:p>14.3015489578247</text:p>
          </table:table-cell>
          <table:table-cell office:value-type="float" office:value="4.93417840048377" calcext:value-type="float">
            <text:p>4.93417840048377</text:p>
          </table:table-cell>
          <table:table-cell office:value-type="float" office:value="0.374708831310272" calcext:value-type="float">
            <text:p>0.374708831310272</text:p>
          </table:table-cell>
          <table:table-cell office:value-type="float" office:value="0.225745396050711" calcext:value-type="float">
            <text:p>0.225745396050711</text:p>
          </table:table-cell>
          <table:table-cell table:number-columns-repeated="9"/>
        </table:table-row>
        <table:table-row table:style-name="ro1">
          <table:table-cell office:value-type="float" office:value="9.04833793640137" calcext:value-type="float">
            <text:p>9.04833793640137</text:p>
          </table:table-cell>
          <table:table-cell office:value-type="float" office:value="4.93432730417077" calcext:value-type="float">
            <text:p>4.93432730417077</text:p>
          </table:table-cell>
          <table:table-cell office:value-type="float" office:value="0.895066440105438" calcext:value-type="float">
            <text:p>0.895066440105438</text:p>
          </table:table-cell>
          <table:table-cell office:value-type="float" office:value="0.225880445770677" calcext:value-type="float">
            <text:p>0.225880445770677</text:p>
          </table:table-cell>
          <table:table-cell table:number-columns-repeated="9"/>
        </table:table-row>
        <table:table-row table:style-name="ro1">
          <table:table-cell office:value-type="float" office:value="11.3454637527466" calcext:value-type="float">
            <text:p>11.3454637527466</text:p>
          </table:table-cell>
          <table:table-cell office:value-type="float" office:value="4.93525814811999" calcext:value-type="float">
            <text:p>4.93525814811999</text:p>
          </table:table-cell>
          <table:table-cell office:value-type="float" office:value="0.436030000448227" calcext:value-type="float">
            <text:p>0.436030000448227</text:p>
          </table:table-cell>
          <table:table-cell office:value-type="float" office:value="0.225797516372384" calcext:value-type="float">
            <text:p>0.225797516372384</text:p>
          </table:table-cell>
          <table:table-cell table:number-columns-repeated="9"/>
        </table:table-row>
        <table:table-row table:style-name="ro1">
          <table:table-cell office:value-type="float" office:value="9.52427196502686" calcext:value-type="float">
            <text:p>9.52427196502686</text:p>
          </table:table-cell>
          <table:table-cell office:value-type="float" office:value="4.93562981018091" calcext:value-type="float">
            <text:p>4.93562981018091</text:p>
          </table:table-cell>
          <table:table-cell office:value-type="float" office:value="0.620404064655304" calcext:value-type="float">
            <text:p>0.620404064655304</text:p>
          </table:table-cell>
          <table:table-cell office:value-type="float" office:value="0.225911543985405" calcext:value-type="float">
            <text:p>0.225911543985405</text:p>
          </table:table-cell>
          <table:table-cell table:number-columns-repeated="9"/>
        </table:table-row>
        <table:table-row table:style-name="ro1">
          <table:table-cell office:value-type="float" office:value="7.9193320274353" calcext:value-type="float">
            <text:p>7.9193320274353</text:p>
          </table:table-cell>
          <table:table-cell office:value-type="float" office:value="4.93555395696745" calcext:value-type="float">
            <text:p>4.93555395696745</text:p>
          </table:table-cell>
          <table:table-cell office:value-type="float" office:value="0.409939140081406" calcext:value-type="float">
            <text:p>0.409939140081406</text:p>
          </table:table-cell>
          <table:table-cell office:value-type="float" office:value="0.225675340932608" calcext:value-type="float">
            <text:p>0.225675340932608</text:p>
          </table:table-cell>
          <table:table-cell table:number-columns-repeated="9"/>
        </table:table-row>
        <table:table-row table:style-name="ro1">
          <table:table-cell office:value-type="float" office:value="7.04715013504028" calcext:value-type="float">
            <text:p>7.04715013504028</text:p>
          </table:table-cell>
          <table:table-cell office:value-type="float" office:value="4.93534929059697" calcext:value-type="float">
            <text:p>4.93534929059697</text:p>
          </table:table-cell>
          <table:table-cell office:value-type="float" office:value="0.533395111560822" calcext:value-type="float">
            <text:p>0.533395111560822</text:p>
          </table:table-cell>
          <table:table-cell office:value-type="float" office:value="0.22573338906284" calcext:value-type="float">
            <text:p>0.22573338906284</text:p>
          </table:table-cell>
          <table:table-cell table:number-columns-repeated="9"/>
        </table:table-row>
        <table:table-row table:style-name="ro1">
          <table:table-cell office:value-type="float" office:value="12.7024059295654" calcext:value-type="float">
            <text:p>12.7024059295654</text:p>
          </table:table-cell>
          <table:table-cell office:value-type="float" office:value="4.93895152153279" calcext:value-type="float">
            <text:p>4.93895152153279</text:p>
          </table:table-cell>
          <table:table-cell office:value-type="float" office:value="0.511224448680878" calcext:value-type="float">
            <text:p>0.511224448680878</text:p>
          </table:table-cell>
          <table:table-cell office:value-type="float" office:value="0.225824121893191" calcext:value-type="float">
            <text:p>0.225824121893191</text:p>
          </table:table-cell>
          <table:table-cell table:number-columns-repeated="9"/>
        </table:table-row>
        <table:table-row table:style-name="ro1">
          <table:table-cell office:value-type="float" office:value="8.21213817596436" calcext:value-type="float">
            <text:p>8.21213817596436</text:p>
          </table:table-cell>
          <table:table-cell office:value-type="float" office:value="4.93978369323903" calcext:value-type="float">
            <text:p>4.93978369323903</text:p>
          </table:table-cell>
          <table:table-cell office:value-type="float" office:value="0.575211346149445" calcext:value-type="float">
            <text:p>0.575211346149445</text:p>
          </table:table-cell>
          <table:table-cell office:value-type="float" office:value="0.225931827145888" calcext:value-type="float">
            <text:p>0.225931827145888</text:p>
          </table:table-cell>
          <table:table-cell table:number-columns-repeated="9"/>
        </table:table-row>
        <table:table-row table:style-name="ro1">
          <table:table-cell office:value-type="float" office:value="10.0848083496094" calcext:value-type="float">
            <text:p>10.0848083496094</text:p>
          </table:table-cell>
          <table:table-cell office:value-type="float" office:value="4.9398469400647" calcext:value-type="float">
            <text:p>4.9398469400647</text:p>
          </table:table-cell>
          <table:table-cell office:value-type="float" office:value="0.290379047393799" calcext:value-type="float">
            <text:p>0.290379047393799</text:p>
          </table:table-cell>
          <table:table-cell office:value-type="float" office:value="0.225831121281664" calcext:value-type="float">
            <text:p>0.225831121281664</text:p>
          </table:table-cell>
          <table:table-cell table:number-columns-repeated="9"/>
        </table:table-row>
        <table:table-row table:style-name="ro1">
          <table:table-cell office:value-type="float" office:value="11.4680347442627" calcext:value-type="float">
            <text:p>11.4680347442627</text:p>
          </table:table-cell>
          <table:table-cell office:value-type="float" office:value="4.94038328641247" calcext:value-type="float">
            <text:p>4.94038328641247</text:p>
          </table:table-cell>
          <table:table-cell office:value-type="float" office:value="0.493226915597916" calcext:value-type="float">
            <text:p>0.493226915597916</text:p>
          </table:table-cell>
          <table:table-cell office:value-type="float" office:value="0.225856873028315" calcext:value-type="float">
            <text:p>0.225856873028315</text:p>
          </table:table-cell>
          <table:table-cell table:number-columns-repeated="9"/>
        </table:table-row>
        <table:table-row table:style-name="ro1">
          <table:table-cell office:value-type="float" office:value="11.2521114349365" calcext:value-type="float">
            <text:p>11.2521114349365</text:p>
          </table:table-cell>
          <table:table-cell office:value-type="float" office:value="4.94100849838603" calcext:value-type="float">
            <text:p>4.94100849838603</text:p>
          </table:table-cell>
          <table:table-cell office:value-type="float" office:value="0.598412275314331" calcext:value-type="float">
            <text:p>0.598412275314331</text:p>
          </table:table-cell>
          <table:table-cell office:value-type="float" office:value="0.225896581037498" calcext:value-type="float">
            <text:p>0.225896581037498</text:p>
          </table:table-cell>
          <table:table-cell table:number-columns-repeated="9"/>
        </table:table-row>
        <table:table-row table:style-name="ro1">
          <table:table-cell office:value-type="float" office:value="11.8811664581299" calcext:value-type="float">
            <text:p>11.8811664581299</text:p>
          </table:table-cell>
          <table:table-cell office:value-type="float" office:value="4.94172288793729" calcext:value-type="float">
            <text:p>4.94172288793729</text:p>
          </table:table-cell>
          <table:table-cell office:value-type="float" office:value="0.436559915542603" calcext:value-type="float">
            <text:p>0.436559915542603</text:p>
          </table:table-cell>
          <table:table-cell office:value-type="float" office:value="0.225912120169551" calcext:value-type="float">
            <text:p>0.225912120169551</text:p>
          </table:table-cell>
          <table:table-cell table:number-columns-repeated="9"/>
        </table:table-row>
        <table:table-row table:style-name="ro1">
          <table:table-cell office:value-type="float" office:value="8.06299877166748" calcext:value-type="float">
            <text:p>8.06299877166748</text:p>
          </table:table-cell>
          <table:table-cell office:value-type="float" office:value="4.94155102196938" calcext:value-type="float">
            <text:p>4.94155102196938</text:p>
          </table:table-cell>
          <table:table-cell office:value-type="float" office:value="0.668307542800903" calcext:value-type="float">
            <text:p>0.668307542800903</text:p>
          </table:table-cell>
          <table:table-cell office:value-type="float" office:value="0.22609756270683" calcext:value-type="float">
            <text:p>0.22609756270683</text:p>
          </table:table-cell>
          <table:table-cell table:number-columns-repeated="9"/>
        </table:table-row>
        <table:table-row table:style-name="ro1">
          <table:table-cell office:value-type="float" office:value="9.12412929534912" calcext:value-type="float">
            <text:p>9.12412929534912</text:p>
          </table:table-cell>
          <table:table-cell office:value-type="float" office:value="4.94174577497389" calcext:value-type="float">
            <text:p>4.94174577497389</text:p>
          </table:table-cell>
          <table:table-cell office:value-type="float" office:value="0.224130168557167" calcext:value-type="float">
            <text:p>0.224130168557167</text:p>
          </table:table-cell>
          <table:table-cell office:value-type="float" office:value="0.226070787379825" calcext:value-type="float">
            <text:p>0.226070787379825</text:p>
          </table:table-cell>
          <table:table-cell table:number-columns-repeated="9"/>
        </table:table-row>
        <table:table-row table:style-name="ro1">
          <table:table-cell office:value-type="float" office:value="9.06337928771973" calcext:value-type="float">
            <text:p>9.06337928771973</text:p>
          </table:table-cell>
          <table:table-cell office:value-type="float" office:value="4.94243324562487" calcext:value-type="float">
            <text:p>4.94243324562487</text:p>
          </table:table-cell>
          <table:table-cell office:value-type="float" office:value="0.293728917837143" calcext:value-type="float">
            <text:p>0.293728917837143</text:p>
          </table:table-cell>
          <table:table-cell office:value-type="float" office:value="0.225881898807185" calcext:value-type="float">
            <text:p>0.225881898807185</text:p>
          </table:table-cell>
          <table:table-cell table:number-columns-repeated="9"/>
        </table:table-row>
        <table:table-row table:style-name="ro1">
          <table:table-cell office:value-type="float" office:value="8.98523616790772" calcext:value-type="float">
            <text:p>8.98523616790772</text:p>
          </table:table-cell>
          <table:table-cell office:value-type="float" office:value="4.94278107432996" calcext:value-type="float">
            <text:p>4.94278107432996</text:p>
          </table:table-cell>
          <table:table-cell office:value-type="float" office:value="0.349288016557693" calcext:value-type="float">
            <text:p>0.349288016557693</text:p>
          </table:table-cell>
          <table:table-cell office:value-type="float" office:value="0.225843533995943" calcext:value-type="float">
            <text:p>0.225843533995943</text:p>
          </table:table-cell>
          <table:table-cell table:number-columns-repeated="9"/>
        </table:table-row>
        <table:table-row table:style-name="ro1">
          <table:table-cell office:value-type="float" office:value="8.40541648864746" calcext:value-type="float">
            <text:p>8.40541648864746</text:p>
          </table:table-cell>
          <table:table-cell office:value-type="float" office:value="4.94295117621907" calcext:value-type="float">
            <text:p>4.94295117621907</text:p>
          </table:table-cell>
          <table:table-cell office:value-type="float" office:value="0.387883841991425" calcext:value-type="float">
            <text:p>0.387883841991425</text:p>
          </table:table-cell>
          <table:table-cell office:value-type="float" office:value="0.225899353631276" calcext:value-type="float">
            <text:p>0.225899353631276</text:p>
          </table:table-cell>
          <table:table-cell table:number-columns-repeated="9"/>
        </table:table-row>
        <table:table-row table:style-name="ro1">
          <table:table-cell office:value-type="float" office:value="8.94189643859863" calcext:value-type="float">
            <text:p>8.94189643859863</text:p>
          </table:table-cell>
          <table:table-cell office:value-type="float" office:value="4.94334974036933" calcext:value-type="float">
            <text:p>4.94334974036933</text:p>
          </table:table-cell>
          <table:table-cell office:value-type="float" office:value="0.250214844942093" calcext:value-type="float">
            <text:p>0.250214844942093</text:p>
          </table:table-cell>
          <table:table-cell office:value-type="float" office:value="0.225870508187958" calcext:value-type="float">
            <text:p>0.225870508187958</text:p>
          </table:table-cell>
          <table:table-cell table:number-columns-repeated="9"/>
        </table:table-row>
        <table:table-row table:style-name="ro1">
          <table:table-cell office:value-type="float" office:value="10.8822393417358" calcext:value-type="float">
            <text:p>10.8822393417358</text:p>
          </table:table-cell>
          <table:table-cell office:value-type="float" office:value="4.94376203598137" calcext:value-type="float">
            <text:p>4.94376203598137</text:p>
          </table:table-cell>
          <table:table-cell office:value-type="float" office:value="1.04518640041351" calcext:value-type="float">
            <text:p>1.04518640041351</text:p>
          </table:table-cell>
          <table:table-cell office:value-type="float" office:value="0.225982342672143" calcext:value-type="float">
            <text:p>0.225982342672143</text:p>
          </table:table-cell>
          <table:table-cell table:number-columns-repeated="9"/>
        </table:table-row>
        <table:table-row table:style-name="ro1">
          <table:table-cell office:value-type="float" office:value="5.41614198684692" calcext:value-type="float">
            <text:p>5.41614198684692</text:p>
          </table:table-cell>
          <table:table-cell office:value-type="float" office:value="4.94335211354103" calcext:value-type="float">
            <text:p>4.94335211354103</text:p>
          </table:table-cell>
          <table:table-cell office:value-type="float" office:value="0.996362328529358" calcext:value-type="float">
            <text:p>0.996362328529358</text:p>
          </table:table-cell>
          <table:table-cell office:value-type="float" office:value="0.226072684035824" calcext:value-type="float">
            <text:p>0.226072684035824</text:p>
          </table:table-cell>
          <table:table-cell table:number-columns-repeated="9"/>
        </table:table-row>
        <table:table-row table:style-name="ro1">
          <table:table-cell office:value-type="float" office:value="8.11160755157471" calcext:value-type="float">
            <text:p>8.11160755157471</text:p>
          </table:table-cell>
          <table:table-cell office:value-type="float" office:value="4.94335522404048" calcext:value-type="float">
            <text:p>4.94335522404048</text:p>
          </table:table-cell>
          <table:table-cell office:value-type="float" office:value="0.243099004030228" calcext:value-type="float">
            <text:p>0.243099004030228</text:p>
          </table:table-cell>
          <table:table-cell office:value-type="float" office:value="0.226050460959118" calcext:value-type="float">
            <text:p>0.226050460959118</text:p>
          </table:table-cell>
          <table:table-cell table:number-columns-repeated="9"/>
        </table:table-row>
        <table:table-row table:style-name="ro1">
          <table:table-cell office:value-type="float" office:value="9.17485904693604" calcext:value-type="float">
            <text:p>9.17485904693604</text:p>
          </table:table-cell>
          <table:table-cell office:value-type="float" office:value="4.94405436480998" calcext:value-type="float">
            <text:p>4.94405436480998</text:p>
          </table:table-cell>
          <table:table-cell office:value-type="float" office:value="0.286833614110947" calcext:value-type="float">
            <text:p>0.286833614110947</text:p>
          </table:table-cell>
          <table:table-cell office:value-type="float" office:value="0.22573654881891" calcext:value-type="float">
            <text:p>0.22573654881891</text:p>
          </table:table-cell>
          <table:table-cell table:number-columns-repeated="9"/>
        </table:table-row>
        <table:table-row table:style-name="ro1">
          <table:table-cell office:value-type="float" office:value="8.8496208190918" calcext:value-type="float">
            <text:p>8.8496208190918</text:p>
          </table:table-cell>
          <table:table-cell office:value-type="float" office:value="4.94406846475569" calcext:value-type="float">
            <text:p>4.94406846475569</text:p>
          </table:table-cell>
          <table:table-cell office:value-type="float" office:value="0.669914662837982" calcext:value-type="float">
            <text:p>0.669914662837982</text:p>
          </table:table-cell>
          <table:table-cell office:value-type="float" office:value="0.225793369665546" calcext:value-type="float">
            <text:p>0.225793369665546</text:p>
          </table:table-cell>
          <table:table-cell table:number-columns-repeated="9"/>
        </table:table-row>
        <table:table-row table:style-name="ro1">
          <table:table-cell office:value-type="float" office:value="9.89940452575684" calcext:value-type="float">
            <text:p>9.89940452575684</text:p>
          </table:table-cell>
          <table:table-cell office:value-type="float" office:value="4.94486589104215" calcext:value-type="float">
            <text:p>4.94486589104215</text:p>
          </table:table-cell>
          <table:table-cell office:value-type="float" office:value="0.43200871348381" calcext:value-type="float">
            <text:p>0.43200871348381</text:p>
          </table:table-cell>
          <table:table-cell office:value-type="float" office:value="0.225812828721491" calcext:value-type="float">
            <text:p>0.225812828721491</text:p>
          </table:table-cell>
          <table:table-cell table:number-columns-repeated="9"/>
        </table:table-row>
        <table:table-row table:style-name="ro1">
          <table:table-cell office:value-type="float" office:value="7.8575644493103" calcext:value-type="float">
            <text:p>7.8575644493103</text:p>
          </table:table-cell>
          <table:table-cell office:value-type="float" office:value="4.94498719190012" calcext:value-type="float">
            <text:p>4.94498719190012</text:p>
          </table:table-cell>
          <table:table-cell office:value-type="float" office:value="0.111517123878002" calcext:value-type="float">
            <text:p>0.111517123878002</text:p>
          </table:table-cell>
          <table:table-cell office:value-type="float" office:value="0.225746763582038" calcext:value-type="float">
            <text:p>0.225746763582038</text:p>
          </table:table-cell>
          <table:table-cell table:number-columns-repeated="9"/>
        </table:table-row>
        <table:table-row table:style-name="ro1">
          <table:table-cell office:value-type="float" office:value="11.2975854873657" calcext:value-type="float">
            <text:p>11.2975854873657</text:p>
          </table:table-cell>
          <table:table-cell office:value-type="float" office:value="4.9448179471922" calcext:value-type="float">
            <text:p>4.9448179471922</text:p>
          </table:table-cell>
          <table:table-cell office:value-type="float" office:value="0.532324552536011" calcext:value-type="float">
            <text:p>0.532324552536011</text:p>
          </table:table-cell>
          <table:table-cell office:value-type="float" office:value="0.225712415555625" calcext:value-type="float">
            <text:p>0.225712415555625</text:p>
          </table:table-cell>
          <table:table-cell table:number-columns-repeated="9"/>
        </table:table-row>
        <table:table-row table:style-name="ro1">
          <table:table-cell office:value-type="float" office:value="8.29513740539551" calcext:value-type="float">
            <text:p>8.29513740539551</text:p>
          </table:table-cell>
          <table:table-cell office:value-type="float" office:value="4.94491170668513" calcext:value-type="float">
            <text:p>4.94491170668513</text:p>
          </table:table-cell>
          <table:table-cell office:value-type="float" office:value="0.236151367425919" calcext:value-type="float">
            <text:p>0.236151367425919</text:p>
          </table:table-cell>
          <table:table-cell office:value-type="float" office:value="0.225711439816686" calcext:value-type="float">
            <text:p>0.225711439816686</text:p>
          </table:table-cell>
          <table:table-cell table:number-columns-repeated="9"/>
        </table:table-row>
        <table:table-row table:style-name="ro1">
          <table:table-cell office:value-type="float" office:value="8.611647605896" calcext:value-type="float">
            <text:p>8.611647605896</text:p>
          </table:table-cell>
          <table:table-cell office:value-type="float" office:value="4.94658670624293" calcext:value-type="float">
            <text:p>4.94658670624293</text:p>
          </table:table-cell>
          <table:table-cell office:value-type="float" office:value="0.410185873508453" calcext:value-type="float">
            <text:p>0.410185873508453</text:p>
          </table:table-cell>
          <table:table-cell office:value-type="float" office:value="0.225599675452478" calcext:value-type="float">
            <text:p>0.225599675452478</text:p>
          </table:table-cell>
          <table:table-cell table:number-columns-repeated="9"/>
        </table:table-row>
        <table:table-row table:style-name="ro1">
          <table:table-cell office:value-type="float" office:value="8.68931007385254" calcext:value-type="float">
            <text:p>8.68931007385254</text:p>
          </table:table-cell>
          <table:table-cell office:value-type="float" office:value="4.94668284932976" calcext:value-type="float">
            <text:p>4.94668284932976</text:p>
          </table:table-cell>
          <table:table-cell office:value-type="float" office:value="0.555347859859467" calcext:value-type="float">
            <text:p>0.555347859859467</text:p>
          </table:table-cell>
          <table:table-cell office:value-type="float" office:value="0.225622403027974" calcext:value-type="float">
            <text:p>0.225622403027974</text:p>
          </table:table-cell>
          <table:table-cell table:number-columns-repeated="9"/>
        </table:table-row>
        <table:table-row table:style-name="ro1">
          <table:table-cell office:value-type="float" office:value="9.06485748291016" calcext:value-type="float">
            <text:p>9.06485748291016</text:p>
          </table:table-cell>
          <table:table-cell office:value-type="float" office:value="4.94690779033992" calcext:value-type="float">
            <text:p>4.94690779033992</text:p>
          </table:table-cell>
          <table:table-cell office:value-type="float" office:value="0.391148328781128" calcext:value-type="float">
            <text:p>0.391148328781128</text:p>
          </table:table-cell>
          <table:table-cell office:value-type="float" office:value="0.225623989410955" calcext:value-type="float">
            <text:p>0.225623989410955</text:p>
          </table:table-cell>
          <table:table-cell table:number-columns-repeated="9"/>
        </table:table-row>
        <table:table-row table:style-name="ro1">
          <table:table-cell office:value-type="float" office:value="8.64852333068848" calcext:value-type="float">
            <text:p>8.64852333068848</text:p>
          </table:table-cell>
          <table:table-cell office:value-type="float" office:value="4.94638461151218" calcext:value-type="float">
            <text:p>4.94638461151218</text:p>
          </table:table-cell>
          <table:table-cell office:value-type="float" office:value="0.615038156509399" calcext:value-type="float">
            <text:p>0.615038156509399</text:p>
          </table:table-cell>
          <table:table-cell office:value-type="float" office:value="0.225744294549399" calcext:value-type="float">
            <text:p>0.225744294549399</text:p>
          </table:table-cell>
          <table:table-cell table:number-columns-repeated="9"/>
        </table:table-row>
        <table:table-row table:style-name="ro1">
          <table:table-cell office:value-type="float" office:value="8.67956733703613" calcext:value-type="float">
            <text:p>8.67956733703613</text:p>
          </table:table-cell>
          <table:table-cell office:value-type="float" office:value="4.94690143199374" calcext:value-type="float">
            <text:p>4.94690143199374</text:p>
          </table:table-cell>
          <table:table-cell office:value-type="float" office:value="0.265208810567856" calcext:value-type="float">
            <text:p>0.265208810567856</text:p>
          </table:table-cell>
          <table:table-cell office:value-type="float" office:value="0.225685238874084" calcext:value-type="float">
            <text:p>0.225685238874084</text:p>
          </table:table-cell>
          <table:table-cell table:number-columns-repeated="9"/>
        </table:table-row>
        <table:table-row table:style-name="ro1">
          <table:table-cell office:value-type="float" office:value="7.91606664657593" calcext:value-type="float">
            <text:p>7.91606664657593</text:p>
          </table:table-cell>
          <table:table-cell office:value-type="float" office:value="4.94707479847138" calcext:value-type="float">
            <text:p>4.94707479847138</text:p>
          </table:table-cell>
          <table:table-cell office:value-type="float" office:value="0.244285270571709" calcext:value-type="float">
            <text:p>0.244285270571709</text:p>
          </table:table-cell>
          <table:table-cell office:value-type="float" office:value="0.225672455446672" calcext:value-type="float">
            <text:p>0.225672455446672</text:p>
          </table:table-cell>
          <table:table-cell table:number-columns-repeated="9"/>
        </table:table-row>
        <table:table-row table:style-name="ro1">
          <table:table-cell office:value-type="float" office:value="9.89231872558594" calcext:value-type="float">
            <text:p>9.89231872558594</text:p>
          </table:table-cell>
          <table:table-cell office:value-type="float" office:value="4.94679978270194" calcext:value-type="float">
            <text:p>4.94679978270194</text:p>
          </table:table-cell>
          <table:table-cell office:value-type="float" office:value="0.962896287441254" calcext:value-type="float">
            <text:p>0.962896287441254</text:p>
          </table:table-cell>
          <table:table-cell office:value-type="float" office:value="0.225772592560108" calcext:value-type="float">
            <text:p>0.225772592560108</text:p>
          </table:table-cell>
          <table:table-cell table:number-columns-repeated="9"/>
        </table:table-row>
        <table:table-row table:style-name="ro1">
          <table:table-cell office:value-type="float" office:value="5.0106258392334" calcext:value-type="float">
            <text:p>5.0106258392334</text:p>
          </table:table-cell>
          <table:table-cell office:value-type="float" office:value="4.94630116368224" calcext:value-type="float">
            <text:p>4.94630116368224</text:p>
          </table:table-cell>
          <table:table-cell office:value-type="float" office:value="0.331659346818924" calcext:value-type="float">
            <text:p>0.331659346818924</text:p>
          </table:table-cell>
          <table:table-cell office:value-type="float" office:value="0.22576003163387" calcext:value-type="float">
            <text:p>0.22576003163387</text:p>
          </table:table-cell>
          <table:table-cell table:number-columns-repeated="9"/>
        </table:table-row>
        <table:table-row table:style-name="ro1">
          <table:table-cell office:value-type="float" office:value="9.96108150482178" calcext:value-type="float">
            <text:p>9.96108150482178</text:p>
          </table:table-cell>
          <table:table-cell office:value-type="float" office:value="4.94668261398948" calcext:value-type="float">
            <text:p>4.94668261398948</text:p>
          </table:table-cell>
          <table:table-cell office:value-type="float" office:value="0.248989507555962" calcext:value-type="float">
            <text:p>0.248989507555962</text:p>
          </table:table-cell>
          <table:table-cell office:value-type="float" office:value="0.225743105228404" calcext:value-type="float">
            <text:p>0.225743105228404</text:p>
          </table:table-cell>
          <table:table-cell table:number-columns-repeated="9"/>
        </table:table-row>
        <table:table-row table:style-name="ro1">
          <table:table-cell office:value-type="float" office:value="7.15571880340576" calcext:value-type="float">
            <text:p>7.15571880340576</text:p>
          </table:table-cell>
          <table:table-cell office:value-type="float" office:value="4.94688575038575" calcext:value-type="float">
            <text:p>4.94688575038575</text:p>
          </table:table-cell>
          <table:table-cell office:value-type="float" office:value="0.387620240449905" calcext:value-type="float">
            <text:p>0.387620240449905</text:p>
          </table:table-cell>
          <table:table-cell office:value-type="float" office:value="0.225740780674785" calcext:value-type="float">
            <text:p>0.225740780674785</text:p>
          </table:table-cell>
          <table:table-cell table:number-columns-repeated="9"/>
        </table:table-row>
        <table:table-row table:style-name="ro1">
          <table:table-cell office:value-type="float" office:value="7.68873882293701" calcext:value-type="float">
            <text:p>7.68873882293701</text:p>
          </table:table-cell>
          <table:table-cell office:value-type="float" office:value="4.94693771231148" calcext:value-type="float">
            <text:p>4.94693771231148</text:p>
          </table:table-cell>
          <table:table-cell office:value-type="float" office:value="0.377922385931015" calcext:value-type="float">
            <text:p>0.377922385931015</text:p>
          </table:table-cell>
          <table:table-cell office:value-type="float" office:value="0.225745960479363" calcext:value-type="float">
            <text:p>0.225745960479363</text:p>
          </table:table-cell>
          <table:table-cell table:number-columns-repeated="9"/>
        </table:table-row>
        <table:table-row table:style-name="ro1">
          <table:table-cell office:value-type="float" office:value="8.77899742126465" calcext:value-type="float">
            <text:p>8.77899742126465</text:p>
          </table:table-cell>
          <table:table-cell office:value-type="float" office:value="4.94704579809429" calcext:value-type="float">
            <text:p>4.94704579809429</text:p>
          </table:table-cell>
          <table:table-cell office:value-type="float" office:value="0.359481245279312" calcext:value-type="float">
            <text:p>0.359481245279312</text:p>
          </table:table-cell>
          <table:table-cell office:value-type="float" office:value="0.225731834576558" calcext:value-type="float">
            <text:p>0.225731834576558</text:p>
          </table:table-cell>
          <table:table-cell table:number-columns-repeated="9"/>
        </table:table-row>
        <table:table-row table:style-name="ro1">
          <table:table-cell office:value-type="float" office:value="9.27466773986816" calcext:value-type="float">
            <text:p>9.27466773986816</text:p>
          </table:table-cell>
          <table:table-cell office:value-type="float" office:value="4.94780887240374" calcext:value-type="float">
            <text:p>4.94780887240374</text:p>
          </table:table-cell>
          <table:table-cell office:value-type="float" office:value="0.570102632045746" calcext:value-type="float">
            <text:p>0.570102632045746</text:p>
          </table:table-cell>
          <table:table-cell office:value-type="float" office:value="0.225723066813038" calcext:value-type="float">
            <text:p>0.225723066813038</text:p>
          </table:table-cell>
          <table:table-cell table:number-columns-repeated="9"/>
        </table:table-row>
        <table:table-row table:style-name="ro1">
          <table:table-cell office:value-type="float" office:value="8.44591331481934" calcext:value-type="float">
            <text:p>8.44591331481934</text:p>
          </table:table-cell>
          <table:table-cell office:value-type="float" office:value="4.94817263253154" calcext:value-type="float">
            <text:p>4.94817263253154</text:p>
          </table:table-cell>
          <table:table-cell office:value-type="float" office:value="0.452589839696884" calcext:value-type="float">
            <text:p>0.452589839696884</text:p>
          </table:table-cell>
          <table:table-cell office:value-type="float" office:value="0.225740518350688" calcext:value-type="float">
            <text:p>0.225740518350688</text:p>
          </table:table-cell>
          <table:table-cell table:number-columns-repeated="9"/>
        </table:table-row>
        <table:table-row table:style-name="ro1">
          <table:table-cell office:value-type="float" office:value="8.35225772857666" calcext:value-type="float">
            <text:p>8.35225772857666</text:p>
          </table:table-cell>
          <table:table-cell office:value-type="float" office:value="4.94843138393144" calcext:value-type="float">
            <text:p>4.94843138393144</text:p>
          </table:table-cell>
          <table:table-cell office:value-type="float" office:value="0.980507254600525" calcext:value-type="float">
            <text:p>0.980507254600525</text:p>
          </table:table-cell>
          <table:table-cell office:value-type="float" office:value="0.225842109322666" calcext:value-type="float">
            <text:p>0.225842109322666</text:p>
          </table:table-cell>
          <table:table-cell table:number-columns-repeated="9"/>
        </table:table-row>
        <table:table-row table:style-name="ro1">
          <table:table-cell office:value-type="float" office:value="7.71489095687866" calcext:value-type="float">
            <text:p>7.71489095687866</text:p>
          </table:table-cell>
          <table:table-cell office:value-type="float" office:value="4.94855221685407" calcext:value-type="float">
            <text:p>4.94855221685407</text:p>
          </table:table-cell>
          <table:table-cell office:value-type="float" office:value="0.354764550924301" calcext:value-type="float">
            <text:p>0.354764550924301</text:p>
          </table:table-cell>
          <table:table-cell office:value-type="float" office:value="0.225859945646472" calcext:value-type="float">
            <text:p>0.225859945646472</text:p>
          </table:table-cell>
          <table:table-cell table:number-columns-repeated="9"/>
        </table:table-row>
        <table:table-row table:style-name="ro1">
          <table:table-cell office:value-type="float" office:value="6.82888984680176" calcext:value-type="float">
            <text:p>6.82888984680176</text:p>
          </table:table-cell>
          <table:table-cell office:value-type="float" office:value="4.94775126348438" calcext:value-type="float">
            <text:p>4.94775126348438</text:p>
          </table:table-cell>
          <table:table-cell office:value-type="float" office:value="0.82605654001236" calcext:value-type="float">
            <text:p>0.82605654001236</text:p>
          </table:table-cell>
          <table:table-cell office:value-type="float" office:value="0.226089116897341" calcext:value-type="float">
            <text:p>0.22608911689734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28T13:35:50.438822621</dc:date>
    <meta:editing-duration>PT1M48S</meta:editing-duration>
    <meta:editing-cycles>1</meta:editing-cycles>
    <meta:document-statistic meta:table-count="1" meta:cell-count="4016" meta:object-count="0"/>
    <meta:generator>LibreOffice/6.4.7.2$Linux_X86_64 LibreOffice_project/40$Build-2</meta:generator>
  </office:meta>
</office:document-meta>
</file>